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lt;!doctype html&gt;</text:p>
      <text:p text:style-name="Standard">&lt;html lang="en" <text:s/>&gt;</text:p>
      <text:p text:style-name="Standard"/>
      <text:p text:style-name="Standard">&lt;head&gt;</text:p>
      <text:p text:style-name="Standard"><text:s text:c="2"/>&lt;meta charset='utf-8'&gt;</text:p>
      <text:p text:style-name="Standard"><text:s text:c="2"/>&lt;meta http-equiv="X-UA-Compatible" content="IE=edge"&gt;</text:p>
      <text:p text:style-name="Standard"><text:s text:c="2"/>&lt;meta http-equiv="Content-Language" content="en"&gt;</text:p>
      <text:p text:style-name="Standard"><text:s text:c="2"/>&lt;meta name="viewport" content="width=device-width"&gt;</text:p>
      <text:p text:style-name="Standard"><text:s text:c="2"/>&lt;meta content="origin-when-cross-origin" name="referrer"&gt;</text:p>
      <text:p text:style-name="Standard"><text:s text:c="2"/></text:p>
      <text:p text:style-name="Standard"><text:s text:c="4"/>&lt;base href="/"&gt;</text:p>
      <text:p text:style-name="Standard"><text:s text:c="2"/></text:p>
      <text:p text:style-name="Standard"><text:s text:c="2"/></text:p>
      <text:p text:style-name="Standard"/>
      <text:p text:style-name="Standard"><text:s text:c="2"/>&lt;script src="https://code.jquery.com/jquery-3.3.1.min.js" integrity="sha256-FgpCb/KJQlLNfOu91ta32o/NMZxltwRo8QtmkMRdAu8=" crossorigin="anonymous"&gt;&lt;/script&gt;</text:p>
      <text:p text:style-name="Standard"/>
      <text:p text:style-name="Standard"><text:s text:c="2"/></text:p>
      <text:p text:style-name="Standard"/>
      <text:p text:style-name="Standard"><text:s text:c="2"/></text:p>
      <text:p text:style-name="Standard"><text:s text:c="4"/>&lt;title&gt;Mental Wellness Solutions with AMEPHYPSY-AI&lt;/title&gt;</text:p>
      <text:p text:style-name="Standard">&lt;meta name="title" content="Mental Wellness Solutions with AMEPHYPSY-AI"&gt;</text:p>
      <text:p text:style-name="Standard">&lt;meta name="description" content="Explore mental health insights and AI-driven support for psychological wellness."&gt;</text:p>
      <text:p text:style-name="Standard">&lt;meta property="og:title" content="Mental Wellness Solutions with AMEPHYPSY-AI" /&gt;</text:p>
      <text:p text:style-name="Standard">&lt;meta property="og:description" content="Explore mental health insights and AI-driven support for psychological wellness." /&gt;</text:p>
      <text:p text:style-name="Standard"/>
      <text:p text:style-name="Standard"/>
      <text:p text:style-name="Standard"><text:s text:c="6"/>&lt;script&gt;</text:p>
      <text:p text:style-name="Standard"><text:s text:c="8"/>var __CLIENT_UID__ = "L881y6H5";</text:p>
      <text:p text:style-name="Standard"><text:s text:c="8"/>var __PRODUCT_URL__ = "https://b12.io";</text:p>
      <text:p text:style-name="Standard"><text:s text:c="6"/>&lt;/script&gt;</text:p>
      <text:p text:style-name="Standard"><text:s text:c="4"/></text:p>
      <text:p text:style-name="Standard"><text:s text:c="4"/></text:p>
      <text:p text:style-name="Standard"><text:s text:c="2"/></text:p>
      <text:p text:style-name="Standard"/>
      <text:p text:style-name="Standard"><text:s text:c="2"/></text:p>
      <text:p text:style-name="Standard"><text:s text:c="4"/>&lt;style&gt;</text:p>
      <text:p text:style-name="Standard"><text:s text:c="6"/></text:p>
      <text:p text:style-name="Standard"><text:s text:c="4"/>&lt;/style&gt;</text:p>
      <text:p text:style-name="Standard"><text:s text:c="2"/></text:p>
      <text:p text:style-name="Standard"/>
      <text:p text:style-name="Standard"><text:s text:c="2"/></text:p>
      <text:p text:style-name="Standard"/>
      <text:p text:style-name="Standard"><text:s text:c="2"/></text:p>
      <text:p text:style-name="Standard"><text:soft-page-break/><text:s text:c="4"/></text:p>
      <text:p text:style-name="Standard"><text:s text:c="2"/></text:p>
      <text:p text:style-name="Standard"><text:s text:c="2"/>&lt;style type="text/css"&gt;/* cyrillic-ext */@font-face {font-family: 'Raleway';font-style: normal;font-weight: 300;src: url(/assets/fonts/raleway-cyrillic-ext-normal-300.woff2) format('woff2');}</text:p>
      <text:p text:style-name="Standard">/* cyrillic */@font-face {font-family: 'Raleway';font-style: normal;font-weight: 300;src: url(/assets/fonts/raleway-cyrillic-normal-300.woff2) format('woff2');}</text:p>
      <text:p text:style-name="Standard">/* vietnamese */@font-face {font-family: 'Raleway';font-style: normal;font-weight: 300;src: url(/assets/fonts/raleway-vietnamese-normal-300.woff2) format('woff2');}</text:p>
      <text:p text:style-name="Standard">/* latin-ext */@font-face {font-family: 'Raleway';font-style: normal;font-weight: 300;src: url(/assets/fonts/raleway-latin-ext-normal-300.woff2) format('woff2');}</text:p>
      <text:p text:style-name="Standard">/* latin */@font-face {font-family: 'Raleway';font-style: normal;font-weight: 300;src: url(/assets/fonts/raleway-latin-normal-300.woff2) format('woff2');}</text:p>
      <text:p text:style-name="Standard">/* cyrillic-ext */@font-face {font-family: 'Raleway';font-style: normal;font-weight: 400;src: url(/assets/fonts/raleway-cyrillic-ext-normal-400.woff2) format('woff2');}</text:p>
      <text:p text:style-name="Standard">/* cyrillic */@font-face {font-family: 'Raleway';font-style: normal;font-weight: 400;src: url(/assets/fonts/raleway-cyrillic-normal-400.woff2) format('woff2');}</text:p>
      <text:p text:style-name="Standard">/* vietnamese */@font-face {font-family: 'Raleway';font-style: normal;font-weight: 400;src: url(/assets/fonts/raleway-vietnamese-normal-400.woff2) format('woff2');}</text:p>
      <text:p text:style-name="Standard">/* latin-ext */@font-face {font-family: 'Raleway';font-style: normal;font-weight: 400;src: url(/assets/fonts/raleway-latin-ext-normal-400.woff2) format('woff2');}</text:p>
      <text:p text:style-name="Standard">/* latin */@font-face {font-family: 'Raleway';font-style: normal;font-weight: 400;src: url(/assets/fonts/raleway-latin-normal-400.woff2) format('woff2');}</text:p>
      <text:p text:style-name="Standard">/* cyrillic-ext */@font-face {font-family: 'Raleway';font-style: normal;font-weight: 600;src: url(/assets/fonts/raleway-cyrillic-ext-normal-600.woff2) format('woff2');}</text:p>
      <text:p text:style-name="Standard">/* cyrillic */@font-face {font-family: 'Raleway';font-style: normal;font-weight: 600;src: url(/assets/fonts/raleway-cyrillic-normal-600.woff2) format('woff2');}</text:p>
      <text:p text:style-name="Standard">/* vietnamese */@font-face {font-family: 'Raleway';font-style: normal;font-weight: 600;src: url(/assets/fonts/raleway-vietnamese-normal-600.woff2) format('woff2');}</text:p>
      <text:p text:style-name="Standard">/* latin-ext */@font-face {font-family: 'Raleway';font-style: normal;font-weight: 600;src: url(/assets/fonts/raleway-latin-ext-normal-600.woff2) format('woff2');}</text:p>
      <text:p text:style-name="Standard">/* latin */@font-face {font-family: 'Raleway';font-style: normal;font-weight: 600;src: url(/assets/fonts/raleway-latin-normal-600.woff2) format('woff2');}</text:p>
      <text:p text:style-name="Standard">/* cyrillic-ext */@font-face {font-family: 'Raleway';font-style: normal;font-weight: 700;src: url(/assets/fonts/raleway-cyrillic-ext-normal-700.woff2) format('woff2');}</text:p>
      <text:p text:style-name="Standard">/* cyrillic */@font-face {font-family: 'Raleway';font-style: normal;font-weight: 700;src: url(/assets/fonts/raleway-cyrillic-normal-700.woff2) format('woff2');}</text:p>
      <text:p text:style-name="Standard">/* vietnamese */@font-face {font-family: 'Raleway';font-style: normal;font-weight: 700;src: url(/assets/fonts/raleway-vietnamese-normal-700.woff2) format('woff2');}</text:p>
      <text:p text:style-name="Standard">/* latin-ext */@font-face {font-family: 'Raleway';font-style: normal;font-weight: 700;src: url(/assets/fonts/raleway-latin-ext-normal-700.woff2) format('woff2');}</text:p>
      <text:p text:style-name="Standard">/* latin */@font-face {font-family: 'Raleway';font-style: normal;font-weight: 700;src: url(/assets/fonts/raleway-latin-normal-700.woff2) format('woff2');}</text:p>
      <text:p text:style-name="Standard">/* cyrillic-ext */@font-face {font-family: 'Raleway';font-style: normal;font-weight: 800;src: url(/assets/fonts/raleway-cyrillic-ext-normal-800.woff2) format('woff2');}</text:p>
      <text:p text:style-name="Standard">/* cyrillic */@font-face {font-family: 'Raleway';font-style: normal;font-weight: 800;src: url(/assets/fonts/raleway-cyrillic-normal-800.woff2) format('woff2');}</text:p>
      <text:p text:style-name="Standard">/* vietnamese */@font-face {font-family: 'Raleway';font-style: normal;font-weight: 800;src: url(/assets/fonts/raleway-vietnamese-normal-800.woff2) format('woff2');}</text:p>
      <text:p text:style-name="Standard"><text:soft-page-break/>/* latin-ext */@font-face {font-family: 'Raleway';font-style: normal;font-weight: 800;src: url(/assets/fonts/raleway-latin-ext-normal-800.woff2) format('woff2');}</text:p>
      <text:p text:style-name="Standard">/* latin */@font-face {font-family: 'Raleway';font-style: normal;font-weight: 800;src: url(/assets/fonts/raleway-latin-normal-800.woff2) format('woff2');}</text:p>
      <text:p text:style-name="Standard">/* cyrillic-ext */@font-face {font-family: 'Source Sans Pro';font-style: normal;font-weight: 300;src: url(/assets/fonts/sourcesanspro-cyrillic-ext-normal-300.woff2) format('woff2');}</text:p>
      <text:p text:style-name="Standard">/* cyrillic */@font-face {font-family: 'Source Sans Pro';font-style: normal;font-weight: 300;src: url(/assets/fonts/sourcesanspro-cyrillic-normal-300.woff2) format('woff2');}</text:p>
      <text:p text:style-name="Standard">/* greek-ext */@font-face {font-family: 'Source Sans Pro';font-style: normal;font-weight: 300;src: url(/assets/fonts/sourcesanspro-greek-ext-normal-300.woff2) format('woff2');}</text:p>
      <text:p text:style-name="Standard">/* greek */@font-face {font-family: 'Source Sans Pro';font-style: normal;font-weight: 300;src: url(/assets/fonts/sourcesanspro-greek-normal-300.woff2) format('woff2');}</text:p>
      <text:p text:style-name="Standard">/* vietnamese */@font-face {font-family: 'Source Sans Pro';font-style: normal;font-weight: 300;src: url(/assets/fonts/sourcesanspro-vietnamese-normal-300.woff2) format('woff2');}</text:p>
      <text:p text:style-name="Standard">/* latin-ext */@font-face {font-family: 'Source Sans Pro';font-style: normal;font-weight: 300;src: url(/assets/fonts/sourcesanspro-latin-ext-normal-300.woff2) format('woff2');}</text:p>
      <text:p text:style-name="Standard">/* latin */@font-face {font-family: 'Source Sans Pro';font-style: normal;font-weight: 300;src: url(/assets/fonts/sourcesanspro-latin-normal-300.woff2) format('woff2');}</text:p>
      <text:p text:style-name="Standard">@charset "UTF-8";</text:p>
      <text:p text:style-name="Standard">/*!</text:p>
      <text:p text:style-name="Standard"><text:s/>* <text:s/>Font Awesome 4.7.0 by @davegandy - http://fontawesome.io - @fontawesome</text:p>
      <text:p text:style-name="Standard"><text:s/>* <text:s/>License - http://fontawesome.io/license (Font: SIL OFL 1.1, CSS: MIT License)</text:p>
      <text:p text:style-name="Standard"><text:s/>*/@font-face{font-family:FontAwesome;src:url(/assets/fonts/fontawesome-webfont-674f50d287a8c48dc19ba404d20fe713.eot);src:url(/assets/fonts/fontawesome-webfont-674f50d287a8c48dc19ba404d20fe713.eot?#iefix&amp;v=4.7.0) format("embedded-opentype"),url(/assets/fonts/fontawesome-webfont-fee66e712a8a08eef5805a46892932ad.woff2) format("woff2"),url(/assets/fonts/fontawesome-webfont-fee66e712a8a08eef5805a46892932ad.woff) format("woff"),url(/assets/fonts/fontawesome-webfont-b06871f281fee6b241d60582ae9369b9.ttf) format("truetype"),url(/assets/fonts/fontawesome-webfont-912ec66d7572ff821749319396470bde.svg#fontawesomeregular) format("svg");font-weight:400;font-style:normal}@-webkit-keyframes fa-spin{to{-webkit-transform:rotate(359deg);transform:rotate(359deg)}}@keyframes fa-spin{0%{-webkit-transform:rotate(0deg);transform:rotate(0deg)}to{-webkit-transform:rotate(359deg);transform:rotate(359deg)}}[data-aos][data-aos][data-aos-duration="50"],body[data-aos-duration="50"] [data-aos]{transition-duration:50ms}[data-aos][data-aos][data-aos-delay="50"],body[data-aos-delay="50"] [data-aos]{transition-delay:0}[data-aos][data-aos][data-aos-delay="50"].aos-animate,body[data-aos-delay="50"] [data-aos].aos-animate{transition-delay:50ms}[data-aos][data-aos][data-aos-duration="100"],body[data-aos-duration="100"] [data-aos]{transition-duration:.1s}[data-aos][data-aos][data-aos-delay="100"],body[data-aos-delay="100"] [data-aos]{transition-delay:0}[data-aos][data-aos][data-aos-delay="100"].aos-animate,body[data-aos-delay="100"] [data-aos].aos-animate{transition-delay:.1s}[data-aos][data-aos][data-aos-duration="150"],body[data-aos-duration="150"] [data-aos]{transition-duration:.15s}[data-aos][data-aos][data-aos-delay="150"],body[data-aos-delay="150"] [data-aos]{transition-delay:0}[data-aos][data-aos][data-aos-delay="150"].aos-animate,body[data-aos-delay="150"] [data-aos].aos-animate{transition-delay:.15s}[data-aos][data-aos][data-aos-duration="200"],body[data-aos-duration="200"] [data-aos]{transition-duration:.2s}[data-aos][data-aos][data-aos-delay="200"],body[data-aos-delay="200"] [data-aos]{transition-delay:0}[data-aos][data-aos][data-aos-delay="200"].aos-animate,body[data-aos-delay="200"] [data-aos].aos-animate{transition-delay:.2s}[data-aos][data-aos][data-aos-duration="250"],body[data-aos-duration="250"] [data-aos]{transition-<text:soft-page-break/>duration:.25s}[data-aos][data-aos][data-aos-delay="250"],body[data-aos-delay="250"] [data-aos]{transition-delay:0}[data-aos][data-aos][data-aos-delay="250"].aos-animate,body[data-aos-delay="250"] [data-aos].aos-animate{transition-delay:.25s}[data-aos][data-aos][data-aos-duration="300"],body[data-aos-duration="300"] [data-aos]{transition-duration:.3s}[data-aos][data-aos][data-aos-delay="300"],body[data-aos-delay="300"] [data-aos]{transition-delay:0}[data-aos][data-aos][data-aos-delay="300"].aos-animate,body[data-aos-delay="300"] [data-aos].aos-animate{transition-delay:.3s}[data-aos][data-aos][data-aos-duration="350"],body[data-aos-duration="350"] [data-aos]{transition-duration:.35s}[data-aos][data-aos][data-aos-delay="350"],body[data-aos-delay="350"] [data-aos]{transition-delay:0}[data-aos][data-aos][data-aos-delay="350"].aos-animate,body[data-aos-delay="350"] [data-aos].aos-animate{transition-delay:.35s}[data-aos][data-aos][data-aos-duration="400"],body[data-aos-duration="400"] [data-aos]{transition-duration:.4s}[data-aos][data-aos][data-aos-delay="400"],body[data-aos-delay="400"] [data-aos]{transition-delay:0}[data-aos][data-aos][data-aos-delay="400"].aos-animate,body[data-aos-delay="400"] [data-aos].aos-animate{transition-delay:.4s}[data-aos][data-aos][data-aos-duration="450"],body[data-aos-duration="450"] [data-aos]{transition-duration:.45s}[data-aos][data-aos][data-aos-delay="450"],body[data-aos-delay="450"] [data-aos]{transition-delay:0}[data-aos][data-aos][data-aos-delay="450"].aos-animate,body[data-aos-delay="450"] [data-aos].aos-animate{transition-delay:.45s}[data-aos][data-aos][data-aos-duration="500"],body[data-aos-duration="500"] [data-aos]{transition-duration:.5s}[data-aos][data-aos][data-aos-delay="500"],body[data-aos-delay="500"] [data-aos]{transition-delay:0}[data-aos][data-aos][data-aos-delay="500"].aos-animate,body[data-aos-delay="500"] [data-aos].aos-animate{transition-delay:.5s}[data-aos][data-aos][data-aos-duration="550"],body[data-aos-duration="550"] [data-aos]{transition-duration:.55s}[data-aos][data-aos][data-aos-delay="550"],body[data-aos-delay="550"] [data-aos]{transition-delay:0}[data-aos][data-aos][data-aos-delay="550"].aos-animate,body[data-aos-delay="550"] [data-aos].aos-animate{transition-delay:.55s}[data-aos][data-aos][data-aos-duration="600"],body[data-aos-duration="600"] [data-aos]{transition-duration:.6s}[data-aos][data-aos][data-aos-delay="600"],body[data-aos-delay="600"] [data-aos]{transition-delay:0}[data-aos][data-aos][data-aos-delay="600"].aos-animate,body[data-aos-delay="600"] [data-aos].aos-animate{transition-delay:.6s}[data-aos][data-aos][data-aos-duration="650"],body[data-aos-duration="650"] [data-aos]{transition-duration:.65s}[data-aos][data-aos][data-aos-delay="650"],body[data-aos-delay="650"] [data-aos]{transition-delay:0}[data-aos][data-aos][data-aos-delay="650"].aos-animate,body[data-aos-delay="650"] [data-aos].aos-animate{transition-delay:.65s}[data-aos][data-aos][data-aos-duration="700"],body[data-aos-duration="700"] [data-aos]{transition-duration:.7s}[data-aos][data-aos][data-aos-delay="700"],body[data-aos-delay="700"] [data-aos]{transition-delay:0}[data-aos][data-aos][data-aos-delay="700"].aos-animate,body[data-aos-delay="700"] [data-aos].aos-animate{transition-delay:.7s}[data-aos][data-aos][data-aos-duration="750"],body[data-aos-duration="750"] [data-aos]{transition-duration:.75s}[data-aos][data-aos][data-aos-delay="750"],body[data-aos-delay="750"] [data-aos]{transition-delay:0}[data-aos][data-aos][data-aos-delay="750"].aos-animate,body[data-aos-delay="750"] [data-aos].aos-animate{transition-delay:.75s}[data-aos][data-aos][data-aos-duration="800"],body[data-aos-duration="800"] [data-aos]{transition-duration:.8s}[data-aos][data-aos][data-aos-delay="800"],body[data-aos-delay="800"] [data-aos]{transition-delay:0}[data-aos][data-aos][data-aos-delay="800"].aos-animate,body[data-aos-delay="800"] [data-aos].aos-animate{transition-delay:.8s}[data-aos][data-aos][data-aos-duration="850"],body[data-aos-duration="850"] [data-aos]{transition-duration:.85s}[data-aos][data-aos][data-aos-delay="850"],body[data-aos-delay="850"] [data-aos]{transition-delay:0}[data-aos][data-aos][data-aos-delay="850"].aos-animate,body[data-aos-delay="850"] [data-aos].aos-animate{transition-delay:.85s}[data-aos][data-aos][data-aos-duration="900"],body[data-aos-duration="900"] [data-aos]{transition-duration:.9s}[data-aos][data-aos][data-aos-delay="900"],body[data-aos-delay="900"] [data-aos]{transition-delay:0}[data-aos][data-aos][data-aos-delay="900"].aos-animate,body[data-aos-delay="900"] [data-aos].aos-animate{transition-delay:.9s}[data-aos][data-aos][data-aos-duration="950"],body[data-aos-duration="950"] [data-aos]<text:soft-page-break/>{transition-duration:.95s}[data-aos][data-aos][data-aos-delay="950"],body[data-aos-delay="950"] [data-aos]{transition-delay:0}[data-aos][data-aos][data-aos-delay="950"].aos-animate,body[data-aos-delay="950"] [data-aos].aos-animate{transition-delay:.95s}[data-aos][data-aos][data-aos-duration="1000"],body[data-aos-duration="1000"] [data-aos]{transition-duration:1s}[data-aos][data-aos][data-aos-delay="1000"],body[data-aos-delay="1000"] [data-aos]{transition-delay:0}[data-aos][data-aos][data-aos-delay="1000"].aos-animate,body[data-aos-delay="1000"] [data-aos].aos-animate{transition-delay:1s}[data-aos][data-aos][data-aos-duration="1050"],body[data-aos-duration="1050"] [data-aos]{transition-duration:1.05s}[data-aos][data-aos][data-aos-delay="1050"],body[data-aos-delay="1050"] [data-aos]{transition-delay:0}[data-aos][data-aos][data-aos-delay="1050"].aos-animate,body[data-aos-delay="1050"] [data-aos].aos-animate{transition-delay:1.05s}[data-aos][data-aos][data-aos-duration="1100"],body[data-aos-duration="1100"] [data-aos]{transition-duration:1.1s}[data-aos][data-aos][data-aos-delay="1100"],body[data-aos-delay="1100"] [data-aos]{transition-delay:0}[data-aos][data-aos][data-aos-delay="1100"].aos-animate,body[data-aos-delay="1100"] [data-aos].aos-animate{transition-delay:1.1s}[data-aos][data-aos][data-aos-duration="1150"],body[data-aos-duration="1150"] [data-aos]{transition-duration:1.15s}[data-aos][data-aos][data-aos-delay="1150"],body[data-aos-delay="1150"] [data-aos]{transition-delay:0}[data-aos][data-aos][data-aos-delay="1150"].aos-animate,body[data-aos-delay="1150"] [data-aos].aos-animate{transition-delay:1.15s}[data-aos][data-aos][data-aos-duration="1200"],body[data-aos-duration="1200"] [data-aos]{transition-duration:1.2s}[data-aos][data-aos][data-aos-delay="1200"],body[data-aos-delay="1200"] [data-aos]{transition-delay:0}[data-aos][data-aos][data-aos-delay="1200"].aos-animate,body[data-aos-delay="1200"] [data-aos].aos-animate{transition-delay:1.2s}[data-aos][data-aos][data-aos-duration="1250"],body[data-aos-duration="1250"] [data-aos]{transition-duration:1.25s}[data-aos][data-aos][data-aos-delay="1250"],body[data-aos-delay="1250"] [data-aos]{transition-delay:0}[data-aos][data-aos][data-aos-delay="1250"].aos-animate,body[data-aos-delay="1250"] [data-aos].aos-animate{transition-delay:1.25s}[data-aos][data-aos][data-aos-duration="1300"],body[data-aos-duration="1300"] [data-aos]{transition-duration:1.3s}[data-aos][data-aos][data-aos-delay="1300"],body[data-aos-delay="1300"] [data-aos]{transition-delay:0}[data-aos][data-aos][data-aos-delay="1300"].aos-animate,body[data-aos-delay="1300"] [data-aos].aos-animate{transition-delay:1.3s}[data-aos][data-aos][data-aos-duration="1350"],body[data-aos-duration="1350"] [data-aos]{transition-duration:1.35s}[data-aos][data-aos][data-aos-delay="1350"],body[data-aos-delay="1350"] [data-aos]{transition-delay:0}[data-aos][data-aos][data-aos-delay="1350"].aos-animate,body[data-aos-delay="1350"] [data-aos].aos-animate{transition-delay:1.35s}[data-aos][data-aos][data-aos-duration="1400"],body[data-aos-duration="1400"] [data-aos]{transition-duration:1.4s}[data-aos][data-aos][data-aos-delay="1400"],body[data-aos-delay="1400"] [data-aos]{transition-delay:0}[data-aos][data-aos][data-aos-delay="1400"].aos-animate,body[data-aos-delay="1400"] [data-aos].aos-animate{transition-delay:1.4s}[data-aos][data-aos][data-aos-duration="1450"],body[data-aos-duration="1450"] [data-aos]{transition-duration:1.45s}[data-aos][data-aos][data-aos-delay="1450"],body[data-aos-delay="1450"] [data-aos]{transition-delay:0}[data-aos][data-aos][data-aos-delay="1450"].aos-animate,body[data-aos-delay="1450"] [data-aos].aos-animate{transition-delay:1.45s}[data-aos][data-aos][data-aos-duration="1500"],body[data-aos-duration="1500"] [data-aos]{transition-duration:1.5s}[data-aos][data-aos][data-aos-delay="1500"],body[data-aos-delay="1500"] [data-aos]{transition-delay:0}[data-aos][data-aos][data-aos-delay="1500"].aos-animate,body[data-aos-delay="1500"] [data-aos].aos-animate{transition-delay:1.5s}[data-aos][data-aos][data-aos-duration="1550"],body[data-aos-duration="1550"] [data-aos]{transition-duration:1.55s}[data-aos][data-aos][data-aos-delay="1550"],body[data-aos-delay="1550"] [data-aos]{transition-delay:0}[data-aos][data-aos][data-aos-delay="1550"].aos-animate,body[data-aos-delay="1550"] [data-aos].aos-animate{transition-delay:1.55s}[data-aos][data-aos][data-aos-duration="1600"],body[data-aos-duration="1600"] [data-aos]{transition-duration:1.6s}[data-aos][data-aos][data-aos-delay="1600"],body[data-aos-delay="1600"] [data-aos]{transition-delay:0}[data-aos]<text:soft-page-break/>[data-aos][data-aos-delay="1600"].aos-animate,body[data-aos-delay="1600"] [data-aos].aos-animate{transition-delay:1.6s}[data-aos][data-aos][data-aos-duration="1650"],body[data-aos-duration="1650"] [data-aos]{transition-duration:1.65s}[data-aos][data-aos][data-aos-delay="1650"],body[data-aos-delay="1650"] [data-aos]{transition-delay:0}[data-aos][data-aos][data-aos-delay="1650"].aos-animate,body[data-aos-delay="1650"] [data-aos].aos-animate{transition-delay:1.65s}[data-aos][data-aos][data-aos-duration="1700"],body[data-aos-duration="1700"] [data-aos]{transition-duration:1.7s}[data-aos][data-aos][data-aos-delay="1700"],body[data-aos-delay="1700"] [data-aos]{transition-delay:0}[data-aos][data-aos][data-aos-delay="1700"].aos-animate,body[data-aos-delay="1700"] [data-aos].aos-animate{transition-delay:1.7s}[data-aos][data-aos][data-aos-duration="1750"],body[data-aos-duration="1750"] [data-aos]{transition-duration:1.75s}[data-aos][data-aos][data-aos-delay="1750"],body[data-aos-delay="1750"] [data-aos]{transition-delay:0}[data-aos][data-aos][data-aos-delay="1750"].aos-animate,body[data-aos-delay="1750"] [data-aos].aos-animate{transition-delay:1.75s}[data-aos][data-aos][data-aos-duration="1800"],body[data-aos-duration="1800"] [data-aos]{transition-duration:1.8s}[data-aos][data-aos][data-aos-delay="1800"],body[data-aos-delay="1800"] [data-aos]{transition-delay:0}[data-aos][data-aos][data-aos-delay="1800"].aos-animate,body[data-aos-delay="1800"] [data-aos].aos-animate{transition-delay:1.8s}[data-aos][data-aos][data-aos-duration="1850"],body[data-aos-duration="1850"] [data-aos]{transition-duration:1.85s}[data-aos][data-aos][data-aos-delay="1850"],body[data-aos-delay="1850"] [data-aos]{transition-delay:0}[data-aos][data-aos][data-aos-delay="1850"].aos-animate,body[data-aos-delay="1850"] [data-aos].aos-animate{transition-delay:1.85s}[data-aos][data-aos][data-aos-duration="1900"],body[data-aos-duration="1900"] [data-aos]{transition-duration:1.9s}[data-aos][data-aos][data-aos-delay="1900"],body[data-aos-delay="1900"] [data-aos]{transition-delay:0}[data-aos][data-aos][data-aos-delay="1900"].aos-animate,body[data-aos-delay="1900"] [data-aos].aos-animate{transition-delay:1.9s}[data-aos][data-aos][data-aos-duration="1950"],body[data-aos-duration="1950"] [data-aos]{transition-duration:1.95s}[data-aos][data-aos][data-aos-delay="1950"],body[data-aos-delay="1950"] [data-aos]{transition-delay:0}[data-aos][data-aos][data-aos-delay="1950"].aos-animate,body[data-aos-delay="1950"] [data-aos].aos-animate{transition-delay:1.95s}[data-aos][data-aos][data-aos-duration="2000"],body[data-aos-duration="2000"] [data-aos]{transition-duration:2s}[data-aos][data-aos][data-aos-delay="2000"],body[data-aos-delay="2000"] [data-aos]{transition-delay:0}[data-aos][data-aos][data-aos-delay="2000"].aos-animate,body[data-aos-delay="2000"] [data-aos].aos-animate{transition-delay:2s}[data-aos][data-aos][data-aos-duration="2050"],body[data-aos-duration="2050"] [data-aos]{transition-duration:2.05s}[data-aos][data-aos][data-aos-delay="2050"],body[data-aos-delay="2050"] [data-aos]{transition-delay:0}[data-aos][data-aos][data-aos-delay="2050"].aos-animate,body[data-aos-delay="2050"] [data-aos].aos-animate{transition-delay:2.05s}[data-aos][data-aos][data-aos-duration="2100"],body[data-aos-duration="2100"] [data-aos]{transition-duration:2.1s}[data-aos][data-aos][data-aos-delay="2100"],body[data-aos-delay="2100"] [data-aos]{transition-delay:0}[data-aos][data-aos][data-aos-delay="2100"].aos-animate,body[data-aos-delay="2100"] [data-aos].aos-animate{transition-delay:2.1s}[data-aos][data-aos][data-aos-duration="2150"],body[data-aos-duration="2150"] [data-aos]{transition-duration:2.15s}[data-aos][data-aos][data-aos-delay="2150"],body[data-aos-delay="2150"] [data-aos]{transition-delay:0}[data-aos][data-aos][data-aos-delay="2150"].aos-animate,body[data-aos-delay="2150"] [data-aos].aos-animate{transition-delay:2.15s}[data-aos][data-aos][data-aos-duration="2200"],body[data-aos-duration="2200"] [data-aos]{transition-duration:2.2s}[data-aos][data-aos][data-aos-delay="2200"],body[data-aos-delay="2200"] [data-aos]{transition-delay:0}[data-aos][data-aos][data-aos-delay="2200"].aos-animate,body[data-aos-delay="2200"] [data-aos].aos-animate{transition-delay:2.2s}[data-aos][data-aos][data-aos-duration="2250"],body[data-aos-duration="2250"] [data-aos]{transition-duration:2.25s}[data-aos][data-aos][data-aos-delay="2250"],body[data-aos-delay="2250"] [data-aos]{transition-delay:0}[data-aos][data-aos][data-aos-delay="2250"].aos-animate,body[data-aos-delay="2250"] [data-aos].aos-animate{transition-<text:soft-page-break/>delay:2.25s}[data-aos][data-aos][data-aos-duration="2300"],body[data-aos-duration="2300"] [data-aos]{transition-duration:2.3s}[data-aos][data-aos][data-aos-delay="2300"],body[data-aos-delay="2300"] [data-aos]{transition-delay:0}[data-aos][data-aos][data-aos-delay="2300"].aos-animate,body[data-aos-delay="2300"] [data-aos].aos-animate{transition-delay:2.3s}[data-aos][data-aos][data-aos-duration="2350"],body[data-aos-duration="2350"] [data-aos]{transition-duration:2.35s}[data-aos][data-aos][data-aos-delay="2350"],body[data-aos-delay="2350"] [data-aos]{transition-delay:0}[data-aos][data-aos][data-aos-delay="2350"].aos-animate,body[data-aos-delay="2350"] [data-aos].aos-animate{transition-delay:2.35s}[data-aos][data-aos][data-aos-duration="2400"],body[data-aos-duration="2400"] [data-aos]{transition-duration:2.4s}[data-aos][data-aos][data-aos-delay="2400"],body[data-aos-delay="2400"] [data-aos]{transition-delay:0}[data-aos][data-aos][data-aos-delay="2400"].aos-animate,body[data-aos-delay="2400"] [data-aos].aos-animate{transition-delay:2.4s}[data-aos][data-aos][data-aos-duration="2450"],body[data-aos-duration="2450"] [data-aos]{transition-duration:2.45s}[data-aos][data-aos][data-aos-delay="2450"],body[data-aos-delay="2450"] [data-aos]{transition-delay:0}[data-aos][data-aos][data-aos-delay="2450"].aos-animate,body[data-aos-delay="2450"] [data-aos].aos-animate{transition-delay:2.45s}[data-aos][data-aos][data-aos-duration="2500"],body[data-aos-duration="2500"] [data-aos]{transition-duration:2.5s}[data-aos][data-aos][data-aos-delay="2500"],body[data-aos-delay="2500"] [data-aos]{transition-delay:0}[data-aos][data-aos][data-aos-delay="2500"].aos-animate,body[data-aos-delay="2500"] [data-aos].aos-animate{transition-delay:2.5s}[data-aos][data-aos][data-aos-duration="2550"],body[data-aos-duration="2550"] [data-aos]{transition-duration:2.55s}[data-aos][data-aos][data-aos-delay="2550"],body[data-aos-delay="2550"] [data-aos]{transition-delay:0}[data-aos][data-aos][data-aos-delay="2550"].aos-animate,body[data-aos-delay="2550"] [data-aos].aos-animate{transition-delay:2.55s}[data-aos][data-aos][data-aos-duration="2600"],body[data-aos-duration="2600"] [data-aos]{transition-duration:2.6s}[data-aos][data-aos][data-aos-delay="2600"],body[data-aos-delay="2600"] [data-aos]{transition-delay:0}[data-aos][data-aos][data-aos-delay="2600"].aos-animate,body[data-aos-delay="2600"] [data-aos].aos-animate{transition-delay:2.6s}[data-aos][data-aos][data-aos-duration="2650"],body[data-aos-duration="2650"] [data-aos]{transition-duration:2.65s}[data-aos][data-aos][data-aos-delay="2650"],body[data-aos-delay="2650"] [data-aos]{transition-delay:0}[data-aos][data-aos][data-aos-delay="2650"].aos-animate,body[data-aos-delay="2650"] [data-aos].aos-animate{transition-delay:2.65s}[data-aos][data-aos][data-aos-duration="2700"],body[data-aos-duration="2700"] [data-aos]{transition-duration:2.7s}[data-aos][data-aos][data-aos-delay="2700"],body[data-aos-delay="2700"] [data-aos]{transition-delay:0}[data-aos][data-aos][data-aos-delay="2700"].aos-animate,body[data-aos-delay="2700"] [data-aos].aos-animate{transition-delay:2.7s}[data-aos][data-aos][data-aos-duration="2750"],body[data-aos-duration="2750"] [data-aos]{transition-duration:2.75s}[data-aos][data-aos][data-aos-delay="2750"],body[data-aos-delay="2750"] [data-aos]{transition-delay:0}[data-aos][data-aos][data-aos-delay="2750"].aos-animate,body[data-aos-delay="2750"] [data-aos].aos-animate{transition-delay:2.75s}[data-aos][data-aos][data-aos-duration="2800"],body[data-aos-duration="2800"] [data-aos]{transition-duration:2.8s}[data-aos][data-aos][data-aos-delay="2800"],body[data-aos-delay="2800"] [data-aos]{transition-delay:0}[data-aos][data-aos][data-aos-delay="2800"].aos-animate,body[data-aos-delay="2800"] [data-aos].aos-animate{transition-delay:2.8s}[data-aos][data-aos][data-aos-duration="2850"],body[data-aos-duration="2850"] [data-aos]{transition-duration:2.85s}[data-aos][data-aos][data-aos-delay="2850"],body[data-aos-delay="2850"] [data-aos]{transition-delay:0}[data-aos][data-aos][data-aos-delay="2850"].aos-animate,body[data-aos-delay="2850"] [data-aos].aos-animate{transition-delay:2.85s}[data-aos][data-aos][data-aos-duration="2900"],body[data-aos-duration="2900"] [data-aos]{transition-duration:2.9s}[data-aos][data-aos][data-aos-delay="2900"],body[data-aos-delay="2900"] [data-aos]{transition-delay:0}[data-aos][data-aos][data-aos-delay="2900"].aos-animate,body[data-aos-delay="2900"] [data-aos].aos-animate{transition-delay:2.9s}[data-aos][data-aos][data-aos-duration="2950"],body[data-aos-duration="2950"] [data-aos]{transition-duration:2.95s}<text:soft-page-break/>[data-aos][data-aos][data-aos-delay="2950"],body[data-aos-delay="2950"] [data-aos]{transition-delay:0}[data-aos][data-aos][data-aos-delay="2950"].aos-animate,body[data-aos-delay="2950"] [data-aos].aos-animate{transition-delay:2.95s}[data-aos][data-aos][data-aos-duration="3000"],body[data-aos-duration="3000"] [data-aos]{transition-duration:3s}[data-aos][data-aos][data-aos-delay="3000"],body[data-aos-delay="3000"] [data-aos]{transition-delay:0}[data-aos][data-aos][data-aos-delay="3000"].aos-animate,body[data-aos-delay="3000"] [data-aos].aos-animate{transition-delay:3s}[data-aos][data-aos][data-aos-easing=linear],body[data-aos-easing=linear] [data-aos]{transition-timing-function:cubic-bezier(.25,.25,.75,.75)}[data-aos][data-aos][data-aos-easing=ease],body[data-aos-easing=ease] [data-aos]{transition-timing-function:ease}[data-aos][data-aos][data-aos-easing=ease-in],body[data-aos-easing=ease-in] [data-aos]{transition-timing-function:ease-in}[data-aos][data-aos][data-aos-easing=ease-out],body[data-aos-easing=ease-out] [data-aos]{transition-timing-function:ease-out}[data-aos][data-aos][data-aos-easing=ease-in-out],body[data-aos-easing=ease-in-out] [data-aos]{transition-timing-function:ease-in-out}[data-aos][data-aos][data-aos-easing=ease-in-back],body[data-aos-easing=ease-in-back] [data-aos]{transition-timing-function:cubic-bezier(.6,-.28,.735,.045)}[data-aos][data-aos][data-aos-easing=ease-out-back],body[data-aos-easing=ease-out-back] [data-aos]{transition-timing-function:cubic-bezier(.175,.885,.32,1.275)}[data-aos][data-aos][data-aos-easing=ease-in-out-back],body[data-aos-easing=ease-in-out-back] [data-aos]{transition-timing-function:cubic-bezier(.68,-.55,.265,1.55)}[data-aos][data-aos][data-aos-easing=ease-in-sine],body[data-aos-easing=ease-in-sine] [data-aos]{transition-timing-function:cubic-bezier(.47,0,.745,.715)}[data-aos][data-aos][data-aos-easing=ease-out-sine],body[data-aos-easing=ease-out-sine] [data-aos]{transition-timing-function:cubic-bezier(.39,.575,.565,1)}[data-aos][data-aos][data-aos-easing=ease-in-out-sine],body[data-aos-easing=ease-in-out-sine] [data-aos]{transition-timing-function:cubic-bezier(.445,.05,.55,.95)}[data-aos][data-aos][data-aos-easing=ease-in-quad],body[data-aos-easing=ease-in-quad] [data-aos]{transition-timing-function:cubic-bezier(.55,.085,.68,.53)}[data-aos][data-aos][data-aos-easing=ease-out-quad],body[data-aos-easing=ease-out-quad] [data-aos]{transition-timing-function:cubic-bezier(.25,.46,.45,.94)}[data-aos][data-aos][data-aos-easing=ease-in-out-quad],body[data-aos-easing=ease-in-out-quad] [data-aos]{transition-timing-function:cubic-bezier(.455,.03,.515,.955)}[data-aos][data-aos][data-aos-easing=ease-in-cubic],body[data-aos-easing=ease-in-cubic] [data-aos]{transition-timing-function:cubic-bezier(.55,.085,.68,.53)}[data-aos][data-aos][data-aos-easing=ease-out-cubic],body[data-aos-easing=ease-out-cubic] [data-aos]{transition-timing-function:cubic-bezier(.25,.46,.45,.94)}[data-aos][data-aos][data-aos-easing=ease-in-out-cubic],body[data-aos-easing=ease-in-out-cubic] [data-aos]{transition-timing-function:cubic-bezier(.455,.03,.515,.955)}[data-aos][data-aos][data-aos-easing=ease-in-quart],body[data-aos-easing=ease-in-quart] [data-aos]{transition-timing-function:cubic-bezier(.55,.085,.68,.53)}[data-aos][data-aos][data-aos-easing=ease-out-quart],body[data-aos-easing=ease-out-quart] [data-aos]{transition-timing-function:cubic-bezier(.25,.46,.45,.94)}[data-aos][data-aos][data-aos-easing=ease-in-out-quart],body[data-aos-easing=ease-in-out-quart] [data-aos]{transition-timing-function:cubic-bezier(.455,.03,.515,.955)}[data-aos^=fade][data-aos^=fade]{opacity:0;transition-property:opacity,transform}[data-aos^=fade][data-aos^=fade].aos-animate{opacity:1;transform:translateZ(0)}[data-aos=fade-up]{transform:translate3d(0,100px,0)}[data-aos=fade-down]{transform:translate3d(0,-100px,0)}[data-aos=fade-right]{transform:translate3d(-100px,0,0)}[data-aos=fade-left]{transform:translate3d(100px,0,0)}[data-aos=fade-up-right]{transform:translate3d(-100px,100px,0)}[data-aos=fade-up-left]{transform:translate3d(100px,100px,0)}[data-aos=fade-down-right]{transform:translate3d(-100px,-100px,0)}[data-aos=fade-down-left]{transform:translate3d(100px,-100px,0)}[data-aos^=zoom][data-aos^=zoom]{opacity:0;transition-property:opacity,transform}[data-aos^=zoom][data-aos^=zoom].aos-animate{opacity:1;transform:translateZ(0) scale(1)}[data-aos=zoom-in]{transform:scale(.6)}[data-aos=zoom-in-up]{transform:translate3d(0,100px,0) scale(.6)}[data-aos=zoom-in-down]<text:soft-page-break/>{transform:translate3d(0,-100px,0) scale(.6)}[data-aos=zoom-in-right]{transform:translate3d(-100px,0,0) scale(.6)}[data-aos=zoom-in-left]{transform:translate3d(100px,0,0) scale(.6)}[data-aos=zoom-out]{transform:scale(1.2)}[data-aos=zoom-out-up]{transform:translate3d(0,100px,0) scale(1.2)}[data-aos=zoom-out-down]{transform:translate3d(0,-100px,0) scale(1.2)}[data-aos=zoom-out-right]{transform:translate3d(-100px,0,0) scale(1.2)}[data-aos=zoom-out-left]{transform:translate3d(100px,0,0) scale(1.2)}[data-aos^=slide][data-aos^=slide]{transition-property:transform}[data-aos^=slide][data-aos^=slide].aos-animate{transform:translateZ(0)}[data-aos=slide-up]{transform:translate3d(0,100%,0)}[data-aos=slide-down]{transform:translate3d(0,-100%,0)}[data-aos=slide-right]{transform:translate3d(-100%,0,0)}[data-aos=slide-left]{transform:translate3d(100%,0,0)}[data-aos^=flip][data-aos^=flip]{backface-visibility:hidden;transition-property:transform}[data-aos=flip-left]{transform:perspective(2500px) rotateY(-100deg)}[data-aos=flip-left].aos-animate{transform:perspective(2500px) rotateY(0)}[data-aos=flip-right]{transform:perspective(2500px) rotateY(100deg)}[data-aos=flip-right].aos-animate{transform:perspective(2500px) rotateY(0)}[data-aos=flip-up]{transform:perspective(2500px) rotateX(-100deg)}[data-aos=flip-up].aos-animate{transform:perspective(2500px) rotateX(0)}[data-aos=flip-down]{transform:perspective(2500px) rotateX(100deg)}[data-aos=flip-down].aos-animate{transform:perspective(2500px) rotateX(0)}.slick-slider{box-sizing:border-box;-webkit-user-select:none;-moz-user-select:none;-ms-user-select:none;user-select:none;-webkit-touch-callout:none;-khtml-user-select:none;-ms-touch-action:pan-y;touch-action:pan-y;-webkit-tap-highlight-color:transparent}.slick-list,.slick-slider{position:relative;display:block}.slick-list{overflow:hidden;margin:0;padding:0}.slick-list:focus{outline:none}.slick-list.dragging{cursor:pointer;cursor:hand}.slick-slider .slick-list,.slick-slider .slick-track{-webkit-transform:translateZ(0);-moz-transform:translateZ(0);-ms-transform:translateZ(0);-o-transform:translateZ(0);transform:translateZ(0)}.slick-track{position:relative;top:0;left:0;display:block;margin-left:auto;margin-right:auto}.slick-track:after,.slick-track:before{display:table;content:""}.slick-track:after{clear:both}.slick-loading .slick-track{visibility:hidden}.slick-slide{display:none;float:left;height:100%;min-height:1px}[dir=rtl] .slick-slide{float:right}.slick-slide img{display:block}.slick-slide.slick-loading img{display:none}.slick-slide.dragging img{pointer-events:none}.slick-initialized .slick-slide{display:block}.slick-loading .slick-slide{visibility:hidden}.slick-vertical .slick-slide{display:block;height:auto;border:1px solid transparent}.slick-arrow.slick-hidden{display:none}.slick-loading .slick-list{background:#fff url(/assets/fonts/ajax-loader-c5cd7f5300576ab4c88202b42f6ded62.gif) 50% no-repeat}@font-face{font-family:slick;font-weight:400;font-style:normal;src:url(/assets/fonts/slick-ced611daf7709cc778da928fec876475.eot);src:url(/assets/fonts/slick-ced611daf7709cc778da928fec876475.eot?#iefix) format("embedded-opentype"),url(/assets/fonts/slick-b7c9e1e479de3b53f1e4e30ebac2403a.woff) format("woff"),url(/assets/fonts/slick-d41f55a78e6f49a5512878df1737e58a.ttf) format("truetype"),url(/assets/fonts/slick-f97e3bbf73254b0112091d0192f17aec.svg#slick) format("svg")}.slick-next,.slick-prev{font-size:0;line-height:0;position:absolute;top:50%;display:block;width:20px;height:20px;padding:0;-webkit-transform:translateY(-50%);-ms-transform:translateY(-50%);transform:translateY(-50%);cursor:pointer;border:none}.slick-next,.slick-next:focus,.slick-next:hover,.slick-prev,.slick-prev:focus,.slick-prev:hover{color:transparent;outline:none;background:transparent}.slick-next:focus:before,.slick-next:hover:before,.slick-prev:focus:before,.slick-prev:hover:before{opacity:1}.slick-next.slick-disabled:before,.slick-prev.slick-disabled:before{opacity:.25}.slick-next:before,.slick-prev:before{font-family:slick;font-size:20px;line-height:1;opacity:.75;color:#fff;-webkit-font-smoothing:antialiased;-moz-osx-font-smoothing:grayscale}.slick-prev{left:-25px}[dir=rtl] .slick-<text:soft-page-break/>prev{right:-25px;left:auto}.slick-prev:before{content:"â"}[dir=rtl] .slick-prev:before{content:"â"}.slick-next{right:-25px}[dir=rtl] .slick-next{right:auto;left:-25px}.slick-next:before{content:"â"}[dir=rtl] .slick-next:before{content:"â"}.slick-dotted.slick-slider{margin-bottom:30px}.slick-dots{position:absolute;bottom:-25px;display:block;width:100%;padding:0;margin:0;list-style:none;text-align:center}.slick-dots li{position:relative;display:inline-block;margin:0 5px;padding:0}.slick-dots li,.slick-dots li button{width:20px;height:20px;cursor:pointer}.slick-dots li button{font-size:0;line-height:0;display:block;padding:5px;color:transparent;border:0;outline:none;background:transparent}.slick-dots li button:focus,.slick-dots li button:hover{outline:none}.slick-dots li button:focus:before,.slick-dots li button:hover:before{opacity:1}.slick-dots li button:before{font-family:slick;font-size:6px;line-height:20px;position:absolute;top:0;left:0;width:20px;height:20px;content:"â¢";text-align:center;opacity:.25;color:#000;-webkit-font-smoothing:antialiased;-moz-osx-font-smoothing:grayscale}.slick-dots li.slick-active button:before{opacity:.75;color:#000}body.compensate-for-scrollbar{overflow:hidden}.fancybox-active{height:auto}.fancybox-is-hidden{left:-9999px;margin:0;position:absolute!important;top:-9999px;visibility:hidden}.fancybox-container{-webkit-backface-visibility:hidden;height:100%;left:0;outline:none;position:fixed;-webkit-tap-highlight-color:transparent;top:0;-ms-touch-action:manipulation;touch-action:manipulation;transform:translateZ(0);width:100%;z-index:99992}.fancybox-container *{box-sizing:border-box}.fancybox-bg,.fancybox-inner,.fancybox-outer,.fancybox-stage{bottom:0;left:0;position:absolute;right:0;top:0}.fancybox-outer{-webkit-overflow-scrolling:touch;overflow-y:auto}.fancybox-bg{background:#1e1e1e;opacity:0;transition-duration:inherit;transition-property:opacity;transition-timing-function:cubic-bezier(.47,0,.74,.71)}.fancybox-is-open .fancybox-bg{opacity:.9;transition-timing-function:cubic-bezier(.22,.61,.36,1)}.fancybox-caption,.fancybox-infobar,.fancybox-navigation .fancybox-button,.fancybox-toolbar{direction:ltr;opacity:0;position:absolute;transition:opacity .25s ease,visibility 0s ease .25s;visibility:hidden;z-index:99997}.fancybox-show-caption .fancybox-caption,.fancybox-show-infobar .fancybox-infobar,.fancybox-show-nav .fancybox-navigation .fancybox-button,.fancybox-show-toolbar .fancybox-toolbar{opacity:1;transition:opacity .25s ease 0s,visibility 0s ease 0s;visibility:visible}.fancybox-infobar{color:#ccc;font-size:13px;-webkit-font-smoothing:subpixel-antialiased;height:44px;left:0;line-height:44px;min-width:44px;mix-blend-mode:difference;padding:0 10px;pointer-events:none;top:0;-webkit-touch-callout:none;-webkit-user-select:none;-moz-user-select:none;-ms-user-select:none;user-select:none}.fancybox-toolbar{right:0;top:0}.fancybox-stage{direction:ltr;overflow:visible;transform:translateZ(0);z-index:99994}.fancybox-is-open .fancybox-stage{overflow:hidden}.fancybox-slide{-webkit-backface-visibility:hidden;display:none;height:100%;left:0;outline:none;overflow:auto;-webkit-overflow-scrolling:touch;padding:44px;position:absolute;text-align:center;top:0;transition-property:transform,opacity;white-space:normal;width:100%;z-index:99994}.fancybox-slide:before{content:"";display:inline-block;font-size:0;height:100%;vertical-align:middle;width:0}.fancybox-is-sliding .fancybox-slide,.fancybox-slide--current,.fancybox-slide--next,.fancybox-slide--previous{display:block}.fancybox-slide--image{overflow:hidden;padding:44px 0}.fancybox-slide--image:before{display:none}.fancybox-slide--html{padding:6px}.fancybox-content{background:#fff;display:inline-block;margin:0;max-width:100%;overflow:auto;-webkit-overflow-scrolling:touch;padding:44px;position:relative;text-align:left;vertical-align:middle}.fancybox-slide--image .fancybox-content{animation-timing-function:cubic-bezier(.5,0,.14,1);-webkit-backface-visibility:hidden;background:transparent;background-repeat:no-repeat;background-size:100% 100%;left:0;max-width:none;overflow:visible;padding:0;position:absolute;top:0;-ms-transform-origin:top left;transform-origin:top left;transition-property:transform,opacity;-webkit-user-select:none;-moz-user-select:none;-<text:soft-page-break/>ms-user-select:none;user-select:none;z-index:99995}.fancybox-can-zoomOut .fancybox-content{cursor:zoom-out}.fancybox-can-zoomIn .fancybox-content{cursor:zoom-in}.fancybox-can-pan .fancybox-content,.fancybox-can-swipe .fancybox-content{cursor:-webkit-grab;cursor:grab}.fancybox-is-grabbing .fancybox-content{cursor:-webkit-grabbing;cursor:grabbing}.fancybox-container [data-selectable=true]{cursor:text}.fancybox-image,.fancybox-spaceball{background:transparent;border:0;height:100%;left:0;margin:0;max-height:none;max-width:none;padding:0;position:absolute;top:0;-webkit-user-select:none;-moz-user-select:none;-ms-user-select:none;user-select:none;width:100%}.fancybox-spaceball{z-index:1}.fancybox-slide--iframe .fancybox-content,.fancybox-slide--map .fancybox-content,.fancybox-slide--pdf .fancybox-content,.fancybox-slide--video .fancybox-content{height:100%;overflow:visible;padding:0;width:100%}.fancybox-slide--video .fancybox-content{background:#000}.fancybox-slide--map .fancybox-content{background:#e5e3df}.fancybox-slide--iframe .fancybox-content{background:#fff}.fancybox-iframe,.fancybox-video{background:transparent;border:0;display:block;height:100%;margin:0;overflow:hidden;padding:0;width:100%}.fancybox-iframe{left:0;position:absolute;top:0}.fancybox-error{background:#fff;cursor:default;max-width:400px;padding:40px;width:100%}.fancybox-error p{color:#444;font-size:16px;line-height:20px;margin:0;padding:0}.fancybox-button{background:rgba(30,30,30,.6);border:0;border-radius:0;box-shadow:none;cursor:pointer;display:inline-block;height:44px;margin:0;padding:10px;position:relative;transition:color .2s;vertical-align:top;visibility:inherit;width:44px}.fancybox-button,.fancybox-button:link,.fancybox-button:visited{color:#ccc}.fancybox-button:hover{color:#fff}.fancybox-button:focus{outline:none}.fancybox-button.fancybox-focus{outline:1px dotted}.fancybox-button[disabled],.fancybox-button[disabled]:hover{color:#888;cursor:default;outline:none}.fancybox-button div{height:100%}.fancybox-button svg{display:block;height:100%;overflow:visible;position:relative;width:100%}.fancybox-button svg path{fill:currentColor;stroke-width:0}.fancybox-button--fsenter svg:nth-child(2),.fancybox-button--fsexit svg:first-child,.fancybox-button--pause svg:first-child,.fancybox-button--play svg:nth-child(2){display:none}.fancybox-progress{background:#ff5268;height:2px;left:0;position:absolute;right:0;top:0;-ms-transform:scaleX(0);transform:scaleX(0);-ms-transform-origin:0;transform-origin:0;transition-property:transform;transition-timing-function:linear;z-index:99998}.fancybox-close-small{background:transparent;border:0;border-radius:0;color:#ccc;cursor:pointer;opacity:.8;padding:8px;position:absolute;right:-12px;top:-44px;z-index:401}.fancybox-close-small:hover{color:#fff;opacity:1}.fancybox-slide--html .fancybox-close-small{color:currentColor;padding:10px;right:0;top:0}.fancybox-slide--image.fancybox-is-scaling .fancybox-content{overflow:hidden}.fancybox-is-scaling .fancybox-close-small,.fancybox-is-zoomable.fancybox-can-pan .fancybox-close-small{display:none}.fancybox-navigation .fancybox-button{background-clip:content-box;height:100px;opacity:0;position:absolute;top:calc(50% - 50px);width:70px}.fancybox-navigation .fancybox-button div{padding:7px}.fancybox-navigation .fancybox-button--arrow_left{left:0;left:env(safe-area-inset-left);padding:31px 26px 31px 6px}.fancybox-navigation .fancybox-button--arrow_right{padding:31px 6px 31px 26px;right:0;right:env(safe-area-inset-right)}.fancybox-caption{background:linear-gradient(0deg,rgba(0,0,0,.85) 0,rgba(0,0,0,.3) 50%,rgba(0,0,0,.15) 65%,rgba(0,0,0,.075) 75.5%,rgba(0,0,0,.037) 82.85%,rgba(0,0,0,.019) 88%,transparent);bottom:0;color:#eee;font-size:14px;font-weight:400;left:0;line-height:1.5;padding:75px 44px 25px;pointer-events:none;right:0;text-align:center;z-index:99996}@supports (padding:max(0px)){.fancybox-caption{padding:75px max(44px,env(safe-area-inset-right)) max(25px,env(safe-area-inset-bottom)) max(44px,env(safe-area-inset-left))}}.fancybox-caption--separate{margin-top:-50px}.fancybox-<text:soft-page-break/>caption__body{max-height:50vh;overflow:auto;pointer-events:all}.fancybox-caption a,.fancybox-caption a:link,.fancybox-caption a:visited{color:#ccc;text-decoration:none}.fancybox-caption a:hover{color:#fff;text-decoration:underline}.fancybox-loading{animation:fancybox-rotate 1s linear infinite;background:transparent;border:4px solid;border-color:#888 #888 #fff;border-radius:50%;height:50px;left:50%;margin:-25px 0 0 -25px;opacity:.7;padding:0;position:absolute;top:50%;width:50px;z-index:99999}@keyframes fancybox-rotate{to{transform:rotate(1turn)}}.fancybox-animated{transition-timing-function:cubic-bezier(0,0,.25,1)}.fancybox-fx-slide.fancybox-slide--previous{opacity:0;transform:translate3d(-100%,0,0)}.fancybox-fx-slide.fancybox-slide--next{opacity:0;transform:translate3d(100%,0,0)}.fancybox-fx-slide.fancybox-slide--current{opacity:1;transform:translateZ(0)}.fancybox-fx-fade.fancybox-slide--next,.fancybox-fx-fade.fancybox-slide--previous{opacity:0;transition-timing-function:cubic-bezier(.19,1,.22,1)}.fancybox-fx-fade.fancybox-slide--current{opacity:1}.fancybox-fx-zoom-in-out.fancybox-slide--previous{opacity:0;transform:scale3d(1.5,1.5,1.5)}.fancybox-fx-zoom-in-out.fancybox-slide--next{opacity:0;transform:scale3d(.5,.5,.5)}.fancybox-fx-zoom-in-out.fancybox-slide--current{opacity:1;transform:scaleX(1)}.fancybox-fx-rotate.fancybox-slide--previous{opacity:0;-ms-transform:rotate(-1turn);transform:rotate(-1turn)}.fancybox-fx-rotate.fancybox-slide--next{opacity:0;-ms-transform:rotate(1turn);transform:rotate(1turn)}.fancybox-fx-rotate.fancybox-slide--current{opacity:1;-ms-transform:rotate(0deg);transform:rotate(0deg)}.fancybox-fx-circular.fancybox-slide--previous{opacity:0;transform:scale3d(0,0,0) translate3d(-100%,0,0)}.fancybox-fx-circular.fancybox-slide--next{opacity:0;transform:scale3d(0,0,0) translate3d(100%,0,0)}.fancybox-fx-circular.fancybox-slide--current{opacity:1;transform:scaleX(1) translateZ(0)}.fancybox-fx-tube.fancybox-slide--previous{transform:translate3d(-100%,0,0) scale(.1) skew(-10deg)}.fancybox-fx-tube.fancybox-slide--next{transform:translate3d(100%,0,0) scale(.1) skew(10deg)}.fancybox-fx-tube.fancybox-slide--current{transform:translateZ(0) scale(1)}@media (max-height:576px){.fancybox-slide{padding-left:6px;padding-right:6px}.fancybox-slide--image{padding:6px 0}.fancybox-close-small{right:-6px}.fancybox-slide--image .fancybox-close-small{background:#4e4e4e;color:#f2f4f6;height:36px;opacity:1;padding:6px;right:0;top:0;width:36px}.fancybox-caption{padding-left:12px;padding-right:12px}@supports (padding:max(0px)){.fancybox-caption{padding-left:max(12px,env(safe-area-inset-left));padding-right:max(12px,env(safe-area-inset-right))}}}.fancybox-share{background:#f4f4f4;border-radius:3px;max-width:90%;padding:30px;text-align:center}.fancybox-share h1{color:#222;font-size:35px;font-weight:700;margin:0 0 20px}.fancybox-share p{margin:0;padding:0}.fancybox-share__button{border:0;border-radius:3px;display:inline-block;font-size:14px;font-weight:700;line-height:40px;margin:0 5px 10px;min-width:130px;padding:0 15px;text-decoration:none;transition:all .2s;-webkit-user-select:none;-moz-user-select:none;-ms-user-select:none;user-select:none;white-space:nowrap}.fancybox-share__button:link,.fancybox-share__button:visited{color:#fff}.fancybox-share__button:hover{text-decoration:none}.fancybox-share__button--fb{background:#3b5998}.fancybox-share__button--fb:hover{background:#344e86}.fancybox-share__button--pt{background:#bd081d}.fancybox-share__button--pt:hover{background:#aa0719}.fancybox-share__button--tw{background:#1da1f2}.fancybox-share__button--tw:hover{background:#0d95e8}.fancybox-share__button svg{height:25px;margin-right:7px;position:relative;top:-1px;vertical-align:middle;width:25px}.fancybox-share__button svg path{fill:#fff}.fancybox-share__input{background:transparent;border:0;border-bottom:1px solid #d7d7d7;border-radius:0;color:#5d5b5b;font-size:14px;margin:10px 0 0;outline:none;padding:10px 15px;width:100%}.fancybox-thumbs{background:#ddd;bottom:0;display:none;margin:0;-webkit-overflow-scrolling:touch;-ms-overflow-style:-ms-autohiding-scrollbar;padding:2px 2px 4px;position:absolute;right:0;-webkit-tap-highlight-color:rgba(0,0,0,0);top:0;width:212px;z-index:99995}.fancybox-thumbs-x{overflow-x:auto;overflow-y:hidden}.fancybox-show-<text:soft-page-break/>thumbs .fancybox-thumbs{display:block}.fancybox-show-thumbs .fancybox-inner{right:212px}.fancybox-thumbs__list{font-size:0;height:100%;list-style:none;margin:0;overflow-x:hidden;overflow-y:auto;padding:0;position:absolute;position:relative;white-space:nowrap;width:100%}.fancybox-thumbs-x .fancybox-thumbs__list{overflow:hidden}.fancybox-thumbs-y .fancybox-thumbs__list::-webkit-scrollbar{width:7px}.fancybox-thumbs-y .fancybox-thumbs__list::-webkit-scrollbar-track{background:#fff;border-radius:10px;box-shadow:inset 0 0 6px rgba(0,0,0,.3)}.fancybox-thumbs-y .fancybox-thumbs__list::-webkit-scrollbar-thumb{background:#2a2a2a;border-radius:10px}.fancybox-thumbs__list a{-webkit-backface-visibility:hidden;backface-visibility:hidden;background-color:rgba(0,0,0,.1);background-position:50%;background-repeat:no-repeat;background-size:cover;cursor:pointer;float:left;height:75px;margin:2px;max-height:calc(100% - 8px);max-width:calc(50% - 4px);outline:none;overflow:hidden;padding:0;position:relative;-webkit-tap-highlight-color:transparent;width:100px}.fancybox-thumbs__list a:before{border:6px solid #ff5268;bottom:0;content:"";left:0;opacity:0;position:absolute;right:0;top:0;transition:all .2s cubic-bezier(.25,.46,.45,.94);z-index:99991}.fancybox-thumbs__list a:focus:before{opacity:.5}.fancybox-thumbs__list a.fancybox-thumbs-active:before{opacity:1}@media (max-width:576px){.fancybox-thumbs{width:110px}.fancybox-show-thumbs .fancybox-inner{right:110px}.fancybox-thumbs__list a{max-width:calc(100% - 10px)}}html{font-family:sans-serif;-ms-text-size-adjust:100%;-webkit-text-size-adjust:100%}body{margin:0}figure,footer,main,menu,nav,section{display:block}[hidden]{display:none}a{background-color:transparent}a:active{outline:0}a:hover{outline:0}strong{font-weight:bold}h1{font-size:2em;margin:0.67em 0}img{border:0}svg:not(:root){overflow:hidden}figure{margin:1em 40px}code{font-family:monospace, monospace;font-size:1em}button,input,select,textarea{color:inherit;font:inherit;margin:0}button{overflow:visible}button,select{text-transform:none}button,html input[type='button'],input[type='submit']{-webkit-appearance:button;appearance:button;cursor:pointer}button[disabled],html input[disabled]{cursor:default}button::-moz-focus-inner,input::-moz-focus-inner{border:0;padding:0}input{line-height:normal}input[type='checkbox']{box-sizing:border-box;padding:0}input[type='number']::-webkit-inner-spin-button,input[type='number']::-webkit-outer-spin-button{height:auto}input[type='search']{-webkit-appearance:textfield;appearance:textfield;box-sizing:content-box}input[type='search']::-webkit-search-cancel-button,input[type='search']::-webkit-search-decoration{-webkit-appearance:none}textarea{overflow:auto}@media print{*,*::before,*::after{text-shadow:none !important;box-shadow:none !important}a,a:visited{text-decoration:underline}img{page-break-inside:avoid}img{max-width:100% !important}p,h2,h3{orphans:3;widows:3}h2,h3{page-break-after:avoid}}html{box-sizing:border-box}*,*::before,*::after{box-sizing:inherit}@-moz-viewport{width:device-width}@-ms-viewport{width:device-width}@-o-viewport{width:device-width}@-webkit-viewport{width:device-width}@viewport{width:device-width}html{font-size:16px;-webkit-tap-highlight-color:rgba(0,0,0,0)}body{font-family:'Helvetica Neue', Helvetica, Arial, sans-serif;font-size:1rem;line-height:1.5;color:#373a3c;background-color:#fff}h1,h2,h3,h4,h5{margin-top:0;margin-bottom:0.5rem}p{margin-top:0;margin-bottom:1rem}address{margin-bottom:1rem;font-style:normal;line-height:inherit}ol,ul{margin-top:0;margin-bottom:1rem;margin-inline-start:1.5rem}ol ol,ul ul,ol ul,ul ol{margin-bottom:0}ol{list-style-type:decimal}ul{list-style-type:disc}a{color:var(--clr-link, #0275d8)}a:hover,a:focus{color:var(--clr-link-hover, #014c8c)}a:focus{outline:thin dotted;outline:5px auto -webkit-focus-ring-color;outline-offset:-2px}figure{margin:0 0 1rem}img{display:block;max-width:100%}a,button,input,label,select,textarea{touch-action:manipulation}caption{padding-top:0.75rem;padding-bottom:0.75rem;color:#818a91;text-align:left;caption-side:bottom}label{display:inline-block;margin-bottom:0.5rem}button:focus{outline:1px dotted;outline:5px auto -webkit-focus-ring-color}input,button,select,textarea{margin:0;line-height:inherit;border-radius:0}textarea{resize:vertical}input[type='search']{box-sizing:inherit;-webkit-appearance:none;appearance:none}[hidden]{display:none !important}.container{margin-<text:soft-page-break/>left:auto;margin-right:auto;padding-left:10px;padding-right:10px}@media (min-width: 544px){.container{max-width:576px}}@media (min-width: 768px){.container{max-width:720px}}@media (min-width: 992px){.container{max-width:940px}}@media (min-width: 1200px){.container{max-width:1140px}}.row{display:flex;flex-wrap:wrap;margin-left:-10px;margin-right:-10px}.col-xs-12,.col-sm-6,.col-sm-12,.col-md-3,.col-md-5,.col-md-6,.col-md-12,.col-lg-3,.col-lg-5,.col-lg-6,.col-lg-12,.col-xl-5,.col-xl-6,.col-xl-12{position:relative;min-height:1px;padding-left:10px;padding-right:10px}.col-xs-12{flex:0 0 100%}.col-xs-offset-0{margin-left:0%}@media (min-width: 544px){.col-sm-6{flex:0 0 50%}.col-sm-12{flex:0 0 100%}.col-sm-offset-0{margin-left:0%}}@media (min-width: 768px){.col-md-3{flex:0 0 25%}.col-md-5{flex:0 0 41.66667%}.col-md-6{flex:0 0 50%}.col-md-12{flex:0 0 100%}.col-md-offset-0{margin-left:0%}.col-md-offset-1{margin-left:8.33333%}.col-md-offset-2{margin-left:16.66667%}}@media (min-width: 992px){.col-lg-3{flex:0 0 25%}.col-lg-5{flex:0 0 41.66667%}.col-lg-6{flex:0 0 50%}.col-lg-12{flex:0 0 100%}.col-lg-offset-0{margin-left:0%}.col-lg-offset-1{margin-left:8.33333%}.col-lg-offset-2{margin-left:16.66667%}}@media (min-width: 1200px){.col-xl-5{flex:0 0 41.66667%}.col-xl-6{flex:0 0 50%}.col-xl-12{flex:0 0 100%}.col-xl-offset-0{margin-left:0%}.col-xl-offset-1{margin-left:8.33333%}.col-xl-offset-2{margin-left:16.66667%}}@media (max-width: 543px){.hidden-xs-down{display:none !important}}@media (max-width: 767px){.hidden-sm-down{display:none !important}}@media (max-width: 991px){.hidden-md-down{display:none !important}}@keyframes loadingStateAnimation{0%{transform:rotate(0deg)}100%{transform:rotate(360deg)}}:root{--clr-black: #000;--clr-white: #fff;--clr-gray: #808080;--font-baseline: 16px;--clr-dark: #000;--clr-info: #004085;--clr-light: #121414;--clr-accent: #1c1f1f;--clr-danger: #ec6366;--clr-primary: #c19957;--clr-success: #61ce27;--clr-dark-dark: #000;--clr-secondary: #dbdbdb;--clr-dark-light: #1a1a1a;--clr-light-dark: #000;--clr-accent-dark: #dd071c;--clr-light-light: #2a2f2f;--clr-accent-light: #ccc;--clr-primary-dark: #AF8946;--clr-primary-light: #ddc7a1;--clr-secondary-dark: #fff;--clr-secondary-light: #fff;--dark: #a9a9a9;--info: #a9a9a9;--light: #a9a9a9;--danger: #a9a9a9;--spacer: 20px;--success: #a9a9a9;--spacer-x: 20px;--spacer-y: 20px;--dark-dark: #a9a9a9;--dark-light: #a9a9a9;--light-dark: #a9a9a9;--light-light: #a9a9a9;--primary-dark: #a9a9a9;--primary-light: #a9a9a9;--secondary-dark: #a9a9a9;--secondary-light: #a9a9a9;--section-divider: false;--section-padding: 80px;--cta-button-style: solid;--component-padding: 20px;--form-border-width: 1px;--form-button-style: solid;--grid-gutter-width: 20px;--form-border-radius: 0px;--collection-grid-gap: 20px;--section-frame-width: 20px;--text-link-underline: true;--primary-button-style: solid;--alternating-background: true;--secondary-button-style: outline;--title-vertical-spacing: 10px;--cta-button-border-width: 1px;--fixed-section-max-width: 1024px;--navigation-button-style: outline;--section-container-width: 75%;--cta-button-border-radius: 0px;--form-button-border-width: 1px;--form-button-border-radius: 0px;--section-content-alignment: left;--subtitle-vertical-spacing: 10px;--paragraph-vertical-spacing: 20px;--primary-button-border-width: 1px;--primary-button-border-radius: 0px;--text-link-underline-on-hover: false;--secondary-button-border-width: 1px;--navigation-button-border-width: 1px;--secondary-button-border-radius: 0px;--navigation-button-border-radius: 0px;--alternating-background-contrast-percentage: 2%;--clr-link-dark: #fff;--clr-text-dark: #fff;--clr-border-dark: #fff;--clr-nav-link-dark: #fff;--clr-logo-text-dark: #fff;--clr-form-label-dark: #fff;--clr-hero-title-dark: #fff;--clr-link-hover-dark: #fff;--clr-slider-dot-dark: #c19957;--clr-decorations-dark: #fff;--clr-footer-link-dark: #fff;--clr-form-border-dark: #fff;--clr-social-link-dark: #121414;--clr-section-info-dark: #004085;--clr-slider-arrow-dark: #fff;--clr-hero-subtitle-dark: #fff;--clr-section-title-dark: #fff;--clr-link-secondary-dark: #fff;--clr-section-danger-dark: #dd071c;--clr-text-secondary-dark: #fff;--clr-cta-button-text-dark: #fff;--clr-form-background-dark: #000;--clr-form-input-text-dark: #fff;--clr-nav-link-active-dark: #fff;--clr-section-success-dark: #61ce27;--clr-form-button-text-dark: #fff;--clr-section-cta-link-dark: #fff;--clr-section-subtitle-dark: #fff;--clr-zebra-background-dark: #000;--clr-cta-button-border-dark: #c19957;--clr-footer-link-hover-dark: #c19957;--clr-form-button-focus-dark: #fff;--clr-form-button-hover-dark: #fff;--clr-social-link-hover-dark: #121414;--clr-collection-item-bg-dark: #000;--clr-form-button-border-dark: #c19957;--clr-section-background-dark: <text:soft-page-break/>#000;--clr-footer-column-title-dark: #fff;--clr-hero-content-box-bg-dark: #000;--clr-primary-button-text-dark: #fff;--clr-scheduling-form-day-dark: #fff;--clr-collection-item-date-dark: #fff;--clr-collection-item-note-dark: #fff;--clr-contact-details-link-dark: #fff;--clr-link-secondary-hover-dark: #fff;--clr-primary-button-focus-dark: #fff;--clr-primary-button-hover-dark: #fff;--clr-scheduling-form-date-dark: #fff;--clr-collection-item-title-dark: #fff;--clr-contact-details-title-dark: #fff;--clr-cta-button-background-dark: #c19957;--clr-primary-button-border-dark: #c19957;--clr-scheduling-form-title-dark: #fff;--clr-secondary-button-text-dark: #fff;--clr-form-button-background-dark: #c19957;--clr-form-input-placeholder-dark: #fff;--clr-navigation-button-text-dark: #fff;--clr-secondary-button-focus-dark: #fff;--clr-secondary-button-hover-dark: #fff;--clr-collection-item-summary-dark: #fff;--clr-navigation-button-focus-dark: #fff;--clr-navigation-button-hover-dark: #fff;--clr-scheduling-form-daytime-dark: #fff;--clr-scheduling-form-weekday-dark: #fff;--clr-secondary-button-border-dark: #fff;--clr-slider-arrow-background-dark: #000;--clr-testimonial-slider-name-dark: #fff;--clr-collection-item-subtitle-dark: #fff;--clr-form-button-focus-border-dark: #ddc7a1;--clr-form-button-hover-border-dark: #AF8946;--clr-navigation-button-border-dark: #fff;--clr-scheduling-form-timezone-dark: #fff;--clr-testimonial-slider-quote-dark: #fff;--clr-primary-button-background-dark: #c19957;--clr-scheduling-form-day-empty-dark: #fff;--clr-contact-details-link-hover-dark: #fff;--clr-collection-item-description-dark: #fff;--clr-primary-button-focus-border-dark: #ddc7a1;--clr-primary-button-hover-border-dark: #AF8946;--clr-secondary-button-background-dark: #c19957;--clr-testimonial-slider-position-dark: #fff;--clr-form-button-focus-background-dark: #ddc7a1;--clr-form-button-hover-background-dark: #AF8946;--clr-navigation-button-background-dark: #c19957;--clr-scheduling-form-daytime-title-dark: #121414;--clr-secondary-button-focus-border-dark: #ddc7a1;--clr-secondary-button-hover-border-dark: #c19957;--clr-navigation-button-focus-border-dark: #ddc7a1;--clr-navigation-button-hover-border-dark: #c19957;--clr-scheduling-form-day-background-dark: #000;--clr-primary-button-focus-background-dark: #ddc7a1;--clr-primary-button-hover-background-dark: #AF8946;--clr-scheduling-form-title-background-dark: #c19957;--clr-secondary-button-focus-background-dark: #ddc7a1;--clr-secondary-button-hover-background-dark: #c19957;--clr-navigation-button-focus-background-dark: #ddc7a1;--clr-navigation-button-hover-background-dark: #c19957;--clr-scheduling-form-daytime-background-dark: #fff;--clr-link-light: #dbdbdb;--clr-text-light: #dbdbdb;--clr-border-light: #ccc;--clr-nav-link-light: #dbdbdb;--clr-logo-text-light: #fff;--clr-form-label-light: #fff;--clr-hero-title-light: #fff;--clr-link-hover-light: #dbdbdb;--clr-slider-dot-light: #c19957;--clr-decorations-light: #c19957;--clr-footer-link-light: #dbdbdb;--clr-form-border-light: #ccc;--clr-social-link-light: #000;--clr-section-info-light: #004085;--clr-slider-arrow-light: #fff;--clr-hero-subtitle-light: #fff;--clr-section-title-light: #c19957;--clr-link-secondary-light: #dbdbdb;--clr-section-danger-light: #dd071c;--clr-text-secondary-light: #dbdbdb;--clr-cta-button-text-light: #2a2f2f;--clr-form-background-light: #121414;--clr-form-input-text-light: #fff;--clr-nav-link-active-light: #c19957;--clr-section-success-light: #61ce27;--clr-form-button-text-light: #fff;--clr-section-cta-link-light: #c19957;--clr-section-subtitle-light: #fff;--clr-zebra-background-light: #1c1f1f;--clr-cta-button-border-light: #c19957;--clr-footer-link-hover-light: #c19957;--clr-form-button-focus-light: #fff;--clr-form-button-hover-light: #fff;--clr-social-link-hover-light: #000;--clr-collection-item-bg-light: #121414;--clr-form-button-border-light: #c19957;--clr-section-background-light: #121414;--clr-footer-column-title-light: #fff;--clr-hero-content-box-bg-light: #121414;--clr-primary-button-text-light: #fff;--clr-scheduling-form-day-light: #fff;--clr-collection-item-date-light: #dbdbdb;--clr-collection-item-note-light: #dbdbdb;--clr-contact-details-link-light: #dbdbdb;--clr-link-secondary-hover-light: #dbdbdb;--clr-primary-button-focus-light: #fff;--clr-primary-button-hover-light: #fff;--clr-scheduling-form-date-light: #fff;--clr-collection-item-title-light: #fff;--clr-contact-details-title-light: #fff;--clr-cta-button-background-light: #c19957;--clr-primary-button-border-light: #c19957;--clr-scheduling-form-title-light: #fff;--clr-secondary-button-text-light: #fff;--clr-form-button-background-light: #c19957;--clr-form-input-placeholder-light: #fff;--clr-navigation-button-text-light: #fff;--clr-secondary-button-focus-light: #fff;--clr-secondary-button-hover-light: #fff;--clr-collection-item-summary-light: #dbdbdb;--clr-navigation-button-focus-light: #fff;--clr-navigation-<text:soft-page-break/>button-hover-light: #fff;--clr-scheduling-form-daytime-light: #fff;--clr-scheduling-form-weekday-light: #fff;--clr-secondary-button-border-light: #c19957;--clr-slider-arrow-background-light: #fff;--clr-testimonial-slider-name-light: #fff;--clr-collection-item-subtitle-light: #dbdbdb;--clr-form-button-focus-border-light: #ddc7a1;--clr-form-button-hover-border-light: #AF8946;--clr-navigation-button-border-light: #fff;--clr-scheduling-form-timezone-light: #fff;--clr-testimonial-slider-quote-light: #fff;--clr-primary-button-background-light: #c19957;--clr-scheduling-form-day-empty-light: #fff;--clr-contact-details-link-hover-light: #c19957;--clr-collection-item-description-light: #dbdbdb;--clr-primary-button-focus-border-light: #ddc7a1;--clr-primary-button-hover-border-light: #AF8946;--clr-secondary-button-background-light: #dbdbdb;--clr-testimonial-slider-position-light: #dbdbdb;--clr-form-button-focus-background-light: #ddc7a1;--clr-form-button-hover-background-light: #AF8946;--clr-navigation-button-background-light: #dbdbdb;--clr-scheduling-form-daytime-title-light: #000;--clr-secondary-button-focus-border-light: #ddc7a1;--clr-secondary-button-hover-border-light: #c19957;--clr-navigation-button-focus-border-light: #ddc7a1;--clr-navigation-button-hover-border-light: #c19957;--clr-scheduling-form-day-background-light: #fff;--clr-primary-button-focus-background-light: #ddc7a1;--clr-primary-button-hover-background-light: #AF8946;--clr-scheduling-form-title-background-light: #c19957;--clr-secondary-button-focus-background-light: #ddc7a1;--clr-secondary-button-hover-background-light: #c19957;--clr-navigation-button-focus-background-light: #ddc7a1;--clr-navigation-button-hover-background-light: #c19957;--clr-scheduling-form-daytime-background-light: #fff;--clr-link-accent: #fff;--clr-text-accent: #fff;--clr-border-accent: #fff;--clr-nav-link-accent: #fff;--clr-logo-text-accent: #fff;--clr-form-label-accent: #fff;--clr-hero-title-accent: #fff;--clr-link-hover-accent: #fff;--clr-slider-dot-accent: #fff;--clr-decorations-accent: #fff;--clr-footer-link-accent: #fff;--clr-form-border-accent: #fff;--clr-social-link-accent: #c19957;--clr-section-info-accent: #004085;--clr-slider-arrow-accent: #fff;--clr-hero-subtitle-accent: #fff;--clr-section-title-accent: #fff;--clr-link-secondary-accent: #fff;--clr-section-danger-accent: #dd071c;--clr-text-secondary-accent: #fff;--clr-cta-button-text-accent: #121414;--clr-form-background-accent: #c19957;--clr-form-input-text-accent: #fff;--clr-nav-link-active-accent: #fff;--clr-section-success-accent: #61ce27;--clr-form-button-text-accent: #fff;--clr-section-cta-link-accent: #fff;--clr-section-subtitle-accent: #fff;--clr-zebra-background-accent: #AF8946;--clr-cta-button-border-accent: #000;--clr-footer-link-hover-accent: #c19957;--clr-form-button-focus-accent: #fff;--clr-form-button-hover-accent: #fff;--clr-social-link-hover-accent: #c19957;--clr-collection-item-bg-accent: #c19957;--clr-form-button-border-accent: #000;--clr-section-background-accent: #c19957;--clr-footer-column-title-accent: #fff;--clr-hero-content-box-bg-accent: #c19957;--clr-primary-button-text-accent: #fff;--clr-scheduling-form-day-accent: #fff;--clr-collection-item-date-accent: #fff;--clr-collection-item-note-accent: #fff;--clr-contact-details-link-accent: #fff;--clr-link-secondary-hover-accent: #fff;--clr-primary-button-focus-accent: #fff;--clr-primary-button-hover-accent: #fff;--clr-scheduling-form-date-accent: #fff;--clr-collection-item-title-accent: #fff;--clr-contact-details-title-accent: #fff;--clr-cta-button-background-accent: #000;--clr-primary-button-border-accent: #000;--clr-scheduling-form-title-accent: #fff;--clr-secondary-button-text-accent: #fff;--clr-form-button-background-accent: #000;--clr-form-input-placeholder-accent: #fff;--clr-navigation-button-text-accent: #fff;--clr-secondary-button-focus-accent: #fff;--clr-secondary-button-hover-accent: #fff;--clr-collection-item-summary-accent: #fff;--clr-navigation-button-focus-accent: #fff;--clr-navigation-button-hover-accent: #fff;--clr-scheduling-form-daytime-accent: #fff;--clr-scheduling-form-weekday-accent: #fff;--clr-secondary-button-border-accent: #fff;--clr-slider-arrow-background-accent: #c19957;--clr-testimonial-slider-name-accent: #fff;--clr-collection-item-subtitle-accent: #fff;--clr-form-button-focus-border-accent: #1a1a1a;--clr-form-button-hover-border-accent: #000;--clr-navigation-button-border-accent: #fff;--clr-scheduling-form-timezone-accent: #fff;--clr-testimonial-slider-quote-accent: #fff;--clr-primary-button-background-accent: #000;--clr-scheduling-form-day-empty-accent: #fff;--clr-contact-details-link-hover-accent: #fff;--clr-collection-item-description-accent: #fff;--clr-primary-button-focus-border-accent: #1a1a1a;--clr-primary-button-hover-border-accent: #000;--clr-secondary-button-background-accent: #c19957;--clr-testimonial-slider-position-accent: #fff;--clr-form-button-focus-<text:soft-page-break/>background-accent: #1a1a1a;--clr-form-button-hover-background-accent: #000;--clr-navigation-button-background-accent: #c19957;--clr-scheduling-form-daytime-title-accent: #121414;--clr-secondary-button-focus-border-accent: #1a1a1a;--clr-secondary-button-hover-border-accent: #000;--clr-navigation-button-focus-border-accent: #1a1a1a;--clr-navigation-button-hover-border-accent: #000;--clr-scheduling-form-day-background-accent: #c19957;--clr-primary-button-focus-background-accent: #1a1a1a;--clr-primary-button-hover-background-accent: #000;--clr-scheduling-form-title-background-accent: #000;--clr-secondary-button-focus-background-accent: #1a1a1a;--clr-secondary-button-hover-background-accent: #000;--clr-navigation-button-focus-background-accent: #1a1a1a;--clr-navigation-button-hover-background-accent: #000;--clr-scheduling-form-daytime-background-accent: #fff;--spacer-xs: calc(var(--spacer) / 4);--spacer-sm: calc(var(--spacer) / 2);--spacer-md: calc(var(--spacer) * 2);--spacer-lg: calc(var(--spacer) * 4);--background-filter-grayscale: grayscale(100%);--image-filter-light: invert(0%) saturate(0) brightness(100%);--image-filter-dark: invert(100%) saturate(0) brightness(200%);--image-filter-grayscale: grayscale(100%);--linear-gradient-light: linear-gradient(rgba(255, 255, 255, 0.8), rgba(255, 255, 255, 0.7));--linear-gradient-dark: linear-gradient(rgba(0, 0, 0, 0.4), rgba(0, 0, 0, 0.3));--linear-gradient-accent: linear-gradient(rgba(0, 0, 0, 0.4), rgba(0, 0, 0, 0.3));--radius: 2px;--transition: all 0.15s ease-in-out;--nav-links-transition: var(--transition);--input-checkbox-height: 18px;--nav-link-dot-size: 6px;--border-width: 1px;--alternating-background-contrast-percentage: 0.04;--body-font-size: 1rem;--body-font-style: normal;--body-font-family: Raleway;--body-font-weight: 300;--body-line-height: 1.5;--body-letter-spacing: 0px;--body-text-transform: none;--link-font-size: 1rem;--link-font-style: normal;--link-font-family: Raleway;--link-font-weight: 300;--link-line-height: 1.25;--link-letter-spacing: 0px;--link-text-transform: none;--body-sm-font-size: 1rem;--body-sm-font-style: normal;--body-sm-font-family: Raleway;--body-sm-font-weight: 300;--body-sm-line-height: 1.5;--body-sm-letter-spacing: 0px;--body-sm-text-transform: none;--display-font-size: 1.375rem;--display-font-style: normal;--display-font-family: Raleway;--display-font-weight: 300;--display-line-height: 1.25;--display-letter-spacing: 0px;--display-text-transform: none;--nav-cta-font-size: 1rem;--nav-cta-font-style: normal;--nav-cta-font-family: Raleway;--nav-cta-font-weight: 300;--nav-cta-line-height: 1.25;--nav-cta-letter-spacing: 2px;--nav-cta-text-transform: none;--form-cta-font-size: 1rem;--form-cta-font-style: normal;--form-cta-font-family: Raleway;--form-cta-font-weight: 300;--form-cta-line-height: 1.25;--form-cta-letter-spacing: 2px;--form-cta-text-transform: none;--hero-cta-font-size: 1.125rem;--hero-cta-font-style: normal;--hero-cta-font-family: Raleway;--hero-cta-font-weight: 300;--hero-cta-line-height: 1.25;--hero-cta-letter-spacing: 2px;--hero-cta-text-transform: none;--nav-link-font-size: .85rem;--nav-link-font-style: normal;--nav-link-font-family: Raleway;--nav-link-font-weight: 300;--nav-link-line-height: 1.25;--nav-link-letter-spacing: 2px;--nav-link-text-transform: none;--logo-text-font-size: 1.125rem;--logo-text-font-style: normal;--logo-text-font-family: Raleway;--logo-text-font-weight: 300;--logo-text-line-height: 1.25;--logo-text-letter-spacing: 2px;--logo-text-text-transform: none;--display-lg-font-size: 1.75rem;--display-lg-font-style: normal;--display-lg-font-family: Raleway;--display-lg-font-weight: 300;--display-lg-line-height: 1.25;--display-lg-letter-spacing: 0px;--display-lg-text-transform: none;--display-md-font-size: 1.125rem;--display-md-font-style: normal;--display-md-font-family: Raleway;--display-md-font-weight: 300;--display-md-line-height: 1.25;--display-md-letter-spacing: 0px;--display-md-text-transform: none;--display-sm-font-size: 1rem;--display-sm-font-style: normal;--display-sm-font-family: Raleway;--display-sm-font-weight: 300;--display-sm-line-height: 1.25;--display-sm-letter-spacing: 0px;--display-sm-text-transform: none;--display-xl-font-size: 3rem;--display-xl-font-style: normal;--display-xl-font-family: Raleway;--display-xl-font-weight: 300;--display-xl-line-height: 1;--display-xl-letter-spacing: 0px;--display-xl-text-transform: none;--form-input-font-size: 1rem;--form-input-font-style: normal;--form-input-font-family: Raleway;--form-input-font-weight: 400;--form-input-line-height: 1.5;--form-input-letter-spacing: 0px;--form-input-text-transform: none;--form-label-font-size: 1rem;--form-label-font-style: normal;--form-label-font-family: Raleway;--form-label-font-weight: 600;--form-label-line-height: 1.25;--form-label-letter-spacing: 0px;--form-label-text-transform: none;--<text:soft-page-break/>hero-title-font-size: 4.5rem;--hero-title-font-style: normal;--hero-title-font-family: Raleway;--hero-title-font-weight: 300;--hero-title-line-height: 1;--hero-title-letter-spacing: 2px;--hero-title-text-transform: none;--footer-text-font-size: .85rem;--footer-text-font-style: normal;--footer-text-font-family: Raleway;--footer-text-font-weight: 400;--footer-text-line-height: 1.5;--footer-text-letter-spacing: 0px;--footer-text-text-transform: none;--section-cta-font-size: 1rem;--section-cta-font-style: normal;--section-cta-font-family: Raleway;--section-cta-font-weight: 300;--section-cta-line-height: 1.25;--section-cta-letter-spacing: 2px;--section-cta-text-transform: none;--nav-contacts-font-size: 1rem;--nav-contacts-font-style: normal;--nav-contacts-font-family: Raleway;--nav-contacts-font-weight: 300;--nav-contacts-line-height: 1.25;--nav-contacts-letter-spacing: 2px;--nav-contacts-text-transform: none;--hero-subtitle-font-size: 1.75rem;--hero-subtitle-font-style: normal;--hero-subtitle-font-family: Raleway;--hero-subtitle-font-weight: 300;--hero-subtitle-line-height: 1.25;--hero-subtitle-letter-spacing: 0px;--hero-subtitle-text-transform: none;--blog-view-body-font-size: 1rem;--blog-view-body-font-style: normal;--blog-view-body-font-family: Raleway;--blog-view-body-font-weight: 400;--blog-view-body-line-height: 1.5;--blog-view-body-letter-spacing: 0px;--blog-view-body-text-transform: none;--blog-view-date-font-size: 1rem;--blog-view-date-font-style: normal;--blog-view-date-font-family: Raleway;--blog-view-date-font-weight: 400;--blog-view-date-line-height: 1.25;--blog-view-date-letter-spacing: 0px;--blog-view-date-text-transform: none;--link-secondary-font-size: 1rem;--link-secondary-font-style: normal;--link-secondary-font-family: Raleway;--link-secondary-font-weight: 300;--link-secondary-line-height: 1.25;--link-secondary-letter-spacing: 0px;--link-secondary-text-transform: none;--blog-view-title-font-size: 2.25rem;--blog-view-title-font-style: normal;--blog-view-title-font-family: Raleway;--blog-view-title-font-weight: 800;--blog-view-title-line-height: 1.25;--blog-view-title-letter-spacing: 0px;--blog-view-title-text-transform: none;--footer-nav-link-font-size: .85rem;--footer-nav-link-font-style: normal;--footer-nav-link-font-family: Raleway;--footer-nav-link-font-weight: 300;--footer-nav-link-line-height: 1.25;--footer-nav-link-letter-spacing: 2px;--footer-nav-link-text-transform: none;--footer-subtitle-font-size: 1.5rem;--footer-subtitle-font-style: normal;--footer-subtitle-font-family: Raleway;--footer-subtitle-font-weight: 400;--footer-subtitle-line-height: 1.25;--footer-subtitle-letter-spacing: 0px;--footer-subtitle-text-transform: none;--nav-link-active-font-size: .85rem;--nav-link-active-font-style: normal;--nav-link-active-font-family: Raleway;--nav-link-active-font-weight: 300;--nav-link-active-line-height: 1.25;--nav-link-active-letter-spacing: 2px;--nav-link-active-text-transform: none;--blog-view-author-font-size: 1rem;--blog-view-author-font-style: normal;--blog-view-author-font-family: Raleway;--blog-view-author-font-weight: 400;--blog-view-author-line-height: 1.25;--blog-view-author-letter-spacing: 0px;--blog-view-author-text-transform: none;--footer-logo-text-font-size: 1rem;--footer-logo-text-font-style: normal;--footer-logo-text-font-family: Raleway;--footer-logo-text-font-weight: 700;--footer-logo-text-line-height: 1.25;--footer-logo-text-letter-spacing: 0px;--footer-logo-text-text-transform: none;--form-input-label-font-size: 1rem;--form-input-label-font-style: normal;--form-input-label-font-family: Raleway;--form-input-label-font-weight: 400;--form-input-label-line-height: 1.25;--form-input-label-letter-spacing: 0px;--form-input-label-text-transform: none;--footer-column-title-font-size: 1.375rem;--footer-column-title-font-style: normal;--footer-column-title-font-family: Raleway;--footer-column-title-font-weight: 300;--footer-column-title-line-height: 1.25;--footer-column-title-letter-spacing: 0px;--footer-column-title-text-transform: none;--scheduling-form-day-font-size: 1.125rem;--scheduling-form-day-font-style: normal;--scheduling-form-day-font-family: Raleway;--scheduling-form-day-font-weight: 300;--scheduling-form-day-line-height: 1.5;--scheduling-form-day-letter-spacing: 0px;--scheduling-form-day-text-transform: none;--collection-item-date-font-size: 1rem;--collection-item-date-font-style: normal;--collection-item-date-font-family: Raleway;--collection-item-date-font-weight: 400;--collection-item-date-line-height: 1.25;--collection-item-date-letter-spacing: 0px;--collection-item-date-text-transform: none;--collection-item-link-font-size: 1rem;--collection-item-link-font-style: normal;--collection-item-link-font-family: Raleway;--collection-item-link-font-weight: 400;--collection-item-link-line-height: 1.25;--collection-item-link-letter-spacing: 0px;--collection-item-link-text-transform: none;--collection-item-note-font-size: 1rem;--<text:soft-page-break/>collection-item-note-font-style: normal;--collection-item-note-font-family: Raleway;--collection-item-note-font-weight: 400;--collection-item-note-line-height: 1.25;--collection-item-note-letter-spacing: 0px;--collection-item-note-text-transform: none;--contact-details-link-font-size: 1rem;--contact-details-link-font-style: normal;--contact-details-link-font-family: Raleway;--contact-details-link-font-weight: 300;--contact-details-link-line-height: 1.25;--contact-details-link-letter-spacing: 0px;--contact-details-link-text-transform: none;--scheduling-form-date-font-size: 1.125rem;--scheduling-form-date-font-style: normal;--scheduling-form-date-font-family: Raleway;--scheduling-form-date-font-weight: 300;--scheduling-form-date-line-height: 1.5;--scheduling-form-date-letter-spacing: 0px;--scheduling-form-date-text-transform: none;--collection-item-price-font-size: 1rem;--collection-item-price-font-style: normal;--collection-item-price-font-family: Raleway;--collection-item-price-font-weight: 400;--collection-item-price-line-height: 1.25;--collection-item-price-letter-spacing: 0px;--collection-item-price-text-transform: none;--collection-item-title-font-size: 1.5rem;--collection-item-title-font-style: normal;--collection-item-title-font-family: Raleway;--collection-item-title-font-weight: 400;--collection-item-title-line-height: 1.25;--collection-item-title-letter-spacing: 0px;--collection-item-title-text-transform: none;--contact-details-title-font-size: 1rem;--contact-details-title-font-style: normal;--contact-details-title-font-family: Raleway;--contact-details-title-font-weight: 600;--contact-details-title-line-height: 1.25;--contact-details-title-letter-spacing: 0px;--contact-details-title-text-transform: none;--scheduling-form-title-font-size: 1.125rem;--scheduling-form-title-font-style: normal;--scheduling-form-title-font-family: Raleway;--scheduling-form-title-font-weight: 600;--scheduling-form-title-line-height: 1.25;--scheduling-form-title-letter-spacing: 0px;--scheduling-form-title-text-transform: none;--footer-nav-link-active-font-size: .85rem;--footer-nav-link-active-font-style: normal;--footer-nav-link-active-font-family: Raleway;--footer-nav-link-active-font-weight: 300;--footer-nav-link-active-line-height: 1.25;--footer-nav-link-active-letter-spacing: 2px;--footer-nav-link-active-text-transform: none;--scheduling-form-daytime-font-size: .875rem;--scheduling-form-daytime-font-style: normal;--scheduling-form-daytime-font-family: Raleway;--scheduling-form-daytime-font-weight: 300;--scheduling-form-daytime-line-height: 1.5;--scheduling-form-daytime-letter-spacing: 0px;--scheduling-form-daytime-text-transform: none;--scheduling-form-weekday-font-size: .875rem;--scheduling-form-weekday-font-style: normal;--scheduling-form-weekday-font-family: Raleway;--scheduling-form-weekday-font-weight: 300;--scheduling-form-weekday-line-height: 1.5;--scheduling-form-weekday-letter-spacing: 0px;--scheduling-form-weekday-text-transform: none;--collection-item-contacts-font-size: 1rem;--collection-item-contacts-font-style: normal;--collection-item-contacts-font-family: Raleway;--collection-item-contacts-font-weight: 400;--collection-item-contacts-line-height: 1.5;--collection-item-contacts-letter-spacing: 0px;--collection-item-contacts-text-transform: none;--collection-item-subtitle-font-size: 1rem;--collection-item-subtitle-font-style: normal;--collection-item-subtitle-font-family: Raleway;--collection-item-subtitle-font-weight: 400;--collection-item-subtitle-line-height: 1.25;--collection-item-subtitle-letter-spacing: 0px;--collection-item-subtitle-text-transform: none;--scheduling-form-timezone-font-size: 1.125rem;--scheduling-form-timezone-font-style: normal;--scheduling-form-timezone-font-family: Raleway;--scheduling-form-timezone-font-weight: 300;--scheduling-form-timezone-line-height: 1.5;--scheduling-form-timezone-letter-spacing: 0px;--scheduling-form-timezone-text-transform: none;--testimonial-carousel-quote-font-size: 1.75rem;--testimonial-carousel-quote-font-style: normal;--testimonial-carousel-quote-font-family: Raleway;--testimonial-carousel-quote-font-weight: 300;--testimonial-carousel-quote-line-height: 1.25;--testimonial-carousel-quote-letter-spacing: 0px;--testimonial-carousel-quote-text-transform: none;--testimonial-carousel-title-font-size: 1.375rem;--testimonial-carousel-title-font-style: normal;--testimonial-carousel-title-font-family: Raleway;--testimonial-carousel-title-font-weight: 300;--testimonial-carousel-title-line-height: 1.25;--testimonial-carousel-title-letter-spacing: 0px;--testimonial-carousel-title-text-transform: none;--collection-item-description-font-size: 1rem;--collection-item-description-font-style: normal;--collection-item-description-font-family: Raleway;--collection-item-description-font-weight: 400;--collection-item-description-line-height: 1.5;--collection-item-<text:soft-page-break/>description-letter-spacing: 0px;--collection-item-description-text-transform: none;--scheduling-form-time-button-font-size: 1rem;--scheduling-form-time-button-font-style: normal;--scheduling-form-time-button-font-family: Raleway;--scheduling-form-time-button-font-weight: 300;--scheduling-form-time-button-line-height: 1.5;--scheduling-form-time-button-letter-spacing: 0px;--scheduling-form-time-button-text-transform: none;--testimonial-carousel-subtitle-font-size: 1rem;--testimonial-carousel-subtitle-font-style: normal;--testimonial-carousel-subtitle-font-family: Raleway;--testimonial-carousel-subtitle-font-weight: 300;--testimonial-carousel-subtitle-line-height: 1.25;--testimonial-carousel-subtitle-letter-spacing: 0px;--testimonial-carousel-subtitle-text-transform: none;--contact-details-working-hours-day-font-size: 1rem;--contact-details-working-hours-day-font-style: normal;--contact-details-working-hours-day-font-family: Raleway;--contact-details-working-hours-day-font-weight: 300;--contact-details-working-hours-day-line-height: 1.5;--contact-details-working-hours-day-letter-spacing: 0px;--contact-details-working-hours-day-text-transform: none;--scheduling-form-day-empty-message-font-size: 1.125rem;--scheduling-form-day-empty-message-font-style: normal;--scheduling-form-day-empty-message-font-family: Raleway;--scheduling-form-day-empty-message-font-weight: 300;--scheduling-form-day-empty-message-line-height: 1.5;--scheduling-form-day-empty-message-letter-spacing: 0px;--scheduling-form-day-empty-message-text-transform: none;--contact-details-working-hours-time-font-size: 1rem;--contact-details-working-hours-time-font-style: normal;--contact-details-working-hours-time-font-family: Raleway;--contact-details-working-hours-time-font-weight: 300;--contact-details-working-hours-time-line-height: 1.5;--contact-details-working-hours-time-letter-spacing: 0px;--contact-details-working-hours-time-text-transform: none}@media (max-width: 991px){:root{--body-font-size: 1rem;--body-font-style: normal;--body-font-family: Raleway;--body-font-weight: 400;--body-line-height: 1.5;--body-letter-spacing: 0px;--body-text-transform: none;--link-font-size: 1rem;--link-font-style: normal;--link-font-family: Raleway;--link-font-weight: 400;--link-line-height: 1.25;--link-letter-spacing: 0px;--link-text-transform: none;--body-sm-font-size: 1rem;--body-sm-font-style: normal;--body-sm-font-family: Raleway;--body-sm-font-weight: 400;--body-sm-line-height: 1.5;--body-sm-letter-spacing: 0px;--body-sm-text-transform: none;--display-font-size: 1.25rem;--display-font-style: normal;--display-font-family: Raleway;--display-font-weight: 300;--display-line-height: 1.25;--display-letter-spacing: 0px;--display-text-transform: none;--nav-cta-font-size: 1rem;--nav-cta-font-style: normal;--nav-cta-font-family: Raleway;--nav-cta-font-weight: 300;--nav-cta-line-height: 1.25;--nav-cta-letter-spacing: 0px;--nav-cta-text-transform: none;--form-cta-font-size: 1rem;--form-cta-font-style: normal;--form-cta-font-family: Raleway;--form-cta-font-weight: 300;--form-cta-line-height: 1.25;--form-cta-letter-spacing: 0px;--form-cta-text-transform: none;--hero-cta-font-size: 1rem;--hero-cta-font-style: normal;--hero-cta-font-family: Raleway;--hero-cta-font-weight: 300;--hero-cta-line-height: 1.25;--hero-cta-letter-spacing: .25px;--hero-cta-text-transform: none;--nav-link-font-size: 1rem;--nav-link-font-style: normal;--nav-link-font-family: Raleway;--nav-link-font-weight: 300;--nav-link-line-height: 1.25;--nav-link-letter-spacing: 0px;--nav-link-text-transform: none;--logo-text-font-size: 1rem;--logo-text-font-style: normal;--logo-text-font-family: Raleway;--logo-text-font-weight: 300;--logo-text-line-height: 1.25;--logo-text-letter-spacing: 2px;--logo-text-text-transform: none;--display-lg-font-size: 1.375rem;--display-lg-font-style: normal;--display-lg-font-family: Raleway;--display-lg-font-weight: 300;--display-lg-line-height: 1.25;--display-lg-letter-spacing: 0px;--display-lg-text-transform: none;--display-md-font-size: 1.125rem;--display-md-font-style: normal;--display-md-font-family: Raleway;--display-md-font-weight: 400;--display-md-line-height: 1.25;--display-md-letter-spacing: 0px;--display-md-text-transform: none;--display-sm-font-size: 1rem;--display-sm-font-style: normal;--display-sm-font-family: Raleway;--display-sm-font-weight: 300;--display-sm-line-height: 1.25;--display-sm-letter-spacing: 0px;--display-sm-text-transform: none;--display-xl-font-size: 2.5rem;--display-xl-font-style: normal;--display-xl-font-family: Raleway;--display-xl-font-weight: 300;--display-xl-line-height: 1;--display-xl-letter-spacing: 0px;--display-xl-text-transform: none;--form-input-font-size: 1rem;--form-input-font-style: normal;--form-input-font-family: Raleway;--form-input-font-weight: 400;--form-input-line-height: 1.5;--form-input-<text:soft-page-break/>letter-spacing: 0px;--form-input-text-transform: none;--form-label-font-size: 1rem;--form-label-font-style: normal;--form-label-font-family: Raleway;--form-label-font-weight: 600;--form-label-line-height: 1.25;--form-label-letter-spacing: 0px;--form-label-text-transform: none;--hero-title-font-size: 3.5rem;--hero-title-font-style: normal;--hero-title-font-family: Raleway;--hero-title-font-weight: 300;--hero-title-line-height: 1;--hero-title-letter-spacing: 0px;--hero-title-text-transform: none;--footer-text-font-size: 1rem;--footer-text-font-style: normal;--footer-text-font-family: Raleway;--footer-text-font-weight: 400;--footer-text-line-height: 1.5;--footer-text-letter-spacing: 0px;--footer-text-text-transform: none;--section-cta-font-size: 1rem;--section-cta-font-style: normal;--section-cta-font-family: Raleway;--section-cta-font-weight: 300;--section-cta-line-height: 1.25;--section-cta-letter-spacing: .25px;--section-cta-text-transform: none;--nav-contacts-font-size: 1rem;--nav-contacts-font-style: normal;--nav-contacts-font-family: Raleway;--nav-contacts-font-weight: 300;--nav-contacts-line-height: 1.25;--nav-contacts-letter-spacing: 0px;--nav-contacts-text-transform: none;--hero-subtitle-font-size: 1.375rem;--hero-subtitle-font-style: normal;--hero-subtitle-font-family: Raleway;--hero-subtitle-font-weight: 300;--hero-subtitle-line-height: 1.25;--hero-subtitle-letter-spacing: 0px;--hero-subtitle-text-transform: none;--blog-view-body-font-size: 1rem;--blog-view-body-font-style: normal;--blog-view-body-font-family: Raleway;--blog-view-body-font-weight: 400;--blog-view-body-line-height: 1.5;--blog-view-body-letter-spacing: 0px;--blog-view-body-text-transform: none;--blog-view-date-font-size: 1rem;--blog-view-date-font-style: normal;--blog-view-date-font-family: Raleway;--blog-view-date-font-weight: 400;--blog-view-date-line-height: 1.25;--blog-view-date-letter-spacing: 0px;--blog-view-date-text-transform: none;--link-secondary-font-size: 1rem;--link-secondary-font-style: normal;--link-secondary-font-family: Raleway;--link-secondary-font-weight: 400;--link-secondary-line-height: 1.25;--link-secondary-letter-spacing: 0px;--link-secondary-text-transform: none;--blog-view-title-font-size: 2.25rem;--blog-view-title-font-style: normal;--blog-view-title-font-family: Raleway;--blog-view-title-font-weight: 800;--blog-view-title-line-height: 1.25;--blog-view-title-letter-spacing: 0px;--blog-view-title-text-transform: none;--footer-nav-link-font-size: 1rem;--footer-nav-link-font-style: normal;--footer-nav-link-font-family: Raleway;--footer-nav-link-font-weight: 300;--footer-nav-link-line-height: 1.25;--footer-nav-link-letter-spacing: 0px;--footer-nav-link-text-transform: none;--footer-subtitle-font-size: 1.5rem;--footer-subtitle-font-style: normal;--footer-subtitle-font-family: Raleway;--footer-subtitle-font-weight: 400;--footer-subtitle-line-height: 1.25;--footer-subtitle-letter-spacing: 0px;--footer-subtitle-text-transform: none;--nav-link-active-font-size: .9375rem;--nav-link-active-font-style: normal;--nav-link-active-font-family: Source Sans Pro;--nav-link-active-font-weight: 300;--nav-link-active-line-height: 1.25;--nav-link-active-letter-spacing: 0px;--nav-link-active-text-transform: none;--blog-view-author-font-size: 1rem;--blog-view-author-font-style: normal;--blog-view-author-font-family: Raleway;--blog-view-author-font-weight: 400;--blog-view-author-line-height: 1.25;--blog-view-author-letter-spacing: 0px;--blog-view-author-text-transform: none;--footer-logo-text-font-size: 1rem;--footer-logo-text-font-style: normal;--footer-logo-text-font-family: Raleway;--footer-logo-text-font-weight: 700;--footer-logo-text-line-height: 1.25;--footer-logo-text-letter-spacing: 0px;--footer-logo-text-text-transform: none;--form-input-label-font-size: 1rem;--form-input-label-font-style: normal;--form-input-label-font-family: Raleway;--form-input-label-font-weight: 400;--form-input-label-line-height: 1.25;--form-input-label-letter-spacing: 0px;--form-input-label-text-transform: none;--footer-column-title-font-size: 1.375rem;--footer-column-title-font-style: normal;--footer-column-title-font-family: Raleway;--footer-column-title-font-weight: 300;--footer-column-title-line-height: 1.25;--footer-column-title-letter-spacing: 0px;--footer-column-title-text-transform: none;--scheduling-form-day-font-size: .875rem;--scheduling-form-day-font-style: normal;--scheduling-form-day-font-family: Raleway;--scheduling-form-day-font-weight: 400;--scheduling-form-day-line-height: 1.5;--scheduling-form-day-letter-spacing: 0px;--scheduling-form-day-text-transform: none;--collection-item-date-font-size: 1rem;--collection-item-date-font-style: normal;--collection-item-date-font-family: Raleway;--collection-item-date-font-weight: 400;--collection-item-date-line-height: 1.25;--collection-item-date-letter-spacing: 0px;--collection-item-date-text-transform: none;--collection-item-link-font-size: 1rem;--collection-<text:soft-page-break/>item-link-font-style: normal;--collection-item-link-font-family: Raleway;--collection-item-link-font-weight: 400;--collection-item-link-line-height: 1.25;--collection-item-link-letter-spacing: 0px;--collection-item-link-text-transform: none;--collection-item-note-font-size: 1rem;--collection-item-note-font-style: normal;--collection-item-note-font-family: Raleway;--collection-item-note-font-weight: 400;--collection-item-note-line-height: 1.25;--collection-item-note-letter-spacing: 0px;--collection-item-note-text-transform: none;--contact-details-link-font-size: 1rem;--contact-details-link-font-style: normal;--contact-details-link-font-family: Raleway;--contact-details-link-font-weight: 400;--contact-details-link-line-height: 1.25;--contact-details-link-letter-spacing: 0px;--contact-details-link-text-transform: none;--scheduling-form-date-font-size: 1.125rem;--scheduling-form-date-font-style: normal;--scheduling-form-date-font-family: Raleway;--scheduling-form-date-font-weight: 400;--scheduling-form-date-line-height: 1.5;--scheduling-form-date-letter-spacing: 0px;--scheduling-form-date-text-transform: none;--collection-item-price-font-size: 1rem;--collection-item-price-font-style: normal;--collection-item-price-font-family: Raleway;--collection-item-price-font-weight: 400;--collection-item-price-line-height: 1.25;--collection-item-price-letter-spacing: 0px;--collection-item-price-text-transform: none;--collection-item-title-font-size: 1.5rem;--collection-item-title-font-style: normal;--collection-item-title-font-family: Raleway;--collection-item-title-font-weight: 400;--collection-item-title-line-height: 1.25;--collection-item-title-letter-spacing: 0px;--collection-item-title-text-transform: none;--contact-details-title-font-size: 1rem;--contact-details-title-font-style: normal;--contact-details-title-font-family: Raleway;--contact-details-title-font-weight: 600;--contact-details-title-line-height: 1.25;--contact-details-title-letter-spacing: 0px;--contact-details-title-text-transform: none;--scheduling-form-title-font-size: 1.125rem;--scheduling-form-title-font-style: normal;--scheduling-form-title-font-family: Raleway;--scheduling-form-title-font-weight: 600;--scheduling-form-title-line-height: 1.25;--scheduling-form-title-letter-spacing: 0px;--scheduling-form-title-text-transform: none;--footer-nav-link-active-font-size: 1rem;--footer-nav-link-active-font-style: normal;--footer-nav-link-active-font-family: Raleway;--footer-nav-link-active-font-weight: 300;--footer-nav-link-active-line-height: 1.25;--footer-nav-link-active-letter-spacing: 0px;--footer-nav-link-active-text-transform: none;--scheduling-form-daytime-font-size: .875rem;--scheduling-form-daytime-font-style: normal;--scheduling-form-daytime-font-family: Raleway;--scheduling-form-daytime-font-weight: 400;--scheduling-form-daytime-line-height: 1.5;--scheduling-form-daytime-letter-spacing: 0px;--scheduling-form-daytime-text-transform: none;--scheduling-form-weekday-font-size: .875rem;--scheduling-form-weekday-font-style: normal;--scheduling-form-weekday-font-family: Raleway;--scheduling-form-weekday-font-weight: 400;--scheduling-form-weekday-line-height: 1.5;--scheduling-form-weekday-letter-spacing: 0px;--scheduling-form-weekday-text-transform: none;--collection-item-contacts-font-size: 1rem;--collection-item-contacts-font-style: normal;--collection-item-contacts-font-family: Raleway;--collection-item-contacts-font-weight: 400;--collection-item-contacts-line-height: 1.5;--collection-item-contacts-letter-spacing: 0px;--collection-item-contacts-text-transform: none;--collection-item-subtitle-font-size: 1rem;--collection-item-subtitle-font-style: normal;--collection-item-subtitle-font-family: Raleway;--collection-item-subtitle-font-weight: 400;--collection-item-subtitle-line-height: 1.25;--collection-item-subtitle-letter-spacing: 0px;--collection-item-subtitle-text-transform: none;--scheduling-form-timezone-font-size: 1rem;--scheduling-form-timezone-font-style: normal;--scheduling-form-timezone-font-family: Raleway;--scheduling-form-timezone-font-weight: 400;--scheduling-form-timezone-line-height: 1.5;--scheduling-form-timezone-letter-spacing: 0px;--scheduling-form-timezone-text-transform: none;--testimonial-carousel-quote-font-size: 1.5rem;--testimonial-carousel-quote-font-style: normal;--testimonial-carousel-quote-font-family: Raleway;--testimonial-carousel-quote-font-weight: 300;--testimonial-carousel-quote-line-height: 1.25;--testimonial-carousel-quote-letter-spacing: 0px;--testimonial-carousel-quote-text-transform: none;--testimonial-carousel-title-font-size: 1.375rem;--testimonial-carousel-title-font-style: normal;--testimonial-carousel-title-font-family: Raleway;--testimonial-carousel-title-font-weight: 300;--testimonial-carousel-title-line-height: 1.25;--testimonial-carousel-title-letter-spacing: 0px;--testimonial-<text:soft-page-break/>carousel-title-text-transform: none;--collection-item-description-font-size: 1rem;--collection-item-description-font-style: normal;--collection-item-description-font-family: Raleway;--collection-item-description-font-weight: 400;--collection-item-description-line-height: 1.5;--collection-item-description-letter-spacing: 0px;--collection-item-description-text-transform: none;--scheduling-form-time-button-font-size: 1rem;--scheduling-form-time-button-font-style: normal;--scheduling-form-time-button-font-family: Raleway;--scheduling-form-time-button-font-weight: 400;--scheduling-form-time-button-line-height: 1.5;--scheduling-form-time-button-letter-spacing: 0px;--scheduling-form-time-button-text-transform: none;--testimonial-carousel-subtitle-font-size: 1rem;--testimonial-carousel-subtitle-font-style: normal;--testimonial-carousel-subtitle-font-family: Raleway;--testimonial-carousel-subtitle-font-weight: 300;--testimonial-carousel-subtitle-line-height: 1.25;--testimonial-carousel-subtitle-letter-spacing: 0px;--testimonial-carousel-subtitle-text-transform: none;--contact-details-working-hours-day-font-size: 1rem;--contact-details-working-hours-day-font-style: normal;--contact-details-working-hours-day-font-family: Raleway;--contact-details-working-hours-day-font-weight: 400;--contact-details-working-hours-day-line-height: 1.5;--contact-details-working-hours-day-letter-spacing: 0px;--contact-details-working-hours-day-text-transform: none;--scheduling-form-day-empty-message-font-size: 1rem;--scheduling-form-day-empty-message-font-style: normal;--scheduling-form-day-empty-message-font-family: Raleway;--scheduling-form-day-empty-message-font-weight: 400;--scheduling-form-day-empty-message-line-height: 1.5;--scheduling-form-day-empty-message-letter-spacing: 0px;--scheduling-form-day-empty-message-text-transform: none;--contact-details-working-hours-time-font-size: 1rem;--contact-details-working-hours-time-font-style: normal;--contact-details-working-hours-time-font-family: Raleway;--contact-details-working-hours-time-font-weight: 400;--contact-details-working-hours-time-line-height: 1.5;--contact-details-working-hours-time-letter-spacing: 0px;--contact-details-working-hours-time-text-transform: none}}@media (max-width: 767px){:root{--body-font-size: 1rem;--body-font-style: normal;--body-font-family: Raleway;--body-font-weight: 300;--body-line-height: 1.5;--body-letter-spacing: 0px;--body-text-transform: none;--link-font-size: 1rem;--link-font-style: normal;--link-font-family: Raleway;--link-font-weight: 300;--link-line-height: 1.25;--link-letter-spacing: 0px;--link-text-transform: none;--body-sm-font-size: 1rem;--body-sm-font-style: normal;--body-sm-font-family: Raleway;--body-sm-font-weight: 300;--body-sm-line-height: 1.5;--body-sm-letter-spacing: 0px;--body-sm-text-transform: none;--display-font-size: 1.25rem;--display-font-style: normal;--display-font-family: Raleway;--display-font-weight: 300;--display-line-height: 1.25;--display-letter-spacing: 0px;--display-text-transform: none;--nav-cta-font-size: 1rem;--nav-cta-font-style: normal;--nav-cta-font-family: Raleway;--nav-cta-font-weight: 300;--nav-cta-line-height: 1.25;--nav-cta-letter-spacing: 0px;--nav-cta-text-transform: none;--form-cta-font-size: 1rem;--form-cta-font-style: normal;--form-cta-font-family: Raleway;--form-cta-font-weight: 300;--form-cta-line-height: 1.25;--form-cta-letter-spacing: 0px;--form-cta-text-transform: none;--hero-cta-font-size: 1rem;--hero-cta-font-style: normal;--hero-cta-font-family: Raleway;--hero-cta-font-weight: 300;--hero-cta-line-height: 1.25;--hero-cta-letter-spacing: .25px;--hero-cta-text-transform: none;--nav-link-font-size: 1rem;--nav-link-font-style: normal;--nav-link-font-family: Raleway;--nav-link-font-weight: 300;--nav-link-line-height: 1.25;--nav-link-letter-spacing: 0px;--nav-link-text-transform: none;--logo-text-font-size: 1.125rem;--logo-text-font-style: normal;--logo-text-font-family: Raleway;--logo-text-font-weight: 300;--logo-text-line-height: 1.25;--logo-text-letter-spacing: 2px;--logo-text-text-transform: none;--display-lg-font-size: 1.25rem;--display-lg-font-style: normal;--display-lg-font-family: Raleway;--display-lg-font-weight: 300;--display-lg-line-height: 1.25;--display-lg-letter-spacing: 0px;--display-lg-text-transform: none;--display-md-font-size: 1.125rem;--display-md-font-style: normal;--display-md-font-family: Raleway;--display-md-font-weight: 300;--display-md-line-height: 1.25;--display-md-letter-spacing: 0px;--display-md-text-transform: none;--display-sm-font-size: 1rem;--display-sm-font-style: normal;--display-sm-font-family: Raleway;--display-sm-font-weight: 300;--display-sm-line-height: 1.25;--display-sm-letter-spacing: 0px;--display-sm-text-transform: none;--display-xl-font-size: 1.75rem;--display-xl-font-style: normal;--display-xl-font-family: <text:soft-page-break/>Raleway;--display-xl-font-weight: 300;--display-xl-line-height: 1;--display-xl-letter-spacing: 0px;--display-xl-text-transform: none;--form-input-font-size: 1rem;--form-input-font-style: normal;--form-input-font-family: Raleway;--form-input-font-weight: 400;--form-input-line-height: 1.5;--form-input-letter-spacing: 0px;--form-input-text-transform: none;--form-label-font-size: 1rem;--form-label-font-style: normal;--form-label-font-family: Raleway;--form-label-font-weight: 600;--form-label-line-height: 1.25;--form-label-letter-spacing: 0px;--form-label-text-transform: none;--hero-title-font-size: 2.5rem;--hero-title-font-style: normal;--hero-title-font-family: Raleway;--hero-title-font-weight: 300;--hero-title-line-height: 1;--hero-title-letter-spacing: 0px;--hero-title-text-transform: none;--footer-text-font-size: 1rem;--footer-text-font-style: normal;--footer-text-font-family: Raleway;--footer-text-font-weight: 400;--footer-text-line-height: 1.5;--footer-text-letter-spacing: 0px;--footer-text-text-transform: none;--section-cta-font-size: 1rem;--section-cta-font-style: normal;--section-cta-font-family: Raleway;--section-cta-font-weight: 300;--section-cta-line-height: 1.25;--section-cta-letter-spacing: .25px;--section-cta-text-transform: none;--nav-contacts-font-size: 1rem;--nav-contacts-font-style: normal;--nav-contacts-font-family: Raleway;--nav-contacts-font-weight: 300;--nav-contacts-line-height: 1.25;--nav-contacts-letter-spacing: 0px;--nav-contacts-text-transform: none;--hero-subtitle-font-size: 1.25rem;--hero-subtitle-font-style: normal;--hero-subtitle-font-family: Raleway;--hero-subtitle-font-weight: 300;--hero-subtitle-line-height: 1.25;--hero-subtitle-letter-spacing: 0px;--hero-subtitle-text-transform: none;--blog-view-body-font-size: 1rem;--blog-view-body-font-style: normal;--blog-view-body-font-family: Raleway;--blog-view-body-font-weight: 400;--blog-view-body-line-height: 1.5;--blog-view-body-letter-spacing: 0px;--blog-view-body-text-transform: none;--blog-view-date-font-size: 1rem;--blog-view-date-font-style: normal;--blog-view-date-font-family: Raleway;--blog-view-date-font-weight: 400;--blog-view-date-line-height: 1.25;--blog-view-date-letter-spacing: 0px;--blog-view-date-text-transform: none;--link-secondary-font-size: 1rem;--link-secondary-font-style: normal;--link-secondary-font-family: Raleway;--link-secondary-font-weight: 300;--link-secondary-line-height: 1.25;--link-secondary-letter-spacing: 0px;--link-secondary-text-transform: none;--blog-view-title-font-size: 1.5rem;--blog-view-title-font-style: normal;--blog-view-title-font-family: Raleway;--blog-view-title-font-weight: 800;--blog-view-title-line-height: 1.25;--blog-view-title-letter-spacing: 0px;--blog-view-title-text-transform: none;--footer-nav-link-font-size: 1rem;--footer-nav-link-font-style: normal;--footer-nav-link-font-family: Raleway;--footer-nav-link-font-weight: 300;--footer-nav-link-line-height: 1.25;--footer-nav-link-letter-spacing: 0px;--footer-nav-link-text-transform: none;--footer-subtitle-font-size: 1.5rem;--footer-subtitle-font-style: normal;--footer-subtitle-font-family: Raleway;--footer-subtitle-font-weight: 400;--footer-subtitle-line-height: 1.25;--footer-subtitle-letter-spacing: 0px;--footer-subtitle-text-transform: none;--nav-link-active-font-size: .9375rem;--nav-link-active-font-style: normal;--nav-link-active-font-family: Source Sans Pro;--nav-link-active-font-weight: 300;--nav-link-active-line-height: 1.25;--nav-link-active-letter-spacing: 0px;--nav-link-active-text-transform: none;--blog-view-author-font-size: 1rem;--blog-view-author-font-style: normal;--blog-view-author-font-family: Raleway;--blog-view-author-font-weight: 400;--blog-view-author-line-height: 1.25;--blog-view-author-letter-spacing: 0px;--blog-view-author-text-transform: none;--footer-logo-text-font-size: 1rem;--footer-logo-text-font-style: normal;--footer-logo-text-font-family: Raleway;--footer-logo-text-font-weight: 700;--footer-logo-text-line-height: 1.25;--footer-logo-text-letter-spacing: 0px;--footer-logo-text-text-transform: none;--form-input-label-font-size: 1rem;--form-input-label-font-style: normal;--form-input-label-font-family: Raleway;--form-input-label-font-weight: 400;--form-input-label-line-height: 1.25;--form-input-label-letter-spacing: 0px;--form-input-label-text-transform: none;--footer-column-title-font-size: 1.375rem;--footer-column-title-font-style: normal;--footer-column-title-font-family: Raleway;--footer-column-title-font-weight: 300;--footer-column-title-line-height: 1.25;--footer-column-title-letter-spacing: 0px;--footer-column-title-text-transform: none;--scheduling-form-day-font-size: .75rem;--scheduling-form-day-font-style: normal;--scheduling-form-day-font-family: Raleway;--scheduling-form-day-font-weight: 300;--scheduling-form-day-line-height: 1.5;--scheduling-form-day-letter-spacing: 0px;--scheduling-form-day-text-transform: none;--collection-item-date-font-size: 1rem;--<text:soft-page-break/>collection-item-date-font-style: normal;--collection-item-date-font-family: Raleway;--collection-item-date-font-weight: 400;--collection-item-date-line-height: 1.25;--collection-item-date-letter-spacing: 0px;--collection-item-date-text-transform: none;--collection-item-link-font-size: 1rem;--collection-item-link-font-style: normal;--collection-item-link-font-family: Raleway;--collection-item-link-font-weight: 400;--collection-item-link-line-height: 1.25;--collection-item-link-letter-spacing: 0px;--collection-item-link-text-transform: none;--collection-item-note-font-size: 1rem;--collection-item-note-font-style: normal;--collection-item-note-font-family: Raleway;--collection-item-note-font-weight: 400;--collection-item-note-line-height: 1.25;--collection-item-note-letter-spacing: 0px;--collection-item-note-text-transform: none;--contact-details-link-font-size: 1rem;--contact-details-link-font-style: normal;--contact-details-link-font-family: Raleway;--contact-details-link-font-weight: 300;--contact-details-link-line-height: 1.25;--contact-details-link-letter-spacing: 0px;--contact-details-link-text-transform: none;--scheduling-form-date-font-size: 1.125rem;--scheduling-form-date-font-style: normal;--scheduling-form-date-font-family: Raleway;--scheduling-form-date-font-weight: 300;--scheduling-form-date-line-height: 1.5;--scheduling-form-date-letter-spacing: 0px;--scheduling-form-date-text-transform: none;--collection-item-price-font-size: 1rem;--collection-item-price-font-style: normal;--collection-item-price-font-family: Raleway;--collection-item-price-font-weight: 400;--collection-item-price-line-height: 1.25;--collection-item-price-letter-spacing: 0px;--collection-item-price-text-transform: none;--collection-item-title-font-size: 1.5rem;--collection-item-title-font-style: normal;--collection-item-title-font-family: Raleway;--collection-item-title-font-weight: 400;--collection-item-title-line-height: 1.25;--collection-item-title-letter-spacing: 0px;--collection-item-title-text-transform: none;--contact-details-title-font-size: 1rem;--contact-details-title-font-style: normal;--contact-details-title-font-family: Raleway;--contact-details-title-font-weight: 600;--contact-details-title-line-height: 1.25;--contact-details-title-letter-spacing: 0px;--contact-details-title-text-transform: none;--scheduling-form-title-font-size: 1.125rem;--scheduling-form-title-font-style: normal;--scheduling-form-title-font-family: Raleway;--scheduling-form-title-font-weight: 600;--scheduling-form-title-line-height: 1.25;--scheduling-form-title-letter-spacing: 0px;--scheduling-form-title-text-transform: none;--footer-nav-link-active-font-size: 1rem;--footer-nav-link-active-font-style: normal;--footer-nav-link-active-font-family: Raleway;--footer-nav-link-active-font-weight: 300;--footer-nav-link-active-line-height: 1.25;--footer-nav-link-active-letter-spacing: 0px;--footer-nav-link-active-text-transform: none;--scheduling-form-daytime-font-size: .875rem;--scheduling-form-daytime-font-style: normal;--scheduling-form-daytime-font-family: Raleway;--scheduling-form-daytime-font-weight: 300;--scheduling-form-daytime-line-height: 1.5;--scheduling-form-daytime-letter-spacing: 0px;--scheduling-form-daytime-text-transform: none;--scheduling-form-weekday-font-size: .5rem;--scheduling-form-weekday-font-style: normal;--scheduling-form-weekday-font-family: Raleway;--scheduling-form-weekday-font-weight: 300;--scheduling-form-weekday-line-height: 1.5;--scheduling-form-weekday-letter-spacing: 0px;--scheduling-form-weekday-text-transform: none;--collection-item-contacts-font-size: 1rem;--collection-item-contacts-font-style: normal;--collection-item-contacts-font-family: Raleway;--collection-item-contacts-font-weight: 400;--collection-item-contacts-line-height: 1.5;--collection-item-contacts-letter-spacing: 0px;--collection-item-contacts-text-transform: none;--collection-item-subtitle-font-size: 1rem;--collection-item-subtitle-font-style: normal;--collection-item-subtitle-font-family: Raleway;--collection-item-subtitle-font-weight: 400;--collection-item-subtitle-line-height: 1.25;--collection-item-subtitle-letter-spacing: 0px;--collection-item-subtitle-text-transform: none;--scheduling-form-timezone-font-size: .875rem;--scheduling-form-timezone-font-style: normal;--scheduling-form-timezone-font-family: Raleway;--scheduling-form-timezone-font-weight: 300;--scheduling-form-timezone-line-height: 1.5;--scheduling-form-timezone-letter-spacing: 0px;--scheduling-form-timezone-text-transform: none;--testimonial-carousel-quote-font-size: 1.25rem;--testimonial-carousel-quote-font-style: normal;--testimonial-carousel-quote-font-family: Raleway;--testimonial-carousel-quote-font-weight: 300;--testimonial-carousel-quote-line-height: 1.25;--testimonial-carousel-quote-letter-spacing: 0px;--testimonial-carousel-quote-text-transform: none;--<text:soft-page-break/>testimonial-carousel-title-font-size: 1.375rem;--testimonial-carousel-title-font-style: normal;--testimonial-carousel-title-font-family: Raleway;--testimonial-carousel-title-font-weight: 300;--testimonial-carousel-title-line-height: 1.25;--testimonial-carousel-title-letter-spacing: 0px;--testimonial-carousel-title-text-transform: none;--collection-item-description-font-size: 1rem;--collection-item-description-font-style: normal;--collection-item-description-font-family: Raleway;--collection-item-description-font-weight: 400;--collection-item-description-line-height: 1.5;--collection-item-description-letter-spacing: 0px;--collection-item-description-text-transform: none;--scheduling-form-time-button-font-size: 1rem;--scheduling-form-time-button-font-style: normal;--scheduling-form-time-button-font-family: Raleway;--scheduling-form-time-button-font-weight: 300;--scheduling-form-time-button-line-height: 1.5;--scheduling-form-time-button-letter-spacing: 0px;--scheduling-form-time-button-text-transform: none;--testimonial-carousel-subtitle-font-size: 1rem;--testimonial-carousel-subtitle-font-style: normal;--testimonial-carousel-subtitle-font-family: Raleway;--testimonial-carousel-subtitle-font-weight: 300;--testimonial-carousel-subtitle-line-height: 1.25;--testimonial-carousel-subtitle-letter-spacing: 0px;--testimonial-carousel-subtitle-text-transform: none;--contact-details-working-hours-day-font-size: 1rem;--contact-details-working-hours-day-font-style: normal;--contact-details-working-hours-day-font-family: Raleway;--contact-details-working-hours-day-font-weight: 300;--contact-details-working-hours-day-line-height: 1.5;--contact-details-working-hours-day-letter-spacing: 0px;--contact-details-working-hours-day-text-transform: none;--scheduling-form-day-empty-message-font-size: .875rem;--scheduling-form-day-empty-message-font-style: normal;--scheduling-form-day-empty-message-font-family: Raleway;--scheduling-form-day-empty-message-font-weight: 300;--scheduling-form-day-empty-message-line-height: 1.5;--scheduling-form-day-empty-message-letter-spacing: 0px;--scheduling-form-day-empty-message-text-transform: none;--contact-details-working-hours-time-font-size: 1rem;--contact-details-working-hours-time-font-style: normal;--contact-details-working-hours-time-font-family: Raleway;--contact-details-working-hours-time-font-weight: 300;--contact-details-working-hours-time-line-height: 1.5;--contact-details-working-hours-time-letter-spacing: 0px;--contact-details-working-hours-time-text-transform: none}}.sb-section-opt-dark{--clr-link: #fff;--clr-text: #fff;--clr-border: #fff;--clr-nav-link: #fff;--clr-logo-text: #fff;--clr-form-label: #fff;--clr-hero-title: #fff;--clr-link-hover: #fff;--clr-slider-dot: #c19957;--clr-decorations: #fff;--clr-footer-link: #fff;--clr-form-border: #fff;--clr-social-link: #121414;--clr-section-info: #004085;--clr-slider-arrow: #fff;--clr-hero-subtitle: #fff;--clr-section-title: #fff;--clr-link-secondary: #fff;--clr-section-danger: #dd071c;--clr-text-secondary: #fff;--clr-cta-button-text: #fff;--clr-form-background: #000;--clr-form-input-text: #fff;--clr-nav-link-active: #fff;--clr-section-success: #61ce27;--clr-form-button-text: #fff;--clr-section-cta-link: #fff;--clr-section-subtitle: #fff;--clr-zebra-background: #000;--clr-cta-button-border: #c19957;--clr-footer-link-hover: #c19957;--clr-form-button-focus: #fff;--clr-form-button-hover: #fff;--clr-social-link-hover: #121414;--clr-collection-item-bg: #000;--clr-form-button-border: #c19957;--clr-section-background: #000;--clr-footer-column-title: #fff;--clr-hero-content-box-bg: #000;--clr-primary-button-text: #fff;--clr-scheduling-form-day: #fff;--clr-collection-item-date: #fff;--clr-collection-item-note: #fff;--clr-contact-details-link: #fff;--clr-link-secondary-hover: #fff;--clr-primary-button-focus: #fff;--clr-primary-button-hover: #fff;--clr-scheduling-form-date: #fff;--clr-collection-item-title: #fff;--clr-contact-details-title: #fff;--clr-cta-button-background: #c19957;--clr-primary-button-border: #c19957;--clr-scheduling-form-title: #fff;--clr-secondary-button-text: #fff;--clr-form-button-background: #c19957;--clr-form-input-placeholder: #fff;--clr-navigation-button-text: #fff;--clr-secondary-button-focus: #fff;--clr-secondary-button-hover: #fff;--clr-collection-item-summary: #fff;--clr-navigation-button-focus: #fff;--clr-navigation-button-hover: #fff;--clr-scheduling-form-daytime: #fff;--clr-scheduling-form-weekday: #fff;--clr-secondary-button-border: #fff;--clr-slider-arrow-background: #000;--clr-testimonial-slider-name: #fff;--clr-collection-item-subtitle: #fff;--clr-form-button-focus-border: #ddc7a1;--clr-form-button-hover-border: #AF8946;--clr-navigation-button-border: #fff;--clr-scheduling-form-timezone: #fff;--clr-testimonial-slider-quote: #fff;--clr-primary-button-background: #c19957;--clr-scheduling-form-day-empty: #fff;--clr-contact-details-link-hover: #fff;--clr-<text:soft-page-break/>collection-item-description: #fff;--clr-primary-button-focus-border: #ddc7a1;--clr-primary-button-hover-border: #AF8946;--clr-secondary-button-background: #c19957;--clr-testimonial-slider-position: #fff;--clr-form-button-focus-background: #ddc7a1;--clr-form-button-hover-background: #AF8946;--clr-navigation-button-background: #c19957;--clr-scheduling-form-daytime-title: #121414;--clr-secondary-button-focus-border: #ddc7a1;--clr-secondary-button-hover-border: #c19957;--clr-navigation-button-focus-border: #ddc7a1;--clr-navigation-button-hover-border: #c19957;--clr-scheduling-form-day-background: #000;--clr-primary-button-focus-background: #ddc7a1;--clr-primary-button-hover-background: #AF8946;--clr-scheduling-form-title-background: #c19957;--clr-secondary-button-focus-background: #ddc7a1;--clr-secondary-button-hover-background: #c19957;--clr-navigation-button-focus-background: #ddc7a1;--clr-navigation-button-hover-background: #c19957;--clr-scheduling-form-daytime-background: #fff}.sb-section-opt-light{--clr-link: #dbdbdb;--clr-text: #dbdbdb;--clr-border: #ccc;--clr-nav-link: #dbdbdb;--clr-logo-text: #fff;--clr-form-label: #fff;--clr-hero-title: #fff;--clr-link-hover: #dbdbdb;--clr-slider-dot: #c19957;--clr-decorations: #c19957;--clr-footer-link: #dbdbdb;--clr-form-border: #ccc;--clr-social-link: #000;--clr-section-info: #004085;--clr-slider-arrow: #fff;--clr-hero-subtitle: #fff;--clr-section-title: #c19957;--clr-link-secondary: #dbdbdb;--clr-section-danger: #dd071c;--clr-text-secondary: #dbdbdb;--clr-cta-button-text: #2a2f2f;--clr-form-background: #121414;--clr-form-input-text: #fff;--clr-nav-link-active: #c19957;--clr-section-success: #61ce27;--clr-form-button-text: #fff;--clr-section-cta-link: #c19957;--clr-section-subtitle: #fff;--clr-zebra-background: #1c1f1f;--clr-cta-button-border: #c19957;--clr-footer-link-hover: #c19957;--clr-form-button-focus: #fff;--clr-form-button-hover: #fff;--clr-social-link-hover: #000;--clr-collection-item-bg: #121414;--clr-form-button-border: #c19957;--clr-section-background: #121414;--clr-footer-column-title: #fff;--clr-hero-content-box-bg: #121414;--clr-primary-button-text: #fff;--clr-scheduling-form-day: #fff;--clr-collection-item-date: #dbdbdb;--clr-collection-item-note: #dbdbdb;--clr-contact-details-link: #dbdbdb;--clr-link-secondary-hover: #dbdbdb;--clr-primary-button-focus: #fff;--clr-primary-button-hover: #fff;--clr-scheduling-form-date: #fff;--clr-collection-item-title: #fff;--clr-contact-details-title: #fff;--clr-cta-button-background: #c19957;--clr-primary-button-border: #c19957;--clr-scheduling-form-title: #fff;--clr-secondary-button-text: #fff;--clr-form-button-background: #c19957;--clr-form-input-placeholder: #fff;--clr-navigation-button-text: #fff;--clr-secondary-button-focus: #fff;--clr-secondary-button-hover: #fff;--clr-collection-item-summary: #dbdbdb;--clr-navigation-button-focus: #fff;--clr-navigation-button-hover: #fff;--clr-scheduling-form-daytime: #fff;--clr-scheduling-form-weekday: #fff;--clr-secondary-button-border: #c19957;--clr-slider-arrow-background: #fff;--clr-testimonial-slider-name: #fff;--clr-collection-item-subtitle: #dbdbdb;--clr-form-button-focus-border: #ddc7a1;--clr-form-button-hover-border: #AF8946;--clr-navigation-button-border: #fff;--clr-scheduling-form-timezone: #fff;--clr-testimonial-slider-quote: #fff;--clr-primary-button-background: #c19957;--clr-scheduling-form-day-empty: #fff;--clr-contact-details-link-hover: #c19957;--clr-collection-item-description: #dbdbdb;--clr-primary-button-focus-border: #ddc7a1;--clr-primary-button-hover-border: #AF8946;--clr-secondary-button-background: #dbdbdb;--clr-testimonial-slider-position: #dbdbdb;--clr-form-button-focus-background: #ddc7a1;--clr-form-button-hover-background: #AF8946;--clr-navigation-button-background: #dbdbdb;--clr-scheduling-form-daytime-title: #000;--clr-secondary-button-focus-border: #ddc7a1;--clr-secondary-button-hover-border: #c19957;--clr-navigation-button-focus-border: #ddc7a1;--clr-navigation-button-hover-border: #c19957;--clr-scheduling-form-day-background: #fff;--clr-primary-button-focus-background: #ddc7a1;--clr-primary-button-hover-background: #AF8946;--clr-scheduling-form-title-background: #c19957;--clr-secondary-button-focus-background: #ddc7a1;--clr-secondary-button-hover-background: #c19957;--clr-navigation-button-focus-background: #ddc7a1;--clr-navigation-button-hover-background: #c19957;--clr-scheduling-form-daytime-background: #fff}.sb-section-opt-accent{--clr-link: #fff;--clr-text: #fff;--clr-border: #fff;--clr-nav-link: #fff;--clr-logo-text: #fff;--clr-form-label: #fff;--clr-hero-title: #fff;--clr-link-hover: #fff;--clr-slider-dot: #fff;--clr-decorations: #fff;--clr-footer-link: #fff;--clr-form-border: #fff;--clr-social-link: #c19957;--clr-section-info: #004085;--clr-slider-arrow: #fff;--clr-hero-subtitle: #fff;--clr-section-title: #fff;--clr-link-<text:soft-page-break/>secondary: #fff;--clr-section-danger: #dd071c;--clr-text-secondary: #fff;--clr-cta-button-text: #121414;--clr-form-background: #c19957;--clr-form-input-text: #fff;--clr-nav-link-active: #fff;--clr-section-success: #61ce27;--clr-form-button-text: #fff;--clr-section-cta-link: #fff;--clr-section-subtitle: #fff;--clr-zebra-background: #AF8946;--clr-cta-button-border: #000;--clr-footer-link-hover: #c19957;--clr-form-button-focus: #fff;--clr-form-button-hover: #fff;--clr-social-link-hover: #c19957;--clr-collection-item-bg: #c19957;--clr-form-button-border: #000;--clr-section-background: #c19957;--clr-footer-column-title: #fff;--clr-hero-content-box-bg: #c19957;--clr-primary-button-text: #fff;--clr-scheduling-form-day: #fff;--clr-collection-item-date: #fff;--clr-collection-item-note: #fff;--clr-contact-details-link: #fff;--clr-link-secondary-hover: #fff;--clr-primary-button-focus: #fff;--clr-primary-button-hover: #fff;--clr-scheduling-form-date: #fff;--clr-collection-item-title: #fff;--clr-contact-details-title: #fff;--clr-cta-button-background: #000;--clr-primary-button-border: #000;--clr-scheduling-form-title: #fff;--clr-secondary-button-text: #fff;--clr-form-button-background: #000;--clr-form-input-placeholder: #fff;--clr-navigation-button-text: #fff;--clr-secondary-button-focus: #fff;--clr-secondary-button-hover: #fff;--clr-collection-item-summary: #fff;--clr-navigation-button-focus: #fff;--clr-navigation-button-hover: #fff;--clr-scheduling-form-daytime: #fff;--clr-scheduling-form-weekday: #fff;--clr-secondary-button-border: #fff;--clr-slider-arrow-background: #c19957;--clr-testimonial-slider-name: #fff;--clr-collection-item-subtitle: #fff;--clr-form-button-focus-border: #1a1a1a;--clr-form-button-hover-border: #000;--clr-navigation-button-border: #fff;--clr-scheduling-form-timezone: #fff;--clr-testimonial-slider-quote: #fff;--clr-primary-button-background: #000;--clr-scheduling-form-day-empty: #fff;--clr-contact-details-link-hover: #fff;--clr-collection-item-description: #fff;--clr-primary-button-focus-border: #1a1a1a;--clr-primary-button-hover-border: #000;--clr-secondary-button-background: #c19957;--clr-testimonial-slider-position: #fff;--clr-form-button-focus-background: #1a1a1a;--clr-form-button-hover-background: #000;--clr-navigation-button-background: #c19957;--clr-scheduling-form-daytime-title: #121414;--clr-secondary-button-focus-border: #1a1a1a;--clr-secondary-button-hover-border: #000;--clr-navigation-button-focus-border: #1a1a1a;--clr-navigation-button-hover-border: #000;--clr-scheduling-form-day-background: #c19957;--clr-primary-button-focus-background: #1a1a1a;--clr-primary-button-hover-background: #000;--clr-scheduling-form-title-background: #000;--clr-secondary-button-focus-background: #1a1a1a;--clr-secondary-button-hover-background: #000;--clr-navigation-button-focus-background: #1a1a1a;--clr-navigation-button-hover-background: #000;--clr-scheduling-form-daytime-background: #fff}html{font-size:var(--font-baseline)}body{font-family:var(--body-font-family);font-size:var(--body-font-size);font-weight:var(--body-font-weight);line-height:var(--body-line-height);font-style:var(--body-font-style);text-transform:var(--body-text-transform);letter-spacing:var(--body-letter-spacing)}@layer base{div,h1,h2,h3,h4,h5,p,span,input{color:var(--clr-text)}p{margin-bottom:var(--spacer)}p:last-of-type{margin-bottom:0}a ,a :link,a :visited{font-family:var(--link-font-family);font-size:var(--link-font-size);font-weight:var(--link-font-weight);line-height:var(--link-line-height);font-style:var(--link-font-style);text-transform:var(--link-text-transform);letter-spacing:var(--link-letter-spacing);color:var(--clr-link);word-break:break-word;text-decoration:underline}[data-text-link-underline='true'] a ,[data-text-link-underline='true'] a :link,[data-text-link-underline='true'] a :visited{text-decoration:underline}[data-text-link-underline='false'] a ,[data-text-link-underline='false'] a :link,[data-text-link-underline='false'] a :visited{text-decoration:none}a :hover,a :focus,a :link:hover,a :link:focus,a :visited:hover,a :visited:focus{text-decoration:none;color:var(--clr-link-hover)}a :focus-visible,a :link:focus-visible,a :visited:focus-visible{outline:2px auto Highlight;outline:2px auto -webkit-focus-ring-color;outline-offset:2px}[data-text-link-underline-on-hover='true'] a:not(.sb-button):not(.brand):not(.sb-link):not(.items-grid__item-body):not(.sb-icon):not(.by-b12 a):not(.social-icons a):hover,[data-text-link-underline-on-hover='true'] a:not(.sb-button):not(.brand):not(.sb-link):not(.items-grid__item-body):not(.sb-icon):focus{text-decoration:underline}[data-text-link-underline-on-hover='false'] a:not(.sb-button):not(.brand):not(.sb-link):not(.items-grid__item-body):not(.sb-icon):hover,[data-text-link-underline-on-hover='false'] a:not(.sb-button):not(.brand):not(.sb-link):not(.items-grid__item-body):not(.sb-icon):focus{text-<text:soft-page-break/>decoration:none}}[data-sb-type='text'] a,[data-sb-type='text'] a:link,[data-sb-type='text'] a:visited,[data-sb-type='rich-text'] a,[data-sb-type='rich-text'] a:link,[data-sb-type='rich-text'] a:visited{font-family:inherit;font-size:inherit;font-weight:inherit;line-height:inherit;letter-spacing:inherit;text-transform:inherit;font-style:inherit;color:var(--clr-link)}[data-sb-type='text'] a:hover,[data-sb-type='text'] a:link:hover,[data-sb-type='text'] a:visited:hover,[data-sb-type='rich-text'] a:hover,[data-sb-type='rich-text'] a:link:hover,[data-sb-type='rich-text'] a:visited:hover{color:var(--clr-link-hover)}[data-sb-type='text']&gt;a,[data-sb-type='text']&gt;a:link,[data-sb-type='text']&gt;a:visited,[data-sb-type='rich-text']&gt;a,[data-sb-type='rich-text']&gt;a:link,[data-sb-type='rich-text']&gt;a:visited{color:var(--clr-link)}[data-sb-type='text']&gt;a:hover,[data-sb-type='text']&gt;a:link:hover,[data-sb-type='text']&gt;a:visited:hover,[data-sb-type='rich-text']&gt;a:hover,[data-sb-type='rich-text']&gt;a:link:hover,[data-sb-type='rich-text']&gt;a:visited:hover{color:var(--clr-link-hover)}[data-sb-type='text'] span,[data-sb-type='rich-text'] span{color:inherit}[data-sb-type='text'] span a,[data-sb-type='text'] span a:link,[data-sb-type='text'] span a:visited,[data-sb-type='rich-text'] span a,[data-sb-type='rich-text'] span a:link,[data-sb-type='rich-text'] span a:visited{color:inherit}[data-sb-type='text'] li&gt;span,[data-sb-type='rich-text'] li&gt;span{display:inline !important}.email{text-transform:lowercase !important}.brand,.brand:link,.brand:visited{font-family:var(--logo-text-font-family);font-size:var(--logo-text-font-size);font-weight:var(--logo-text-font-weight);line-height:var(--logo-text-line-height);font-style:var(--logo-text-font-style);text-transform:var(--logo-text-text-transform);letter-spacing:var(--logo-text-letter-spacing);color:var(--clr-logo-text);text-decoration:none}.brand:hover,.brand:focus,.brand:link:hover,.brand:link:focus,.brand:visited:hover,.brand:visited:focus{color:inherit;text-decoration:none}figure{margin:0}.sb-row-opt-padding-top-large{padding-top:var(--section-padding)}@media (max-width: 767px){.sb-row-opt-padding-top-large{padding-top:calc(var(--section-padding) / 4)}}.sb-row-opt-padding-bottom-small{padding-bottom:var(--component-padding)}.sb-row-opt-padding-bottom-large{padding-bottom:var(--section-padding)}@media (max-width: 767px){.sb-row-opt-padding-bottom-large{padding-bottom:calc(var(--section-padding) / 4)}}@media (max-width: 767px){.sb-row-opt-mobile-padding-bottom-small .sb-row-opt-padding-bottom-large{padding-bottom:0}}.skip-to-main-content{position:absolute;width:1px;height:1px;padding:0;margin:-1px;overflow:hidden;clip:rect(0, 0, 0, 0);white-space:nowrap;border:0;text-align:center}.skip-to-main-content__text{font-family:var(--link-font-family);font-size:var(--link-font-size);font-weight:var(--link-font-weight);line-height:var(--link-line-height);font-style:var(--link-font-style);text-transform:var(--link-text-transform);letter-spacing:var(--link-letter-spacing);display:inline-block;color:var(--clr-link-light);padding:var(--spacer-sm) var(--spacer)}.skip-to-main-content:active,.skip-to-main-content:focus{position:static;display:block;width:auto;height:auto;overflow:visible;clip:auto;white-space:normal}.skip-to-main-content:active .skip-to-main-content__text,.skip-to-main-content:focus .skip-to-main-content__text{outline:1px dotted var(--clr-link-light)}#sb-navigation,#sb-page-structure,#sb-footer{overflow-x:clip}.sb-container{display:flex;flex:100%;align-items:flex-start;flex-direction:column;justify-content:center;padding:0;position:relative;z-index:200;height:100%}.sb-container-fixed{max-width:var(--fixed-section-max-width)}.sb-section{align-items:center;display:flex;flex-direction:row;position:relative;z-index:auto;padding:var(--spacer);background-color:var(--clr-section-background);min-height:var(--section-height, "auto")}@media (max-width: 767px){.sb-section{min-height:var(--section-mobile-height, "auto")}}.sb-section:first-of-type .sb-container:first-of-type{align-items:center;display:flex;justify-content:center}[data-alternating-background='true'] .sb-section-opt-light:nth-of-type(2n+3){background-color:var(--clr-zebra-background, oklch(from var(--clr-section-background) calc(l - var(--alternating-background-contrast-percentage)) c h))}[data-alternating-background] .sb-section-opt-dark:nth-of-type(2n+3){background-color:var(--clr-zebra-background, oklch(from var(--clr-section-background) calc(l + var(--alternating-background-contrast-percentage)) c h))}.option-section-reset-position-all{min-height:60vh}.option-section-reset-position-all[style*='auto']{min-height:60vh !important}@media <text:soft-page-break/>(max-width: 991px){.option-section-reset-position-all{min-height:auto !important;padding:0}}.option-section-reset-position-all .sb-container,.option-section-reset-position-all .sb-row,.option-section-reset-position-all .sb-column,.option-section-reset-position-all .sb-column-content{position:absolute;top:0;right:0;bottom:0;left:0;padding:0;max-width:none}@media (max-width: 991px){.option-section-reset-position-all .sb-container,.option-section-reset-position-all .sb-row,.option-section-reset-position-all .sb-column,.option-section-reset-position-all .sb-column-content{position:static}}[data-section-divider='true'] .sb-section.sb-section-opt-light&gt;.sb-container,[data-section-divider='true'] .sb-section.sb-section-opt-dark&gt;.sb-container,[data-section-divider='true'] .sb-section.sb-section-opt-accent&gt;.sb-container{position:relative}[data-section-divider='true'] .sb-section.sb-section-opt-light&gt;.sb-container::before,[data-section-divider='true'] .sb-section.sb-section-opt-dark&gt;.sb-container::before,[data-section-divider='true'] .sb-section.sb-section-opt-accent&gt;.sb-container::before{display:block;content:'';position:absolute;top:calc(var(--spacer) * -1);left:0;right:0;height:1px;background:var(--clr-border)}[data-section-divider='true'] .sb-section.has-background&gt;.sb-container::before,[data-section-divider='true'] .sb-section.has-background+.sb-section&gt;.sb-container::before,[data-section-divider='true'] #sb-navigation .sb-section&gt;.sb-container::before,[data-section-divider='true'] #sb-navigation+div&gt;.sb-section:first-of-type&gt;.sb-container::before{display:none}.sb-section.has-background&gt;.sb-container::before,.sb-section.has-background+.sb-section&gt;.sb-container::before{display:none !important}.sb-row{align-items:center;margin-left:0;margin-right:0;width:100%}.sb-row-opt-top{align-items:flex-start}.sb-container-fixed&gt;.sb-row.sb-row-opt-no-component-padding{padding-left:calc(var(--grid-gutter-width) / 2);padding-right:calc(var(--grid-gutter-width) / 2)}.sb-row.sb-row-opt-no-component-padding .sb-column{padding:0}.sb-column,.sb-column-content{position:relative}.sb-background{position:absolute;top:0;right:0;bottom:0;left:0;background-position:center;background-size:cover}.option-section-background-hide .sb-background{display:none}.option-background-image-grayscale .sb-background{filter:var(--background-filter-grayscale)}[data-aos-enabled] #sb-page-structure .sb-section{overflow:hidden}.sb-swipe-notification{position:absolute;z-index:10000;left:0;top:0;bottom:0;right:0;background:rgba(0,0,0,0.5);display:flex;justify-content:center;align-items:center;opacity:0;transition:opacity 0.18s ease-in}.grecaptcha-badge{opacity:0}.option-width,.option-width-default .option-width{width:var(--section-container-width)}@media (max-width: 767px){.option-width,.option-width-default .option-width{width:100%}}.option-width-6col .option-width{width:50%}.option-width-12col .option-width{width:auto}@media (max-width: 767px){.option-width-6col .option-width,.option-width-12col .option-width{width:auto}}[data-section-content-alignment='left'] .sb-section-alignable{margin-inline-end:auto;text-align:start;align-self:flex-start;justify-content:flex-start}.sb-section.option-align-left .sb-section-alignable{margin-inline-end:auto;margin-inline-start:0;text-align:start;align-self:flex-start;justify-content:flex-start}@media (max-width: 767px){.sb-section.option-align-left .sb-cta-wrapper{align-items:flex-start}}.sb-section.option-align-center .sb-section-alignable{margin-inline-start:auto;margin-inline-end:auto;text-align:center;align-self:center;justify-content:center}@media (max-width: 767px){.sb-section.option-align-center .sb-cta-wrapper{align-items:center}.sb-section.option-align-center .sb-cta-wrapper span{text-align:center}}.sb-column .sb-column-content.option-align-left,.sb-column .sb-column-content.option-align-left .sb-section-alignable{margin-inline-end:auto;text-align:start;align-self:flex-start}.sb-column .sb-column-content.option-align-center,.sb-column .sb-column-content.option-align-center .sb-section-alignable{margin-inline-start:auto;margin-inline-end:auto;text-align:center;align-self:center}.sb-button,.sb-button:link,.sb-button:visited{display:inline-flex;align-items:center;justify-content:center;text-align:center;vertical-align:middle;transition:all 0.15s ease-in-out;text-decoration:none;margin:0;min-height:calc(var(--spacer) * 2.5);padding:var(--spacer-sm) calc(var(--spacer) * 1.5);border:var(--cta-button-border-width) solid;border-radius:var(--cta-button-border-radius)}.sb-button:hover,.sb-button:focus,.sb-button:active,.sb-button:link:hover,.sb-<text:soft-page-break/>button:link:focus,.sb-button:link:active,.sb-button:visited:hover,.sb-button:visited:focus,.sb-button:visited:active{outline:0;box-shadow:none;text-decoration:none}.sb-button[disabled]{opacity:0.3;cursor:not-allowed}.sb-button.is-loading{position:relative;pointer-events:none;opacity:0.7;cursor:not-allowed;color:transparent !important}.sb-button.is-loading::after{display:block;content:'';border-radius:50%;width:20px;height:20px;border:3px solid rgba(255,255,255,0.2);border-left:3px solid #ffffff;position:absolute;left:50%;top:50%;margin-top:-10px;margin-left:-10px;transform:translateZ(0);animation:loadingStateAnimation 1.1s infinite linear}.sb-button--nav,.sb-button--nav:link,.sb-button--nav:visited{font-family:var(--nav-cta-font-family);font-size:var(--nav-cta-font-size);font-weight:var(--nav-cta-font-weight);line-height:var(--nav-cta-line-height);font-style:var(--nav-cta-font-style);text-transform:var(--nav-cta-text-transform);letter-spacing:var(--nav-cta-letter-spacing);color:var(--clr-navigation-button-text);border-color:var(--clr-navigation-button-border);background-color:var(--clr-navigation-button-background);border-radius:var(--navigation-button-border-radius);border-width:var(--navigation-button-border-width)}.sb-button--nav svg,.sb-button--nav:link svg,.sb-button--nav:visited svg{fill:var(--clr-navigation-button-text)}.sb-button--nav:hover,.sb-button--nav:link:hover,.sb-button--nav:visited:hover{color:var(--clr-navigation-button-hover);border-color:var(--clr-navigation-button-hover-border);background-color:var(--clr-navigation-button-hover-background)}.sb-button--nav:hover svg,.sb-button--nav:link:hover svg,.sb-button--nav:visited:hover svg{fill:var(--clr-navigation-button-hover)}.sb-button--nav:focus,.sb-button--nav:active,.sb-button--nav:link:focus,.sb-button--nav:link:active,.sb-button--nav:visited:focus,.sb-button--nav:visited:active{color:var(--clr-navigation-button-focus);border-color:var(--clr-navigation-button-focus-border);background-color:var(--clr-navigation-button-focus-background)}.sb-button--nav:focus svg,.sb-button--nav:active svg,.sb-button--nav:link:focus svg,.sb-button--nav:link:active svg,.sb-button--nav:visited:focus svg,.sb-button--nav:visited:active svg{fill:var(--clr-navigation-button-focus)}.sb-button--nav:focus,.sb-button--nav:link:focus,.sb-button--nav:visited:focus{box-shadow:0 0 0 2px var(--section-background),0 0 0 4px var(--clr-navigation-button-focus-border)}.sb-button--nav span,.sb-button--nav:link span,.sb-button--nav:visited span{color:inherit}.sb-button--nav.is-loading::after,.sb-button--nav:link.is-loading::after,.sb-button--nav:visited.is-loading::after{border-color:oklch(from var(--clr-navigation-button-text) l c h/0.8);border-left-color:var(--clr-navigation-button-text)}.sb-button--nav.is-loading:focus::after,.sb-button--nav.is-loading:active::after,.sb-button--nav:link.is-loading:focus::after,.sb-button--nav:link.is-loading:active::after,.sb-button--nav:visited.is-loading:focus::after,.sb-button--nav:visited.is-loading:active::after{border-color:oklch(from var(--clr-navigation-button-focus) l c h/0.8);border-left-color:var(--clr-navigation-button-focus)}.sb-button--primary,.sb-button--primary:link,.sb-button--primary:visited{font-family:var(--hero-cta-font-family);font-size:var(--hero-cta-font-size);font-weight:var(--hero-cta-font-weight);line-height:var(--hero-cta-line-height);font-style:var(--hero-cta-font-style);text-transform:var(--hero-cta-text-transform);letter-spacing:var(--hero-cta-letter-spacing);color:var(--clr-primary-button-text);border-color:var(--clr-primary-button-border);background-color:var(--clr-primary-button-background);border-radius:var(--primary-button-border-radius);border-width:var(--primary-button-border-width)}.sb-button--primary svg,.sb-button--primary:link svg,.sb-button--primary:visited svg{fill:var(--clr-primary-button-text)}.sb-button--primary:hover,.sb-button--primary:link:hover,.sb-button--primary:visited:hover{color:var(--clr-primary-button-hover);border-color:var(--clr-primary-button-hover-border);background-color:var(--clr-primary-button-hover-background)}.sb-button--primary:hover svg,.sb-button--primary:link:hover svg,.sb-button--primary:visited:hover svg{fill:var(--clr-primary-button-hover)}.sb-button--primary:focus,.sb-button--primary:active,.sb-button--primary:link:focus,.sb-button--primary:link:active,.sb-button--primary:visited:focus,.sb-button--primary:visited:active{color:var(--clr-primary-button-focus);border-color:var(--clr-primary-button-focus-border);background-color:var(--clr-primary-button-focus-background)}.sb-button--primary:focus svg,.sb-button--primary:active svg,.sb-button--primary:link:focus svg,.sb-button--primary:link:active <text:soft-page-break/>svg,.sb-button--primary:visited:focus svg,.sb-button--primary:visited:active svg{fill:var(--clr-primary-button-focus)}.sb-button--primary:focus,.sb-button--primary:link:focus,.sb-button--primary:visited:focus{box-shadow:0 0 0 2px var(--section-background),0 0 0 4px var(--clr-primary-button-focus-border)}.sb-button--primary span,.sb-button--primary:link span,.sb-button--primary:visited span{color:inherit}.sb-button--primary.is-loading::after,.sb-button--primary:link.is-loading::after,.sb-button--primary:visited.is-loading::after{border-color:oklch(from var(--clr-primary-button-text) l c h/0.8);border-left-color:var(--clr-primary-button-text)}.sb-button--primary.is-loading:focus::after,.sb-button--primary.is-loading:active::after,.sb-button--primary:link.is-loading:focus::after,.sb-button--primary:link.is-loading:active::after,.sb-button--primary:visited.is-loading:focus::after,.sb-button--primary:visited.is-loading:active::after{border-color:oklch(from var(--clr-primary-button-focus) l c h/0.8);border-left-color:var(--clr-primary-button-focus)}.sb-button--secondary,.sb-button--secondary:link,.sb-button--secondary:visited{font-family:var(--section-cta-font-family);font-size:var(--section-cta-font-size);font-weight:var(--section-cta-font-weight);line-height:var(--section-cta-line-height);font-style:var(--section-cta-font-style);text-transform:var(--section-cta-text-transform);letter-spacing:var(--section-cta-letter-spacing);color:var(--clr-secondary-button-text);border-color:var(--clr-secondary-button-border);background-color:var(--clr-secondary-button-background);border-radius:var(--secondary-button-border-radius);border-width:var(--secondary-button-border-width)}.sb-button--secondary svg,.sb-button--secondary:link svg,.sb-button--secondary:visited svg{fill:var(--clr-secondary-button-text)}.sb-button--secondary:hover,.sb-button--secondary:link:hover,.sb-button--secondary:visited:hover{color:var(--clr-secondary-button-hover);border-color:var(--clr-secondary-button-hover-border);background-color:var(--clr-secondary-button-hover-background)}.sb-button--secondary:hover svg,.sb-button--secondary:link:hover svg,.sb-button--secondary:visited:hover svg{fill:var(--clr-secondary-button-hover)}.sb-button--secondary:focus,.sb-button--secondary:active,.sb-button--secondary:link:focus,.sb-button--secondary:link:active,.sb-button--secondary:visited:focus,.sb-button--secondary:visited:active{color:var(--clr-secondary-button-focus);border-color:var(--clr-secondary-button-focus-border);background-color:var(--clr-secondary-button-focus-background)}.sb-button--secondary:focus svg,.sb-button--secondary:active svg,.sb-button--secondary:link:focus svg,.sb-button--secondary:link:active svg,.sb-button--secondary:visited:focus svg,.sb-button--secondary:visited:active svg{fill:var(--clr-secondary-button-focus)}.sb-button--secondary:focus,.sb-button--secondary:link:focus,.sb-button--secondary:visited:focus{box-shadow:0 0 0 2px var(--section-background),0 0 0 4px var(--clr-secondary-button-focus-border)}.sb-button--secondary span,.sb-button--secondary:link span,.sb-button--secondary:visited span{color:inherit}.sb-button--secondary.is-loading::after,.sb-button--secondary:link.is-loading::after,.sb-button--secondary:visited.is-loading::after{border-color:oklch(from var(--clr-secondary-button-text) l c h/0.8);border-left-color:var(--clr-secondary-button-text)}.sb-button--secondary.is-loading:focus::after,.sb-button--secondary.is-loading:active::after,.sb-button--secondary:link.is-loading:focus::after,.sb-button--secondary:link.is-loading:active::after,.sb-button--secondary:visited.is-loading:focus::after,.sb-button--secondary:visited.is-loading:active::after{border-color:oklch(from var(--clr-secondary-button-focus) l c h/0.8);border-left-color:var(--clr-secondary-button-focus)}.sb-button--form,.sb-button--form:link,.sb-button--form:visited{font-family:var(--form-cta-font-family);font-size:var(--form-cta-font-size);font-weight:var(--form-cta-font-weight);line-height:var(--form-cta-line-height);font-style:var(--form-cta-font-style);text-transform:var(--form-cta-text-transform);letter-spacing:var(--form-cta-letter-spacing);color:var(--clr-form-button-text);border-color:var(--clr-form-button-border);background-color:var(--clr-form-button-background);border-radius:var(--form-button-border-radius);border-width:var(--form-button-border-width)}.sb-button--form svg,.sb-button--form:link svg,.sb-button--form:visited svg{fill:var(--clr-form-button-text)}.sb-button--form:hover,.sb-button--form:link:hover,.sb-button--form:visited:hover{color:var(--clr-form-button-hover);border-color:var(--clr-form-button-hover-border);background-color:var(--clr-form-button-hover-background)}.sb-button--<text:soft-page-break/>form:hover svg,.sb-button--form:link:hover svg,.sb-button--form:visited:hover svg{fill:var(--clr-form-button-hover)}.sb-button--form:focus,.sb-button--form:active,.sb-button--form:link:focus,.sb-button--form:link:active,.sb-button--form:visited:focus,.sb-button--form:visited:active{color:var(--clr-form-button-focus);border-color:var(--clr-form-button-focus-border);background-color:var(--clr-form-button-focus-background)}.sb-button--form:focus svg,.sb-button--form:active svg,.sb-button--form:link:focus svg,.sb-button--form:link:active svg,.sb-button--form:visited:focus svg,.sb-button--form:visited:active svg{fill:var(--clr-form-button-focus)}.sb-button--form:focus,.sb-button--form:link:focus,.sb-button--form:visited:focus{box-shadow:0 0 0 2px var(--section-background),0 0 0 4px var(--clr-form-button-focus-border)}.sb-button--form span,.sb-button--form:link span,.sb-button--form:visited span{color:inherit}.sb-button--form.is-loading::after,.sb-button--form:link.is-loading::after,.sb-button--form:visited.is-loading::after{border-color:oklch(from var(--clr-form-button-text) l c h/0.8);border-left-color:var(--clr-form-button-text)}.sb-button--form.is-loading:focus::after,.sb-button--form.is-loading:active::after,.sb-button--form:link.is-loading:focus::after,.sb-button--form:link.is-loading:active::after,.sb-button--form:visited.is-loading:focus::after,.sb-button--form:visited.is-loading:active::after{border-color:oklch(from var(--clr-form-button-focus) l c h/0.8);border-left-color:var(--clr-form-button-focus)}[data-navigation-button-style='outline'] .sb-button--nav:not(:hover):not(:focus):not(:active),[data-navigation-button-style='outline'] .sb-button--nav:link:not(:hover):not(:focus):not(:active),[data-navigation-button-style='outline'] .sb-button--nav:visited:not(:hover):not(:focus):not(:active),[data-primary-button-style='outline'] .sb-button--primary:not(:hover):not(:focus):not(:active),[data-primary-button-style='outline'] .sb-button--primary:link:not(:hover):not(:focus):not(:active),[data-primary-button-style='outline'] .sb-button--primary:visited:not(:hover):not(:focus):not(:active),[data-secondary-button-style='outline'] .sb-button--secondary:not(:hover):not(:focus):not(:active),[data-secondary-button-style='outline'] .sb-button--secondary:link:not(:hover):not(:focus):not(:active),[data-secondary-button-style='outline'] .sb-button--secondary:visited:not(:hover):not(:focus):not(:active),[data-form-button-style='outline'] .sb-button--form:not(:hover):not(:focus):not(:active),[data-form-button-style='outline'] .sb-button--form:link:not(:hover):not(:focus):not(:active),[data-form-button-style='outline'] .sb-button--form:visited:not(:hover):not(:focus):not(:active){background-color:transparent}.option-button-none .sb-button:not(.call-to-action),.option-button-none .sb-button:not(.call-to-action):link,.option-button-none .sb-button:not(.call-to-action):visited{font-family:var(--link-font-family);font-size:var(--link-font-size);font-weight:var(--link-font-weight);line-height:var(--link-line-height);font-style:var(--link-font-style);text-transform:var(--link-text-transform);letter-spacing:var(--link-letter-spacing);padding:0;text-align:inherit;transition:none;border-radius:0;background:none;border:0;height:auto;min-height:0;text-transform:none;text-decoration:underline;color:var(--clr-link)}[data-text-link-underline='true'] .option-button-none .sb-button:not(.call-to-action),[data-text-link-underline='true'] .option-button-none .sb-button:not(.call-to-action):link,[data-text-link-underline='true'] .option-button-none .sb-button:not(.call-to-action):visited{text-decoration:underline}[data-text-link-underline='false'] .option-button-none .sb-button:not(.call-to-action),[data-text-link-underline='false'] .option-button-none .sb-button:not(.call-to-action):link,[data-text-link-underline='false'] .option-button-none .sb-button:not(.call-to-action):visited{text-decoration:none}.option-button-none .sb-button:not(.call-to-action):hover,.option-button-none .sb-button:not(.call-to-action):focus,.option-button-none .sb-button:not(.call-to-action):active,.option-button-none .sb-button:not(.call-to-action):link:hover,.option-button-none .sb-button:not(.call-to-action):link:focus,.option-button-none .sb-button:not(.call-to-action):link:active,.option-button-none .sb-button:not(.call-to-action):visited:hover,.option-button-none .sb-button:not(.call-to-action):visited:focus,.option-button-none .sb-button:not(.call-to-action):visited:active{border:0;background:none;text-decoration:none;color:var(--clr-link-hover)}[data-text-link-underline-on-hover='true'] .option-button-none .sb-button:not(.call-to-action):hover,[data-text-link-underline-on-hover='true'] .option-button-none .sb-button:not(.call-to-action):focus,<text:soft-page-break/>[data-text-link-underline-on-hover='true'] .option-button-none .sb-button:not(.call-to-action):active,[data-text-link-underline-on-hover='true'] .option-button-none .sb-button:not(.call-to-action):link:hover,[data-text-link-underline-on-hover='true'] .option-button-none .sb-button:not(.call-to-action):link:focus,[data-text-link-underline-on-hover='true'] .option-button-none .sb-button:not(.call-to-action):link:active,[data-text-link-underline-on-hover='true'] .option-button-none .sb-button:not(.call-to-action):visited:hover,[data-text-link-underline-on-hover='true'] .option-button-none .sb-button:not(.call-to-action):visited:focus,[data-text-link-underline-on-hover='true'] .option-button-none .sb-button:not(.call-to-action):visited:active{text-decoration:underline}[data-text-link-underline-on-hover='false'] .option-button-none .sb-button:not(.call-to-action):hover,[data-text-link-underline-on-hover='false'] .option-button-none .sb-button:not(.call-to-action):focus,[data-text-link-underline-on-hover='false'] .option-button-none .sb-button:not(.call-to-action):active,[data-text-link-underline-on-hover='false'] .option-button-none .sb-button:not(.call-to-action):link:hover,[data-text-link-underline-on-hover='false'] .option-button-none .sb-button:not(.call-to-action):link:focus,[data-text-link-underline-on-hover='false'] .option-button-none .sb-button:not(.call-to-action):link:active,[data-text-link-underline-on-hover='false'] .option-button-none .sb-button:not(.call-to-action):visited:hover,[data-text-link-underline-on-hover='false'] .option-button-none .sb-button:not(.call-to-action):visited:focus,[data-text-link-underline-on-hover='false'] .option-button-none .sb-button:not(.call-to-action):visited:active{text-decoration:none}.option-button-none .sb-button:not(.call-to-action):focus-visible,.option-button-none .sb-button:not(.call-to-action):link:focus-visible,.option-button-none .sb-button:not(.call-to-action):visited:focus-visible{outline:2px auto Highlight;outline:2px auto -webkit-focus-ring-color;outline-offset:2px}.option-button-none .sb-button:not(.call-to-action) svg,.option-button-none .sb-button:not(.call-to-action):link svg,.option-button-none .sb-button:not(.call-to-action):visited svg{fill:var(--clr-link)}.option-button-none .sb-button:not(.call-to-action).is-loading::after{border-color:oklch(from var(--clr-link) l c h, 0.8);border-left-color:var(--clr-link)}.option-button-none .sb-button:not(.call-to-action) svg{vertical-align:middle}.sb-btn-full-width span{margin-bottom:var(--spacer)}@media (max-width: 767px){.sb-btn-full-width span{margin-bottom:0}}.sb-cta-wrapper{margin:var(--spacer) calc(var(--spacer-sm) * -1) 0;display:flex;align-items:center;flex-wrap:wrap}@media (max-width: 767px){.sb-cta-wrapper{flex-direction:column}.sb-cta-wrapper span{margin-top:var(--spacer-sm)}}.sb-cta-wrapper.sb-section-alignable{margin-left:calc(var(--spacer-sm) * -1) !important;margin-right:calc(var(--spacer-sm) * -1) !important}.sb-cta-wrapper__btn,.sb-cta-wrapper__btn:link,.sb-cta-wrapper__btn:visited{margin:0 var(--spacer-sm)}.by-b12{margin-top:var(--section-padding);margin-bottom:calc(var(--section-padding) * -1)}@media (max-width: 767px){.by-b12{margin-top:calc(var(--section-padding) / 2);margin-bottom:0}}.by-b12 a{font-family:'Helvetica', 'Arial', sans-serif;font-size:14px;font-weight:normal;position:relative}.by-b12 a,.by-b12 a:link,.by-b12 a:hover,.by-b12 a:focus,.by-b12 a:active{color:currentColor !important;text-decoration:none}.by-b12 a::after{display:block;content:'';position:absolute;left:0;right:0;bottom:0;height:1px;background:currentColor !important}.by-b12 a:hover{opacity:0.7}.by-b12 svg{display:inline-block;fill:currentColor;height:1em;margin-bottom:-1px}.sb-footer p{margin:0}.sb-footer__branding{font-family:var(--footer-logo-text-font-family);font-size:var(--footer-logo-text-font-size);font-weight:var(--footer-logo-text-font-weight);line-height:var(--footer-logo-text-line-height);font-style:var(--footer-logo-text-font-style);text-transform:var(--footer-logo-text-text-transform);letter-spacing:var(--footer-logo-text-letter-spacing);margin-bottom:0}.sb-footer__branding .brand:hover,.sb-footer__branding .brand:focus{text-decoration:none}.sb-footer__branding .logo[src*='.svg']{height:80px}.option-logo-size-sm .sb-footer__branding .logo[src*='.svg']{height:50px}.option-logo-size-md .sb-footer__branding .logo[src*='.svg']{height:80px}.option-logo-size-lg .sb-footer__branding .logo[src*='.svg']{height:110px}.option-logo-size-xl .sb-footer__branding .logo[src*='.svg']{height:150px}.option-logo-size-xxl .sb-<text:soft-page-break/>footer__branding .logo[src*='.svg']{height:180px}.option-logo-size-xxxl .sb-footer__branding .logo[src*='.svg']{height:220px}@media (max-width: 767px){.sb-footer__branding .logo[src*='.svg']{height:40px}.option-logo-size-mobile-sm .sb-footer__branding .logo[src*='.svg']{height:50px}.option-logo-size-mobile-md .sb-footer__branding .logo[src*='.svg']{height:80px}.option-logo-size-mobile-lg .sb-footer__branding .logo[src*='.svg']{height:110px}.option-logo-size-mobile-xl .sb-footer__branding .logo[src*='.svg']{height:150px}.option-logo-size-mobile-xxl .sb-footer__branding .logo[src*='.svg']{height:180px}.option-logo-size-mobile-xxxl .sb-footer__branding .logo[src*='.svg']{height:220px}}.sb-footer__location,.sb-footer__location a,.sb-footer__location p,.sb-footer__contact,.sb-footer__contact a,.sb-footer__contact p{font-family:var(--footer-text-font-family);font-size:var(--footer-text-font-size);font-weight:var(--footer-text-font-weight);line-height:var(--footer-text-line-height);font-style:var(--footer-text-font-style);text-transform:var(--footer-text-text-transform);letter-spacing:var(--footer-text-letter-spacing)}.sb-footer__location a,.sb-footer__location a:link,.sb-footer__location a:visited,.sb-footer__contact a,.sb-footer__contact a:link,.sb-footer__contact a:visited{color:var(--clr-footer-link)}.sb-footer__location a span,.sb-footer__location a:link span,.sb-footer__location a:visited span,.sb-footer__contact a span,.sb-footer__contact a:link span,.sb-footer__contact a:visited span{color:var(--clr-footer-link)}.sb-footer__location a:hover,.sb-footer__location a:link:hover,.sb-footer__location a:visited:hover,.sb-footer__contact a:hover,.sb-footer__contact a:link:hover,.sb-footer__contact a:visited:hover{color:var(--clr-footer-link-hover)}.sb-footer__location a:hover span,.sb-footer__location a:link:hover span,.sb-footer__location a:visited:hover span,.sb-footer__contact a:hover span,.sb-footer__contact a:link:hover span,.sb-footer__contact a:visited:hover span{color:var(--clr-footer-link-hover)}@media (max-width: 767px){.sb-footer .sb-footer__email{margin-top:var(--spacer-sm)}}.sb-footer__nav{margin:var(--spacer) 0}.sb-footer__nav-list{list-style-type:none;display:flex;justify-content:flex-start;flex-wrap:wrap;align-items:center;margin:0;padding:0}.sb-footer__nav-list&gt;li{line-height:1;margin:0 24px 0 0;position:relative}.sb-footer__nav-list&gt;li&gt;a:not(.sb-button){font-family:var(--footer-nav-link-font-family);font-size:var(--footer-nav-link-font-size);font-weight:var(--footer-nav-link-font-weight);line-height:var(--footer-nav-link-line-height);font-style:var(--footer-nav-link-font-style);text-transform:var(--footer-nav-link-text-transform);letter-spacing:var(--footer-nav-link-letter-spacing);display:inline-block;padding:6px 0;margin:0;vertical-align:middle;text-decoration:none;transition:all 150ms ease-out;color:var(--clr-footer-link)}.sb-footer__nav-list&gt;li&gt;a:not(.sb-button):hover{color:var(--clr-footer-link-hover);text-decoration:none}.sb-footer__nav-list&gt;li.active&gt;a:not(.sb-button){font-family:var(--footer-nav-link-active-font-family);font-size:var(--footer-nav-link-active-font-size);font-weight:var(--footer-nav-link-active-font-weight);line-height:var(--footer-nav-link-active-line-height);font-style:var(--footer-nav-link-active-font-style);text-transform:var(--footer-nav-link-active-text-transform);letter-spacing:var(--footer-nav-link-active-letter-spacing);color:var(--clr-footer-link-hover);text-decoration:none}@media (max-width: 767px){.sb-footer__nav-list{flex-direction:column}.sb-footer__nav-list&gt;li{padding:var(--spacer-sm) 0;margin:0}}.option-button-none .sb-footer__nav-list&gt;li a.sb-button,.option-button-none .sb-footer__nav-list&gt;li a.sb-button:link,.option-button-none .sb-footer__nav-list&gt;li a.sb-button:visited{font-family:var(--nav-footer-link-font-family);font-size:var(--nav-footer-link-font-size);font-weight:var(--nav-footer-link-font-weight);line-height:var(--nav-footer-link-line-height);font-style:var(--nav-footer-link-font-style);text-transform:var(--nav-footer-link-text-transform);letter-spacing:var(--nav-footer-link-letter-spacing);display:inline-block;padding:0;vertical-align:middle;border:0;background:none;color:var(--clr-footer-link)}.option-button-none .sb-footer__nav-list&gt;li a.sb-button:hover,.option-button-none .sb-footer__nav-list&gt;li a.sb-button:link:hover,.option-button-none .sb-footer__nav-list&gt;li a.sb-button:visited:hover{color:var(--clr-footer-link-hover);text-decoration:underline}input::placeholder,textarea::placeholder,select.is-<text:soft-page-break/>placeholder-selected,select.is-placeholder-selected:focus{color:oklch(from var(--clr-form-placeholder) l c h/20%)}select{-webkit-appearance:none;-moz-appearance:none;appearance:none}select option{font-family:var(--form-input-font-family);font-size:var(--form-input-font-size);font-weight:var(--form-input-font-weight);line-height:var(--form-input-line-height);font-style:var(--form-input-font-style);text-transform:var(--form-input-text-transform);letter-spacing:var(--form-input-letter-spacing);border-radius:var(--form-border-radius);border-style:solid;border-width:var(--form-border-width);margin:0;padding:var(--spacer-sm);outline:0;transition:all 0.15s ease-in-out;background-color:var(--clr-form-background);color:var(--clr-form-input-text)}input[type^='date']::-webkit-datetime-edit{text-transform:uppercase}.sb-section-opt-dark input[type^='date'],.sb-section-opt-accent input[type^='date']{color-scheme:dark}.form{margin:0;padding:0}.form__wrapper{width:100%}.form__group+.form__group{margin-top:var(--spacer)}.form__group--required{position:relative}.option-form-hide-label .form__group--required::after{display:block;content:'*';position:absolute;right:4px;top:4px;font-size:16px;line-height:16px;color:var(--clr-section-danger)}.form__group--required.form__group--checkbox::after{display:none}.form__group--separator{border-bottom:1px solid;padding-bottom:var(--spacer);border-bottom-color:var(--clr-form-border)}.form__label{font-family:var(--form-label-font-family);font-size:var(--form-label-font-size);font-weight:var(--form-label-font-weight);line-height:var(--form-label-line-height);font-style:var(--form-label-font-style);text-transform:var(--form-label-text-transform);letter-spacing:var(--form-label-letter-spacing);display:block;margin:0 0 5px;text-align:start;color:var(--clr-form-label)}.form__label:hover{cursor:pointer}.form__label-required{display:inline-block;position:relative;color:var(--clr-section-danger)}.form__input{font-family:var(--form-input-font-family);font-size:var(--form-input-font-size);font-weight:var(--form-input-font-weight);line-height:var(--form-input-line-height);font-style:var(--form-input-font-style);text-transform:var(--form-input-text-transform);letter-spacing:var(--form-input-letter-spacing);border-radius:var(--form-border-radius);border-style:solid;border-width:var(--form-border-width);cursor:text;display:block;margin:0;padding:calc(var(--spacer) * 0.4) var(--spacer-sm);width:100%;outline:0;transition:all 0.15s ease-in-out;background-color:var(--clr-form-background);color:var(--clr-form-input-text);border-color:var(--clr-form-border)}.form__input[disabled]{opacity:0.5;cursor:disabled}.option-form-opt-light .form__input{background-color:var(--clr-form-background-light);color:var(--clr-form-input-text-light);border-color:var(--clr-form-border-light)}.option-form-input-border-bottom .form__input:not(.form__input--invoicing){border-left:0;border-top:0;border-right:0;border-radius:0;padding-left:0;padding-right:0;background-color:transparent}.option-form-input-border-bottom .form__input:not(.form__input--invoicing):hover,.option-form-input-border-bottom .form__input:not(.form__input--invoicing):focus{border-bottom-color:var(--clr-decorations) !important}.form__input:focus{outline-offset:2px;outline-width:2px;outline-style:solid;outline-color:var(--clr-form-border)}.form__input-select-wrapper{position:relative}.form__input-select-wrapper .form__input{padding-right:var(--spacer)}@media (max-width: 991px){.form__input-select-wrapper .form__input{overflow:hidden}}.form__input-select-wrapper::after{display:block;content:'';position:absolute;right:var(--spacer-sm);top:50%;transform:translateY(-75%) rotate(-45deg);width:8px;height:8px;border-style:solid;border-width:0 0 2px 2px;pointer-events:none;border-color:var(--clr-form-border)}.option-form-opt-light .form__input-select-wrapper::after{border-color:var(--clr-form-border-light)}.form__input-checkbox-wrapper,.form__input-radio-wrapper{position:relative}.form__input-checkbox-wrapper:not(:last-child),.form__input-radio-wrapper:not(:last-child){margin-bottom:8px}.form__input-checkbox-wrapper .form__input--checkbox,.form__input-checkbox-wrapper .form__input--radio,.form__input-radio-wrapper .form__input--checkbox,.form__input-radio-wrapper .form__input--radio{position:absolute;opacity:0;z-index:-1}.form__input-checkbox-wrapper .form__input--checkbox:focus+.form__label::before,.form__input-checkbox-<text:soft-page-break/>wrapper .form__input--radio:focus+.form__label::before,.form__input-radio-wrapper .form__input--checkbox:focus+.form__label::before,.form__input-radio-wrapper .form__input--radio:focus+.form__label::before{box-shadow:0 0 0 2px var(--clr-section-background),0 0 0 4px var(--clr-form-border)}.form__input-checkbox-wrapper .form__label,.form__input-radio-wrapper .form__label{font-family:var(--form-input-label-font-family);font-size:var(--form-input-label-font-size);font-weight:var(--form-input-label-font-weight);line-height:var(--form-input-label-line-height);font-style:var(--form-input-label-font-style);text-transform:var(--form-input-label-text-transform);letter-spacing:var(--form-input-label-letter-spacing);padding-inline-start:25px;min-height:var(--input-checkbox-height);position:relative;margin:0;font-weight:normal}.form__input-checkbox-wrapper .form__label--font-normal,.form__input-radio-wrapper .form__label--font-normal{font-weight:normal}.form__input-checkbox-wrapper .form__label::before,.form__input-radio-wrapper .form__label::before{display:block;content:'';width:var(--input-checkbox-height);height:var(--input-checkbox-height);position:absolute;inset-inline-start:0;top:0;border-radius:var(--form-border-radius);border-style:solid;border-width:var(--form-border-width);background-color:var(--clr-form-background);color:var(--clr-form-input-text);border-color:var(--clr-form-border)}.option-form-opt-light .form__input-checkbox-wrapper .form__label::before,.option-form-opt-light .form__input-radio-wrapper .form__label::before{background-color:var(--clr-form-background-light);color:var(--clr-form-input-text-light);border-color:var(--clr-form-border-light)}.form__checkbox-error{display:none;padding-bottom:8px;color:var(--clr-section-danger)}.form__input-radio-wrapper .form__label::before{border-radius:50%}.form__input-radio-wrapper .form__input--radio:checked+.form__label::before{border-width:5px;background-color:transparent}.form__input-checkbox-wrapper .form__label::before{top:2px}.form__input-checkbox-wrapper .form__input--checkbox:checked+.form__label::after{display:block;content:'';width:10px;height:6px;transform:rotate(-45deg);position:absolute;inset-inline-start:4px;top:7px;border-width:0 0 2px 2px;border-style:solid;border-color:var(--clr-form-input-text)}.form__input-group{display:flex}.form__input-group-addon{display:flex;align-items:center;padding:calc(var(--spacer) * 0.4) var(--spacer-sm);border-radius:var(--form-border-radius);border-style:solid;border-width:var(--form-border-width);border-color:var(--clr-form-border);background-color:oklch(from var(--clr-form-background) l c h/70%);color:var(--clr-form-input-text)}.form__input-group-addon span{color:var(--clr-form-input-text)}.form__input-group-addon[disabled]{opacity:0.5;cursor:disabled}.form__input-group-addon:first-child{border-top-right-radius:0;border-bottom-right-radius:0}.form__input-group-addon:first-child+.form__input{border-top-left-radius:0;border-bottom-left-radius:0;margin-left:-1px}.form__input-group-input{flex-basis:0;flex-grow:1;max-width:100%}.form__input-group-input .form__input{margin-top:0}.form__input-group-btn{flex:0 0 auto;width:auto;margin-left:var(--spacer)}@media (max-width: 767px){.form__input-group-btn{margin-left:0;margin-top:var(--spacer-sm)}}.form__input-group-btn .form__btn{margin-top:0}.form__input--textarea{min-height:60px}.form .sb-button{margin-top:var(--spacer);width:100%}.option-form-opt-light .form .sb-button.sb-button--form{color:var(--clr-form-button-text-light);border-color:var(--clr-form-button-border-light);background-color:var(--clr-form-button-background-light);border-radius:var(--form-button-border-radius);border-width:var(--form-button-border-width)}.option-form-opt-light .form .sb-button.sb-button--form svg{fill:var(--clr-form-button-text-light)}.option-form-opt-light .form .sb-button.sb-button--form:hover{color:var(--clr-form-button-hover-light);border-color:var(--clr-form-button-hover-border-light);background-color:var(--clr-form-button-hover-background-light)}.option-form-opt-light .form .sb-button.sb-button--form:hover svg{fill:var(--clr-form-button-hover-light)}.option-form-opt-light .form .sb-button.sb-button--form:focus,.option-form-opt-light .form .sb-button.sb-button--form:active{color:var(--clr-form-button-focus-light);border-color:var(--clr-form-button-focus-border-light);background-color:var(--clr-form-button-focus-background-light)}.option-form-opt-light .form .sb-button.sb-button--form:focus svg,.option-form-opt-light .form .sb-button.sb-button--form:active svg{fill:var(--clr-form-button-focus-light)}.option-form-opt-light .form .sb-<text:soft-page-break/>button.sb-button--form:focus{box-shadow:0 0 0 2px var(--section-background),0 0 0 4px var(--clr-form-button-focus-border-light)}.option-form-opt-light .form .sb-button.sb-button--form span{color:inherit}.option-form-opt-light .form .sb-button.sb-button--form.is-loading::after{border-color:oklch(from var(--clr-form-button-text-light) l c h/0.8);border-left-color:var(--clr-form-button-text-light)}.option-form-opt-light .form .sb-button.sb-button--form.is-loading:focus::after,.option-form-opt-light .form .sb-button.sb-button--form.is-loading:active::after{border-color:oklch(from var(--clr-form-button-focus-light) l c h/0.8);border-left-color:var(--clr-form-button-focus-light)}.option-align-content-left .form{text-align:start}.option-align-content-center .form{text-align:center}.option-align-content-right .form{text-align:end}.form .appointment-calendar__selected-date-error{color:var(--clr-section-danger)}.form .sb-bookings-appointment--inline{border-width:var(--form-border-width);border-style:solid;border-color:var(--clr-form-border)}.option-form-hide-placeholder input::placeholder,.option-form-hide-placeholder textarea::placeholder{opacity:0}.b12-form-error{margin-top:10px}.hours-list{list-style-type:none;padding:0;margin:0;display:table}[data-section-content-alignment='left'] .hours-list{margin-inline-start:0;margin-inline-end:auto}.option-align-left .hours-list,.option-align-content-left .hours-list{margin-inline-start:0;margin-inline-end:auto}.option-align-center .hours-list{margin-inline-start:auto;margin-inline-end:auto}.hours-list__item{display:table-row;margin:0;padding:0}.hours-list__day,.hours-list__from,.hours-list__dash,.hours-list__to{display:table-cell}.hours-list__day{font-family:var(--contact-details-working-hours-day-font-family);font-size:var(--contact-details-working-hours-day-font-size);font-weight:var(--contact-details-working-hours-day-font-weight);line-height:var(--contact-details-working-hours-day-line-height);font-style:var(--contact-details-working-hours-day-font-style);text-transform:var(--contact-details-working-hours-day-text-transform);letter-spacing:var(--contact-details-working-hours-day-letter-spacing);padding-inline-end:var(--spacer)}[data-section-content-alignment='left'] .hours-list__day{text-align:start}.option-align-left .hours-list__day,.option-align-content-left .hours-list__day{text-align:start}.option-align-center .hours-list__day{text-align:end}.hours-list__dash{font-family:var(--contact-details-working-hours-day-font-family);font-size:var(--contact-details-working-hours-day-font-size);font-weight:var(--contact-details-working-hours-day-font-weight);line-height:var(--contact-details-working-hours-day-line-height);font-style:var(--contact-details-working-hours-day-font-style);text-transform:var(--contact-details-working-hours-day-text-transform);letter-spacing:var(--contact-details-working-hours-day-letter-spacing);padding-left:var(--spacer-sm);padding-right:var(--spacer-sm)}.hours-list__from,.hours-list__to{font-family:var(--contact-details-working-hours-time-font-family);font-size:var(--contact-details-working-hours-time-font-size);font-weight:var(--contact-details-working-hours-time-font-weight);line-height:var(--contact-details-working-hours-time-line-height);font-style:var(--contact-details-working-hours-time-font-style);text-transform:var(--contact-details-working-hours-time-text-transform);letter-spacing:var(--contact-details-working-hours-time-letter-spacing)}.fancybox-bg{background:var(--clr-section-background-dark)}.option-lightbox-background-light .fancybox-bg{background:var(--clr-section-background-light)}.option-lightbox-background-accent .fancybox-bg{background:var(--clr-section-background-accent)}.option-lightbox-background-light .fancybox-infobar{background:oklch(from var(--clr-section-background-light) l c h/40%)}.option-lightbox-background-accent .fancybox-infobar{background:oklch(from var(--clr-section-background-accent) l c h/40%)}.fancybox-infobar,.fancybox-infobar div,.fancybox-infobar span{font-family:var(--body-sm-font-family);font-size:var(--body-sm-font-size);font-weight:var(--body-sm-font-weight);line-height:var(--body-sm-line-height);font-style:var(--body-sm-font-style);text-transform:var(--body-sm-text-transform);letter-spacing:var(--body-sm-letter-spacing);line-height:44px;mix-blend-mode:normal;color:var(--clr-text-dark)}.option-lightbox-background-light .fancybox-infobar,.option-lightbox-background-light .fancybox-infobar div,.option-lightbox-background-light .fancybox-infobar span{color:var(--clr-text-light)}.option-lightbox-background-accent .fancybox-infobar,.option-lightbox-background-accent .fancybox-infobar div,.option-lightbox-background-accent .fancybox-<text:soft-page-break/>infobar span{color:var(--clr-text-accent)}@media (max-width: 767px){.fancybox-infobar{display:none}}.fancybox-toolbar{left:0;text-align:center}.option-lightbox-background-light .fancybox-toolbar .fancybox-button{background:oklch(from var(--clr-section-background-light) l c h/40%)}.option-lightbox-background-light .fancybox-toolbar .fancybox-button:hover{background:oklch(from var(--clr-section-background-light) l c h/80%)}.option-lightbox-background-light .fancybox-toolbar .fancybox-button svg path{fill:var(--clr-text-light)}.option-lightbox-background-accent .fancybox-toolbar .fancybox-button{background:oklch(from var(--clr-section-background-accent) l c h/40%)}.option-lightbox-background-accent .fancybox-toolbar .fancybox-button:hover{background:oklch(from var(--clr-section-background-accent) l c h/80%)}.option-lightbox-background-accent .fancybox-toolbar .fancybox-button svg path{fill:var(--clr-text-accent)}@media (min-width: 768px){.fancybox-toolbar .fancybox-button--close{position:absolute;right:0;top:0}}.fancybox-content video:focus,.fancybox-content video:active,.fancybox-content iframe:focus,.fancybox-content iframe:active{outline:0}.fancybox-slide{padding-inline:var(--spacer-md)}.option-lightbox-background-light .fancybox-caption{background:linear-gradient(0deg, oklch(from var(--clr-section-background-light) l c h/85%) 0, oklch(from var(--clr-section-background-light) l c h/2%) 88%, transparent)}.option-lightbox-background-accent .fancybox-caption{background:linear-gradient(0deg, oklch(from var(--clr-section-background-accent) l c h/85%) 0, oklch(from var(--clr-section-background-accent) l c h/2%) 88%, transparent)}.fancybox-caption__body&gt;*{color:var(--clr-text-dark)}.option-lightbox-background-light .fancybox-caption__body&gt;*{color:var(--clr-text-light)}.option-lightbox-background-accent .fancybox-caption__body&gt;*{color:var(--clr-text-accent)}.fancybox-caption__body h1,.fancybox-caption__body h2,.fancybox-caption__body h3,.fancybox-caption__body h4,.fancybox-caption__body h5{font-family:var(--display-font-family);font-size:var(--display-font-size);font-weight:var(--display-font-weight);line-height:var(--display-line-height);font-style:var(--display-font-style);text-transform:var(--display-text-transform);letter-spacing:var(--display-letter-spacing);margin:0 0 var(--spacer-sm)}.fancybox-caption__body p{font-family:var(--body-sm-font-family);font-size:var(--body-sm-font-size);font-weight:var(--body-sm-font-weight);line-height:var(--body-sm-line-height);font-style:var(--body-sm-font-style);text-transform:var(--body-sm-text-transform);letter-spacing:var(--body-sm-letter-spacing);margin:0 0 var(--spacer-sm)}.fancybox-caption__body span[style] a,.fancybox-caption__body strong a,.fancybox-caption__body u a,.fancybox-caption__body em a,.fancybox-caption__body del a{color:inherit;font-size:inherit;font-weight:inherit;font-style:inherit;text-decoration:inherit;text-transform:inherit}.fancybox-caption__body li&gt;span{display:inline !important}.fancybox-navigation .fancybox-button{border-radius:50%;background:oklch(from var(--clr-section-background-dark) l c h/40%);width:70px;height:70px;padding:0;top:calc(50% - 35px)}@media (max-width: 767px){.fancybox-navigation .fancybox-button{width:35px;height:35px;top:calc(50% - 17.5px)}}.fancybox-navigation .fancybox-button:hover{background:oklch(from var(--clr-section-background-dark) l c h/80%)}.fancybox-navigation .fancybox-button[disabled]{opacity:0.2}.fancybox-navigation .fancybox-button&gt;div{padding:24px}@media (max-width: 767px){.fancybox-navigation .fancybox-button&gt;div{padding:12px}}.fancybox-navigation .fancybox-button svg path{fill:var(--clr-text-dark)}.option-lightbox-background-light .fancybox-navigation .fancybox-button{background:oklch(from var(--clr-section-background-light) l c h/40%)}.option-lightbox-background-light .fancybox-navigation .fancybox-button:hover{background:oklch(from var(--clr-section-background-light) l c h/80%)}.option-lightbox-background-light .fancybox-navigation .fancybox-button svg path{fill:var(--clr-text-light)}.option-lightbox-background-accent .fancybox-navigation .fancybox-button{background:oklch(from var(--clr-section-background-accent) l c h/40%)}.option-lightbox-background-accent .fancybox-navigation .fancybox-button:hover{background:oklch(from var(--clr-section-background-accent) l c h/80%)}.option-lightbox-background-accent .fancybox-navigation .fancybox-button svg path{fill:var(--clr-text-<text:soft-page-break/>accent)}.fancybox-navigation .fancybox-button--arrow_left{left:40px}@media (max-width: 767px){.fancybox-navigation .fancybox-button--arrow_left{left:20px}}.fancybox-navigation .fancybox-button--arrow_left&gt;div{margin-left:-3px}.fancybox-navigation .fancybox-button--arrow_right{right:40px}@media (max-width: 767px){.fancybox-navigation .fancybox-button--arrow_right{right:20px}}.fancybox-navigation .fancybox-button--arrow_right&gt;div{margin-right:-3px}.fancybox-thumbs{background:var(--clr-section-background-dark)}.option-lightbox-background-light .fancybox-thumbs{background:var(--clr-section-background-light)}.option-lightbox-background-accent .fancybox-thumbs{background:var(--clr-section-background-accent)}.fancybox-thumbs__list{padding:10px 10px 0}@media (max-width: 767px){.fancybox-thumbs__list{padding:5px 5px 0}}.fancybox-thumbs__list a{width:100%;height:200px;margin:0 0 10px;max-width:none;max-height:none}@media (max-width: 767px){.fancybox-thumbs__list a{height:120px;margin:0 0 5px}}.fancybox-thumbs__list a:focus{outline:0}.option-lightbox-thumbs-x .fancybox-thumbs{top:auto;width:auto;bottom:0;left:0;right:0;height:140px;padding:0;box-sizing:border-box}@media (max-width: 767px){.option-lightbox-thumbs-x .fancybox-thumbs{height:100px}}.option-lightbox-thumbs-x .fancybox-thumbs .fancybox-thumbs__list{padding:10px 0 10px 10px}@media (max-width: 767px){.option-lightbox-thumbs-x .fancybox-thumbs .fancybox-thumbs__list{padding:5px 0 5px 5px}}.option-lightbox-thumbs-x .fancybox-thumbs .fancybox-thumbs__list a{width:200px;height:100%;margin:0 10px 0 0}@media (max-width: 767px){.option-lightbox-thumbs-x .fancybox-thumbs .fancybox-thumbs__list a{width:120px;margin:0 5px 0 0}}.option-lightbox-thumbs-x.fancybox-show-thumbs .fancybox-inner{right:0;bottom:140px}@media (max-width: 767px){.option-lightbox-thumbs-x.fancybox-show-thumbs .fancybox-inner{bottom:100px}}.option-image{width:100%;background-size:cover;background-position:center;background-repeat:no-repeat;display:block;overflow:hidden;position:relative}.option-image img{display:none}.option-image::after{display:block;content:'';padding-top:66.66%}.option-imagecrop-rectangle-landscape.sb-column-content .option-image,.option-imagecrop-rectangle-landscape .option-image{width:100%}.option-imagecrop-rectangle-landscape.sb-column-content .option-image::after,.option-imagecrop-rectangle-landscape .option-image::after{padding-top:66.66%}.option-imagecrop-rectangle-portrait.sb-column-content .option-image,.option-imagecrop-rectangle-portrait .option-image{width:70%}.option-imagecrop-rectangle-portrait.sb-column-content .option-image::after,.option-imagecrop-rectangle-portrait .option-image::after{padding-top:130%}.option-imagecrop-rectangle-portrait.sb-column-content.option-imagesize-lg .option-image,.option-imagecrop-rectangle-portrait.option-imagesize-lg .option-image{width:100%}@media (max-width: 767px){.option-imagecrop-rectangle-portrait[class*='option-imagesize-'][class*='option-imagesize-mobile-'] .option-image::after{padding-top:130%}.option-imagecrop-rectangle-portrait.sb-column-content.option-imagesize-mobile-lg .option-image,.option-imagecrop-rectangle-portrait.option-imagesize-mobile-lg .option-image{width:100%}}.option-imagesize-lg.sb-column-content .option-image,.option-imagesize-lg .option-image{width:100%}@media (max-width: 767px){.option-imagesize-mobile-lg[class*='option-imagesize-'] .option-image,.option-imagesize-mobile-lg [class*='option-imagesize-'] .option-image{width:100%}.option-imagesize-mobile-lg[class*='option-imagesize-'] .option-image::after,.option-imagesize-mobile-lg [class*='option-imagesize-'] .option-image::after{padding-top:66.66%}}.option-image-width-5col .items-grid .items-grid__item-image,.option-image-width-5col .sb-text-image__image{flex:0 0 41.66667%}@media (max-width: 767px){.option-image-width-5col .items-grid .items-grid__item-image,.option-image-width-5col .sb-text-image__image{flex:0 0 100%}}.option-image-width-5col .items-grid .items-grid__item-image,.option-image-width-5col .sb-text-image__image{width:41.66667%}@media (max-width: 767px){.option-image-width-5col .items-grid .items-grid__item-image,.option-image-width-5col .sb-text-image__image{width:100%}}.sb-column .sb-column-content.option-align-left .option-image{margin-right:auto}.sb-column .sb-column-content.option-align-center .option-image,.option-<text:soft-page-break/>image-align-center .sb-text-image__image .option-image{margin-left:auto;margin-right:auto}@media (max-width: 767px){.option-image-align-mobile-left[class*='option-image-align'] .sb-text-image__image .option-image{margin-right:auto;margin-left:0}}.option-animate-image-fade .sb-animate-image{-webkit-backface-visibility:hidden;transition:all 0.3s ease-in-out}.option-animate-image-fade .sb-animate-image:hover{opacity:0.7}.option-image-color-grayscale.sb-section-opt-light .option-image[src*='.svg'],.option-image-color-grayscale.sb-section-opt-light .sb-slider__item-thumb[src*='.svg'],.option-image-color-grayscale.sb-section-opt-light .sb-split-text-image__image figure[src*='.svg'],.option-image-color-grayscale.sb-section-opt-light figure img[src*='.svg']{opacity:0.5}.option-image-color-grayscale.sb-section-opt-dark .option-image[src*='.svg'],.option-image-color-grayscale.sb-section-opt-dark .sb-split-text-image__image figure[src*='.svg'],.option-image-color-grayscale.sb-section-opt-dark figure img[src*='.svg']{filter:var(--image-filter-dark);opacity:0.3}.option-image-color-grayscale.sb-section-opt-accent .option-image[src*='.svg'],.option-image-color-grayscale.sb-section-opt-accent .sb-split-text-image__image figure[src*='.svg'],.option-image-color-grayscale.sb-section-opt-accent figure img[src*='.svg']{opacity:0.5}.option-image-color-black.sb-section-opt-dark .option-image[src*='.svg'],.option-image-color-black.sb-section-opt-dark .sb-split-text-image__image figure[src*='.svg'],.option-image-color-black.sb-section-opt-dark figure img[src*='.svg']{filter:var(--image-filter-dark)}.option-icon-filters-enabled.sb-section-opt-dark .items-grid__item-image-icon img[src*='.svg']{filter:var(--image-filter-light);opacity:1}.option-icon-filters-enabled.sb-section-opt-dark .items-grid__item-image-icon img[src*='.svg'][src*='.svg']{filter:var(--image-filter-dark)}.option-icon-filters-enabled.sb-section-opt-light .items-grid__item-image-icon img[src*='.svg']{filter:var(--image-filter-light);opacity:1}.option-icon-filters-enabled.sb-section-opt-light .items-grid__item-image-icon img[src*='.svg'][src*='.svg']{filter:var(--image-filter-dark)}.option-icon-filters-enabled.sb-section-opt-accent .items-grid__item-image-icon img[src*='.svg']{filter:var(--image-filter-grayscale);opacity:1}.items-grid{--__collection-grid-gap-sm: calc(var(--collection-grid-gap) / 2);list-style:none;padding:0;display:flex;flex-direction:row;flex-wrap:wrap;margin:var(--collection-grid-gap, var(--spacer)) calc(var(--__collection-grid-gap-sm, var(--spacer)) * -1) 0 !important}@media (max-width: 767px){.items-grid{margin:var(--spacer) 0 0 !important}}[data-section-content-alignment='left'] .items-grid{justify-content:flex-start}.sb-column .sb-column-content.option-align-left .items-grid.sb-section-alignable{justify-content:flex-start}.sb-column .sb-column-content.option-align-center .items-grid.sb-section-alignable{justify-content:center}[data-section-content-alignment='left'] .option-grid-align-default .items-grid,[data-section-content-alignment='left'] .sb-section[class*='option-align'].option-grid-align-default .items-grid,[data-section-content-alignment='left'] .option-grid-align-default .sb-column .sb-column-content[class*='option-align'] .items-grid{justify-content:flex-start}.items-grid__item{flex:0 0 100%;margin:var(--__collection-grid-gap-sm, var(--spacer-sm)) 0;padding-inline-start:var(--__collection-grid-gap-sm, var(--spacer-sm));padding-inline-end:var(--__collection-grid-gap-sm, var(--spacer-sm))}.option-align-content-left .items-grid__item{text-align:start}.items-grid__item.is-hidden{display:none !important}.items-grid__item-body&gt;a:focus{outline:5px auto;outline-offset:2px}.items-grid__item-image&gt;a{display:block;text-decoration:none !important}.items-grid__item-image&gt;a:focus{outline:5px auto;outline-offset:2px}.items-grid__item-image figure{display:block}.option-align-center .items-grid__item-image figure{margin-inline-start:auto;margin-inline-end:auto}.items-grid__header{font-family:var(--collection-item-title-font-family);font-size:var(--collection-item-title-font-size);font-weight:var(--collection-item-title-font-weight);line-height:var(--collection-item-title-line-height);font-style:var(--collection-item-title-font-style);text-transform:var(--collection-item-title-text-transform);letter-spacing:var(--collection-item-title-letter-spacing);color:var(--clr-collection-item-title);margin-top:var(--spacer-sm)}@media (min-width: 544px){.items-grid__header{word-break:break-word;margin-top:var(--spacer)}}.items-grid__subheader{font-family:var(--collection-item-subtitle-font-family);font-size:var(--collection-item-subtitle-font-size);font-weight:var(--collection-item-subtitle-font-weight);line-height:var(--collection-<text:soft-page-break/>item-subtitle-line-height);font-style:var(--collection-item-subtitle-font-style);text-transform:var(--collection-item-subtitle-text-transform);letter-spacing:var(--collection-item-subtitle-letter-spacing);color:var(--clr-collection-item-subtitle)}.items-grid__description,.items-grid__summary{font-family:var(--collection-item-description-font-family);font-size:var(--collection-item-description-font-size);font-weight:var(--collection-item-description-font-weight);line-height:var(--collection-item-description-line-height);font-style:var(--collection-item-description-font-style);text-transform:var(--collection-item-description-text-transform);letter-spacing:var(--collection-item-description-letter-spacing);margin-top:var(--spacer-sm)}.items-grid__description{color:var(--clr-collection-item-description)}.items-grid__summary{color:var(--clr-collection-item-summary)}.items-grid__contact-details{margin-top:var(--spacer-sm)}.items-grid__contact-details .tel{display:block;font-family:var(--collection-item-contacts-font-family);font-size:var(--collection-item-contacts-font-size);font-weight:var(--collection-item-contacts-font-weight);line-height:var(--collection-item-contacts-line-height);font-style:var(--collection-item-contacts-font-style);text-transform:var(--collection-item-contacts-text-transform);letter-spacing:var(--collection-item-contacts-letter-spacing)}.items-grid__contact-details .email{font-family:var(--collection-item-contacts-font-family);font-size:var(--collection-item-contacts-font-size);font-weight:var(--collection-item-contacts-font-weight);line-height:var(--collection-item-contacts-line-height);font-style:var(--collection-item-contacts-font-style);text-transform:var(--collection-item-contacts-text-transform);letter-spacing:var(--collection-item-contacts-letter-spacing);text-transform:lowercase !important}.items-grid__link{margin-top:var(--spacer-sm)}.items-grid__link,.items-grid__link a:not(.sb-button){font-family:var(--collection-item-link-font-family);font-size:var(--collection-item-link-font-size);font-weight:var(--collection-item-link-font-weight);line-height:var(--collection-item-link-line-height);font-style:var(--collection-item-link-font-style);text-transform:var(--collection-item-link-text-transform);letter-spacing:var(--collection-item-link-letter-spacing)}.items-grid__link a:not(.sb-button){text-decoration:underline}.items-grid__link a:not(.sb-button):hover{text-decoration:none}.option-columns-3col.sb-column-content .items-grid .items-grid__item,.option-columns-3col .items-grid .items-grid__item{flex:0 0 33.33333%}@media (max-width: 767px){.option-columns-3col.sb-column-content .items-grid .items-grid__item,.option-columns-3col .items-grid .items-grid__item{flex:0 0 100%;padding-inline-start:0;padding-inline-end:0}}.option-items-shadow .items-grid__item-body{box-shadow:0 5px 20px 0 rgba(0,0,0,0.15)}.option-items-shadow .items-grid__item-body{padding:var(--spacer);height:100%}.option-items-shadow-on-hover .items-grid__item-body{padding:var(--spacer);height:100%}.option-items-shadow-on-hover .items-grid__item-body:hover{box-shadow:0 5px 20px 0 rgba(0,0,0,0.15)}.option-items-shadow-on-hover.sb-section-opt-accent .items-grid__item-body:hover{background:var(--clr-white);box-shadow:0 5px 20px 0 oklch(from var(--clr-section-background-accent) calc(l - 0.15) c h)}.items-grid__item.active .items-grid__item-body{box-shadow:0 0 0 calc(var(--border-width) * 4) var(--clr-border)}.items-grid--has-active-items .items-grid__item-body{padding:var(--spacer);height:100%}.sb-top-header{display:flex;flex-direction:row;justify-content:space-between;align-items:center}.sb-top-header__brand,.sb-top-header__brand:link,.sb-top-header__brand:visited{flex:0 1 100%;display:flex;align-items:center}.sb-top-header__brand .logo[src*='.svg'],.sb-top-header__brand:link .logo[src*='.svg'],.sb-top-header__brand:visited .logo[src*='.svg']{height:80px}.option-logo-size-sm .sb-top-header__brand .logo[src*='.svg'],.option-logo-size-sm .sb-top-header__brand:link .logo[src*='.svg'],.option-logo-size-sm .sb-top-header__brand:visited .logo[src*='.svg']{height:50px}.option-logo-size-md .sb-top-header__brand .logo[src*='.svg'],.option-logo-size-md .sb-top-header__brand:link .logo[src*='.svg'],.option-logo-size-md .sb-top-header__brand:visited .logo[src*='.svg']{height:80px}.option-logo-size-lg .sb-top-header__brand .logo[src*='.svg'],.option-logo-size-lg .sb-top-header__brand:link .logo[src*='.svg'],.option-logo-size-lg .sb-top-<text:soft-page-break/>header__brand:visited .logo[src*='.svg']{height:110px}.option-logo-size-xl .sb-top-header__brand .logo[src*='.svg'],.option-logo-size-xl .sb-top-header__brand:link .logo[src*='.svg'],.option-logo-size-xl .sb-top-header__brand:visited .logo[src*='.svg']{height:150px}.option-logo-size-xxl .sb-top-header__brand .logo[src*='.svg'],.option-logo-size-xxl .sb-top-header__brand:link .logo[src*='.svg'],.option-logo-size-xxl .sb-top-header__brand:visited .logo[src*='.svg']{height:180px}.option-logo-size-xxxl .sb-top-header__brand .logo[src*='.svg'],.option-logo-size-xxxl .sb-top-header__brand:link .logo[src*='.svg'],.option-logo-size-xxxl .sb-top-header__brand:visited .logo[src*='.svg']{height:220px}@media (max-width: 767px){.sb-top-header__brand .logo[src*='.svg'],.sb-top-header__brand:link .logo[src*='.svg'],.sb-top-header__brand:visited .logo[src*='.svg']{height:40px}.option-logo-size-mobile-sm .sb-top-header__brand .logo[src*='.svg'],.option-logo-size-mobile-sm .sb-top-header__brand:link .logo[src*='.svg'],.option-logo-size-mobile-sm .sb-top-header__brand:visited .logo[src*='.svg']{height:50px}.option-logo-size-mobile-md .sb-top-header__brand .logo[src*='.svg'],.option-logo-size-mobile-md .sb-top-header__brand:link .logo[src*='.svg'],.option-logo-size-mobile-md .sb-top-header__brand:visited .logo[src*='.svg']{height:80px}.option-logo-size-mobile-lg .sb-top-header__brand .logo[src*='.svg'],.option-logo-size-mobile-lg .sb-top-header__brand:link .logo[src*='.svg'],.option-logo-size-mobile-lg .sb-top-header__brand:visited .logo[src*='.svg']{height:110px}.option-logo-size-mobile-xl .sb-top-header__brand .logo[src*='.svg'],.option-logo-size-mobile-xl .sb-top-header__brand:link .logo[src*='.svg'],.option-logo-size-mobile-xl .sb-top-header__brand:visited .logo[src*='.svg']{height:150px}.option-logo-size-mobile-xxl .sb-top-header__brand .logo[src*='.svg'],.option-logo-size-mobile-xxl .sb-top-header__brand:link .logo[src*='.svg'],.option-logo-size-mobile-xxl .sb-top-header__brand:visited .logo[src*='.svg']{height:180px}.option-logo-size-mobile-xxxl .sb-top-header__brand .logo[src*='.svg'],.option-logo-size-mobile-xxxl .sb-top-header__brand:link .logo[src*='.svg'],.option-logo-size-mobile-xxxl .sb-top-header__brand:visited .logo[src*='.svg']{height:220px}}@media (min-width: 1032px){.sb-top-header__brand,.sb-top-header__brand:link,.sb-top-header__brand:visited{max-width:35%}}@media (max-width: 1032px){.sb-top-header__brand,.sb-top-header__brand:link,.sb-top-header__brand:visited{position:relative;width:calc(100% - 25px);z-index:1001;display:flex;margin-right:var(--spacer)}.sb-nav--expanded .sb-top-header__brand,.sb-nav--expanded .sb-top-header__brand:link,.sb-nav--expanded .sb-top-header__brand:visited{color:var(--clr-logo-text)}}.sb-nav{clear:none;line-height:inherit;max-height:none;overflow:visible;text-align:end;flex-shrink:0}@media (max-width: 1032px){.sb-nav{display:none;position:absolute;z-index:1001;inset-inline-start:calc((var(--spacer) + var(--grid-gutter-width) / 2) * -1);inset-inline-end:calc((var(--spacer) + var(--grid-gutter-width) / 2) * -1);top:calc(var(--spacer) * -1)}}.sb-nav__close{background:none;border:0 none;padding:0;width:20px;height:20px;position:fixed;right:var(--spacer);top:var(--spacer);z-index:100}.sb-nav__close:focus{outline:0 none}.sb-nav__close::before,.sb-nav__close::after{position:absolute;top:10px;inset-inline-start:0;display:block;content:'';width:20px;height:2px;-webkit-transform:rotate(-45deg);transform:rotate(-45deg);background-color:var(--clr-nav-link)}.sb-nav__close:after{-webkit-transform:rotate(45deg);transform:rotate(45deg)}@media (min-width: 1033px){.sb-nav__close{display:none}}.sb-nav__list{display:flex;align-items:center;margin:0;padding:0;list-style-type:none}@media (max-width: 1032px){.sb-nav__list{display:block}}.sb-nav__item{line-height:1;margin-inline-start:24px;padding:0;position:relative;cursor:pointer;font-size:0}@media (min-width: 1033px){.sb-<text:soft-page-break/>nav__item:not(.sb-nav__btn):hover .sb-nav__sub{display:block}}.sb-nav__item:not(.sb-nav__btn) .sb-nav__link,.sb-nav__item:not(.sb-nav__btn) .sb-nav__link:link,.sb-nav__item:not(.sb-nav__btn) .sb-nav__link:visited,.sb-nav__item:not(.sb-nav__btn) .sb-nav__link:focus,.sb-nav__item:not(.sb-nav__btn) .sb-nav__link:link:focus,.sb-nav__item:not(.sb-nav__btn) .sb-nav__link:active{font-family:var(--nav-link-font-family);font-size:var(--nav-link-font-size);font-weight:var(--nav-link-font-weight);line-height:var(--nav-link-line-height);font-style:var(--nav-link-font-style);text-transform:var(--nav-link-text-transform);letter-spacing:var(--nav-link-letter-spacing);text-decoration:none;display:inline-block;margin:0;padding:6px 0;vertical-align:middle;transition:var(--nav-links-transition);color:var(--clr-nav-link)}.sb-nav__item:not(.sb-nav__btn) .sb-nav__link:hover,.sb-nav__item:not(.sb-nav__btn) .sb-nav__link:link:hover,.sb-nav__item:not(.sb-nav__btn) .sb-nav__link:visited:hover,.sb-nav__item:not(.sb-nav__btn) .sb-nav__link:focus:hover,.sb-nav__item:not(.sb-nav__btn) .sb-nav__link:link:focus:hover,.sb-nav__item:not(.sb-nav__btn) .sb-nav__link:active:hover{color:var(--clr-nav-link-active);text-decoration:none}@media (max-width: 1032px){.sb-nav__item:not(.sb-nav__btn) .sb-nav__link,.sb-nav__item:not(.sb-nav__btn) .sb-nav__link:link,.sb-nav__item:not(.sb-nav__btn) .sb-nav__link:visited,.sb-nav__item:not(.sb-nav__btn) .sb-nav__link:focus,.sb-nav__item:not(.sb-nav__btn) .sb-nav__link:link:focus,.sb-nav__item:not(.sb-nav__btn) .sb-nav__link:active{display:block;position:relative}}.sb-nav__item.active:not(.sb-nav__btn) .sb-nav__link{color:var(--clr-nav-link-active)}@media (max-width: 1032px){.sb-nav__item{margin:0;padding:var(--spacer-sm) 0;text-align:start;border-top-width:1px;border-top-style:solid}.sb-section-opt-light .sb-nav__item{border-color:oklch(from var(--clr-nav-link-light) l c h/0.5)}.sb-section-opt-dark .sb-nav__item{border-color:oklch(from var(--clr-nav-link-dark) l c h/0.5)}.sb-section-opt-accent .sb-nav__item{border-color:oklch(from var(--clr-nav-link-accent) l c h/0.8)}.sb-nav__item:first-child,.sb-nav__item.sb-nav__btn:not(.option-button-none){border-top-width:0}.sb-nav__item.is-sub-visible .sb-nav__sub{display:block;position:static;padding-bottom:0px}}.sb-nav__btn{margin:0 0 0 24px}@media (max-width: 1032px){.sb-nav__btn{margin:0;padding-top:var(--spacer)}.sb-nav__btn .sb-button,.sb-nav__btn .sb-button:link,.sb-nav__btn .sb-button:visited{width:100%;justify-content:center}}.sb-nav__sub-toggle{display:inline-block;vertical-align:middle;position:relative;width:10px;height:10px;transition:var(--nav-links-transition);margin-inline-start:var(--spacer-xs)}.sb-nav__sub-toggle::before,.sb-nav__sub-toggle::after{display:block;content:'';width:6px;height:1px;position:absolute;inset-inline-start:0;top:4px;transform:rotate(45deg);background-color:var(--clr-nav-link)}.sb-nav__sub-toggle::after{transform:rotate(-45deg);inset-inline-start:auto;inset-inline-end:0}.is-sub-visible .sb-nav__sub-toggle{transform:rotate(180deg)}@media (min-width: 1033px){.sb-nav__sub-toggle{pointer-events:none}}@media (max-width: 1032px){.sb-nav__sub-toggle{width:30px;height:30px;position:absolute;z-index:10;inset-inline-end:0;top:12px}.sb-nav__sub-toggle::before,.sb-nav__sub-toggle::after{width:10px;inset-inline-start:7px;top:13px}.sb-nav__sub-toggle::after{inset-inline-start:auto;inset-inline-end:6px}}.sb-nav__sub{border-radius:var(--radius);display:none;flex-direction:column;text-align:start;min-width:180px;padding:var(--spacer);position:absolute;inset-inline-end:0;top:100%;z-index:100;background-color:var(--clr-section-background)}@media (min-width: 1032px){.sb-nav__sub{border:1px solid oklch(from var(--clr-nav-link) l c h/0.8)}}.sb-nav__sub-item{display:block;margin:0;padding:0}@media (max-width: 1032px){.sb-nav__sub-item:last-child{border-top-width:1px}}.sb-nav__sub .sb-nav__item .sb-nav__sub-link,.sb-nav__sub .sb-nav__item .sb-nav__sub-link:link,.sb-nav__sub .sb-nav__item .sb-nav__sub-link:visited,.sb-nav__sub .sb-nav__item .sb-nav__sub-link:focus,.sb-nav__sub .sb-nav__item .sb-nav__sub-link:link:focus,.sb-nav__sub .sb-nav__item .sb-nav__sub-link:active{font-family:var(--nav-link-font-family);font-size:var(--nav-link-font-size);font-weight:var(--nav-link-font-weight);line-height:var(--nav-link-line-height);font-style:var(--nav-link-font-style);text-transform:var(--nav-link-text-transform);letter-spacing:var(--nav-link-letter-spacing);padding:6px <text:soft-page-break/>0;display:block;width:100%;cursor:pointer;color:var(--clr-nav-link)}.sb-nav__sub .sb-nav__item .sb-nav__sub-link:hover,.sb-nav__sub .sb-nav__item .sb-nav__sub-link:link:hover,.sb-nav__sub .sb-nav__item .sb-nav__sub-link:visited:hover,.sb-nav__sub .sb-nav__item .sb-nav__sub-link:focus:hover,.sb-nav__sub .sb-nav__item .sb-nav__sub-link:link:focus:hover,.sb-nav__sub .sb-nav__item .sb-nav__sub-link:active:hover{color:var(--clr-nav-link-active);text-decoration:none}.sb-nav__sub .sb-nav__item .sb-nav__sub-link:hover,.sb-nav__sub .sb-nav__item .sb-nav__sub-link:focus{text-decoration:none}.sb-nav__sub:hover .sb-nav__sub-link,.sb-nav__sub:focus .sb-nav__sub-link{border-bottom:0}.option-align-left .sb-nav{flex:1}.option-align-left .sb-nav .sb-nav__btn{margin-inline-start:auto}@media (max-width: 1032px){.sb-nav--expanded .sb-nav{display:block;text-align:center;margin:0;padding:var(--spacer-md);width:auto;position:fixed;inset-inline-start:0;inset-inline-end:0;top:0;bottom:0;height:100%;overflow:auto;background-color:var(--clr-section-background)}}.sb-nav--fixed{inset-inline-start:0;margin:0;position:fixed !important;top:0;inset-inline-end:0;background-color:var(--clr-section-background)}#sb-navigation{transition:background 0.2s ease-in-out, padding-top 0.2s ease-in-out;position:relative;z-index:9999;overflow-x:initial}@media (max-width: 767px){#sb-navigation{margin:0;position:relative;inset-inline-start:0;top:0;inset-inline-end:0;z-index:9999}#sb-navigation.sb-nav--static{position:relative}}#sb-navigation .sb-container{position:static}.sb-mobile-nav-btn{background:none;border:0;margin:0;padding:0;display:none;outline:0;position:relative;width:30px;height:30px;z-index:1001}.sb-mobile-nav-btn:focus{outline:0}.sb-mobile-nav-btn__line,.sb-mobile-nav-btn__line::after,.sb-mobile-nav-btn__line::before{content:'';height:3px;position:absolute;transition:var(--nav-links-transition);top:13px;inset-inline-end:0;width:20px;background-color:var(--clr-nav-link)}.sb-mobile-nav-btn__line::before{top:-6px}.sb-mobile-nav-btn__line::after{top:6px}@media (max-width: 1032px){.sb-mobile-nav-btn{display:block;flex-shrink:0}}.option-nav-overlay{background-color:transparent;margin:0;position:absolute;inset-inline-start:0;inset-inline-end:0;z-index:100;transition:background-color 0.2s ease-in-out}.sb-nav--fixed .option-nav-overlay{position:fixed;background-color:var(--clr-section-background)}.option-button-none .sb-button.sb-button--nav,.option-button-none .sb-button.sb-button--nav:link,.option-button-none .sb-button.sb-button--nav:visited{font-family:var(--nav-link-font-family);font-size:var(--nav-link-font-size);font-weight:var(--nav-link-font-weight);line-height:var(--nav-link-line-height);font-style:var(--nav-link-font-style);text-transform:var(--nav-link-text-transform);letter-spacing:var(--nav-link-letter-spacing);text-decoration:none;display:inline-block;margin:0;padding:6px 0;vertical-align:middle;transition:var(--nav-links-transition);border:0;background:none}.option-button-none .sb-button.sb-button--nav:hover,.option-button-none .sb-button.sb-button--nav:focus,.option-button-none .sb-button.sb-button--nav:link:hover,.option-button-none .sb-button.sb-button--nav:link:focus,.option-button-none .sb-button.sb-button--nav:visited:hover,.option-button-none .sb-button.sb-button--nav:visited:focus{text-decoration:none;outline:0}.option-button-none .sb-button.sb-button--nav:focus-visible,.option-button-none .sb-button.sb-button--nav:link:focus-visible,.option-button-none .sb-button.sb-button--nav:visited:focus-visible{outline:5px auto;outline-offset:-2px}@media (max-width: 1032px){.option-button-none .sb-button.sb-button--nav,.option-button-none .sb-button.sb-button--nav:link,.option-button-none .sb-button.sb-button--nav:visited{text-align:start}}@media (max-width: 1032px){.option-button-none .sb-button.sb-button--nav{padding:var(--spacer-sm) 0;margin:0;text-align:start}}.option-button-none .sb-nav__btn .sb-button.sb-button--nav,.option-button-none .sb-nav__btn .sb-button.sb-button--nav:link,.option-button-none .sb-nav__btn .sb-button.sb-button--nav:visited{color:var(--clr-nav-link)}.option-button-none .sb-nav__btn .sb-button.sb-button--nav svg,.option-button-none .sb-nav__btn .sb-button.sb-button--nav:link svg,.option-button-none .sb-nav__btn .sb-button.sb-button--nav:visited svg{fill:var(--clr-nav-link)}.option-button-none .sb-nav__btn .sb-button.sb-button--nav:hover,.option-button-none .sb-nav__btn .sb-button.sb-<text:soft-page-break/>button--nav:link:hover,.option-button-none .sb-nav__btn .sb-button.sb-button--nav:visited:hover{text-decoration:none;color:var(--clr-nav-link-active)}.option-button-none .sb-nav__btn .sb-button.sb-button--nav:hover svg,.option-button-none .sb-nav__btn .sb-button.sb-button--nav:link:hover svg,.option-button-none .sb-nav__btn .sb-button.sb-button--nav:visited:hover svg{fill:var(--clr-nav-link-active)}.option-button-none .sb-nav__btn.active .sb-button.sb-button--nav{color:var(--clr-nav-link-active)}.option-button-none .sb-nav__btn.active .sb-button.sb-button--nav svg{fill:var(--clr-nav-link-active)}@media (max-width: 1032px){.option-button-none .sb-nav__btn{border-bottom:1px solid oklch(from var(--clr-nav-link) l c h/0.8)}}.option-nav-link-hover-minimal .sb-nav__item .sb-nav__link:not(.sb-nav__sub-link),.option-nav-link-hover-minimal.option-button-none .sb-nav__item .sb-button,.option-nav-link-hover-minimal .sb-footer__nav-list&gt;li&gt;a:not(.sb-button),.option-nav-link-hover-underline .sb-nav__item .sb-nav__link:not(.sb-nav__sub-link),.option-nav-link-hover-underline.option-button-none .sb-nav__item .sb-button,.option-nav-link-hover-underline .sb-footer__nav-list&gt;li&gt;a:not(.sb-button){position:relative;transition:var(--nav-links-transition);text-decoration:none;z-index:1}.option-nav-link-hover-minimal .sb-nav__item .sb-nav__link:not(.sb-nav__sub-link)::after,.option-nav-link-hover-minimal.option-button-none .sb-nav__item .sb-button::after,.option-nav-link-hover-minimal .sb-footer__nav-list&gt;li&gt;a:not(.sb-button)::after,.option-nav-link-hover-underline .sb-nav__item .sb-nav__link:not(.sb-nav__sub-link)::after,.option-nav-link-hover-underline.option-button-none .sb-nav__item .sb-button::after,.option-nav-link-hover-underline .sb-footer__nav-list&gt;li&gt;a:not(.sb-button)::after{content:'';display:block;height:2px;position:absolute;inset-inline-start:0;inset-inline-end:0;bottom:0;transition:var(--nav-links-transition);opacity:0;z-index:-1}.option-nav-link-hover-minimal .sb-nav__item .sb-nav__link:not(.sb-nav__sub-link):hover,.option-nav-link-hover-minimal.option-button-none .sb-nav__item .sb-button:hover,.option-nav-link-hover-minimal .sb-footer__nav-list&gt;li&gt;a:not(.sb-button):hover,.option-nav-link-hover-underline .sb-nav__item .sb-nav__link:not(.sb-nav__sub-link):hover,.option-nav-link-hover-underline.option-button-none .sb-nav__item .sb-button:hover,.option-nav-link-hover-underline .sb-footer__nav-list&gt;li&gt;a:not(.sb-button):hover{text-decoration:none}.option-nav-link-hover-minimal .sb-nav__item .sb-nav__link:not(.sb-nav__sub-link):hover::after,.option-nav-link-hover-minimal.option-button-none .sb-nav__item .sb-button:hover::after,.option-nav-link-hover-minimal .sb-footer__nav-list&gt;li&gt;a:not(.sb-button):hover::after,.option-nav-link-hover-underline .sb-nav__item .sb-nav__link:not(.sb-nav__sub-link):hover::after,.option-nav-link-hover-underline.option-button-none .sb-nav__item .sb-button:hover::after,.option-nav-link-hover-underline .sb-footer__nav-list&gt;li&gt;a:not(.sb-button):hover::after{opacity:1}.option-nav-link-hover-minimal .sb-nav__item.active .sb-nav__link:not(.sb-nav__sub-link)::after,.option-nav-link-hover-minimal.option-button-none .sb-nav__item.active .sb-button::after,.option-nav-link-hover-minimal .sb-footer__nav-list&gt;li.active&gt;a:not(.sb-button)::after,.option-nav-link-hover-underline .sb-nav__item.active .sb-nav__link:not(.sb-nav__sub-link)::after,.option-nav-link-hover-underline.option-button-none .sb-nav__item.active .sb-button::after,.option-nav-link-hover-underline .sb-footer__nav-list&gt;li.active&gt;a:not(.sb-button)::after{opacity:1}.option-nav-link-hover-minimal .sb-nav__item .sb-nav__link:not(.sb-nav__sub-link)::after,.option-nav-link-hover-minimal.option-button-none .sb-nav__item .sb-button::after,.option-nav-link-hover-minimal .sb-footer__nav-list&gt;li&gt;a:not(.sb-button)::after,.option-nav-link-hover-underline .sb-nav__item .sb-nav__link:not(.sb-nav__sub-link)::after,.option-nav-link-hover-underline.option-button-none .sb-nav__item .sb-button::after,.option-nav-link-hover-underline .sb-footer__nav-list&gt;li&gt;a:not(.sb-button)::after{background:var(--clr-nav-link-active)}.option-nav-link-hover-minimal .sb-nav__item.active .sb-nav__link:not(.sb-nav__sub-link)::after,.option-nav-link-hover-minimal.option-button-none .sb-nav__item.active .sb-button::after,.option-nav-link-hover-minimal .sb-footer__nav-list&gt;li.active&gt;a:not(.sb-button)::after{opacity:0}.option-nav-link-hover-minimal .sb-nav__item.active .sb-nav__link:not(.sb-nav__sub-link)::after,.option-nav-link-hover-minimal.option-<text:soft-page-break/>button-none .sb-nav__item.active .sb-button::after,.option-nav-link-hover-minimal .sb-footer__nav-list&gt;li.active&gt;a:not(.sb-button)::after{opacity:1}.option-nav-link-hover-underline .sb-footer__nav-list&gt;li&gt;a:not(.sb-button):hover{color:var(--clr-footer-link-hover)}.option-nav-link-hover-underline .sb-footer__nav-list&gt;li&gt;a:not(.sb-button):hover::after{background-color:var(--clr-footer-link-hover)}.option-nav-link-hover-underline .sb-footer__nav-list&gt;li.active&gt;a:not(.sb-button){color:var(--clr-footer-link-hover)}.option-nav-link-hover-underline .sb-footer__nav-list&gt;li.active&gt;a:not(.sb-button)::after{background-color:var(--clr-footer-link-hover)}@media (max-width: 1032px){.option-nav-link-hover-minimal .sb-nav__item .sb-nav__link:not(.sb-nav__sub-link)::after,.option-nav-link-hover-minimal.option-button-none .sb-nav__item .sb-button::after,.option-nav-link-hover-minimal .sb-footer__nav-list&gt;li&gt;a:not(.sb-button)::after,.option-nav-link-hover-underline .sb-nav__item .sb-nav__link:not(.sb-nav__sub-link)::after,.option-nav-link-hover-underline.option-button-none .sb-nav__item .sb-button::after,.option-nav-link-hover-underline .sb-footer__nav-list&gt;li&gt;a:not(.sb-button)::after{display:none}.option-nav-link-hover-minimal .sb-footer__nav .sb-nav__item .sb-nav__link:not(.sb-nav__sub-link)::after,.option-nav-link-hover-minimal .sb-footer__nav.option-button-none .sb-nav__item .sb-button::after,.option-nav-link-hover-minimal .sb-footer__nav .sb-footer__nav-list&gt;li&gt;a:not(.sb-button)::after,.option-nav-link-hover-underline .sb-footer__nav .sb-nav__item .sb-nav__link:not(.sb-nav__sub-link)::after,.option-nav-link-hover-underline .sb-footer__nav.option-button-none .sb-nav__item .sb-button::after,.option-nav-link-hover-underline .sb-footer__nav .sb-footer__nav-list&gt;li&gt;a:not(.sb-button)::after{display:block}}.sb-video .fancybox-close-small{display:none}.option-link-decoration-border-bottom-static .items-grid__link a:not(.sb-button),.option-link-decoration-border-bottom-static .contact-details a:not(.sb-button):not(.sb-icon){position:relative;text-decoration:none;display:inline-block}.option-link-decoration-border-bottom-static .items-grid__link a:not(.sb-button)::after,.option-link-decoration-border-bottom-static .contact-details a:not(.sb-button):not(.sb-icon)::after{display:block;content:'';position:absolute;width:100%;height:2px;bottom:-2px;background:currentColor;transition:all 150ms ease-out}.sb-highlight-text{position:relative;color:inherit}.sb-highlight-text::before{content:'';display:block;position:absolute;z-index:-1}.sb-slider-wrapper{margin:var(--spacer-md) calc(var(--spacer-sm) * -1) 0;position:relative}.sb-slider-wrapper--nav .slick-track{display:flex;align-items:center}.sb-slider-wrapper--nav .slick-slide{border:2px solid transparent;cursor:pointer}.sb-section-opt-light .sb-slider-wrapper--nav .slick-slide.slick-current{border-color:oklch(from var(--clr-section-background) calc(l - 0.07) c h)}.sb-section-opt-dark .sb-slider-wrapper--nav .slick-slide.slick-current{border-color:oklch(from var(--clr-section-background) calc(l + 0.15) c h)}.sb-section-opt-accent .sb-slider-wrapper--nav .slick-slide.slick-current{border-color:oklch(from var(--clr-section-background) calc(l + 0.05) c h)}.sb-slider-wrapper--nav .slick-next,.sb-slider-wrapper--nav .slick-prev{background:none}.sb-slider-wrapper--nav .slick-next:hover,.sb-slider-wrapper--nav .slick-next:focus,.sb-slider-wrapper--nav .slick-next:active,.sb-slider-wrapper--nav .slick-prev:hover,.sb-slider-wrapper--nav .slick-prev:focus,.sb-slider-wrapper--nav .slick-prev:active{background:none}.sb-slider-wrapper--nav .slick-next::before,.sb-slider-wrapper--nav .slick-prev::before{font-size:50px;color:var(--clr-text)}.sb-slider-wrapper--nav .slick-next.slick-disabled,.sb-slider-wrapper--nav .slick-next.slick-disabled:hover,.sb-slider-wrapper--nav .slick-next.slick-disabled:focus,.sb-slider-wrapper--nav .slick-next.slick-disabled:active,.sb-slider-wrapper--nav .slick-prev.slick-disabled,.sb-slider-wrapper--nav .slick-prev.slick-disabled:hover,.sb-slider-wrapper--nav .slick-prev.slick-disabled:focus,.sb-slider-wrapper--nav .slick-prev.slick-disabled:active{background-color:transparent;pointer-events:none}.sb-slider-wrapper--nav .slick-next.slick-disabled::before,.sb-slider-wrapper--nav .slick-prev.slick-disabled::before{opacity:0.2}.sb-slider-wrapper--nav .slick-next{right:0}.sb-slider-wrapper--nav .slick-prev{left:0}.sb-slider{min-width:100%;width:1px;*width:100%}.sb-slider.slick-dotted{margin-bottom:calc(var(--spacer) * 3)}.option-slider-dotsPosition-1 .sb-slider.slick-dotted{margin-bottom:0}.sb-slider__item{margin:0;padding:var(--spacer-sm)}.sb-slider__item:focus,.sb-slider__item:active,.sb-<text:soft-page-break/>slider__item&gt;a:focus,.sb-slider__item&gt;a:active{outline:0;box-shadow:none}.sb-slider__item:focus-visible,.sb-slider__item&gt;a:focus-visible{outline:auto 3px currentColor}.sb-slider:not(.slick-initialized){display:grid;overflow-y:auto;grid-auto-columns:100%;grid-template-rows:1fr}.sb-slider:not(.slick-initialized) .sb-slider__item{grid-row:1;grid-column:auto}.option-sliderThumbs-showBorder-true .sb-slider-wrapper--nav .slick-slide{border:2px solid transparent;margin:0 2px}.option-sliderThumbs-showBorder-true.sb-section-opt-light .sb-slider-wrapper--nav .slick-slide{border-color:oklch(from var(--clr-section-background) calc(l - 0.07) c h)}.option-sliderThumbs-showBorder-true.sb-section-opt-light .sb-slider-wrapper--nav .slick-slide.slick-current{border-color:var(--clr-section-background-accent)}.option-sliderThumbs-showBorder-true.sb-section-opt-dark .sb-slider-wrapper--nav .slick-slide{border-color:oklch(from var(--clr-section-background) calc(l + 0.15) c h)}.option-sliderThumbs-showBorder-true.sb-section-opt-dark .sb-slider-wrapper--nav .slick-slide.slick-current{border-color:var(--clr-section-background-accent)}.option-sliderThumbs-showBorder-true.sb-section-opt-accent .sb-slider-wrapper--nav .slick-slide{border-color:oklch(from var(--clr-section-background) calc(l + 0.05) c h)}.option-sliderThumbs-showBorder-true.sb-section-opt-accent .sb-slider-wrapper--nav .slick-slide.slick-current{border-color:oklch(from var(--clr-section-background-accent) calc(l + 0.15) c h)}.option-sliderThumbs-activeUnderline-true .sb-slider-wrapper--nav .slick-slide{position:relative;border:none}.option-sliderThumbs-activeUnderline-true .sb-slider-wrapper--nav .slick-current::after{display:block;position:absolute;content:'';height:2px;width:auto;bottom:0;left:0;right:0}.option-sliderThumbs-activeUnderline-true.sb-section-opt-light .sb-slider-wrapper--nav .slick-current::after{background-color:var(--clr-section-background-accent)}.option-sliderThumbs-activeUnderline-true.sb-section-opt-dark .sb-slider-wrapper--nav .slick-current::after{background-color:var(--clr-section-background-accent)}.option-sliderThumbs-activeUnderline-true.sb-section-opt-accent .sb-slider-wrapper--nav .slick-current::after{background-color:oklch(from var(--clr-section-background-accent) calc(l + 0.15) c h)}.sb-slider-arrows{position:absolute;left:0;right:0;top:50%;transform:translateY(-50%);height:50px;transition:all 0.15s ease-in-out;pointer-events:none}.slick-next,.slick-prev{z-index:200;width:50px;height:50px;display:flex;align-items:center;justify-content:center;padding:0;border-radius:50%;background-color:var(--clr-slider-arrow-background);box-shadow:0 5px 15px #00000069;transition:all 0.3s ease-in-out;pointer-events:all}.slick-next:hover,.slick-prev:hover{background-color:oklch(from var(--clr-slider-arrow-background) l c h/80%)}.slick-next:focus,.slick-next:active,.slick-prev:focus,.slick-prev:active{background-color:var(--clr-slider-arrow-background);box-shadow:0 0 0 5px oklch(from var(--clr-slider-arrow-background) l c h/30%)}.slick-next::before,.slick-prev::before{font:normal normal normal 14px/1 FontAwesome;font-size:30px;line-height:50px;text-rendering:auto;-webkit-font-smoothing:antialiased;-moz-osx-font-smoothing:grayscale;color:var(--clr-slider-arrow)}.slick-next.slick-disabled,.slick-prev.slick-disabled{background-color:var(--clr-slider-arrow-background);cursor:default;opacity:0.3}.slick-next.slick-disabled:focus,.slick-next.slick-disabled:active,.slick-prev.slick-disabled:focus,.slick-prev.slick-disabled:active{box-shadow:none}.slick-next{right:var(--spacer)}.option-slider-arrowsPosition-1 .slick-next{right:calc((var(--spacer) + 50px) * -1)}@media (max-width: 767px){.option-slider-arrowsPosition-1 .slick-next{right:var(--spacer)}}.slick-next::before{content:'\f105';margin-left:3px}.slick-prev{left:var(--spacer)}.option-slider-arrowsPosition-1 .slick-prev{left:calc((var(--spacer) + 50px) * -1)}@media (max-width: 767px){.option-slider-arrowsPosition-1 .slick-prev{left:var(--spacer)}}.slick-prev::before{content:'\f104';margin-right:3px}.slick-dots{bottom:calc(var(--spacer-md) * -1)}.option-slider-dotsPosition-1 .slick-dots{bottom:var(--spacer)}.slick-dots li{margin:0;padding:5px;width:auto;height:auto;cursor:default}.slick-dots li button{width:16px;height:16px;border-radius:50%;opacity:0.4;transition:all 0.3s ease-in-out;cursor:pointer;background-color:var(--clr-slider-dot)}.slick-dots li button:focus,.slick-dots li <text:soft-page-break/>button:active{box-shadow:0 0 0 3px oklch(from var(--clr-slider-dot) l c h/30%)}@media (max-width: 991px){.slick-dots li button{width:12px;height:12px;pointer-events:none}}.slick-dots li button::before{display:none}.slick-dots li button:hover{opacity:0.7}.slick-dots li.slick-active button{opacity:1}.slick-dots li:only-child{display:none}.option-slider-dotsStyle-1 .slick-dots li button,.option-slider-dotsStyle-2 .slick-dots li button,.option-slider-dotsStyle-3 .slick-dots li button,.option-slider-dotsStyle-4 .slick-dots li button{border:1px solid;opacity:1;background-color:transparent;border-color:var(--clr-slider-dot)}.option-slider-dotsStyle-1 .slick-dots li.slick-active button,.option-slider-dotsStyle-2 .slick-dots li.slick-active button,.option-slider-dotsStyle-3 .slick-dots li.slick-active button,.option-slider-dotsStyle-4 .slick-dots li.slick-active button{opacity:1;border-color:var(--clr-slider-dot);background-color:var(--clr-slider-dot)}.option-slider-dotsStyle-2 .slick-dots li button,.option-slider-dotsStyle-4 .slick-dots li button{border-radius:var(--clr-primary-button-border-radius);border-width:var(--clr-primary-button-border-width);transition:all 0.3s ease-in-out}.option-slider-dotsStyle-2 .slick-dots li button:hover,.option-slider-dotsStyle-4 .slick-dots li button:hover{background-color:var(--clr-slider-dot)}.option-slider-dotsStyle-2 .slick-dots li.slick-active button,.option-slider-dotsStyle-4 .slick-dots li.slick-active button{border-color:var(--clr-decorations);background-color:var(--clr-decorations)}.option-slider-dotsStyle-3 .slick-dots li button{border-radius:var(--clr-primary-button-border-radius);border-width:var(--clr-primary-button-border-width);transition:all 0.3s ease-in-out;opacity:0.4;border-color:var(--clr-slider-dot);background-color:var(--clr-slider-dot)}.option-slider-dotsStyle-3 .slick-dots li button:hover{opacity:0.7}.option-slider-dotsStyle-3 .slick-dots li.slick-active button{opacity:1}.option-slider-dotsStyle-4 .slick-dots li button{transform:rotate(-45deg);width:12px;height:12px}.option-slider-showNextSlide-true .slick-list{padding:0 var(--spacer-md) 0 0}.option-slider-fullWidth-true .sb-container-fixed .slick-list{padding:0 calc((100vw - var(--fixed-section-max-width)) / 2)}@media (max-width: 991px){.option-slider-fullWidth-true .sb-container-fixed .slick-list{padding:0 var(--spacer)}}.option-slider-fullWidth-true .sb-container-fluid .slick-list{padding:0 var(--spacer)}.sb-section-opt-light div.dropzone-container .custom-dropzone-errors{display:none;color:#ec6366;font-size:14px !important;margin-top:8px}.dz-max-files-reached .dz-message{display:none !important}.dropzone input{display:none}.dropzone .dz-message{min-height:50px;border-width:var(--form-border-width);border-style:dashed;border-radius:var(--form-border-radius);padding:20px 20px;display:flex;justify-content:center;cursor:pointer;background-color:var(--clr-form-background);border-color:oklch(from var(--clr-form-border) l c h/50%)}.dropzone .dz-message:hover{border-color:var(--clr-form-border)}.dropzone .dz-button{background:none;color:inherit;border:none;padding:0;font:inherit;cursor:pointer;outline:inherit}.dropzone .dz-preview{display:flex;margin-top:10px;gap:10px}.dropzone .dz-preview .dz-image{width:30px;height:30px;border-radius:3px;background:#eee;overflow:hidden;position:relative;border:1px solid;flex-shrink:0;border-color:var(--clr-form-border)}.dropzone .dz-preview .dz-image img{width:32px;height:32px;object-fit:cover;border-radius:6px;border:0;position:absolute;left:-1px;top:-1px}.dropzone .dz-preview .dz-details{width:calc(100% - 80px);display:flex;flex-direction:column}.dropzone .dz-preview .dz-details__data{display:flex;justify-content:space-between;min-width:0}.dropzone .dz-preview .dz-details .dz-filename{text-overflow:ellipsis;overflow:hidden;white-space:nowrap;margin-right:10px;font-size:14px;line-height:18px}.dropzone .dz-preview .dz-details .dz-size{flex-shrink:0;font-size:14px;line-height:18px}.dropzone .dz-preview .dz-details .dz-error-message{font-size:14px;width:100%;display:none;color:var(--clr-section-danger)}.dropzone .dz-preview .dz-details .dz-error-message span{color:var(--clr-section-danger)}.dropzone .dz-preview .dz-progress{width:100%;height:4px;border-radius:2px;position:relative;overflow:hidden;transition:all 0.2s linear;background:#eee;margin-top:8px}.dropzone .dz-preview .dz-progress .dz-upload{position:absolute;left:0;top:0;height:4px;background:#8fc980;border-radius:2px;transition:width 300ms ease-in-out}.dropzone .dz-preview.dz-error .dz-error-<text:soft-page-break/>message{display:block}.dropzone .dz-preview.dz-error .dz-progress{display:none}.dropzone .dz-success-mark{display:none}.dropzone .dz-error-mark{flex-shrink:0;width:20px;height:20px;border-radius:50%;text-align:center;color:var(--clr-white);background:var(--clr-section-danger)}.dropzone .dz-remove{white-space:nowrap;font-size:12px;line-height:18px;text-decoration:underline;min-width:80px;text-align:right;color:var(--clr-link)}.dropzone .dz-remove:hover{text-decoration:none;color:var(--clr-link-hover)}.toast-notification{position:fixed;z-index:10001;left:var(--spacer);right:var(--spacer);bottom:0;opacity:0;transition:all .15s ease-in-out}.toast-notification.is-visible{bottom:var(--spacer);opacity:1}@media (min-width: 544px){.toast-notification{left:var(--spacer-md);right:var(--spacer-md)}.toast-notification.is-visible{bottom:var(--spacer-md)}}.toast-notification__body{max-width:968px;width:100%;margin-inline:auto;background:var(--clr-section-background-dark);display:grid;grid-template-columns:24px 1fr 24px;padding:12px;align-items:flex-start;border:1px solid oklch(from var(--clr-dark) l c h/0.7);border-radius:3px}@media (min-width: 544px){.toast-notification__body{padding:24px}}.toast-notification__icon{width:24px;height:24px;border-radius:50%;display:grid;place-content:center;background:var(--clr-section-success-dark)}.toast-notification__icon svg path{fill:#fff}.toast-notification__content{color:var(--clr-text-dark);padding:0 24px 0 10px}.toast-notification__content div,.toast-notification__content p,.toast-notification__content span,.toast-notification__content ul,.toast-notification__content li{color:var(--clr-text-dark);margin:0}.toast-notification__dismiss{border:0;background:none;margin:0;padding:0;cursor:pointer;display:grid;place-content:center;width:24px;height:24px}.toast-notification__dismiss svg path{fill:#fff}@keyframes option-hover-animation-pulse{25%{transform:scale(1.05)}75%{transform:scale(0.95)}}@keyframes option-hover-animation-push{50%{transform:scale(0.9)}100%{transform:scale(1)}}.option-card-hover-animation-float .items-grid__item-body{transform:perspective(1px) translateZ(0);transition-duration:.3s;transition-property:transform;transition-timing-function:ease-out}.option-card-hover-animation-float .items-grid__item-body:hover,.option-card-hover-animation-float .items-grid__item-body:focus,.option-card-hover-animation-float .items-grid__item-body:active{position:relative;z-index:10}.option-card-hover-animation-float .items-grid__item-body:hover,.option-card-hover-animation-float .items-grid__item-body:focus,.option-card-hover-animation-float .items-grid__item-body:active{transform:translateY(-5px)}@keyframes option-hover-animation-bounce-float{0%{transform:translateY(-5px)}50%{transform:translateY(-2px)}100%{transform:translateY(-5px)}}@keyframes option-hover-animation-bounce-float-in{100%{transform:translateY(-5px)}}@keyframes option-hover-animation-wobble{16.65%{transform:translateY(8px)}33.3%{transform:translateY(-6px)}49.95%{transform:translateY(4px)}66.6%{transform:translateY(-2px)}83.25%{transform:translateY(1px)}100%{transform:translateY(0)}}@keyframes option-hover-animation-buzz{50%{transform:translateX(3px) rotate(2deg)}100%{transform:translateX(-3px) rotate(-2deg)}}.sb-top-header.items-can-collapse .sb-top-header__brand{flex:0 0 auto;display:flex;justify-content:flex-start}@media (max-width: 1032px){.sb-top-header.items-can-collapse .sb-top-header__brand{width:auto;flex:0 1 auto;text-align:start;justify-content:flex-start}}.sb-top-header.items-can-collapse .sb-top-header__nav{flex:1 1 0;justify-content:flex-end}@media (max-width: 1032px){.sb-top-header.items-can-collapse .sb-top-header__nav{display:none;z-index:1002}.sb-nav--expanded .sb-top-header.items-can-collapse .sb-top-header__nav{display:block}}.sb-top-header.items-can-collapse .sb-nav__list{display:flex;flex:1;justify-content:flex-end}.sb-top-header.items-can-collapse .sb-nav__list&gt;.sb-nav__item{flex:none}.sb-top-header.items-can-collapse .sb-nav__list .sb-nav__sub{inset-inline:auto 0;min-width:220px}@media (max-width: 1032px){.sb-top-header.items-can-collapse .sb-nav__list{display:block}}@media (max-width: 1032px){.sb-top-header.items-can-collapse .sb-nav__list-hidden{display:none}}.sb-top-header.items-can-collapse .sb-nav__list-hidden.is-hidden{opacity:0;visibility:hidden;display:none}.sb-top-header.items-can-collapse .sb-nav__list-<text:soft-page-break/>hidden&gt;.sb-nav__sub{list-style-type:none}.sb-top-header.items-can-collapse .sb-nav__list-hidden&gt;.sb-nav__sub&gt;.sb-nav__item{margin:0;display:block}.sb-top-header.items-can-collapse .sb-nav__list-hidden&gt;.sb-nav__sub&gt;.sb-nav__item .sb-nav__link{display:block}.sb-top-header.items-can-collapse .sb-nav__list-hidden&gt;.sb-nav__sub&gt;.sb-nav__item .sb-nav__sub-toggle{display:none}.sb-top-header.items-can-collapse .sb-nav__list-hidden&gt;.sb-nav__sub&gt;.sb-nav__item .sb-nav__sub{position:static;border:0;padding:0;padding-inline-start:var(--spacer);min-width:auto;transform:none}.sb-top-header.items-can-collapse .sb-nav__list-hidden&gt;.sb-nav__sub&gt;.sb-nav__item .sb-nav__sub-item{margin:0}.sb-photo-testimonial-carousel{position:absolute;inset-inline-start:0;inset-inline-end:0;top:0;bottom:0;margin:0}@media (max-width: 991px){.sb-photo-testimonial-carousel{position:static}.sb-photo-testimonial-carousel .slick-track{display:flex}}@media (max-width: 767px){.sb-photo-testimonial-carousel .sb-slider-arrows{display:none}}.sb-photo-testimonial-carousel .sb-slider,.sb-photo-testimonial-carousel .slick-list,.sb-photo-testimonial-carousel .slick-track,.sb-photo-testimonial-carousel .sb-slider__item{height:100%}@media (max-width: 991px){.sb-photo-testimonial-carousel .sb-slider,.sb-photo-testimonial-carousel .slick-list,.sb-photo-testimonial-carousel .slick-track,.sb-photo-testimonial-carousel .sb-slider__item{height:auto}}.sb-photo-testimonial-carousel .sb-slider__item{background-position:50% 50%;background-repeat:no-repeat;background-size:cover;display:flex;align-items:center;justify-content:center;position:relative;padding:var(--spacer-md)}@media (max-width: 767px){.sb-photo-testimonial-carousel .sb-slider__item{padding:var(--spacer-md) var(--spacer)}}.sb-photo-testimonial-carousel .sb-slider__item::before{position:absolute;content:'';z-index:1;inset-inline-start:0;inset-inline-end:0;top:0;bottom:0}.sb-section-opt-light .sb-photo-testimonial-carousel .sb-slider__item::before{background-image:var(--linear-gradient-light)}.sb-section-opt-dark .sb-photo-testimonial-carousel .sb-slider__item::before{background-image:var(--linear-gradient-dark)}.sb-section-opt-accent .sb-photo-testimonial-carousel .sb-slider__item::before{background-image:var(--linear-gradient-accent)}.option-background-image-grayscale .sb-photo-testimonial-carousel .sb-slider__item{filter:var(--background-filter-grayscale)}.option-slider-backgroundImage-false .sb-photo-testimonial-carousel .sb-slider__item{background-image:none !important}.option-slider-backgroundImage-false .sb-photo-testimonial-carousel .sb-slider__item::before{display:none}.sb-photo-testimonial-carousel .sb-slider-arrows{opacity:0}.sb-photo-testimonial-carousel:hover .sb-slider-arrows{opacity:1}.sb-hero-gallery-carousel .slick-list,.sb-hero-gallery-carousel .slick-track{height:100%}.sb-hero-gallery-carousel .sb-slider.slick-dotted{margin-bottom:0}.sb-hero-gallery-carousel .slick-track{display:flex;background-color:var(--clr-section-background)}.sb-hero-gallery-carousel .slick-track .slick-slide{display:flex;height:auto}.sb-hero-gallery-carousel .slick-dots{bottom:var(--spacer)}.option-slider-arrowsPosition-1 .sb-text-image-testimonial-carousel-wrapper .slick-next{right:0}@media (max-width: 767px){.option-slider-arrowsPosition-1 .sb-text-image-testimonial-carousel-wrapper .slick-next{display:none}}.option-slider-arrowsPosition-1 .sb-text-image-testimonial-carousel-wrapper .slick-prev{left:0}@media (max-width: 767px){.option-slider-arrowsPosition-1 .sb-text-image-testimonial-carousel-wrapper .slick-prev{display:none}}@media (min-width: 768px){.option-media-left .sb-text-image-testimonial-carousel-wrapper .slick-dots{text-align:right;position:static;margin-right:-5px}}@media (min-width: 768px){.option-media-right .sb-text-image-testimonial-carousel-wrapper .slick-dots{text-align:left;position:static;margin-left:-5px}}@media (max-width: 767px){.sb-text-image-testimonial-carousel-wrapper .slick-dots button{pointer-events:none}}.sb-items-grid__content{margin-bottom:var(--spacer-md)}.sb-items-grid a.items-grid__item-body,.sb-items-grid .items-grid__item-body{word-break:initial;text-decoration:none;display:flex;flex-direction:column;height:100%;position:relative;background-color:var(--clr-collection-item-bg)}.option-items-shadow .sb-items-grid a.items-grid__item-body,.option-items-shadow .sb-items-grid .items-grid__item-body{padding:0}.sb-items-grid a.items-grid__item-body:hover .items-grid__header,.sb-items-grid .items-grid__item-body:hover .items-grid__header{color:var(--clr-section-background-accent)}.sb-items-grid .items-grid__item-<text:soft-page-break/>content{padding:var(--spacer);flex-grow:1}.sb-items-grid .items-grid__item-image{background-color:transparent;transition:all 150ms ease-out}.sb-items-grid .items-grid__header{margin-top:0;transition:all 150ms ease-out;color:var(--clr-collection-item-title)}.sb-items-grid .items-grid__description{color:var(--clr-collection-item-description)}.sb-items-grid .items-grid__description p,.sb-items-grid .items-grid__description ol,.sb-items-grid .items-grid__description ul,.sb-items-grid .items-grid__description li,.sb-items-grid .items-grid__description span{color:var(--clr-collection-item-description)}.option-columns-flex .image-strip .image-strip__image[src*=".svg"]{width:100%}.sb-section-opt-light .image-strip__image[src*=".svg"]{filter:var(--image-filter-light);opacity:1}.sb-section-opt-dark .image-strip__image[src*=".svg"]{filter:var(--image-filter-light);opacity:1}.sb-section-opt-dark .image-strip__image[src*=".svg"][src*='.svg']{filter:var(--image-filter-dark)}.sb-section-opt-accent .image-strip__image[src*=".svg"]{filter:var(--image-filter-light);opacity:1}.sb-section-opt-accent .image-strip__image[src*=".svg"][src*='.svg']{filter:var(--image-filter-dark)}.sb-footer-nav-with-blog-preview .sb-footer__branding{margin-bottom:var(--spacer)}.sb-footer-nav-with-blog-preview .sb-footer__contact{margin-top:var(--spacer)}.sb-footer-nav-with-blog-preview .sb-footer__contact-icon svg{width:1.25rem;height:1.25rem;margin-right:var(--spacer-sm);fill:var(--clr-text)}@media (max-width: 767px){.sb-footer-nav-with-blog-preview .sb-footer__contact-icon svg{margin-right:8px}}.sb-footer-nav-with-blog-preview .sb-footer__bottom{position:relative}.sb-footer-nav-with-blog-preview .sb-footer__bottom .row{display:flex;justify-content:space-between;align-items:center}@media (max-width: 767px){.sb-footer-nav-with-blog-preview .sb-footer__bottom .row{flex-direction:column;justify-content:center;align-items:center}.sb-footer-nav-with-blog-preview .sb-footer__bottom .row .sb-footer__bottom-social-icons{margin-top:var(--spacer-sm)}}@media (max-width: 767px){.sb-footer-nav-with-blog-preview .sb-footer__bottom-content.sb-section-alignable{text-align:center;margin-left:auto;margin-right:auto}}.sb-footer-nav-with-blog-preview .sb-footer__bottom-content .by-b12{margin:0;display:inline-block}.sb-footer-nav-with-blog-preview .sb-footer__bottom-content,.sb-footer-nav-with-blog-preview .sb-footer__bottom-social-icons{margin-top:var(--spacer);z-index:10}.sb-footer-nav-with-blog-preview .sb-footer__bottom::before{content:'';position:absolute;height:auto;width:auto;left:calc((100vw - 1024px + 20px) / 2 * -1);right:calc((100vw - 1024px + 20px) / 2 * -1);bottom:calc(var(--spacer) * -1);top:0}@media (max-width: 1199px){.sb-footer-nav-with-blog-preview .sb-footer__bottom::before{left:calc((var(--spacer) * 1.5) * -1);right:calc((var(--spacer) * 1.5) * -1)}}.sb-section-opt-light .sb-footer-nav-with-blog-preview .sb-footer__bottom::before{background-color:oklch(from var(--clr-section-background) calc(l - 0.05) c h)}.sb-section-opt-dark .sb-footer-nav-with-blog-preview .sb-footer__bottom::before{background-color:oklch(from var(--clr-section-background) calc(l + 0.05) c h)}.sb-section-opt-accent .sb-footer-nav-with-blog-preview .sb-footer__bottom::before{background-color:oklch(from var(--clr-section-background) calc(l - 0.05) c h)}.sb-footer-nav-with-blog-preview .sb-footer__blog-preview-list{list-style:none;display:flex;justify-content:flex-start;flex-wrap:wrap;align-items:center;margin:0 0 var(--spacer) 0;padding:0}.sb-footer-nav-with-blog-preview .sb-footer__blog-preview-item{display:block;padding:6px 0;width:100%}.sb-footer-nav-with-blog-preview .sb-footer__blog-preview-item-date{font-family:var(--footer-text-font-family);font-size:var(--footer-text-font-size);font-weight:var(--footer-text-font-weight);line-height:var(--footer-text-line-height);font-style:var(--footer-text-font-style);text-transform:var(--footer-text-text-transform);letter-spacing:var(--footer-text-letter-spacing);opacity:0.8}.sb-footer-nav-with-blog-preview .sb-footer__blog-preview-item-title{display:block}.sb-footer-nav-with-blog-preview .sb-footer__blog-preview-item-title h4{font-family:var(--footer-text-font-family);font-size:var(--footer-text-font-size);font-weight:var(--footer-text-font-weight);line-height:var(--footer-text-line-height);font-style:var(--footer-text-font-style);text-transform:var(--footer-text-text-transform);letter-spacing:var(--footer-text-letter-spacing);margin:0;font-weight:normal}@media (min-width: 768px){.sb-footer-nav-with-blog-preview .sb-footer&gt;.row{margin-bottom:var(--spacer)}}.sb-footer-nav-with-blog-<text:soft-page-break/>preview .sb-footer__email,.sb-footer-nav-with-blog-preview .location{display:flex;padding-block:6px;align-items:flex-start}.sb-footer-nav-with-blog-preview .sb-footer__email a,.sb-footer-nav-with-blog-preview .location a{text-decoration:none}.sb-footer-nav-with-blog-preview .sb-footer__email .sb-footer__contact-icon,.sb-footer-nav-with-blog-preview .location .sb-footer__contact-icon{display:flex}.option-align-left .sb-footer-nav-with-blog-preview .sb-footer__email,.option-align-left .sb-footer-nav-with-blog-preview .location{justify-content:flex-start}.option-align-center .sb-footer-nav-with-blog-preview .sb-footer__email,.option-align-center .sb-footer-nav-with-blog-preview .location{justify-content:center}.sb-footer-nav-with-blog-preview__title{font-family:var(--footer-column-title-font-family);font-size:var(--footer-column-title-font-size);font-weight:var(--footer-column-title-font-weight);line-height:var(--footer-column-title-line-height);font-style:var(--footer-column-title-font-style);text-transform:var(--footer-column-title-text-transform);letter-spacing:var(--footer-column-title-letter-spacing);margin-bottom:var(--spacer);color:var(--clr-footer-column-title)}.sb-footer-nav-with-blog-preview .sb-footer__nav-list{flex-direction:column;justify-content:center;align-items:flex-start}.sb-footer-nav-with-blog-preview .sb-footer__nav-list li{display:block;width:100%;margin-right:0}@media (max-width: 767px){.sb-footer-nav-with-blog-preview .sb-footer__nav-list{align-items:flex-start}.sb-footer-nav-with-blog-preview .sb-footer__nav-list li{display:block;width:100%}}.sb-photo-testimonial-carousel-2 .slick-arrow{background:oklch(var(--clr-section-background-dark) calc(l + 0.05) c h);bottom:auto;left:var(--spacer);width:60px;height:60px;border-radius:0}.sb-photo-testimonial-carousel-2 .slick-arrow::before{content:'\f177';font-size:24px}.sb-photo-testimonial-carousel-2 .slick-arrow.slick-next{inset-inline-start:auto;inset-inline-end:var(--spacer)}.sb-photo-testimonial-carousel-2 .slick-arrow.slick-next::before{content:'\f178'}.sb-photo-testimonial-carousel-2 .slick-arrow.slick-next::before,.sb-photo-testimonial-carousel-2 .slick-arrow.slick-prev::before{color:var(--clr-text)}.sb-section-opt-light .sb-photo-testimonial-carousel-2 .slick-arrow{background:oklch(from var(--section-background-light) calc(l - 0.07) c h)}.sb-section-opt-light .sb-photo-testimonial-carousel-2 .slick-arrow.slick-next::before,.sb-section-opt-light .sb-photo-testimonial-carousel-2 .slick-arrow.slick-prev::before{color:var(--clr-text)}.sb-section-opt-dark .sb-photo-testimonial-carousel-2 .slick-arrow{background:oklch(from var(--clr-section-background-dark) calc(l + 0.05) c h)}.sb-section-opt-dark .sb-photo-testimonial-carousel-2 .slick-arrow.slick-next::before,.sb-section-opt-dark .sb-photo-testimonial-carousel-2 .slick-arrow.slick-prev::before{color:var(--clr-text)}.sb-section-opt-accent .sb-photo-testimonial-carousel-2 .slick-arrow{background:oklch(from var(--clr-section-background-accent) calc(l - 0.05) c h)}.sb-section-opt-accent .sb-photo-testimonial-carousel-2 .slick-arrow.slick-next::before,.sb-section-opt-accent .sb-photo-testimonial-carousel-2 .slick-arrow.slick-prev::before{color:var(--clr-text)}@media (max-width: 767px){.sb-photo-testimonial-carousel-2 .slick-arrow{width:40px;height:40px;left:calc(var(--spacer) * -1)}.sb-photo-testimonial-carousel-2 .slick-arrow::before{font-size:20px}.sb-photo-testimonial-carousel-2 .slick-arrow.slick-next{right:calc(var(--spacer) * -1)}}.option-carousel-alternative .sb-photo-testimonial-carousel-2 .slick-arrow{left:calc(var(--spacer) * -3);background:transparent !important}.option-carousel-alternative .sb-photo-testimonial-carousel-2 .slick-arrow.slick-next{inset-inline-start:auto;inset-inline-end:calc(var(--spacer) * -3)}.option-carousel-alternative.option-align-content-left .slick-dots{text-align:start}.option-carousel-alternative.option-align-content-right .slick-dots{text-align:end}.sb-text-image-testimonial-decorative-wrapper .slick-track{display:flex;align-items:center}.sb-text-image-testimonial-decorative-wrapper .slick-dots{margin-top:var(--spacer)}.option-slider-arrowsPosition-1 .sb-text-image-testimonial-decorative-wrapper .slick-next{right:0}@media (max-width: 767px){.option-slider-arrowsPosition-1 .sb-text-image-testimonial-decorative-wrapper .slick-next{display:none}}.option-slider-arrowsPosition-1 .sb-text-image-testimonial-decorative-wrapper .slick-prev{left:0}@media (max-width: 767px){.option-slider-arrowsPosition-1 .sb-text-image-testimonial-decorative-wrapper .slick-prev{display:none}}@media (max-width: 767px){.sb-text-image-testimonial-decorative-wrapper .slick-dots button{pointer-events:none}}@media (min-width: 544px){.option-<text:soft-page-break/>media-left .sb-text-image-testimonial-decorative-wrapper .slick-dots{text-align:left;position:static;margin-left:-5px}}@media (min-width: 544px){.option-media-right.option-text-image-testimonial-decorative .slick-dots{text-align:right;margin-right:-5px}}.sb-text-image{display:flex;flex-direction:row;justify-content:space-between !important;align-items:center}@media (max-width: 767px){.sb-text-image{flex-direction:column}}.sb-text-image__content{margin:0 var(--spacer) 0 0}.sb-text-image__content-title{font-family:var(--display-xl-font-family);font-size:var(--display-xl-font-size);font-weight:var(--display-xl-font-weight);line-height:var(--display-xl-line-height);font-style:var(--display-xl-font-style);text-transform:var(--display-xl-text-transform);letter-spacing:var(--display-xl-letter-spacing);color:var(--clr-section-title);margin-bottom:var(--title-vertical-spacing, var(--spacer-sm))}.sb-text-image__content-subtitle{font-family:var(--display-lg-font-family);font-size:var(--display-lg-font-size);font-weight:var(--display-lg-font-weight);line-height:var(--display-lg-line-height);font-style:var(--display-lg-font-style);text-transform:var(--display-lg-text-transform);letter-spacing:var(--display-lg-letter-spacing);color:var(--clr-section-subtitle);margin-bottom:var(--subtitle-vertical-spacing, var(--spacer-sm))}.sb-text-image__content-paragraph{margin-top:0;margin-bottom:var(--paragraph-vertical-spacing, var(--spacer-sm))}.sb-text-image__content-cta{margin:0}@media (max-width: 767px){.sb-text-image__content{margin:0 0 var(--spacer) 0}}.sb-text-image__image{margin:0 0 0 var(--spacer);flex-grow:1;display:flex}@media (max-width: 767px){.sb-text-image__image{margin:0}}[class*='option-image-width'] .sb-text-image .sb-text-image__image{width:100%}.option-text-image-float-left&gt;.option-image,.option-text-image-float-right&gt;.option-image{position:absolute;z-index:3;width:auto !important;left:0;right:70%;top:40px;bottom:40px}.option-text-image-float-right&gt;.option-image{right:0;left:70%}.sb-section-title{font-family:var(--display-xl-font-family);font-size:var(--display-xl-font-size);font-weight:var(--display-xl-font-weight);line-height:var(--display-xl-line-height);font-style:var(--display-xl-font-style);text-transform:var(--display-xl-text-transform);letter-spacing:var(--display-xl-letter-spacing);color:var(--clr-section-title);margin-bottom:var(--title-vertical-spacing, var(--spacer))}#sb-banner{position:fixed;z-index:1000000;visibility:hidden}#sb-banner .sb-component-banner-drive-traffic{padding-left:0;padding-right:0}#sb-banner .sb-section,#sb-banner .sb-container,#sb-banner .sb-row,#sb-banner .sb-column,#sb-banner .sb-column-content{height:auto;padding:0;margin-top:0}#sb-banner .sb-section{min-height:60px !important;align-items:normal !important;padding:0 20px;border-bottom:1px solid rgba(var(--clr-nav-link), 0.4)}#sb-banner .sb-section.option-align-default .sb-section-alignable{margin-left:auto;margin-right:auto;text-align:center;align-self:center;justify-content:center}#sb-banner .sb-section.option-align-right{padding:0 70px}#sb-banner .sb-section-highlighter,#sb-banner .sb-section-highlighter-click,#sb-banner .sb-edit-section{display:none !important;pointer-events:none}#sb-banner .option-section-background-image-fixed .sb-background{background-attachment:initial !important}.has-fixed-nav.has-overlay-nav{transition:padding-top 0.2s ease-in-out}.has-fixed-nav.has-overlay-nav.is-banner-out #sb-navigation&gt;.sb-section{top:0 !important}.has-fixed-nav.has-padding-top-transition{transition:padding-top 0.2s ease-in-out}.has-fixed-nav.is-banner-out #sb-banner{transform:translateY(-100%)}.has-fixed-nav.is-banner-in #sb-banner{visibility:visible !important;transform:translateY(0)}.has-fixed-nav #sb-banner{position:fixed;left:0;top:0;width:100%;z-index:1000;transition:all 0.2s ease-in-out}.has-fixed-nav:not(.has-overlay-nav) #sb-banner{z-index:10000}.has-fixed-nav:not(.has-overlay-nav).is-nav-menu-expanded #sb-banner{z-index:9999}.has-static-nav.is-banner-in #sb-banner{visibility:visible !important;margin-top:0 !important}.has-static-nav.is-nav-menu-expanded #sb-banner{z-index:9999}.has-static-nav #sb-banner{position:relative;z-index:10000;transition:margin-top 0.2s ease-in-out}.sb-banner{position:relative;height:100%}.sb-banner__content{display:flex;align-items:center;justify-content:center;padding:15px 10px;height:100%}.sb-banner__content .sb-paragraph{display:flex;align-items:center;margin-bottom:0;flex-wrap:wrap;margin-top:-12px}.sb-banner__content .sb-paragraph span{margin-top:12px;margin-right:12px}.sb-banner__content .sb-paragraph span:last-child{margin-right:0}.option-align-right .sb-banner__content .sb-paragraph <text:soft-page-break/>span{margin-right:0;margin-left:10px}.sb-banner__content .sb-paragraph p{margin-bottom:0}.sb-banner__content .sb-cta-wrapper__btn,.sb-banner__content .sb-cta-wrapper__btn:link,.sb-banner__content .sb-cta-wrapper__btn:visited{margin:0}.sb-banner__content *{outline:0 !important}.sb-banner__close{position:absolute;top:0;right:calc(50% - 50vw);height:100%;width:60px;z-index:100;display:flex;align-items:center;justify-content:center;background:none;border:0 none;padding:0;cursor:initial}.sb-banner__close:focus{outline:0 none}.sb-banner__close-icon{position:absolute;width:20px;height:20px;left:50%;top:50%;z-index:100;transform:translate(-50%, -50%)}@media (max-width: 767px){.sb-banner__close-icon{position:absolute;top:20px}}.sb-banner__close-icon::before,.sb-banner__close-icon::after{position:absolute;top:10px;left:0;display:block;content:'';width:20px;height:2px;-webkit-transform:rotate(-45deg);transform:rotate(-45deg);background-color:var(--clr-nav-link)}.sb-banner__close-icon:after{-webkit-transform:rotate(45deg);transform:rotate(45deg)}.sb-banner__close.is-clickable{cursor:pointer}@media (min-width: 1033px){.sb-top-header--cta-nav{justify-content:center;gap:var(--spacer-sm)}.sb-top-header--cta-nav .sb-top-header__brand{flex:0 0 auto;display:flex;align-items:center}.sb-top-header--cta-nav .sb-nav{flex:1 0 auto;display:flex;justify-content:center}.sb-top-header--cta-nav .sb-nav.sb-nav--empty{justify-content:flex-end}.sb-top-header--cta-nav .sb-nav__cta{flex:0 0 auto;display:flex;justify-content:flex-end}.sb-top-header--cta-nav .sb-nav__cta .sb-button,.sb-top-header--cta-nav .sb-nav__cta .sb-nav__link{white-space:nowrap}.sb-top-header--cta-nav .sb-nav__item:first-child{margin-inline-start:0}.sb-top-header--cta-nav .sb-nav__item-hidden-up{display:none !important}}@media (max-width: 1032px){.sb-top-header--cta-nav .sb-nav__cta{display:none}}.sb-top-header--cta-nav.items-can-collapse .sb-top-header__nav{justify-content:center !important}@media (min-width: 1033px){.sb-top-header--cta-nav.items-can-collapse .sb-top-header__nav.sb-nav--empty .sb-nav__list{justify-content:flex-end !important}}.sb-top-header--cta-nav.items-can-collapse .sb-top-header__nav.sb-nav__cta{flex:0 0 auto}.sb-top-header--cta-nav.items-can-collapse .sb-nav__list{justify-content:center !important}.sb-nav--expanded .sb-top-header--cta-nav.items-can-collapse .sb-top-header__nav.sb-nav__cta{display:none}@media (max-width: 1032px){.sb-top-header--cta-nav .sb-nav__list-hidden{display:none}}.sb-top-header--cta-nav .sb-nav__list-hidden.is-hidden{opacity:0;visibility:hidden;display:none}.sb-top-header--cta-nav .sb-nav__list-hidden&gt;.sb-nav__sub{list-style-type:none}.sb-top-header--cta-nav .sb-nav__list-hidden&gt;.sb-nav__sub&gt;.sb-nav__item{margin:0;display:block}.sb-top-header--cta-nav .sb-nav__list-hidden&gt;.sb-nav__sub&gt;.sb-nav__item .sb-nav__link{display:block}.sb-top-header--cta-nav .sb-nav__list-hidden&gt;.sb-nav__sub&gt;.sb-nav__item .sb-nav__sub-toggle{display:none}.sb-top-header--cta-nav .sb-nav__list-hidden&gt;.sb-nav__sub&gt;.sb-nav__item .sb-nav__sub{position:static;border:0;padding:0;padding-inline-start:var(--spacer);min-width:auto;transform:none}.sb-top-header--cta-nav .sb-nav__list-hidden&gt;.sb-nav__sub&gt;.sb-nav__item .sb-nav__sub-item{margin:0}.sb-text-grid-section .sb-cta-wrapper{margin-top:var(--spacer-md)}.quick-view-container .fancybox-stage{top:calc(var(--spacer) * 1.75);right:calc(var(--spacer) * 1.75);bottom:calc(var(--spacer) * 1.75);left:calc(var(--spacer) * 1.75)}.quick-view-container .fancybox-controls{position:absolute;left:0;right:0;bottom:0;z-index:10000;display:flex;justify-content:flex-end}.quick-view-container .fancybox-infobar__body{font-family:var(--body-font-family);font-size:var(--body-font-size);font-weight:var(--body-font-weight);line-height:var(--body-line-height);font-style:var(--body-font-style);text-transform:var(--body-text-transform);letter-spacing:var(--body-letter-spacing);background:none;line-height:44px;padding-left:10px;padding-right:10px}@media (max-width: 991px){.quick-view-container .fancybox-infobar__body{line-height:44px}}.quick-view-container .fancybox-infobar__body,.quick-view-container .fancybox-infobar__body span{color:var(--clr-text-light)}.quick-view-container .fancybox-button{background:none;border-radius:0;padding:15px}.quick-view-container .fancybox-button,.quick-view-container .fancybox-button:link,.quick-view-<text:soft-page-break/>container .fancybox-button:visited{color:var(--clr-text-light)}.quick-view-container .fancybox-button:hover{background:oklch(from var(--clr-section-background-light) calc(l - 0.05) c h)}.quick-view-container .fancybox-button:focus{outline:0}.quick-view-container .fancybox-button:focus-visible{outline:3px solid currentColor}.quick-view-container .fancybox-button::before,.quick-view-container .fancybox-button::after{background:none;border-color:var(--clr-text-light)}@media (max-width: 991px){.quick-view-container .fancybox-button{display:inline-block !important}}.quick-view-container .fancybox-button[disabled],.quick-view-container .fancybox-button[disabled]:hover,.quick-view-container .fancybox-button[disabled]:focus{background:none;opacity:0.2}.quick-view-container .fancybox-slide--image,.quick-view-container .fancybox-slide--video{padding:0}.quick-view-container .fancybox-caption{font-family:var(--body-font-family);font-size:var(--body-font-size);font-weight:var(--body-font-weight);line-height:var(--body-line-height);font-style:var(--body-font-style);text-transform:var(--body-text-transform);letter-spacing:var(--body-letter-spacing);padding:0;text-align:left;background:none;left:0;right:0;top:0;bottom:0}.quick-view-container .fancybox-caption-wrap{background:var(--clr-section-background-light);padding:0;overflow:auto;pointer-events:all;-webkit-overflow-scrolling:touch;position:absolute;left:calc(var(--spacer) * 1.75);right:calc(var(--spacer) * 1.75);top:calc(var(--spacer) * 1.75);bottom:calc(var(--spacer) * 1.75);display:flex;flex-direction:column;justify-content:flex-start}.quick-view-container .fancybox-caption-wrap .fancybox-caption{display:flex;flex-direction:column;min-height:0}.quick-view-container .fancybox-caption__body{max-height:none}.quick-view-container .fancybox-caption__body a,.quick-view-container .fancybox-caption__body button{font-family:var(--link-font-family);font-size:var(--link-font-size);font-weight:var(--link-font-weight);line-height:var(--link-line-height);font-style:var(--link-font-style);text-transform:var(--link-text-transform);letter-spacing:var(--link-letter-spacing);pointer-events:all}.quick-view-container .fancybox-caption__body a{color:var(--clr-text-light);text-decoration:underline}.quick-view-container .fancybox-caption__body span[style] a,.quick-view-container .fancybox-caption__body strong a,.quick-view-container .fancybox-caption__body u a,.quick-view-container .fancybox-caption__body em a,.quick-view-container .fancybox-caption__body del a{color:inherit;font-size:inherit;font-weight:inherit;font-style:inherit;text-decoration:inherit;text-transform:inherit}.quick-view-container .fancybox-caption__body h3{font-family:var(--display-font-family);font-size:var(--display-font-size);font-weight:var(--display-font-weight);line-height:var(--display-line-height);font-style:var(--display-font-style);text-transform:var(--display-text-transform);letter-spacing:var(--display-letter-spacing);color:var(--clr-text-light);margin-bottom:var(--spacer)}.quick-view-container .fancybox-caption__body p,.quick-view-container .fancybox-caption__body ul,.quick-view-container .fancybox-caption__body ol{font-family:var(--body-font-family);font-size:var(--body-font-size);font-weight:var(--body-font-weight);line-height:var(--body-line-height);font-style:var(--body-font-style);text-transform:var(--body-text-transform);letter-spacing:var(--body-letter-spacing);color:var(--clr-text-light);margin-top:var(--spacer);margin-bottom:0}.quick-view-container .fancybox-caption__body p:first-child,.quick-view-container .fancybox-caption__body ul:first-child,.quick-view-container .fancybox-caption__body ol:first-child{margin-top:0}.quick-view-container.option-modal-background-dark .fancybox-caption-wrap{background:var(--clr-section-background-dark)}.quick-view-container.option-modal-background-dark .fancybox-infobar__body{color:var(--clr-text-dark)}.quick-view-container.option-modal-background-dark .fancybox-infobar__body span{color:var(--clr-text-dark)}.quick-view-container.option-modal-background-dark .fancybox-button{color:var(--clr-text-dark)}.quick-view-container.option-modal-background-dark .fancybox-button:hover{background:oklch(from var(--clr-section-background-dark) calc(l + 0.05) c h)}.quick-view-container.option-modal-background-dark .fancybox-button::before,.quick-view-container.option-modal-background-dark .fancybox-button::after{border-color:var(--clr-text-dark)}.quick-view-container.option-modal-background-dark .fancybox-caption__body h3,.quick-view-container.option-modal-background-dark .fancybox-<text:soft-page-break/>caption__body p,.quick-view-container.option-modal-background-dark .fancybox-caption__body ul,.quick-view-container.option-modal-background-dark .fancybox-caption__body ol,.quick-view-container.option-modal-background-dark .fancybox-caption__body a{color:var(--clr-text-dark)}.quick-view-container.option-modal-background-accent .fancybox-caption-wrap{background:var(--clr-section-background-accent)}.quick-view-container.option-modal-background-accent .fancybox-infobar__body{color:var(--clr-text-accent)}.quick-view-container.option-modal-background-accent .fancybox-infobar__body span{color:var(--clr-text-accent)}.quick-view-container.option-modal-background-accent .fancybox-button{color:var(--clr-text-accent)}.quick-view-container.option-modal-background-accent .fancybox-button:hover{background-color:oklch(from var(--clr-section-background-accent) calc(l + 0.05) c h)}.quick-view-container.option-modal-background-accent .fancybox-button::before,.quick-view-container.option-modal-background-accent .fancybox-button::after{border-color:var(--clr-text-accent)}.quick-view-container.option-modal-background-accent .fancybox-caption__body h3,.quick-view-container.option-modal-background-accent .fancybox-caption__body p,.quick-view-container.option-modal-background-accent .fancybox-caption__body ul,.quick-view-container.option-modal-background-accent .fancybox-caption__body ol,.quick-view-container.option-modal-background-accent .fancybox-caption__body a{color:var(--clr-text-accent)}.quick-view-container.has-no-image .quick-view-carousel{display:none}.quick-view-container.has-no-image .quick-view-aside{right:auto;width:100%}.quick-view-content{position:absolute;top:50%;left:50%;transform:translate(-50%, -50%);width:calc(100% - (var(--spacer) * 2.5));width:calc(100% - (var(--spacer) * 2.5));height:calc(100% - (var(--spacer) * 2.5));max-width:980px;max-height:650px;box-shadow:0</text:p>
      <text:p text:style-name="Standard"><text:s/>5px 15px rgba(0,0,0,0.15)}.quick-view-carousel{position:absolute;top:0;left:0;bottom:0;width:50%;background-color:var(--clr-section-background-light);z-index:1000}@media (max-width: 767px){.quick-view-carousel{display:none}}.option-modal-background-dark .quick-view-carousel{background-color:var(--clr-section-background-dark)}.option-modal-background-accent .quick-view-carousel{background-color:var(--clr-section-background-accent)}.quick-view-aside{bottom:0px;color:var(--clr-text-light);background:var(--clr-section-background-light);padding:calc(var(--spacer) * 1.75);position:absolute;right:0;top:0px;width:50%;z-index:1000}@media (max-width: 767px){.quick-view-aside{width:100%}}.quick-view-aside::after{content:'';position:absolute;top:0;left:0;bottom:0;width:1px;background:oklch(from var(--clr-section-background-light) calc(l - 0.05) c h)}.option-modal-background-dark .quick-view-aside{color:var(--clr-text-dark);background:var(--clr-section-background-dark)}.option-modal-background-dark .quick-view-aside::after{background:oklch(from var(--clr-section-background-dark) calc(l + 0.05) c h)}.option-modal-background-accent .quick-view-aside{color:var(--clr-text-accent);background:var(--clr-section-background-accent)}.option-modal-background-accent .quick-view-aside::after{background:oklch(from var(--clr-section-background-accent) calc(l + 0.05) c h)}.quick-view-close{position:absolute;z-index:1000000;top:0;right:0;width:44px;height:44px;background:none;padding:0;margin:0;border:0;cursor:pointer;-webkit-transition:all 0.2s;transition:all 0.2s}.quick-view-close:hover{background:oklch(from var(--clr-section-background-light) calc(l - 0.05) c h)}.quick-view-close:focus{outline:0}.quick-view-close:focus-visible{outline:3px solid currentColor}.quick-view-close::before,.quick-view-close::after{content:'';position:absolute;top:12px;left:22px;width:1px;height:18px;background-color:var(--clr-text-light)}.quick-view-close:before{-webkit-transform:rotate(-45deg);transform:rotate(-45deg)}.quick-view-close:after{-webkit-transform:rotate(45deg);transform:rotate(45deg)}.option-modal-background-dark .quick-view-close:hover{background:oklch(from var(--clr-section-background-dark) calc(l + 0.05) c h)}.option-modal-background-dark .quick-view-close::before,.option-modal-background-dark .quick-view-<text:soft-page-break/>close::after{background-color:var(--clr-text-dark)}.option-modal-background-accent .quick-view-close:hover{background-color:oklch(from var(--clr-section-background-accent) calc(l + 0.05) c h)}.option-modal-background-accent .quick-view-close::before,.option-modal-background-accent .quick-view-close::after{background-color:var(--clr-text-accent)}.option-modal-media-right .quick-view-carousel{left:auto;right:0}.option-modal-media-right .quick-view-aside{left:0;right:auto}.option-modal-media-right .quick-view-aside::after{left:auto;right:0}.option-modal-media-top .quick-view-carousel{left:0;right:0;bottom:auto;width:100%;height:50%}.option-modal-media-top .quick-view-carousel .fancybox-slide:before{display:none}.option-modal-media-top .quick-view-carousel .sb-video{display:block !important;height:100%;padding:0;margin:0}.option-modal-media-top .quick-view-aside{left:0;right:0;top:auto;bottom:0;width:100%;height:50%}.option-modal-media-top .quick-view-aside::after{left:0;right:0;top:0;bottom:auto;width:auto;height:1px}@media (max-width: 767px){.option-modal-media-top .quick-view-aside{height:auto;top:0}}.option-modal-hide-media .quick-view-carousel{display:none}.option-modal-hide-media .quick-view-aside{top:0;right:0;bottom:0;left:0;width:auto;height:auto}.option-modal-hide-text .quick-view-carousel{top:0;right:0;bottom:0;left:0;width:auto;height:auto}@media (max-width: 767px){.option-modal-hide-text .quick-view-carousel{display:block;height:auto}}.option-modal-hide-text .quick-view-aside{display:none}.option-modal-media-width-1col:not(.option-modal-media-top):not(.option-modal-hide-media) .quick-view-carousel{width:8.33333%}.option-modal-media-width-1col:not(.option-modal-media-top):not(.option-modal-hide-media) .quick-view-aside{width:91.66667%}@media (max-width: 767px){.option-modal-media-width-1col:not(.option-modal-media-top):not(.option-modal-hide-media) .quick-view-aside{width:100%}}.option-modal-media-width-2col:not(.option-modal-media-top):not(.option-modal-hide-media) .quick-view-carousel{width:16.66667%}.option-modal-media-width-2col:not(.option-modal-media-top):not(.option-modal-hide-media) .quick-view-aside{width:83.33333%}@media (max-width: 767px){.option-modal-media-width-2col:not(.option-modal-media-top):not(.option-modal-hide-media) .quick-view-aside{width:100%}}.option-modal-media-width-3col:not(.option-modal-media-top):not(.option-modal-hide-media) .quick-view-carousel{width:25%}.option-modal-media-width-3col:not(.option-modal-media-top):not(.option-modal-hide-media) .quick-view-aside{width:75%}@media (max-width: 767px){.option-modal-media-width-3col:not(.option-modal-media-top):not(.option-modal-hide-media) .quick-view-aside{width:100%}}.option-modal-media-width-4col:not(.option-modal-media-top):not(.option-modal-hide-media) .quick-view-carousel{width:33.33333%}.option-modal-media-width-4col:not(.option-modal-media-top):not(.option-modal-hide-media) .quick-view-aside{width:66.66667%}@media (max-width: 767px){.option-modal-media-width-4col:not(.option-modal-media-top):not(.option-modal-hide-media) .quick-view-aside{width:100%}}.option-modal-media-width-5col:not(.option-modal-media-top):not(.option-modal-hide-media) .quick-view-carousel{width:41.66667%}.option-modal-media-width-5col:not(.option-modal-media-top):not(.option-modal-hide-media) .quick-view-aside{width:58.33333%}@media (max-width: 767px){.option-modal-media-width-5col:not(.option-modal-media-top):not(.option-modal-hide-media) .quick-view-aside{width:100%}}.option-modal-media-width-6col:not(.option-modal-media-top):not(.option-modal-hide-media) .quick-view-carousel{width:50%}.option-modal-media-width-6col:not(.option-modal-media-top):not(.option-modal-hide-media) .quick-view-aside{width:50%}@media (max-width: 767px){.option-modal-media-width-6col:not(.option-modal-media-top):not(.option-modal-hide-media) .quick-view-aside{width:100%}}.option-modal-media-width-7col:not(.option-modal-media-top):not(.option-modal-hide-media) .quick-view-carousel{width:58.33333%}.option-modal-media-width-7col:not(.option-modal-media-top):not(.option-modal-hide-media) .quick-view-aside{width:41.66667%}@media (max-width: 767px){.option-modal-media-width-7col:not(.option-modal-media-top):not(.option-modal-hide-media) .quick-view-aside{width:100%}}.option-modal-media-width-8col:not(.option-modal-media-top):not(.option-modal-hide-media) .quick-view-carousel{width:66.66667%}.option-modal-media-<text:soft-page-break/>width-8col:not(.option-modal-media-top):not(.option-modal-hide-media) .quick-view-aside{width:33.33333%}@media (max-width: 767px){.option-modal-media-width-8col:not(.option-modal-media-top):not(.option-modal-hide-media) .quick-view-aside{width:100%}}.option-modal-media-width-9col:not(.option-modal-media-top):not(.option-modal-hide-media) .quick-view-carousel{width:75%}.option-modal-media-width-9col:not(.option-modal-media-top):not(.option-modal-hide-media) .quick-view-aside{width:25%}@media (max-width: 767px){.option-modal-media-width-9col:not(.option-modal-media-top):not(.option-modal-hide-media) .quick-view-aside{width:100%}}.option-modal-media-width-10col:not(.option-modal-media-top):not(.option-modal-hide-media) .quick-view-carousel{width:83.33333%}.option-modal-media-width-10col:not(.option-modal-media-top):not(.option-modal-hide-media) .quick-view-aside{width:16.66667%}@media (max-width: 767px){.option-modal-media-width-10col:not(.option-modal-media-top):not(.option-modal-hide-media) .quick-view-aside{width:100%}}.option-modal-media-width-11col:not(.option-modal-media-top):not(.option-modal-hide-media) .quick-view-carousel{width:91.66667%}.option-modal-media-width-11col:not(.option-modal-media-top):not(.option-modal-hide-media) .quick-view-aside{width:8.33333%}@media (max-width: 767px){.option-modal-media-width-11col:not(.option-modal-media-top):not(.option-modal-hide-media) .quick-view-aside{width:100%}}.option-modal-media-width-12col:not(.option-modal-media-top):not(.option-modal-hide-media) .quick-view-carousel{width:100%}.option-modal-media-width-12col:not(.option-modal-media-top):not(.option-modal-hide-media) .quick-view-aside{width:0%}@media (max-width: 767px){.option-modal-media-width-12col:not(.option-modal-media-top):not(.option-modal-hide-media) .quick-view-aside{width:100%}}.option-modal-vertical-align-top .quick-view-aside .fancybox-caption-wrap{display:flex;flex-direction:column;justify-content:flex-start}.option-modal-vertical-align-middle .quick-view-aside .fancybox-caption-wrap{display:flex;flex-direction:column;justify-content:center}.option-modal-vertical-align-bottom .quick-view-aside .fancybox-caption-wrap{display:flex;flex-direction:column;justify-content:flex-end}.contact-form__label:first-of-type{margin-top:0}.option-align-left .contact-form{margin-left:0;margin-right:auto}.option-align-center .contact-form{margin:0 auto}.option-align-content-left .contact-form{text-align:left}.sb-top-header-contacts-alternative__brand .logo[src*=".svg"],.sb-top-header-contacts-alternative__brand:link .logo[src*=".svg"],.sb-top-header-contacts-alternative__brand:visited .logo[src*=".svg"]{height:100px}@media (max-width: 590px){.sb-top-header-contacts-alternative__brand .logo[src*=".svg"],.sb-top-header-contacts-alternative__brand:link .logo[src*=".svg"],.sb-top-header-contacts-alternative__brand:visited .logo[src*=".svg"]{height:60px}}@media (min-width: 768px){.sb-testimonial-list-carousel .slick-track{display:flex}}.option-columns-flex .image-strip .image-strip__image[src*=".svg"]{width:100%}.sb-section-opt-light .image-strip__image[src*=".svg"]{filter:var(--image-filter-light);opacity:1}.sb-section-opt-dark .image-strip__image[src*=".svg"]{filter:var(--image-filter-light);opacity:1}.sb-section-opt-dark .image-strip__image[src*=".svg"][src*='.svg']{filter:var(--image-filter-dark)}.sb-section-opt-accent .image-strip__image[src*=".svg"]{filter:var(--image-filter-light);opacity:1}.sb-section-opt-accent .image-strip__image[src*=".svg"][src*='.svg']{filter:var(--image-filter-dark)}.sb-text-image{display:flex;flex-direction:row;justify-content:space-between;align-items:center}@media (max-width: 767px){.sb-text-image{flex-direction:column}}.sb-text-image__content{margin:0 var(--spacer) 0 0}.sb-text-image__content-title{font-family:var(--display-xl-font-family);font-size:var(--display-xl-font-size);font-weight:var(--display-xl-font-weight);line-height:var(--display-xl-line-height);font-style:var(--display-xl-font-style);text-transform:var(--display-xl-text-transform);letter-spacing:var(--display-xl-letter-spacing);color:var(--clr-section-title);margin-bottom:var(--title-vertical-spacing, var(--spacer-sm))}.sb-text-image__content-subtitle{font-family:var(--display-lg-font-family);font-size:var(--display-lg-font-size);font-weight:var(--display-lg-font-weight);line-height:var(--display-lg-line-height);font-style:var(--<text:soft-page-break/>display-lg-font-style);text-transform:var(--display-lg-text-transform);letter-spacing:var(--display-lg-letter-spacing);color:var(--clr-section-subtitle);margin-bottom:var(--subtitle-vertical-spacing, var(--spacer-sm))}.sb-text-image__content-paragraph{margin-top:0;margin-bottom:var(--paragraph-vertical-spacing, var(--spacer-sm))}.sb-text-image__content-cta{margin:0}@media (max-width: 767px){.sb-text-image__content{margin:0 0 var(--spacer) 0}}.sb-text-image__image{margin:0 0 0 var(--spacer);flex-grow:1;display:flex}@media (max-width: 767px){.sb-text-image__image{margin:0 0 var(--spacer)}[class*='option-image-width'] .sb-text-image__image{width:100%}}.sb-split-text-image-testimonial-carousel-wrapper .slick-list{height:100%}.sb-split-text-image-testimonial-carousel-wrapper .sb-slider.slick-dotted{margin-bottom:0}.sb-split-text-image-testimonial-carousel-wrapper .slick-track{display:flex;height:100%}.sb-split-text-image-testimonial-carousel-wrapper .slick-track .slick-slide{display:flex;height:auto}.sb-split-text-image-testimonial-carousel-wrapper .slick-dots{bottom:var(--spacer)}@media (min-width: 768px){.option-media-left .sb-split-text-image-testimonial-carousel-wrapper .slick-dots,.option-media-right .sb-split-text-image-testimonial-carousel-wrapper .slick-dots{bottom:var(--spacer);width:50%;text-align:start;justify-content:flex-start;margin-inline-start:calc(50% + (var(--spacer) * 2 - 5px));margin-inline-end:calc(var(--spacer) * 2 - 5px)}.option-media-right .sb-split-text-image-testimonial-carousel-wrapper .slick-dots{margin-inline-start:calc(var(--spacer) * 2 - 5px);margin-inline-end:calc(50% + (var(--spacer) * 2 - 5px))}}@media (min-width: 992px){.option-media-left .sb-split-text-image-testimonial-carousel-wrapper .slick-dots,.option-media-right .sb-split-text-image-testimonial-carousel-wrapper .slick-dots{margin-inline-start:calc(50% + (var(--spacer) * 3 - 5px))}.option-media-right .sb-split-text-image-testimonial-carousel-wrapper .slick-dots{margin-inline-start:calc(var(--spacer) * 3 - 5px);margin-inline-end:calc(50% + (calc(var(--spacer) * 3 - 5px)))}}.sb-top-header.items-can-collapse .sb-top-header__brand{flex:0 0 auto;display:flex;justify-content:flex-start}@media (max-width: 1032px){.sb-top-header.items-can-collapse .sb-top-header__brand{width:auto;flex:0 1 auto;text-align:start;justify-content:flex-start}}.sb-top-header.items-can-collapse .sb-top-header__nav{flex:1 1 0;justify-content:flex-end}@media (max-width: 1032px){.sb-top-header.items-can-collapse .sb-top-header__nav{display:none;z-index:1002}.sb-nav--expanded .sb-top-header.items-can-collapse .sb-top-header__nav{display:block}}.sb-top-header.items-can-collapse .sb-nav__list{display:flex;flex:1;justify-content:flex-end}.sb-top-header.items-can-collapse .sb-nav__list&gt;.sb-nav__item{flex:none}.sb-top-header.items-can-collapse .sb-nav__list .sb-nav__sub{inset-inline:auto 0;min-width:220px}@media (max-width: 1032px){.sb-top-header.items-can-collapse .sb-nav__list{display:block}}@media (max-width: 1032px){.sb-top-header.items-can-collapse .sb-nav__list-hidden{display:none}}.sb-top-header.items-can-collapse .sb-nav__list-hidden.is-hidden{opacity:0;visibility:hidden;display:none}.sb-top-header.items-can-collapse .sb-nav__list-hidden&gt;.sb-nav__sub{list-style-type:none}.sb-top-header.items-can-collapse .sb-nav__list-hidden&gt;.sb-nav__sub&gt;.sb-nav__item{margin:0;display:block}.sb-top-header.items-can-collapse .sb-nav__list-hidden&gt;.sb-nav__sub&gt;.sb-nav__item .sb-nav__link{display:block}.sb-top-header.items-can-collapse .sb-nav__list-hidden&gt;.sb-nav__sub&gt;.sb-nav__item .sb-nav__sub-toggle{display:none}.sb-top-header.items-can-collapse .sb-nav__list-hidden&gt;.sb-nav__sub&gt;.sb-nav__item .sb-nav__sub{position:static;border:0;padding:0;padding-inline-start:var(--spacer);min-width:auto;transform:none}.sb-top-header.items-can-collapse .sb-nav__list-hidden&gt;.sb-nav__sub&gt;.sb-nav__item .sb-nav__sub-item{margin:0}.sb-section-subtitle{font-family:var(--display-lg-font-family);font-size:var(--display-lg-font-size);font-weight:var(--display-lg-font-weight);line-height:var(--display-lg-line-height);font-style:var(--display-lg-font-style);text-transform:var(--display-lg-text-transform);letter-spacing:var(--display-lg-letter-spacing);color:var(--clr-section-subtitle);max-width:40em;margin-bottom:var(--subtitle-vertical-spacing, var(--spacer-sm))}@media (max-width: 767px){.sb-section-subtitle{max-width:100%}}.sb-paragraph{margin-bottom:var(--paragraph-vertical-spacing, var(--spacer))}#sb-popup{position:relative;z-index:10001;display:none}#sb-popup.is-visible{display:block}#sb-popup.is-visible.in .sb-popup{background-color:rgba(0,0,0,0.5)}#sb-<text:soft-page-break/>popup.is-visible.in .sb-popup__body{opacity:1;transform:scale(1) translate3d(0, -120px, 0)}#sb-popup .sb-section{min-height:auto !important;align-items:normal !important;background:transparent !important}#sb-popup .sb-section,#sb-popup .sb-container,#sb-popup .sb-row,#sb-popup .sb-column,#sb-popup .sb-column-content{height:auto;align-items:normal;justify-content:normal;display:flex;flex:1 1 auto;padding:0;transform:none !important;opacity:1 !important}#sb-popup .sb-section-highlighter,#sb-popup .sb-section-highlighter-click,#sb-popup .sb-edit-section{display:none !important;pointer-events:none}#sb-popup .option-section-background-image-fixed .sb-background{background-attachment:initial !important}.sb-popup{position:fixed;z-index:10001;top:0;right:0;bottom:0;left:0;overflow-y:auto;background-color:rgba(0,0,0,0);transition:all .2s ease-in-out}.sb-popup__wrapper{width:100%;max-width:1024px;display:flex;justify-content:center;align-items:flex-start;margin:calc(var(--spacer) * 8) auto calc(var(--spacer-md));min-height:calc(100% - calc(var(--spacer) * 10))}@media (max-width: 991px){.sb-popup__wrapper{max-width:600px;margin:80px auto 40px;margin:var(--spacer-lg) auto var(--spacer-md);min-height:calc(100% - calc(var(--spacer) * 6))}}@media (max-width: 767px){.sb-popup__wrapper{max-width:90%;margin:var(--spacer-md) auto var(--spacer-md);min-height:calc(100% - 80px)}}.option-popup-center .sb-popup__wrapper{align-items:center;margin:calc(var(--spacer) * 5) auto}.sb-popup__body{position:relative;margin:120px auto 0;transition:all .3s ease-in-out;padding:var(--spacer-md);transform:scale(0.1);opacity:0;background-color:var(--clr-section-background)}.option-width-12col .sb-popup__body{width:100%}.sb-popup__content{position:relative;z-index:10}.sb-popup__content *{outline:0 !important}.sb-popup__close{position:absolute;top:20px;right:20px;height:18px;width:18px;z-index:100;cursor:pointer}.sb-popup__close svg{width:18px;height:18px}.sb-popup__close svg path{fill:var(--clr-nav-link)}.option-popup-media-right .sb-popup__body .sb-background,.option-popup-media-left .sb-popup__body .sb-background{left:50%}@media (max-width: 991px){.option-popup-media-right .sb-popup__body .sb-background,.option-popup-media-left .sb-popup__body .sb-background{display:none}}.option-popup-media-right .sb-popup__content,.option-popup-media-left .sb-popup__content{width:45%}@media (max-width: 767px){.option-popup-media-right .sb-popup__content,.option-popup-media-left .sb-popup__content{width:100%}}.option-popup-media-right .sb-popup__content .newsletter-signup-form,.option-popup-media-left .sb-popup__content .newsletter-signup-form{flex-direction:column}.option-popup-media-right .sb-popup__content .newsletter-signup-form__col-input,.option-popup-media-left .sb-popup__content .newsletter-signup-form__col-input{flex:1 1 auto}.option-popup-media-right .sb-popup__content .newsletter-signup-form__col-btn,.option-popup-media-left .sb-popup__content .newsletter-signup-form__col-btn{margin-left:0;margin-top:var(--spacer)}.option-popup-media-left .sb-popup__body .sb-background{left:0;right:50%}.option-popup-media-left .sb-popup__content{margin-left:55%}@media (max-width: 767px){.option-popup-media-left .sb-popup__content{margin-left:0}}.option-popup-media-top .sb-popup__body .sb-background{bottom:auto;height:220px}@media (max-width: 767px){.option-popup-media-top .sb-popup__body .sb-background{display:none}}.option-popup-media-top .sb-popup__content{margin-top:220px}@media (max-width: 767px){.option-popup-media-top .sb-popup__content{margin-top:0}}.option-popup-border .sb-popup__body{border:10px solid;border-color:var(--clr-section-background)}.sb-list .items-grid__item-image{margin-bottom:var(--spacer)}.sb-list .items-grid__header{margin-top:0}.option-columns-flex .image-strip .image-strip__image[src*=".svg"]{width:100%}.sb-section-opt-light .image-strip__image[src*=".svg"]{filter:var(--image-filter-light);opacity:1}.sb-section-opt-dark .image-strip__image[src*=".svg"]{filter:var(--image-filter-light);opacity:1}.sb-section-opt-dark .image-strip__image[src*=".svg"][src*='.svg']{filter:var(--image-filter-dark)}.sb-section-opt-accent .image-strip__image[src*=".svg"]{filter:var(--image-filter-light);opacity:1}.sb-section-opt-accent .image-strip__image[src*=".svg"][src*='.svg']{filter:var(--image-filter-dark)}.image-carousel .option-image{margin-left:auto;margin-right:auto}.option-hero-<text:soft-page-break/>with-form .sb-component-contact-form{padding:var(--spacer)}@media (min-width: 768px){.option-hero-with-form .sb-component-contact-form{padding:calc(var(--spacer) * 2)}}.option-hero-with-form.sb-section-opt-light .sb-component-contact-form{background:rgba(255,255,255,0.7)}.option-hero-with-form.sb-section-opt-dark .sb-component-contact-form{background:rgba(0,0,0,0.7)}.option-hero-with-form.sb-section-opt-accent .sb-component-contact-form{background:oklch(from var(--clr-primary) calc(l + 0.1) c h)}.sb-hero-carousel .slick-list,.sb-hero-carousel .slick-track{height:100%}.sb-hero-carousel .sb-slider.slick-dotted{margin-bottom:0}.sb-hero-carousel .slick-track{display:flex;background-color:var(--section-background)}.sb-hero-carousel .slick-track .slick-slide{display:flex;height:auto;padding:0}.sb-hero-carousel .slick-dots{bottom:var(--spacer)}.sb-footer__branding+.sb-footer__contact{margin-top:var(--spacer)}.sb-footer&gt;.row{justify-content:space-between}@media (max-width: 767px){.sb-footer [class^='col-']+[class^='col-']{margin-top:var(--spacer)}}.sb-footer__contact{margin-bottom:var(--spacer)}.sb-contact-details-section__content{margin-bottom:var(--spacer-md)}.contact-details a,.contact-details a:link,.contact-details a:visited{color:var(--clr-contact-details-link)}.contact-details a span,.contact-details a:link span,.contact-details a:visited span{color:var(--clr-contact-details-link)}.contact-details a:hover:not(.sb-icon),.contact-details a:link:hover:not(.sb-icon),.contact-details a:visited:hover:not(.sb-icon){color:var(--clr-contact-details-link-hover)}.contact-details a:hover:not(.sb-icon) span,.contact-details a:link:hover:not(.sb-icon) span,.contact-details a:visited:hover:not(.sb-icon) span{color:var(--clr-contact-details-link-hover)}.contact-details__title{font-family:var(--contact-details-title-font-family);font-size:var(--contact-details-title-font-size);font-weight:var(--contact-details-title-font-weight);line-height:var(--contact-details-title-line-height);font-style:var(--contact-details-title-font-style);text-transform:var(--contact-details-title-text-transform);letter-spacing:var(--contact-details-title-letter-spacing);margin-bottom:var(--spacer-sm);color:var(--clr-contact-details-title)}.contact-details__row{margin-bottom:var(--spacer)}.contact-details__row:last-of-type{margin-bottom:0}@media (max-width: 767px){.contact-details__row:last-of-type{margin-bottom:var(--spacer)}}.contact-details__email{display:block;margin-top:var(--spacer-sm)}.option-align-left .contact-details .contact-details__email,.option-align-left .contact-details .contact-details__address{justify-content:flex-start}.option-align-center .contact-details .contact-details__email,.option-align-center .contact-details .contact-details__address{justify-content:center}@media (max-width: 543px){.contact-details [class^='col-']+[class^='col-']{margin-top:var(--spacer)}}.option-align-content-left .contact-details.sb-section-alignable{text-align:left}.option-align-content-left .contact-details.sb-section-alignable .contact-details__email,.option-align-content-left .contact-details.sb-section-alignable .contact-details__address{justify-content:flex-start}.option-align-content-left .contact-details.sb-section-alignable .hours-list{margin-inline-start:0;margin-inline-end:auto}.option-align-content-left .contact-details.sb-section-alignable .hours-list__day{text-align:left}.contact-details__email,.contact-details__address{display:flex;align-items:flex-start;gap:var(--spacer-sm)}[data-section-content-alignment='left'] .contact-details__email,[data-section-content-alignment='left'] .contact-details__address{justify-content:flex-start}.contact-details__email svg,.contact-details__address svg{flex-shrink:0;width:1.25rem;height:1.25rem;fill:var(--clr-text)}@media (max-width: 767px){.contact-details__email svg,.contact-details__address svg{width:1rem;height:1rem;margin-right:8px}}.contact-details__email a,.contact-details__email a:link,.contact-details__email a:visited,.contact-details__address a,.contact-details__address a:link,.contact-details__address a:visited{font-family:var(--contact-details-link-font-family);font-size:var(--contact-details-link-font-size);font-weight:var(--contact-details-link-font-weight);line-height:var(--contact-details-link-line-height);font-style:var(--contact-details-link-font-style);text-transform:var(--contact-details-link-text-transform);letter-spacing:var(--contact-details-link-letter-spacing)}.sb-photo-testimonial-carousel-3 .slick-arrow{background:oklch(var(--clr-section-background-dark) calc(l + 0.05) c h);bottom:auto;left:var(--spacer);width:60px;height:60px;border-radius:0}.sb-photo-testimonial-carousel-3 .slick-arrow::before{content:'\f177';font-size:24px}.sb-<text:soft-page-break/>photo-testimonial-carousel-3 .slick-arrow.slick-next{inset-inline-start:auto;inset-inline-end:var(--spacer)}.sb-photo-testimonial-carousel-3 .slick-arrow.slick-next::before{content:'\f178'}.sb-photo-testimonial-carousel-3 .slick-arrow.slick-next::before,.sb-photo-testimonial-carousel-3 .slick-arrow.slick-prev::before{color:var(--clr-text)}.sb-section-opt-light .sb-photo-testimonial-carousel-3 .slick-arrow{background:oklch(from var(--section-background-light) calc(l - 0.07) c h)}.sb-section-opt-light .sb-photo-testimonial-carousel-3 .slick-arrow.slick-next::before,.sb-section-opt-light .sb-photo-testimonial-carousel-3 .slick-arrow.slick-prev::before{color:var(--clr-text)}.sb-section-opt-dark .sb-photo-testimonial-carousel-3 .slick-arrow{background:oklch(from var(--clr-section-background-dark) calc(l + 0.05) c h)}.sb-section-opt-dark .sb-photo-testimonial-carousel-3 .slick-arrow.slick-next::before,.sb-section-opt-dark .sb-photo-testimonial-carousel-3 .slick-arrow.slick-prev::before{color:var(--clr-text)}.sb-section-opt-accent .sb-photo-testimonial-carousel-3 .slick-arrow{background:oklch(from var(--clr-section-background-accent) calc(l - 0.05) c h)}.sb-section-opt-accent .sb-photo-testimonial-carousel-3 .slick-arrow.slick-next::before,.sb-section-opt-accent .sb-photo-testimonial-carousel-3 .slick-arrow.slick-prev::before{color:var(--clr-text)}@media (max-width: 767px){.sb-photo-testimonial-carousel-3 .slick-arrow{width:40px;height:40px;left:calc(var(--spacer) * -1)}.sb-photo-testimonial-carousel-3 .slick-arrow::before{font-size:20px}.sb-photo-testimonial-carousel-3 .slick-arrow.slick-next{right:calc(var(--spacer) * -1)}}.option-carousel-alternative .sb-photo-testimonial-carousel-3 .slick-arrow{left:calc(var(--spacer) * -3);background:transparent !important}.option-carousel-alternative .sb-photo-testimonial-carousel-3 .slick-arrow.slick-next{inset-inline-start:auto;inset-inline-end:calc(var(--spacer) * -3)}.option-carousel-alternative.option-align-content-left .slick-dots{text-align:start}.option-carousel-alternative.option-align-content-right .slick-dots{text-align:end}.nav-hamburger-menu-visible{overflow:hidden}:root{--__nav-aside-width: 380px;--__nav-aside-offset: calc(var(--__nav-aside-width) * -1)}@media (min-width: 1033px){#sb-navigation .has-background .sb-background{position:fixed;inset-inline-start:var(--__nav-aside-offset);top:0;bottom:0;width:var(--__nav-aside-width);background-attachment:initial;transition:all 0.3s ease-in-out}#sb-navigation .has-background.nav-sticky-visible .sb-background{inset-inline-start:0}}.nav-aside-sticky{padding-left:var(--__nav-aside-width)}@media (max-width: 1032px){.nav-aside-sticky{padding-left:0}}@media (min-width: 1033px){.nav-aside-sticky #sb-navigation .has-background .sb-background{position:fixed;inset-inline-start:0;top:0;bottom:0;width:var(--__nav-aside-width);background-attachment:initial}}.sb-text-image{display:flex;flex-direction:row;justify-content:space-between !important;align-items:center}@media (max-width: 767px){.sb-text-image{flex-direction:column}}.sb-text-image__content{margin:0 var(--spacer) 0 0}.sb-text-image__content-title{font-family:var(--display-xl-font-family);font-size:var(--display-xl-font-size);font-weight:var(--display-xl-font-weight);line-height:var(--display-xl-line-height);font-style:var(--display-xl-font-style);text-transform:var(--display-xl-text-transform);letter-spacing:var(--display-xl-letter-spacing);color:var(--clr-section-title);margin-bottom:var(--title-vertical-spacing, var(--spacer-sm))}.sb-text-image__content-subtitle{font-family:var(--display-lg-font-family);font-size:var(--display-lg-font-size);font-weight:var(--display-lg-font-weight);line-height:var(--display-lg-line-height);font-style:var(--display-lg-font-style);text-transform:var(--display-lg-text-transform);letter-spacing:var(--display-lg-letter-spacing);color:var(--clr-section-subtitle);margin-bottom:var(--subtitle-vertical-spacing, var(--spacer-sm))}.sb-text-image__content-paragraph{margin-top:0;margin-bottom:var(--paragraph-vertical-spacing, var(--spacer-sm))}.sb-text-image__content-paragraph p:empty{margin:0}.sb-text-image__content-cta{margin:0}@media (max-width: 767px){.sb-text-image__content{margin:0 0 var(--spacer) 0}}.sb-text-image__image{margin:0 0 0 var(--spacer);flex-grow:1;display:flex}@media (max-width: 767px){.sb-text-image__image{margin:0}}.sb-text-image__image-caption{display:none}[class*='option-image-width'] .sb-text-image .sb-text-image__image{width:100%}.option-text-image-float-left&gt;.option-image,.option-text-image-float-right&gt;.option-image{position:absolute;z-index:3;width:auto !important;inset-inline-start:0;inset-inline-end:70%;top:var(--spacer-md);bottom:var(--spacer-md)}.option-text-image-float-right&gt;.option-<text:soft-page-break/>image{right:0;left:70%}.sb-section-opt-light .sb-list-carousel-vertical__content .sb-slider__item.slick-current .items-grid__header,.sb-section-opt-dark .sb-list-carousel-vertical__content .sb-slider__item.slick-current .items-grid__header{color:var(--clr-primary)}.sb-section-opt-accent .sb-list-carousel-vertical__content .sb-slider__item.slick-current .items-grid__header{color:oklch(from var(--clr-section-background) calc(l - 0.2) c h)}.sb-list-carousel-vertical .sb-slider-wrapper--nav .slick-track{align-items:stretch}.sb-list-carousel-vertical .sb-slider-wrapper--nav .slick-track .slick-slide{height:inherit}.sb-list-carousel-vertical .sb-slider-wrapper--nav .slick-list{border-bottom:1px solid transparent;border-bottom-color:var(--clr-border)}.sb-list-carousel-vertical .slick-arrow{box-shadow:none}</text:p>
      <text:p text:style-name="Standard">&lt;/style&gt;</text:p>
      <text:p text:style-name="Standard"><text:s text:c="2"/>&lt;style type="text/css"&gt; </text:p>
      <text:p text:style-name="Standard"/>
      <text:p text:style-name="Standard"><text:s text:c="6"/>.display-xl-font { font-family:"Raleway";font-style:normal;font-weight:300;text-transform:none;font-size:3rem;line-height:1;letter-spacing:0px; }</text:p>
      <text:p text:style-name="Standard"><text:s text:c="6"/></text:p>
      <text:p text:style-name="Standard"><text:s text:c="8"/>@media (max-width: 991px) {</text:p>
      <text:p text:style-name="Standard"><text:s text:c="10"/>.display-xl-font { font-family:"Raleway";font-style:normal;font-weight:300;text-transform:none;font-size:2.5rem;line-height:1;letter-spacing:0px; }</text:p>
      <text:p text:style-name="Standard"><text:s text:c="8"/>}</text:p>
      <text:p text:style-name="Standard"><text:s text:c="6"/></text:p>
      <text:p text:style-name="Standard"><text:s text:c="6"/></text:p>
      <text:p text:style-name="Standard"><text:s text:c="8"/>@media (max-width: 767px) {</text:p>
      <text:p text:style-name="Standard"><text:s text:c="10"/>.display-xl-font { font-family:"Raleway";font-style:normal;font-weight:300;text-transform:none;font-size:1.75rem;line-height:1;letter-spacing:0px; }</text:p>
      <text:p text:style-name="Standard"><text:s text:c="8"/>}</text:p>
      <text:p text:style-name="Standard"><text:s text:c="6"/></text:p>
      <text:p text:style-name="Standard"><text:s text:c="4"/></text:p>
      <text:p text:style-name="Standard"/>
      <text:p text:style-name="Standard"><text:s text:c="6"/>.display-lg-font { font-family:"Raleway";font-style:normal;font-weight:300;text-transform:none;font-size:1.75rem;line-height:1.25;letter-spacing:0px; }</text:p>
      <text:p text:style-name="Standard"><text:s text:c="6"/></text:p>
      <text:p text:style-name="Standard"><text:s text:c="8"/>@media (max-width: 991px) {</text:p>
      <text:p text:style-name="Standard"><text:s text:c="10"/>.display-lg-font { font-family:"Raleway";font-style:normal;font-weight:300;text-transform:none;font-size:1.375rem;line-height:1.25;letter-spacing:0px; }</text:p>
      <text:p text:style-name="Standard"><text:s text:c="8"/>}</text:p>
      <text:p text:style-name="Standard"><text:s text:c="6"/></text:p>
      <text:p text:style-name="Standard"><text:s text:c="6"/></text:p>
      <text:p text:style-name="Standard"><text:s text:c="8"/>@media (max-width: 767px) {</text:p>
      <text:p text:style-name="Standard"><text:s text:c="10"/>.display-lg-font { font-family:"Raleway";font-style:normal;font-weight:300;text-transform:none;font-size:1.25rem;line-height:1.25;letter-spacing:0px; }</text:p>
      <text:p text:style-name="Standard"><text:s text:c="8"/>}</text:p>
      <text:p text:style-name="Standard"><text:s text:c="6"/></text:p>
      <text:p text:style-name="Standard"><text:s text:c="4"/></text:p>
      <text:p text:style-name="Standard"/>
      <text:p text:style-name="Standard"><text:s text:c="6"/>.display-font { font-family:"Raleway";font-style:normal;font-weight:300;text-transform:none;font-size:1.375rem;line-height:1.25;letter-spacing:0px; }</text:p>
      <text:p text:style-name="Standard"><text:s text:c="6"/></text:p>
      <text:p text:style-name="Standard"><text:s text:c="8"/>@media (max-width: 991px) {</text:p>
      <text:p text:style-name="Standard"><text:soft-page-break/><text:s text:c="10"/>.display-font { font-family:"Raleway";font-style:normal;font-weight:300;text-transform:none;font-size:1.25rem;line-height:1.25;letter-spacing:0px; }</text:p>
      <text:p text:style-name="Standard"><text:s text:c="8"/>}</text:p>
      <text:p text:style-name="Standard"><text:s text:c="6"/></text:p>
      <text:p text:style-name="Standard"><text:s text:c="6"/></text:p>
      <text:p text:style-name="Standard"><text:s text:c="8"/>@media (max-width: 767px) {</text:p>
      <text:p text:style-name="Standard"><text:s text:c="10"/>.display-font { font-family:"Raleway";font-style:normal;font-weight:300;text-transform:none;font-size:1.25rem;line-height:1.25;letter-spacing:0px; }</text:p>
      <text:p text:style-name="Standard"><text:s text:c="8"/>}</text:p>
      <text:p text:style-name="Standard"><text:s text:c="6"/></text:p>
      <text:p text:style-name="Standard"><text:s text:c="4"/></text:p>
      <text:p text:style-name="Standard"/>
      <text:p text:style-name="Standard"><text:s text:c="6"/>.display-md-font { font-family:"Raleway";font-style:normal;font-weight:300;text-transform:none;font-size:1.125rem;line-height:1.25;letter-spacing:0px; }</text:p>
      <text:p text:style-name="Standard"><text:s text:c="6"/></text:p>
      <text:p text:style-name="Standard"><text:s text:c="8"/>@media (max-width: 991px) {</text:p>
      <text:p text:style-name="Standard"><text:s text:c="10"/>.display-md-font { font-family:"Raleway";font-style:normal;font-weight:400;text-transform:none;font-size:1.125rem;line-height:1.25;letter-spacing:0px; }</text:p>
      <text:p text:style-name="Standard"><text:s text:c="8"/>}</text:p>
      <text:p text:style-name="Standard"><text:s text:c="6"/></text:p>
      <text:p text:style-name="Standard"><text:s text:c="6"/></text:p>
      <text:p text:style-name="Standard"><text:s text:c="8"/>@media (max-width: 767px) {</text:p>
      <text:p text:style-name="Standard"><text:s text:c="10"/>.display-md-font { font-family:"Raleway";font-style:normal;font-weight:300;text-transform:none;font-size:1.125rem;line-height:1.25;letter-spacing:0px; }</text:p>
      <text:p text:style-name="Standard"><text:s text:c="8"/>}</text:p>
      <text:p text:style-name="Standard"><text:s text:c="6"/></text:p>
      <text:p text:style-name="Standard"><text:s text:c="4"/></text:p>
      <text:p text:style-name="Standard"/>
      <text:p text:style-name="Standard"><text:s text:c="6"/>.display-sm-font { font-family:"Raleway";font-style:normal;font-weight:300;text-transform:none;font-size:1rem;line-height:1.25;letter-spacing:0px; }</text:p>
      <text:p text:style-name="Standard"><text:s text:c="6"/></text:p>
      <text:p text:style-name="Standard"><text:s text:c="8"/>@media (max-width: 991px) {</text:p>
      <text:p text:style-name="Standard"><text:s text:c="10"/>.display-sm-font { font-family:"Raleway";font-style:normal;font-weight:300;text-transform:none;font-size:1rem;line-height:1.25;letter-spacing:0px; }</text:p>
      <text:p text:style-name="Standard"><text:s text:c="8"/>}</text:p>
      <text:p text:style-name="Standard"><text:s text:c="6"/></text:p>
      <text:p text:style-name="Standard"><text:s text:c="6"/></text:p>
      <text:p text:style-name="Standard"><text:s text:c="8"/>@media (max-width: 767px) {</text:p>
      <text:p text:style-name="Standard"><text:s text:c="10"/>.display-sm-font { font-family:"Raleway";font-style:normal;font-weight:300;text-transform:none;font-size:1rem;line-height:1.25;letter-spacing:0px; }</text:p>
      <text:p text:style-name="Standard"><text:s text:c="8"/>}</text:p>
      <text:p text:style-name="Standard"><text:s text:c="6"/></text:p>
      <text:p text:style-name="Standard"><text:s text:c="4"/></text:p>
      <text:p text:style-name="Standard"/>
      <text:p text:style-name="Standard"><text:s text:c="6"/>.body-font { font-family:"Raleway";font-style:normal;font-weight:300;text-transform:none;font-size:1rem;line-height:1.5;letter-spacing:0px; }</text:p>
      <text:p text:style-name="Standard"><text:s text:c="6"/></text:p>
      <text:p text:style-name="Standard"><text:s text:c="8"/>@media (max-width: 991px) {</text:p>
      <text:p text:style-name="Standard"><text:soft-page-break/><text:s text:c="10"/>.body-font { font-family:"Raleway";font-style:normal;font-weight:400;text-transform:none;font-size:1rem;line-height:1.5;letter-spacing:0px; }</text:p>
      <text:p text:style-name="Standard"><text:s text:c="8"/>}</text:p>
      <text:p text:style-name="Standard"><text:s text:c="6"/></text:p>
      <text:p text:style-name="Standard"><text:s text:c="6"/></text:p>
      <text:p text:style-name="Standard"><text:s text:c="8"/>@media (max-width: 767px) {</text:p>
      <text:p text:style-name="Standard"><text:s text:c="10"/>.body-font { font-family:"Raleway";font-style:normal;font-weight:300;text-transform:none;font-size:1rem;line-height:1.5;letter-spacing:0px; }</text:p>
      <text:p text:style-name="Standard"><text:s text:c="8"/>}</text:p>
      <text:p text:style-name="Standard"><text:s text:c="6"/></text:p>
      <text:p text:style-name="Standard"><text:s text:c="4"/></text:p>
      <text:p text:style-name="Standard"/>
      <text:p text:style-name="Standard"><text:s text:c="6"/>.body-sm-font { font-family:"Raleway";font-style:normal;font-weight:300;text-transform:none;font-size:1rem;line-height:1.5;letter-spacing:0px; }</text:p>
      <text:p text:style-name="Standard"><text:s text:c="6"/></text:p>
      <text:p text:style-name="Standard"><text:s text:c="8"/>@media (max-width: 991px) {</text:p>
      <text:p text:style-name="Standard"><text:s text:c="10"/>.body-sm-font { font-family:"Raleway";font-style:normal;font-weight:400;text-transform:none;font-size:1rem;line-height:1.5;letter-spacing:0px; }</text:p>
      <text:p text:style-name="Standard"><text:s text:c="8"/>}</text:p>
      <text:p text:style-name="Standard"><text:s text:c="6"/></text:p>
      <text:p text:style-name="Standard"><text:s text:c="6"/></text:p>
      <text:p text:style-name="Standard"><text:s text:c="8"/>@media (max-width: 767px) {</text:p>
      <text:p text:style-name="Standard"><text:s text:c="10"/>.body-sm-font { font-family:"Raleway";font-style:normal;font-weight:300;text-transform:none;font-size:1rem;line-height:1.5;letter-spacing:0px; }</text:p>
      <text:p text:style-name="Standard"><text:s text:c="8"/>}</text:p>
      <text:p text:style-name="Standard"><text:s text:c="6"/></text:p>
      <text:p text:style-name="Standard"><text:s text:c="5"/>&lt;/style&gt;</text:p>
      <text:p text:style-name="Standard"/>
      <text:p text:style-name="Standard"/>
      <text:p text:style-name="Standard"/>
      <text:p text:style-name="Standard">&lt;script data-pagespeed-no-defer&gt;</text:p>
      <text:p text:style-name="Standard"><text:s text:c="2"/>var targetToScrollTo = null;</text:p>
      <text:p text:style-name="Standard"><text:s text:c="2"/>var textToScrollTo = null;</text:p>
      <text:p text:style-name="Standard"><text:s text:c="2"/>var hasTextToSelectInUrl = performance.getEntriesByType("navigation")[0].name.includes('#:~:');</text:p>
      <text:p text:style-name="Standard"/>
      <text:p text:style-name="Standard"><text:s text:c="2"/>if (hasTextToSelectInUrl) {</text:p>
      <text:p text:style-name="Standard"><text:s text:c="4"/>textToScrollTo = decodeURIComponent(performance.getEntriesByType("navigation")[0].name.split('#:~:text=')[1]);</text:p>
      <text:p text:style-name="Standard"><text:s text:c="2"/>} else {</text:p>
      <text:p text:style-name="Standard"><text:s text:c="4"/>if (window.location.hash.search('UL_FORM') == -1 &amp;&amp; window.location.hash.search('#!') == -1) {</text:p>
      <text:p text:style-name="Standard"><text:s text:c="6"/>targetToScrollTo = window.location.hash.replace('#', '');</text:p>
      <text:p text:style-name="Standard"/>
      <text:p text:style-name="Standard"><text:s text:c="6"/>// Stop browser from jumping to a selected section.</text:p>
      <text:p text:style-name="Standard"><text:s text:c="6"/>// We perform scrolling manually in the navigation component.</text:p>
      <text:p text:style-name="Standard"><text:s text:c="6"/>//</text:p>
      <text:p text:style-name="Standard"><text:s text:c="6"/>// IE/Edge treats history.replaceState differently.</text:p>
      <text:p text:style-name="Standard"><text:s text:c="6"/>var isIE = /(MSIE|Trident\/|Edge\/)/i.test(navigator.userAgent);</text:p>
      <text:p text:style-name="Standard"><text:s text:c="6"/>if (isIE) {</text:p>
      <text:p text:style-name="Standard"><text:s text:c="8"/>window.location.hash = '';</text:p>
      <text:p text:style-name="Standard"><text:soft-page-break/><text:s text:c="8"/>history.replaceState(null, null, window.location.href.split('#')[0])</text:p>
      <text:p text:style-name="Standard"><text:s text:c="6"/>} else {</text:p>
      <text:p text:style-name="Standard"><text:s text:c="8"/>history.replaceState(null, null, window.location.pathname + window.location.search);</text:p>
      <text:p text:style-name="Standard"><text:s text:c="6"/>} </text:p>
      <text:p text:style-name="Standard"><text:s text:c="4"/>}</text:p>
      <text:p text:style-name="Standard"><text:s text:c="2"/>}</text:p>
      <text:p text:style-name="Standard">&lt;/script&gt;</text:p>
      <text:p text:style-name="Standard"/>
      <text:p text:style-name="Standard"/>
      <text:p text:style-name="Standard"><text:s text:c="2"/></text:p>
      <text:p text:style-name="Standard"/>
      <text:p text:style-name="Standard"><text:s text:c="2"/></text:p>
      <text:p text:style-name="Standard"><text:s text:c="4"/></text:p>
      <text:p text:style-name="Standard"><text:s text:c="2"/></text:p>
      <text:p text:style-name="Standard">&lt;/head&gt;</text:p>
      <text:p text:style-name="Standard"/>
      <text:p text:style-name="Standard">&lt;body id="sb-body-data-attr" data-cta-button-style="solid" data-form-button-style="solid" data-primary-button-style="solid" data-secondary-button-style="outline" data-navigation-button-style="outline" data-section-content-alignment="left" data-alternating-background="true" data-section-divider="false" data-text-link-underline="true" data-text-link-underline-on-hover="false"&gt;</text:p>
      <text:p text:style-name="Standard"><text:s text:c="2"/></text:p>
      <text:p text:style-name="Standard"/>
      <text:p text:style-name="Standard"><text:s text:c="2"/></text:p>
      <text:p text:style-name="Standard"><text:s text:c="4"/>&lt;a class="skip-to-main-content" href="#sb-page-structure" style=""&gt;</text:p>
      <text:p text:style-name="Standard"><text:s text:c="2"/>&lt;span class="skip-to-main-content__text"&gt;Skip to main content&lt;/span&gt;</text:p>
      <text:p text:style-name="Standard">&lt;/a&gt;</text:p>
      <text:p text:style-name="Standard"/>
      <text:p text:style-name="Standard"><text:s text:c="2"/></text:p>
      <text:p text:style-name="Standard"/>
      <text:p text:style-name="Standard"><text:s text:c="2"/></text:p>
      <text:p text:style-name="Standard"/>
      <text:p text:style-name="Standard"/>
      <text:p text:style-name="Standard"><text:s text:c="2"/>&lt;/div&gt;</text:p>
      <text:p text:style-name="Standard"/>
      <text:p text:style-name="Standard"><text:s text:c="2"/>&lt;div id="sb-navigation"&gt;</text:p>
      <text:p text:style-name="Standard"><text:s text:c="4"/>&lt;!--htmlhint attr-no-duplication:false --&gt;</text:p>
      <text:p text:style-name="Standard"/>
      <text:p text:style-name="Standard"><text:s text:c="2"/>&lt;section data-slug="nav-top-simple-cta-right" id="Header" class="sb-section</text:p>
      <text:p text:style-name="Standard"><text:s text:c="18"/>sb-section-opt-light</text:p>
      <text:p text:style-name="Standard"><text:s text:c="18"/></text:p>
      <text:p text:style-name="Standard"><text:s text:c="18"/></text:p>
      <text:p text:style-name="Standard"><text:s text:c="18"/>option-nav-fixed option-background-image-fixed option-nav-link-hover-minimal option-link-decoration-border-bottom-static option-background-image-grayscale" data-sb-id="25df322c-4fbe-411b-92bf-b450cbccd1c9"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oft-page-break/><text:s text:c="16"/>sb-container-fixed</text:p>
      <text:p text:style-name="Standard"><text:s text:c="16"/>sb-container"&gt;</text:p>
      <text:p text:style-name="Standard"><text:s text:c="6"/>&lt;!--htmlhint spec-char-escape:false --&gt;</text:p>
      <text:p text:style-name="Standard"/>
      <text:p text:style-name="Standard"><text:s text:c="2"/>&lt;div id="sb-id-1fd79b5c-b79c-447a-bdf9-665aa43ac659"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f0d88b08-5102-4f6e-b1a2-2a83aff06b1a"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imple-top-nav-cta</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53a7dd21-9159-47ed-8b63-8068f24fb780" class="sb-column-content "&gt;</text:p>
      <text:p text:style-name="Standard"><text:s text:c="4"/></text:p>
      <text:p text:style-name="Standard"><text:s text:c="4"/>&lt;div class="wrapper sb-top-header sb-top-header--cta-nav items-can-collapse" data-sb-uuid="53a7dd21-9159-47ed-8b63-8068f24fb780" id="sb-top-nav-53a7dd21-9159-47ed-8b63-8068f24fb780"&gt;</text:p>
      <text:p text:style-name="Standard">&lt;a class="sb-top-header__brand brand" href="index" skip-data-sb=""&gt;</text:p>
      <text:p text:style-name="Standard"><text:s text:c="4"/></text:p>
      <text:p text:style-name="Standard"><text:s text:c="6"/>AMEPHYPSY-AI</text:p>
      <text:p text:style-name="Standard"><text:s text:c="4"/></text:p>
      <text:p text:style-name="Standard"><text:s text:c="2"/>&lt;/a&gt;</text:p>
      <text:p text:style-name="Standard"><text:s text:c="2"/></text:p>
      <text:p text:style-name="Standard"><text:s text:c="4"/>&lt;button aria-label="Show navigation" class="sb-mobile-nav-btn" id="sb-mobile-nav-btn" type="button"&gt;</text:p>
      <text:p text:style-name="Standard">&lt;span class="sb-mobile-nav-btn__line"&gt;&lt;/span&gt;</text:p>
      <text:p text:style-name="Standard">&lt;/button&gt;</text:p>
      <text:p text:style-name="Standard"><text:soft-page-break/><text:s text:c="2"/></text:p>
      <text:p text:style-name="Standard"><text:s text:c="2"/>&lt;nav aria-label="Main" class="sb-top-header__nav sb-nav"&gt;</text:p>
      <text:p text:style-name="Standard">&lt;button aria-label="Hide navigation" class="sb-nav__close" type="button"&gt;&lt;/button&gt;</text:p>
      <text:p text:style-name="Standard">&lt;ul class="sb-nav__list" id="sb-nav-53a7dd21-9159-47ed-8b63-8068f24fb780"&gt;</text:p>
      <text:p text:style-name="Standard"><text:s text:c="6"/></text:p>
      <text:p text:style-name="Standard"><text:s text:c="8"/></text:p>
      <text:p text:style-name="Standard"><text:s text:c="10"/>&lt;li class="sb-nav__item <text:s/>" data-component-field="navigationLink" data-sb-field="" data-sb-is-link="true" data-sb-type="" data-sb-uuid="480b8d01-f5d8-4018-90eb-cd760aea7659"&gt;</text:p>
      <text:p text:style-name="Standard">&lt;a class=" sb-nav__link sb-link " data-component-field="navigationLink" data-sb-field="" data-sb-is-link="true" data-sb-type="" data-sb-uuid="480b8d01-f5d8-4018-90eb-cd760aea7659" href="/index#home" target=""&gt;</text:p>
      <text:p text:style-name="Standard"><text:s text:c="14"/>Home</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e78074de-32ad-43ad-8487-7a2329867d36"&gt;</text:p>
      <text:p text:style-name="Standard">&lt;a class=" sb-nav__link sb-link " data-component-field="navigationLink" data-sb-field="" data-sb-is-link="true" data-sb-type="" data-sb-uuid="e78074de-32ad-43ad-8487-7a2329867d36" href="/index#about" target=""&gt;</text:p>
      <text:p text:style-name="Standard"><text:s text:c="14"/>About</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e79245c6-71fe-41d5-8592-c1731d1ccefd"&gt;</text:p>
      <text:p text:style-name="Standard">&lt;a class=" sb-nav__link sb-link " data-component-field="navigationLink" data-sb-field="" data-sb-is-link="true" data-sb-type="" data-sb-uuid="e79245c6-71fe-41d5-8592-c1731d1ccefd" href="/index#services" target=""&gt;</text:p>
      <text:p text:style-name="Standard"><text:s text:c="14"/>Services</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843ce8cb-7806-4752-ad24-a5fa5f7501a1"&gt;</text:p>
      <text:p text:style-name="Standard">&lt;a class=" sb-nav__link sb-link " data-component-field="navigationLink" data-sb-field="" data-sb-is-link="true" data-sb-type="" data-sb-uuid="843ce8cb-7806-4752-ad24-a5fa5f7501a1" href="/index#team" target=""&gt;</text:p>
      <text:p text:style-name="Standard"><text:s text:c="14"/>Team</text:p>
      <text:p text:style-name="Standard"><text:s text:c="12"/>&lt;/a&gt;</text:p>
      <text:p text:style-name="Standard"><text:soft-page-break/><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c3bf75d9-5e95-4148-a4ad-fc106ef1d225"&gt;</text:p>
      <text:p text:style-name="Standard">&lt;a class=" sb-nav__link sb-link " data-component-field="navigationLink" data-sb-field="" data-sb-is-link="true" data-sb-type="" data-sb-uuid="c3bf75d9-5e95-4148-a4ad-fc106ef1d225" href="/index#testimonials" target=""&gt;</text:p>
      <text:p text:style-name="Standard"><text:s text:c="14"/>Testimonials</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f3dd50a7-950a-4307-9703-e650609f5fef"&gt;</text:p>
      <text:p text:style-name="Standard">&lt;a class=" sb-nav__link sb-link " data-component-field="navigationLink" data-sb-field="" data-sb-is-link="true" data-sb-type="" data-sb-uuid="f3dd50a7-950a-4307-9703-e650609f5fef" href="/index#how-it-works" target=""&gt;</text:p>
      <text:p text:style-name="Standard"><text:s text:c="14"/>How It Works</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50e2af6c-ce7b-4f4a-916e-41f960465ddc"&gt;</text:p>
      <text:p text:style-name="Standard">&lt;a class=" sb-nav__link sb-link " data-component-field="navigationLink" data-sb-field="" data-sb-is-link="true" data-sb-type="" data-sb-uuid="50e2af6c-ce7b-4f4a-916e-41f960465ddc" href="/news" target=""&gt;</text:p>
      <text:p text:style-name="Standard"><text:s text:c="14"/>News</text:p>
      <text:p text:style-name="Standard"><text:s text:c="12"/>&lt;/a&gt;</text:p>
      <text:p text:style-name="Standard"><text:s text:c="12"/></text:p>
      <text:p text:style-name="Standard"><text:s text:c="10"/>&lt;/li&gt;</text:p>
      <text:p text:style-name="Standard"><text:s text:c="8"/></text:p>
      <text:p text:style-name="Standard"><text:s text:c="6"/></text:p>
      <text:p text:style-name="Standard"><text:s text:c="8"/></text:p>
      <text:p text:style-name="Standard"><text:s text:c="10"/>&lt;li class="sb-nav__item <text:s/>" data-component-field="navigationLink" data-sb-field="" data-sb-is-link="true" data-sb-type="" data-sb-uuid="278ed99d-222f-4398-9ac3-afbb4b2a8db1"&gt;</text:p>
      <text:p text:style-name="Standard">&lt;a class=" sb-nav__link sb-link " data-component-field="navigationLink" data-sb-field="" data-sb-is-link="true" data-sb-type="" data-sb-uuid="278ed99d-222f-4398-9ac3-afbb4b2a8db1" href="/blog" target=""&gt;</text:p>
      <text:p text:style-name="Standard"><text:s text:c="14"/>Blog</text:p>
      <text:p text:style-name="Standard"><text:s text:c="12"/>&lt;/a&gt;</text:p>
      <text:p text:style-name="Standard"><text:s text:c="12"/></text:p>
      <text:p text:style-name="Standard"><text:soft-page-break/><text:s text:c="10"/>&lt;/li&gt;</text:p>
      <text:p text:style-name="Standard"><text:s text:c="8"/></text:p>
      <text:p text:style-name="Standard"><text:s text:c="6"/></text:p>
      <text:p text:style-name="Standard"><text:s text:c="8"/></text:p>
      <text:p text:style-name="Standard"><text:s text:c="6"/></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10"/>&lt;li class="sb-nav__btn sb-nav__item sb-nav__item-hidden-up " data-component-field="navigationLink" data-sb-field="" data-sb-is-link="true" data-sb-type="" data-sb-uuid="2c7ca9c7-109b-40c4-8dad-e1e466397afb"&gt;</text:p>
      <text:p text:style-name="Standard">&lt;a class=" sb-link sb-button sb-button--nav " data-component-field="navigationLink" data-sb-field="" data-sb-is-link="true" data-sb-type="" data-sb-uuid="2c7ca9c7-109b-40c4-8dad-e1e466397afb" href="/index#contact" target=""&gt;</text:p>
      <text:p text:style-name="Standard"><text:s text:c="14"/>Contact</text:p>
      <text:p text:style-name="Standard"><text:s text:c="12"/>&lt;/a&gt;</text:p>
      <text:p text:style-name="Standard">&lt;/li&gt;</text:p>
      <text:p text:style-name="Standard"><text:s text:c="8"/></text:p>
      <text:p text:style-name="Standard"><text:s text:c="6"/></text:p>
      <text:p text:style-name="Standard"><text:s text:c="6"/>&lt;li class="sb-nav__item sb-nav__list-hidden is-hidden"&gt;</text:p>
      <text:p text:style-name="Standard">&lt;a aria-label="Show more navigation links" class="sb-nav__link sb-link" data-component-field="utility_more_label" data-sb-field="" data-sb-is-link="" data-sb-type="" data-sb-uuid="" href="#"&gt;More &lt;/a&gt;</text:p>
      <text:p text:style-name="Standard">&lt;span class="sb-nav__sub-toggle"&gt;&lt;/span&gt;</text:p>
      <text:p text:style-name="Standard">&lt;ul class="sb-nav__sub sb-nav__list-hidden-links"&gt;&lt;/ul&gt;</text:p>
      <text:p text:style-name="Standard">&lt;/li&gt;</text:p>
      <text:p text:style-name="Standard">&lt;/ul&gt;</text:p>
      <text:p text:style-name="Standard">&lt;/nav&gt;</text:p>
      <text:p text:style-name="Standard">&lt;nav aria-label="Main call to action" class="sb-top-header__nav sb-nav sb-nav__cta"&gt;</text:p>
      <text:p text:style-name="Standard">&lt;ul class="sb-nav__list sb-nav__list-cta" id="sb-nav-53a7dd21-9159-47ed-8b63-8068f24fb780-2"&gt;</text:p>
      <text:p text:style-name="Standard"><text:s text:c="6"/></text:p>
      <text:p text:style-name="Standard"><text:s text:c="8"/></text:p>
      <text:p text:style-name="Standard"><text:s text:c="6"/></text:p>
      <text:p text:style-name="Standard"><text:s text:c="8"/></text:p>
      <text:p text:style-name="Standard"><text:soft-page-break/><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6"/></text:p>
      <text:p text:style-name="Standard"><text:s text:c="8"/></text:p>
      <text:p text:style-name="Standard"><text:s text:c="10"/>&lt;li class="sb-nav__btn sb-nav__item " data-component-field="navigationLink" data-sb-field="" data-sb-is-link="true" data-sb-type="" data-sb-uuid="2c7ca9c7-109b-40c4-8dad-e1e466397afb"&gt;</text:p>
      <text:p text:style-name="Standard">&lt;a class=" sb-link sb-button sb-button--nav " data-component-field="navigationLink" data-sb-field="" data-sb-is-link="true" data-sb-type="" data-sb-uuid="2c7ca9c7-109b-40c4-8dad-e1e466397afb" href="/index#contact" target=""&gt;</text:p>
      <text:p text:style-name="Standard"><text:s text:c="14"/>Contact</text:p>
      <text:p text:style-name="Standard"><text:s text:c="12"/>&lt;/a&gt;</text:p>
      <text:p text:style-name="Standard">&lt;/li&gt;</text:p>
      <text:p text:style-name="Standard"><text:s text:c="8"/></text:p>
      <text:p text:style-name="Standard"><text:s text:c="6"/></text:p>
      <text:p text:style-name="Standard"><text:s text:c="4"/>&lt;/ul&gt;</text:p>
      <text:p text:style-name="Standard">&lt;/nav&gt;</text:p>
      <text:p text:style-name="Standard">&lt;/div&gt;</text:p>
      <text:p text:style-name="Standard">&lt;script&gt;</text:p>
      <text:p text:style-name="Standard">$(function () {</text:p>
      <text:p text:style-name="Standard"><text:s text:c="2"/>var $parent = $('#sb-top-nav-53a7dd21-9159-47ed-8b63-8068f24fb780'),</text:p>
      <text:p text:style-name="Standard"><text:s text:c="6"/>$navComponent = $parent.closest('.sb-component-simple-top-nav-cta'),</text:p>
      <text:p text:style-name="Standard"><text:s text:c="6"/>$nav = $parent.find('.sb-nav__list'),</text:p>
      <text:p text:style-name="Standard"><text:s text:c="6"/>$navOpenBtn = $parent.find('.sb-mobile-nav-btn'),</text:p>
      <text:p text:style-name="Standard"><text:s text:c="6"/>$navCloseBtn = $parent.find('.sb-nav__close'),</text:p>
      <text:p text:style-name="Standard"><text:s text:c="6"/>$subNavToggleBtn = $parent.find('.sb-nav__sub-toggle'),</text:p>
      <text:p text:style-name="Standard"><text:s text:c="6"/>$navigationWrapper = $("#sb-navigation"),</text:p>
      <text:p text:style-name="Standard"><text:s text:c="6"/>$bannerWrapper = $("#sb-banner"),</text:p>
      <text:p text:style-name="Standard"><text:s text:c="6"/>$navigationSection = $("#sb-navigation &gt; .sb-section"),</text:p>
      <text:p text:style-name="Standard"><text:s text:c="6"/>$ctaList = $parent.find('.sb-nav__list-cta'),</text:p>
      <text:p text:style-name="Standard"><text:s text:c="6"/>$mainNav = $parent.find('.sb-top-header__nav.sb-nav:not(.sb-nav__cta)');</text:p>
      <text:p text:style-name="Standard"/>
      <text:p text:style-name="Standard"><text:s text:c="2"/>// Function to check if CTA list has children and adjust main nav class</text:p>
      <text:p text:style-name="Standard"><text:s text:c="2"/>function adjustMainNavAlignment() {</text:p>
      <text:p text:style-name="Standard"><text:s text:c="4"/>if ($ctaList.children().length === 0) {</text:p>
      <text:p text:style-name="Standard"><text:s text:c="6"/>$mainNav.addClass('sb-nav--empty');</text:p>
      <text:p text:style-name="Standard"><text:s text:c="4"/>} else {</text:p>
      <text:p text:style-name="Standard"><text:s text:c="6"/>$mainNav.removeClass('sb-nav--empty');</text:p>
      <text:p text:style-name="Standard"><text:s text:c="4"/>}</text:p>
      <text:p text:style-name="Standard"><text:s text:c="2"/>}</text:p>
      <text:p text:style-name="Standard"><text:soft-page-break/></text:p>
      <text:p text:style-name="Standard"><text:s text:c="2"/>// Initialize alignment check</text:p>
      <text:p text:style-name="Standard"><text:s text:c="2"/>adjustMainNavAlignment();</text:p>
      <text:p text:style-name="Standard"/>
      <text:p text:style-name="Standard"><text:s text:c="2"/>// Watch for changes in CTA list (in case items are added/removed dynamically)</text:p>
      <text:p text:style-name="Standard"><text:s text:c="2"/>var ctaObserver = new MutationObserver(function(mutations) {</text:p>
      <text:p text:style-name="Standard"><text:s text:c="4"/>mutations.forEach(function(mutation) {</text:p>
      <text:p text:style-name="Standard"><text:s text:c="6"/>if (mutation.type === 'childList') {</text:p>
      <text:p text:style-name="Standard"><text:s text:c="8"/>adjustMainNavAlignment();</text:p>
      <text:p text:style-name="Standard"><text:s text:c="6"/>}</text:p>
      <text:p text:style-name="Standard"><text:s text:c="4"/>});</text:p>
      <text:p text:style-name="Standard"><text:s text:c="2"/>});</text:p>
      <text:p text:style-name="Standard"/>
      <text:p text:style-name="Standard"><text:s text:c="2"/>// Start observing the CTA list for changes</text:p>
      <text:p text:style-name="Standard"><text:s text:c="2"/>if ($ctaList.length &gt; 0) {</text:p>
      <text:p text:style-name="Standard"><text:s text:c="4"/>ctaObserver.observe($ctaList[0], { childList: true });</text:p>
      <text:p text:style-name="Standard"><text:s text:c="2"/>}</text:p>
      <text:p text:style-name="Standard"/>
      <text:p text:style-name="Standard"><text:s text:c="2"/>$navigationWrapper.find('.sb-section').css('transform', 'none'); // fix for when animations are applied</text:p>
      <text:p text:style-name="Standard"/>
      <text:p text:style-name="Standard"><text:s text:c="2"/>$navOpenBtn.on('click', function () {</text:p>
      <text:p text:style-name="Standard"><text:s text:c="4"/>$('body').toggleClass('is-nav-menu-expanded');</text:p>
      <text:p text:style-name="Standard"><text:s text:c="4"/>$navComponent.toggleClass('sb-nav--expanded');</text:p>
      <text:p text:style-name="Standard"><text:s text:c="2"/>});</text:p>
      <text:p text:style-name="Standard"/>
      <text:p text:style-name="Standard"><text:s text:c="2"/>$navCloseBtn.on('click', function () {</text:p>
      <text:p text:style-name="Standard"><text:s text:c="4"/>$('body').toggleClass('is-nav-menu-expanded');</text:p>
      <text:p text:style-name="Standard"><text:s text:c="4"/>$navComponent.toggleClass('sb-nav--expanded');</text:p>
      <text:p text:style-name="Standard"><text:s text:c="2"/>});</text:p>
      <text:p text:style-name="Standard"/>
      <text:p text:style-name="Standard"><text:s text:c="2"/>$subNavToggleBtn.on('click', function (e) {</text:p>
      <text:p text:style-name="Standard"><text:s text:c="4"/>e.stopImmediatePropagation();</text:p>
      <text:p text:style-name="Standard"/>
      <text:p text:style-name="Standard"><text:s text:c="4"/>$(this).closest('li').toggleClass('is-sub-visible');</text:p>
      <text:p text:style-name="Standard"><text:s text:c="2"/>});</text:p>
      <text:p text:style-name="Standard"/>
      <text:p text:style-name="Standard"><text:s text:c="2"/>$nav.on('click', '.sb-link', function () {</text:p>
      <text:p text:style-name="Standard"><text:s text:c="4"/>$navComponent.removeClass('sb-nav--expanded');</text:p>
      <text:p text:style-name="Standard"><text:s text:c="2"/>});</text:p>
      <text:p text:style-name="Standard"/>
      <text:p text:style-name="Standard"><text:s text:c="2"/>function toggleFixedNavigation () {</text:p>
      <text:p text:style-name="Standard"><text:s text:c="2"/>$navigationSection = $("#sb-navigation &gt; .sb-section");</text:p>
      <text:p text:style-name="Standard"><text:s text:c="2"/>var $bannerSection = $("#sb-banner &gt; .sb-section");</text:p>
      <text:p text:style-name="Standard"><text:s text:c="2"/>var isMobile = !!(window &amp;&amp; window.matchMedia) &amp;&amp; window.matchMedia('(max-width: 767px)').matches;</text:p>
      <text:p text:style-name="Standard"/>
      <text:p text:style-name="Standard"><text:s text:c="2"/>// If nav is set to static, only clear fixed state on mobile</text:p>
      <text:p text:style-name="Standard"><text:s text:c="2"/>if ($navigationWrapper.hasClass("sb-nav--static") &amp;&amp; isMobile) {</text:p>
      <text:p text:style-name="Standard"><text:s text:c="4"/>$navigationWrapper.removeClass("sb-nav--fixed");</text:p>
      <text:p text:style-name="Standard"><text:soft-page-break/></text:p>
      <text:p text:style-name="Standard"><text:s text:c="4"/>$navigationSection.css('top', '0px');</text:p>
      <text:p text:style-name="Standard"/>
      <text:p text:style-name="Standard"><text:s text:c="4"/>if ($bannerSection.length &gt; 0 &amp;&amp; $("body").hasClass("is-banner-in")) {</text:p>
      <text:p text:style-name="Standard"><text:s text:c="6"/>$('body').css('padding-top', $bannerSection.outerHeight() + 'px');</text:p>
      <text:p text:style-name="Standard"><text:s text:c="4"/>} else {</text:p>
      <text:p text:style-name="Standard"><text:s text:c="6"/>$('body').css('padding-top', '0px');</text:p>
      <text:p text:style-name="Standard"><text:s text:c="4"/>}</text:p>
      <text:p text:style-name="Standard"/>
      <text:p text:style-name="Standard"><text:s text:c="4"/>return;</text:p>
      <text:p text:style-name="Standard"><text:s text:c="2"/>}</text:p>
      <text:p text:style-name="Standard"/>
      <text:p text:style-name="Standard"><text:s text:c="2"/>// TODO: Simplify this in the future</text:p>
      <text:p text:style-name="Standard"><text:s text:c="2"/>if ($("#sb-id-53a7dd21-9159-47ed-8b63-8068f24fb780").hasClass("option-nav-fixed") || $navigationSection.hasClass("option-nav-fixed")) {</text:p>
      <text:p text:style-name="Standard"><text:s text:c="4"/>if ($(window).scrollTop() &gt; 0) {</text:p>
      <text:p text:style-name="Standard"><text:s text:c="6"/>$navigationWrapper.addClass("sb-nav--fixed");</text:p>
      <text:p text:style-name="Standard"/>
      <text:p text:style-name="Standard"><text:s text:c="6"/>var bannerOuterHeight = 0;</text:p>
      <text:p text:style-name="Standard"><text:s text:c="6"/>if ($bannerSection.length &gt; 0 &amp;&amp; $("body").hasClass("is-banner-in")) {</text:p>
      <text:p text:style-name="Standard"><text:s text:c="8"/>bannerOuterHeight = $bannerSection.outerHeight();</text:p>
      <text:p text:style-name="Standard"><text:s text:c="8"/>$navigationSection.css('top', bannerOuterHeight + 'px');</text:p>
      <text:p text:style-name="Standard"><text:s text:c="6"/>}</text:p>
      <text:p text:style-name="Standard"/>
      <text:p text:style-name="Standard"><text:s text:c="6"/>if (!$navigationSection.hasClass('option-nav-overlay')) {</text:p>
      <text:p text:style-name="Standard"><text:s text:c="8"/>$('body').css('padding-top', $navigationWrapper.outerHeight() + bannerOuterHeight + 'px');</text:p>
      <text:p text:style-name="Standard"><text:s text:c="6"/>}</text:p>
      <text:p text:style-name="Standard"><text:s text:c="4"/>} else {</text:p>
      <text:p text:style-name="Standard"><text:s text:c="6"/>$navigationWrapper.removeClass("sb-nav--fixed");</text:p>
      <text:p text:style-name="Standard"/>
      <text:p text:style-name="Standard"><text:s text:c="6"/>if ($bannerSection.length &gt; 0) {</text:p>
      <text:p text:style-name="Standard"><text:s text:c="8"/>$navigationSection.css('top', '0px');</text:p>
      <text:p text:style-name="Standard"><text:s text:c="6"/>}</text:p>
      <text:p text:style-name="Standard"/>
      <text:p text:style-name="Standard"><text:s text:c="6"/>if ($bannerSection.length &gt; 0 &amp;&amp; $("body").hasClass("is-banner-in")) {</text:p>
      <text:p text:style-name="Standard"><text:s text:c="8"/>$('body').css('padding-top', $bannerSection.outerHeight() + 'px');</text:p>
      <text:p text:style-name="Standard"><text:s text:c="6"/>} else {</text:p>
      <text:p text:style-name="Standard"><text:s text:c="8"/>$('body').css('padding-top', '0px');</text:p>
      <text:p text:style-name="Standard"><text:s text:c="6"/>}</text:p>
      <text:p text:style-name="Standard"><text:s text:c="4"/>}</text:p>
      <text:p text:style-name="Standard"><text:s text:c="2"/>} else {</text:p>
      <text:p text:style-name="Standard"><text:s text:c="4"/>$navigationWrapper.removeClass("sb-nav--fixed");</text:p>
      <text:p text:style-name="Standard"><text:s text:c="2"/>}</text:p>
      <text:p text:style-name="Standard">}</text:p>
      <text:p text:style-name="Standard"/>
      <text:p text:style-name="Standard"/>
      <text:p text:style-name="Standard"/>
      <text:p text:style-name="Standard"/>
      <text:p text:style-name="Standard"><text:s text:c="2"/>// Adjust Hero top padding when nav is overlayed above it</text:p>
      <text:p text:style-name="Standard"><text:soft-page-break/>function adjustHeroPadding() {</text:p>
      <text:p text:style-name="Standard"><text:s text:c="2"/>if (!$navigationSection.hasClass('option-nav-overlay')) return</text:p>
      <text:p text:style-name="Standard"/>
      <text:p text:style-name="Standard"><text:s text:c="2"/>const $firstHero = $('#sb-page-structure &gt; section:first')</text:p>
      <text:p text:style-name="Standard"/>
      <text:p text:style-name="Standard"><text:s text:c="2"/>if (!$firstHero.hasClass('option-section-hero')) {</text:p>
      <text:p text:style-name="Standard"><text:s text:c="4"/>$navigationSection.removeClass('option-nav-overlay')</text:p>
      <text:p text:style-name="Standard"><text:s text:c="4"/>$('body').removeClass('has-overlay-nav')</text:p>
      <text:p text:style-name="Standard"><text:s text:c="2"/>} else {</text:p>
      <text:p text:style-name="Standard"><text:s text:c="4"/>const navHeight = $navigationSection.outerHeight()</text:p>
      <text:p text:style-name="Standard"><text:s text:c="4"/>const topPadding = navHeight + 20 // Plus default section padding</text:p>
      <text:p text:style-name="Standard"/>
      <text:p text:style-name="Standard"><text:s text:c="4"/>$firstHero.css('paddingTop', `${topPadding}px`);</text:p>
      <text:p text:style-name="Standard"><text:s text:c="2"/>}</text:p>
      <text:p text:style-name="Standard">}</text:p>
      <text:p text:style-name="Standard"/>
      <text:p text:style-name="Standard">adjustHeroPadding()</text:p>
      <text:p text:style-name="Standard"/>
      <text:p text:style-name="Standard"/>
      <text:p text:style-name="Standard"><text:s text:c="2"/>$(window).scroll(function() {</text:p>
      <text:p text:style-name="Standard"><text:s text:c="4"/>toggleFixedNavigation();</text:p>
      <text:p text:style-name="Standard"><text:s text:c="2"/>});</text:p>
      <text:p text:style-name="Standard"/>
      <text:p text:style-name="Standard"><text:s text:c="2"/>$(window).resize(function() {</text:p>
      <text:p text:style-name="Standard"><text:s text:c="4"/>setTimeout(function() {</text:p>
      <text:p text:style-name="Standard"><text:s text:c="6"/>adjustHeroPadding();</text:p>
      <text:p text:style-name="Standard"><text:s text:c="6"/>toggleFixedNavigation();</text:p>
      <text:p text:style-name="Standard"/>
      <text:p text:style-name="Standard"><text:s text:c="6"/>// Properly hide banner on window resize as resizing can adjust banner's height</text:p>
      <text:p text:style-name="Standard"><text:s text:c="6"/>if (!$navigationSection.hasClass("option-nav-fixed") &amp;&amp; $('body').hasClass('is-banner-out')) {</text:p>
      <text:p text:style-name="Standard"><text:s text:c="8"/>var $bannerSection = $("#sb-banner")</text:p>
      <text:p text:style-name="Standard"><text:s text:c="8"/>$bannerSection.css('margin-top', '-' + $bannerSection.outerHeight() + 'px')</text:p>
      <text:p text:style-name="Standard"><text:s text:c="6"/>}</text:p>
      <text:p text:style-name="Standard"><text:s text:c="4"/>}, 200);</text:p>
      <text:p text:style-name="Standard"><text:s text:c="2"/>});</text:p>
      <text:p text:style-name="Standard"/>
      <text:p text:style-name="Standard"><text:s text:c="2"/>var lastId,</text:p>
      <text:p text:style-name="Standard"><text:s text:c="4"/>topMenu = $('#sb-nav-53a7dd21-9159-47ed-8b63-8068f24fb780'),</text:p>
      <text:p text:style-name="Standard"><text:s text:c="4"/>topMenuHeight = $('#sb-navigation &gt; section').outerHeight(),</text:p>
      <text:p text:style-name="Standard"><text:s text:c="4"/>menuItems,</text:p>
      <text:p text:style-name="Standard"><text:s text:c="4"/>scrollItems,</text:p>
      <text:p text:style-name="Standard"><text:s text:c="4"/>defaultActive = topMenu.find('li.active'),</text:p>
      <text:p text:style-name="Standard"><text:s text:c="4"/>pagePath = window.location.pathname.split("/").pop(),</text:p>
      <text:p text:style-name="Standard"><text:s text:c="4"/>menuSelector = pagePath === '' ? '/index' : '/' + pagePath,</text:p>
      <text:p text:style-name="Standard"><text:s text:c="4"/>scrollSpyInitialized = false;</text:p>
      <text:p text:style-name="Standard"/>
      <text:p text:style-name="Standard"><text:s text:c="2"/>$(window).scroll(function () {</text:p>
      <text:p text:style-name="Standard"><text:s text:c="4"/>if (!scrollSpyInitialized) {</text:p>
      <text:p text:style-name="Standard"><text:s text:c="6"/>menuItems = topMenu.find('a[href^="' + menuSelector + '#"]');</text:p>
      <text:p text:style-name="Standard"><text:soft-page-break/><text:s text:c="6"/>scrollItems = menuItems.map(function () {</text:p>
      <text:p text:style-name="Standard"><text:s text:c="8"/>var item = $($(this).attr("href").replace(menuSelector, ''));</text:p>
      <text:p text:style-name="Standard"><text:s text:c="8"/>if (item.length &gt; 0) { return item; }</text:p>
      <text:p text:style-name="Standard"><text:s text:c="6"/>});</text:p>
      <text:p text:style-name="Standard"/>
      <text:p text:style-name="Standard"><text:s text:c="6"/>scrollSpyInitialized = true;</text:p>
      <text:p text:style-name="Standard"><text:s text:c="4"/>}</text:p>
      <text:p text:style-name="Standard"/>
      <text:p text:style-name="Standard"><text:s text:c="4"/>// Get container scroll position</text:p>
      <text:p text:style-name="Standard"><text:s text:c="4"/>var fromTop = $(this).scrollTop() + topMenuHeight + 30;</text:p>
      <text:p text:style-name="Standard"/>
      <text:p text:style-name="Standard"><text:s text:c="4"/>// Get id of current scroll item</text:p>
      <text:p text:style-name="Standard"><text:s text:c="4"/>var cur = scrollItems.map(function () {</text:p>
      <text:p text:style-name="Standard"><text:s text:c="6"/>if ($(this).offset().top &lt;= fromTop) {</text:p>
      <text:p text:style-name="Standard"><text:s text:c="8"/>return this;</text:p>
      <text:p text:style-name="Standard"><text:s text:c="6"/>}</text:p>
      <text:p text:style-name="Standard"><text:s text:c="4"/>});</text:p>
      <text:p text:style-name="Standard"/>
      <text:p text:style-name="Standard"><text:s text:c="4"/>// Get the id of the current element</text:p>
      <text:p text:style-name="Standard"><text:s text:c="4"/>cur = cur[cur.length - 1];</text:p>
      <text:p text:style-name="Standard"><text:s text:c="4"/>var id = cur &amp;&amp; cur.length ? cur[0].id : "";</text:p>
      <text:p text:style-name="Standard"/>
      <text:p text:style-name="Standard"><text:s text:c="4"/>if (lastId !== id) {</text:p>
      <text:p text:style-name="Standard"><text:s text:c="6"/>lastId = id;</text:p>
      <text:p text:style-name="Standard"/>
      <text:p text:style-name="Standard"><text:s text:c="6"/>if ('' == lastId &amp;&amp; '' == id) {</text:p>
      <text:p text:style-name="Standard"><text:s text:c="8"/>defaultActive.addClass('active');</text:p>
      <text:p text:style-name="Standard"><text:s text:c="6"/>} else {</text:p>
      <text:p text:style-name="Standard"><text:s text:c="8"/>topMenu.find('li').removeClass('active');</text:p>
      <text:p text:style-name="Standard"><text:s text:c="6"/>}</text:p>
      <text:p text:style-name="Standard"/>
      <text:p text:style-name="Standard"><text:s text:c="6"/>menuItems</text:p>
      <text:p text:style-name="Standard"><text:s text:c="8"/>.parent().removeClass("active")</text:p>
      <text:p text:style-name="Standard"><text:s text:c="8"/>.end().filter("[href='" + menuSelector + "#" + id + "']").parent().addClass("active");</text:p>
      <text:p text:style-name="Standard"><text:s text:c="4"/>}</text:p>
      <text:p text:style-name="Standard"><text:s text:c="2"/>});</text:p>
      <text:p text:style-name="Standard"/>
      <text:p text:style-name="Standard"><text:s text:c="2"/>function scrollSmoothlyTo(elem) {</text:p>
      <text:p text:style-name="Standard"><text:s text:c="4"/>if (elem.length === 0) {</text:p>
      <text:p text:style-name="Standard"><text:s text:c="6"/>return</text:p>
      <text:p text:style-name="Standard"><text:s text:c="4"/>}</text:p>
      <text:p text:style-name="Standard"/>
      <text:p text:style-name="Standard"><text:s text:c="4"/>$('html, body').animate({</text:p>
      <text:p text:style-name="Standard"><text:s text:c="6"/>scrollTop: (elem.offset().top - topMenuHeight + 10) + 'px'</text:p>
      <text:p text:style-name="Standard"><text:s text:c="4"/>}, 1500);</text:p>
      <text:p text:style-name="Standard"><text:s text:c="2"/>}</text:p>
      <text:p text:style-name="Standard"/>
      <text:p text:style-name="Standard"><text:s text:c="2"/>// smooth scroll on page load</text:p>
      <text:p text:style-name="Standard">$(function () {</text:p>
      <text:p text:style-name="Standard"><text:soft-page-break/><text:s text:c="2"/>if (targetToScrollTo) {</text:p>
      <text:p text:style-name="Standard"><text:s text:c="4"/>setTimeout(function () {</text:p>
      <text:p text:style-name="Standard"><text:s text:c="6"/>const hash = `#${targetToScrollTo}`</text:p>
      <text:p text:style-name="Standard"><text:s text:c="6"/>scrollSmoothlyTo($(hash))</text:p>
      <text:p text:style-name="Standard"><text:s text:c="6"/>const url = new URL(window.location)</text:p>
      <text:p text:style-name="Standard"><text:s text:c="6"/>url.hash = hash</text:p>
      <text:p text:style-name="Standard"><text:s text:c="6"/>history.pushState(null, null, url)</text:p>
      <text:p text:style-name="Standard"><text:s text:c="4"/>}, 300)</text:p>
      <text:p text:style-name="Standard"><text:s text:c="2"/>}</text:p>
      <text:p text:style-name="Standard">})</text:p>
      <text:p text:style-name="Standard"/>
      <text:p text:style-name="Standard"><text:s text:c="2"/>function restoreHiddenNavItems($hiddenItems, $moreBtn) {</text:p>
      <text:p text:style-name="Standard"><text:s text:c="2"/>$hiddenItems.children().each(function () {</text:p>
      <text:p text:style-name="Standard"><text:s text:c="4"/>var $this = $(this);</text:p>
      <text:p text:style-name="Standard"><text:s text:c="4"/>$this.removeClass('sb-nav__sub-item');</text:p>
      <text:p text:style-name="Standard"><text:s text:c="4"/>$('&gt; a', $this).removeClass('sb-nav__sub-link');</text:p>
      <text:p text:style-name="Standard"><text:s text:c="4"/>if ($('&gt; a', $this).hasClass('is-btn')) {</text:p>
      <text:p text:style-name="Standard"><text:s text:c="6"/>$('&gt; a', $this).addClass('sb-button sb-button--nav').removeClass('is-btn sb-nav__link');</text:p>
      <text:p text:style-name="Standard"><text:s text:c="4"/>}</text:p>
      <text:p text:style-name="Standard"><text:s text:c="4"/>$this.insertBefore($moreBtn);</text:p>
      <text:p text:style-name="Standard"><text:s text:c="2"/>});</text:p>
      <text:p text:style-name="Standard">}</text:p>
      <text:p text:style-name="Standard"/>
      <text:p text:style-name="Standard"/>
      <text:p text:style-name="Standard"><text:s text:c="2"/>// smooth scroll to section when clicking on nav items</text:p>
      <text:p text:style-name="Standard"><text:s text:c="2"/>var $navLinks = $('.sb-link', $nav),</text:p>
      <text:p text:style-name="Standard"><text:s text:c="6"/>pagePath = window.location.pathname.split("/").pop();</text:p>
      <text:p text:style-name="Standard"/>
      <text:p text:style-name="Standard"><text:s text:c="2"/>$navLinks.on('click', function (e) {</text:p>
      <text:p text:style-name="Standard"><text:s text:c="4"/>var $this = $(this),</text:p>
      <text:p text:style-name="Standard"><text:s text:c="8"/>url = $this.attr('href'),</text:p>
      <text:p text:style-name="Standard"><text:s text:c="8"/>hash = url.split('#')[1],</text:p>
      <text:p text:style-name="Standard"><text:s text:c="8"/>targetPath = e.target.pathname.split("/").pop(),</text:p>
      <text:p text:style-name="Standard"><text:s text:c="8"/>isExternal = $this.hasClass('is-external');</text:p>
      <text:p text:style-name="Standard"/>
      <text:p text:style-name="Standard"><text:s text:c="4"/>if (!isExternal) {</text:p>
      <text:p text:style-name="Standard"><text:s text:c="6"/>if ('index' != targetPath &amp;&amp; targetPath != pagePath) {</text:p>
      <text:p text:style-name="Standard"><text:s text:c="8"/>return</text:p>
      <text:p text:style-name="Standard"><text:s text:c="6"/>}</text:p>
      <text:p text:style-name="Standard"/>
      <text:p text:style-name="Standard"><text:s text:c="6"/>if (hash) {</text:p>
      <text:p text:style-name="Standard"><text:s text:c="8"/>if ((pagePath == targetPath) || ('index' == targetPath &amp;&amp; '' == pagePath)) {</text:p>
      <text:p text:style-name="Standard"><text:s text:c="10"/>e.preventDefault();</text:p>
      <text:p text:style-name="Standard"><text:s text:c="10"/>scrollSmoothlyTo($('#' + hash));</text:p>
      <text:p text:style-name="Standard"><text:s text:c="10"/>history.pushState(null, null, targetPath + '#' + hash);</text:p>
      <text:p text:style-name="Standard"><text:s text:c="8"/>}</text:p>
      <text:p text:style-name="Standard"><text:s text:c="6"/>} else {</text:p>
      <text:p text:style-name="Standard"><text:s text:c="8"/>if (('index' == targetPath &amp;&amp; 'index' == pagePath) || ('index' == targetPath &amp;&amp; '' == pagePath)) {</text:p>
      <text:p text:style-name="Standard"><text:s text:c="10"/>e.preventDefault();</text:p>
      <text:p text:style-name="Standard"><text:soft-page-break/><text:s text:c="10"/>scrollSmoothlyTo($('body'));</text:p>
      <text:p text:style-name="Standard"><text:s text:c="10"/>history.pushState(null, null, targetPath);</text:p>
      <text:p text:style-name="Standard"><text:s text:c="8"/>}</text:p>
      <text:p text:style-name="Standard"><text:s text:c="6"/>}</text:p>
      <text:p text:style-name="Standard"><text:s text:c="4"/>}</text:p>
      <text:p text:style-name="Standard"><text:s text:c="2"/>});</text:p>
      <text:p text:style-name="Standard"/>
      <text:p text:style-name="Standard"><text:s text:c="2"/>$('.sb-top-header__brand').on('click', function (e) {</text:p>
      <text:p text:style-name="Standard"><text:s text:c="4"/>if ('' == pagePath || 'index' == pagePath || 'index.html' == pagePath) {</text:p>
      <text:p text:style-name="Standard"><text:s text:c="6"/>e.preventDefault();</text:p>
      <text:p text:style-name="Standard"/>
      <text:p text:style-name="Standard"><text:s text:c="6"/>history.pushState(null, null, window.location.pathname);</text:p>
      <text:p text:style-name="Standard"/>
      <text:p text:style-name="Standard"><text:s text:c="6"/>$('html, body').animate({</text:p>
      <text:p text:style-name="Standard"><text:s text:c="8"/>scrollTop: 0</text:p>
      <text:p text:style-name="Standard"><text:s text:c="6"/>}, 1500);</text:p>
      <text:p text:style-name="Standard"><text:s text:c="4"/>}</text:p>
      <text:p text:style-name="Standard"><text:s text:c="2"/>});</text:p>
      <text:p text:style-name="Standard"/>
      <text:p text:style-name="Standard"><text:s text:c="2"/>// hide menu items if there is no space for it</text:p>
      <text:p text:style-name="Standard"><text:s text:c="2"/>var $vlinks = $parent.find('.sb-nav__list:not(.sb-nav__list-cta)'),</text:p>
      <text:p text:style-name="Standard"><text:s text:c="6"/>$hlinks = $parent.find('.sb-nav__list-hidden-links'),</text:p>
      <text:p text:style-name="Standard"><text:s text:c="6"/>$moreBtn = $parent.find('.sb-nav__list-hidden'),</text:p>
      <text:p text:style-name="Standard"><text:s text:c="6"/>btnWidth = $moreBtn.outerWidth(true),</text:p>
      <text:p text:style-name="Standard"><text:s text:c="6"/>isMoreButtonHidden = true,</text:p>
      <text:p text:style-name="Standard"><text:s text:c="6"/>numOfItems = 0,</text:p>
      <text:p text:style-name="Standard"><text:s text:c="6"/>totalSpace = 0,</text:p>
      <text:p text:style-name="Standard"><text:s text:c="6"/>breakWidths = [],</text:p>
      <text:p text:style-name="Standard"><text:s text:c="6"/>extraSpaceForNav = 30,</text:p>
      <text:p text:style-name="Standard"><text:s text:c="6"/>navItemsSelector = '&gt; li:not(.sb-nav__list-hidden)';</text:p>
      <text:p text:style-name="Standard"/>
      <text:p text:style-name="Standard"><text:s text:c="2"/>var $navItems = $(navItemsSelector, $vlinks);</text:p>
      <text:p text:style-name="Standard"/>
      <text:p text:style-name="Standard"><text:s text:c="2"/>function calculateNavItemsWidth () {</text:p>
      <text:p text:style-name="Standard"><text:s text:c="4"/>var totalSpace = 0,</text:p>
      <text:p text:style-name="Standard"><text:s text:c="6"/>numOfItems = 0,</text:p>
      <text:p text:style-name="Standard"><text:s text:c="6"/>breakWidths = [];</text:p>
      <text:p text:style-name="Standard"><text:s text:c="4"/>$(navItemsSelector, $vlinks).outerWidth(function(i, w) {</text:p>
      <text:p text:style-name="Standard"><text:s text:c="6"/>totalSpace += $(this).outerWidth(true);</text:p>
      <text:p text:style-name="Standard"><text:s text:c="6"/>numOfItems += 1;</text:p>
      <text:p text:style-name="Standard"><text:s text:c="6"/>breakWidths.push(totalSpace);</text:p>
      <text:p text:style-name="Standard"><text:s text:c="4"/>});</text:p>
      <text:p text:style-name="Standard"><text:s text:c="4"/>return [totalSpace, numOfItems, breakWidths];</text:p>
      <text:p text:style-name="Standard"><text:s text:c="2"/>}</text:p>
      <text:p text:style-name="Standard"/>
      <text:p text:style-name="Standard"><text:s text:c="2"/>[totalSpace, numOfItems, breakWidths] = calculateNavItemsWidth();</text:p>
      <text:p text:style-name="Standard"/>
      <text:p text:style-name="Standard"><text:s text:c="2"/>var availableSpace, numOfVisibleItems, requiredSpace;</text:p>
      <text:p text:style-name="Standard"><text:s text:c="2"/>var prevAvailableSpace, prevNumOfVisibleItems, prevRequiredSpace;</text:p>
      <text:p text:style-name="Standard"><text:soft-page-break/></text:p>
      <text:p text:style-name="Standard"><text:s text:c="2"/>function checkAvailableSpaceForNav() {</text:p>
      <text:p text:style-name="Standard"><text:s text:c="4"/>if (availableSpace &lt; 0) {</text:p>
      <text:p text:style-name="Standard"><text:s text:c="6"/>availableSpace = undefined;</text:p>
      <text:p text:style-name="Standard"><text:s text:c="6"/>return;</text:p>
      <text:p text:style-name="Standard"><text:s text:c="4"/>}</text:p>
      <text:p text:style-name="Standard"><text:s text:c="4"/>/**</text:p>
      <text:p text:style-name="Standard"><text:s text:c="5"/>* Re-calculate nav items' size if the actual width of the first item is</text:p>
      <text:p text:style-name="Standard"><text:s text:c="5"/>* not equal to the calculated width</text:p>
      <text:p text:style-name="Standard"><text:s text:c="4"/>*/</text:p>
      <text:p text:style-name="Standard"><text:s text:c="4"/>var $firstLink = $(navItemsSelector, $vlinks).first();</text:p>
      <text:p text:style-name="Standard"><text:s text:c="4"/>if ($firstLink.length &amp;&amp; $firstLink.outerWidth(true) !== breakWidths[0]) {</text:p>
      <text:p text:style-name="Standard"><text:s text:c="6"/>// Delete all dropdown nav items to re-calculate it properly</text:p>
      <text:p text:style-name="Standard"><text:s text:c="6"/>restoreHiddenNavItems($hlinks, $moreBtn);</text:p>
      <text:p text:style-name="Standard"><text:s text:c="6"/>var sizes = calculateNavItemsWidth();</text:p>
      <text:p text:style-name="Standard"><text:s text:c="6"/>totalSpace = sizes[0];</text:p>
      <text:p text:style-name="Standard"><text:s text:c="6"/>numOfItems = sizes[1];</text:p>
      <text:p text:style-name="Standard"><text:s text:c="6"/>breakWidths = sizes[2];</text:p>
      <text:p text:style-name="Standard"><text:s text:c="6"/>numOfVisibleItems <text:s/>= sizes[1];</text:p>
      <text:p text:style-name="Standard"><text:s text:c="6"/>checkAvailableSpaceForNav();</text:p>
      <text:p text:style-name="Standard"><text:s text:c="4"/>}</text:p>
      <text:p text:style-name="Standard"><text:s text:c="4"/>var $lastLink = $(navItemsSelector, $vlinks).last();</text:p>
      <text:p text:style-name="Standard"><text:s text:c="4"/>/**</text:p>
      <text:p text:style-name="Standard"><text:s text:c="5"/>* We should not consider the More button width if it's hidden.</text:p>
      <text:p text:style-name="Standard"><text:s text:c="4"/>*/</text:p>
      <text:p text:style-name="Standard"><text:s text:c="4"/>var moreBtnWidth = isMoreButtonHidden ? 0 : btnWidth;</text:p>
      <text:p text:style-name="Standard"><text:s text:c="4"/>availableSpace = $vlinks.width() - moreBtnWidth - extraSpaceForNav;</text:p>
      <text:p text:style-name="Standard"><text:s text:c="4"/>numOfVisibleItems = $(navItemsSelector, $vlinks).length;</text:p>
      <text:p text:style-name="Standard"><text:s text:c="4"/>requiredSpace = breakWidths[numOfVisibleItems - 1];</text:p>
      <text:p text:style-name="Standard"/>
      <text:p text:style-name="Standard"><text:s text:c="4"/>var $hiddenNavItems = numOfItems - numOfVisibleItems;</text:p>
      <text:p text:style-name="Standard"/>
      <text:p text:style-name="Standard"><text:s text:c="4"/>// If there is the only item in the More dropdown, add one more link there</text:p>
      <text:p text:style-name="Standard"><text:s text:c="4"/>if (requiredSpace &gt; availableSpace || $hiddenNavItems === 1) {</text:p>
      <text:p text:style-name="Standard"><text:s text:c="6"/>$lastLink.addClass('sb-nav__sub-item');</text:p>
      <text:p text:style-name="Standard"><text:s text:c="6"/>$('&gt; a', $lastLink).addClass('sb-nav__sub-link');</text:p>
      <text:p text:style-name="Standard"/>
      <text:p text:style-name="Standard"><text:s text:c="6"/>$lastLink.prependTo($hlinks);</text:p>
      <text:p text:style-name="Standard"><text:s text:c="6"/>numOfVisibleItems -= 1;</text:p>
      <text:p text:style-name="Standard"><text:s text:c="6"/>checkAvailableSpaceForNav();</text:p>
      <text:p text:style-name="Standard"><text:s text:c="4"/>// There is more than enough space</text:p>
      <text:p text:style-name="Standard"><text:s text:c="4"/>} else if (availableSpace &gt; breakWidths[numOfVisibleItems] &amp;&amp; $hiddenNavItems !== 2) {</text:p>
      <text:p text:style-name="Standard"><text:s text:c="6"/>var $firstLink = $hlinks.children().first();</text:p>
      <text:p text:style-name="Standard"/>
      <text:p text:style-name="Standard"><text:s text:c="6"/>$firstLink.removeClass('sb-nav__sub-item');</text:p>
      <text:p text:style-name="Standard"><text:s text:c="6"/>$('&gt; a', $firstLink).removeClass('sb-nav__sub-link');</text:p>
      <text:p text:style-name="Standard"/>
      <text:p text:style-name="Standard"><text:s text:c="6"/>$firstLink.insertBefore($moreBtn);</text:p>
      <text:p text:style-name="Standard"><text:s text:c="6"/>numOfVisibleItems += 1;</text:p>
      <text:p text:style-name="Standard"><text:soft-page-break/><text:s text:c="4"/>}</text:p>
      <text:p text:style-name="Standard"><text:s text:c="4"/>// Update the button accordingly</text:p>
      <text:p text:style-name="Standard"><text:s text:c="4"/>if (numOfVisibleItems === numOfItems) {</text:p>
      <text:p text:style-name="Standard"><text:s text:c="6"/>$moreBtn.addClass('is-hidden');</text:p>
      <text:p text:style-name="Standard"><text:s text:c="6"/>isMoreButtonHidden = true;</text:p>
      <text:p text:style-name="Standard"><text:s text:c="4"/>} else {</text:p>
      <text:p text:style-name="Standard"><text:s text:c="6"/>$moreBtn.removeClass('is-hidden');</text:p>
      <text:p text:style-name="Standard"><text:s text:c="6"/>if (isMoreButtonHidden) {</text:p>
      <text:p text:style-name="Standard"><text:s text:c="8"/>isMoreButtonHidden = false;</text:p>
      <text:p text:style-name="Standard"><text:s text:c="8"/>checkAvailableSpaceForNav();</text:p>
      <text:p text:style-name="Standard"><text:s text:c="6"/>}</text:p>
      <text:p text:style-name="Standard"><text:s text:c="4"/>}</text:p>
      <text:p text:style-name="Standard"/>
      <text:p text:style-name="Standard"><text:s text:c="4"/>if (prevAvailableSpace != availableSpace &amp;&amp;</text:p>
      <text:p text:style-name="Standard"><text:s text:c="8"/>prevNumOfVisibleItems != numOfVisibleItems &amp;&amp;</text:p>
      <text:p text:style-name="Standard"><text:s text:c="8"/>prevRequiredSpace != requiredSpace) {</text:p>
      <text:p text:style-name="Standard"><text:s text:c="6"/>prevAvailableSpace = availableSpace</text:p>
      <text:p text:style-name="Standard"><text:s text:c="6"/>prevNumOfVisibleItems = numOfVisibleItems</text:p>
      <text:p text:style-name="Standard"><text:s text:c="6"/>prevRequiredSpace = requiredSpace</text:p>
      <text:p text:style-name="Standard"><text:s text:c="6"/>setTimeout(checkAvailableSpaceForNav, 500)</text:p>
      <text:p text:style-name="Standard"><text:s text:c="4"/>}</text:p>
      <text:p text:style-name="Standard"><text:s text:c="2"/>}</text:p>
      <text:p text:style-name="Standard"/>
      <text:p text:style-name="Standard"><text:s text:c="2"/>// if we are on mobile and option-nav-mobile-static is present</text:p>
      <text:p text:style-name="Standard"><text:s text:c="2"/>var mq = function (query, callback, usePolyfill) {</text:p>
      <text:p text:style-name="Standard"><text:s text:c="4"/>var host = {};</text:p>
      <text:p text:style-name="Standard"><text:s text:c="4"/>var isMatchMediaSupported = !!(window &amp;&amp; window.matchMedia) &amp;&amp; !usePolyfill;</text:p>
      <text:p text:style-name="Standard"/>
      <text:p text:style-name="Standard"><text:s text:c="4"/>if (isMatchMediaSupported) {</text:p>
      <text:p text:style-name="Standard"><text:s text:c="6"/>var res = window.matchMedia(query);</text:p>
      <text:p text:style-name="Standard"/>
      <text:p text:style-name="Standard"><text:s text:c="6"/>callback.apply(host, [res.matches, res.media]);</text:p>
      <text:p text:style-name="Standard"/>
      <text:p text:style-name="Standard"><text:s text:c="6"/>res.addListener(function (changed) {</text:p>
      <text:p text:style-name="Standard"><text:s text:c="8"/>callback.apply(host, [changed.matches, changed.media]);</text:p>
      <text:p text:style-name="Standard"><text:s text:c="6"/>});</text:p>
      <text:p text:style-name="Standard"><text:s text:c="4"/>}</text:p>
      <text:p text:style-name="Standard"><text:s text:c="2"/>}</text:p>
      <text:p text:style-name="Standard"/>
      <text:p text:style-name="Standard"><text:s text:c="2"/>mq('(min-width: 1033px)', function (match) {</text:p>
      <text:p text:style-name="Standard"><text:s text:c="4"/>if (match) {</text:p>
      <text:p text:style-name="Standard"><text:s text:c="6"/>$(window).on('resize.hideNavItems', function() {</text:p>
      <text:p text:style-name="Standard"><text:s text:c="8"/>checkAvailableSpaceForNav();</text:p>
      <text:p text:style-name="Standard"><text:s text:c="6"/>});</text:p>
      <text:p text:style-name="Standard"><text:s text:c="6"/>checkAvailableSpaceForNav();</text:p>
      <text:p text:style-name="Standard"><text:s text:c="4"/>} else {</text:p>
      <text:p text:style-name="Standard"><text:s text:c="6"/>$(window).off('resize.hideNavItems');</text:p>
      <text:p text:style-name="Standard"><text:s text:c="6"/>$hlinks.children().appendTo($vlinks);</text:p>
      <text:p text:style-name="Standard"><text:s text:c="6"/>// Reset ex-hidden items styles</text:p>
      <text:p text:style-name="Standard"><text:soft-page-break/><text:s text:c="6"/>$('&gt; li.sb-nav__item.sb-nav__sub-item', $vlinks).each((index, item) =&gt; {</text:p>
      <text:p text:style-name="Standard"><text:s text:c="8"/>$(item).removeClass('sb-nav__sub-item');</text:p>
      <text:p text:style-name="Standard"><text:s text:c="8"/>$('.sb-link.sb-nav__sub-link', $(item)).removeClass('sb-nav__sub-link');</text:p>
      <text:p text:style-name="Standard"><text:s text:c="6"/>})</text:p>
      <text:p text:style-name="Standard"><text:s text:c="4"/>}</text:p>
      <text:p text:style-name="Standard"><text:s text:c="2"/>});</text:p>
      <text:p text:style-name="Standard"/>
      <text:p text:style-name="Standard"><text:s text:c="2"/>mq('(max-width: 767px)', function (match) {</text:p>
      <text:p text:style-name="Standard"><text:s text:c="4"/>if ($("#sb-id-53a7dd21-9159-47ed-8b63-8068f24fb780").hasClass('option-nav-mobile-static') || $("#sb-navigation &gt; .sb-section").hasClass('option-nav-mobile-static')) {</text:p>
      <text:p text:style-name="Standard"><text:s text:c="6"/>$("#sb-navigation").addClass("sb-nav--static").removeClass("sb-nav--fixed");</text:p>
      <text:p text:style-name="Standard"><text:s text:c="4"/>} else {</text:p>
      <text:p text:style-name="Standard"><text:s text:c="6"/>$("#sb-navigation").removeClass("sb-nav--static");</text:p>
      <text:p text:style-name="Standard"><text:s text:c="4"/>}</text:p>
      <text:p text:style-name="Standard"/>
      <text:p text:style-name="Standard"><text:s text:c="4"/>toggleFixedNavigation();</text:p>
      <text:p text:style-name="Standard"><text:s text:c="2"/>});</text:p>
      <text:p text:style-name="Standard">});</text:p>
      <text:p text:style-name="Standard">&lt;/script&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
      <text:p text:style-name="Standard"><text:s text:c="2"/>&lt;/div&gt;</text:p>
      <text:p text:style-name="Standard"><text:s text:c="2"/>&lt;div id="sb-page-structure"&gt;</text:p>
      <text:p text:style-name="Standard"><text:s text:c="4"/>&lt;!--htmlhint attr-no-duplication:false --&gt;</text:p>
      <text:p text:style-name="Standard"/>
      <text:p text:style-name="Standard"><text:s text:c="2"/>&lt;section data-slug="hero-with-form-default" id="home" class="sb-section</text:p>
      <text:p text:style-name="Standard"><text:s text:c="18"/>sb-section-opt-dark</text:p>
      <text:p text:style-name="Standard"><text:s text:c="18"/>has-background</text:p>
      <text:p text:style-name="Standard"><text:s text:c="18"/></text:p>
      <text:p text:style-name="Standard"><text:s text:c="18"/>appointment-inline-view option-link-decoration-border-bottom-static option-hero-with-form option-background-image-fixed option-align-left option-background-image-grayscale option-section-hero half-width-contact-form" data-sb-id="aacbae95-eb4d-472c-b067-5deafc43f15a" style="</text:p>
      <text:p text:style-name="Standard"><text:s text:c="12"/></text:p>
      <text:p text:style-name="Standard"><text:s text:c="12"/></text:p>
      <text:p text:style-name="Standard"><text:s text:c="11"/>"&gt;</text:p>
      <text:p text:style-name="Standard"><text:s text:c="4"/></text:p>
      <text:p text:style-name="Standard"><text:s text:c="6"/></text:p>
      <text:p text:style-name="Standard"><text:soft-page-break/><text:s text:c="6"/></text:p>
      <text:p text:style-name="Standard"><text:s text:c="8"/>&lt;div data-custom-media-style="37840f7f-f74e-4c0f-8fb9-e7a0c7dafea8" class="sb-background " data-bg="</text:p>
      <text:p text:style-name="Standard"><text:s text:c="12"/></text:p>
      <text:p text:style-name="Standard"><text:s text:c="14"/>linear-gradient(0deg, rgba(0, 0, 0, 0.4), rgba(0, 0, 0, 0.3)),</text:p>
      <text:p text:style-name="Standard"><text:s text:c="12"/></text:p>
      <text:p text:style-name="Standard"><text:s text:c="12"/>url('https://cdn.b12.io/client_media/L881y6H5/fd4c8b7c-f39b-11ef-85bb-0242ac110002-jpg-hero_image.jpeg')</text:p>
      <text:p text:style-name="Standard"><text:s text:c="10"/>" style="</text:p>
      <text:p text:style-name="Standard"><text:s text:c="12"/></text:p>
      <text:p text:style-name="Standard"><text:s text:c="12"/>background-image: </text:p>
      <text:p text:style-name="Standard"><text:s text:c="14"/></text:p>
      <text:p text:style-name="Standard"><text:s text:c="16"/>linear-gradient(0deg, rgba(0, 0, 0, 0.4), rgba(0, 0, 0, 0.3)),</text:p>
      <text:p text:style-name="Standard"><text:s text:c="14"/></text:p>
      <text:p text:style-name="Standard"><text:s text:c="14"/>url('https://cdn.b12.io/client_media/L881y6H5/fd4c8b7c-f39b-11ef-85bb-0242ac110002-jpg-hero_image.jpeg')</text:p>
      <text:p text:style-name="Standard"><text:s text:c="10"/>"&gt;&lt;/div&gt;</text:p>
      <text:p text:style-name="Standard"><text:s text:c="6"/></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44c03b64-08fa-4e08-9f22-b68bef629b5c" class="row</text:p>
      <text:p text:style-name="Standard"><text:s text:c="14"/>sb-row</text:p>
      <text:p text:style-name="Standard"><text:s text:c="14"/>sb-row-opt-padding-top-large</text:p>
      <text:p text:style-name="Standard"><text:s text:c="14"/>sb-row-opt-padding-bottom-larg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c6827061-ebfe-4b8b-b840-3de242ab845e" class="sb-column</text:p>
      <text:p text:style-name="Standard"><text:s text:c="14"/>col-xs-12</text:p>
      <text:p text:style-name="Standard"><text:s text:c="14"/>col-sm-12</text:p>
      <text:p text:style-name="Standard"><text:s text:c="14"/>col-md-6</text:p>
      <text:p text:style-name="Standard"><text:s text:c="14"/>col-lg-6</text:p>
      <text:p text:style-name="Standard"><text:s text:c="14"/>col-xl-6</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text:p>
      <text:p text:style-name="Standard"><text:s text:c="14"/></text:p>
      <text:p text:style-name="Standard"><text:s text:c="14"/></text:p>
      <text:p text:style-name="Standard"><text:soft-page-break/><text:s text:c="14"/>" style="</text:p>
      <text:p text:style-name="Standard"><text:s text:c="14"/></text:p>
      <text:p text:style-name="Standard"><text:s text:c="14"/>"&gt;</text:p>
      <text:p text:style-name="Standard"><text:s text:c="4"/></text:p>
      <text:p text:style-name="Standard"><text:s text:c="4"/></text:p>
      <text:p text:style-name="Standard"><text:s text:c="6"/>&lt;div id="sb-id-" class="sb-column-content "&gt;</text:p>
      <text:p text:style-name="Standard"><text:s text:c="4"/></text:p>
      <text:p text:style-name="Standard"><text:s text:c="4"/>&lt;!--htmlhint spec-char-escape:false --&gt;</text:p>
      <text:p text:style-name="Standard"/>
      <text:p text:style-name="Standard"><text:s text:c="2"/>&lt;div id="sb-id-c30dd520-9f39-41f3-9b0d-5d3ceec3372d"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36d9ae01-2fd0-4e97-a710-14ce70e144e2"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55a7a146-464f-4755-8494-2a9fc4755e53" class="sb-column-content option-width-12col"&gt;</text:p>
      <text:p text:style-name="Standard"><text:s text:c="4"/></text:p>
      <text:p text:style-name="Standard"><text:s text:c="4"/>&lt;p&gt;</text:p>
      <text:p text:style-name="Standard"><text:s text:c="2"/>&lt;/p&gt;&lt;div style="display: none;"&gt;</text:p>
      <text:p text:style-name="Standard"><text:s text:c="4"/></text:p>
      <text:p text:style-name="Standard"><text:s text:c="4"/></text:p>
      <text:p text:style-name="Standard"><text:s text:c="2"/>&lt;/div&gt;</text:p>
      <text:p text:style-name="Standard"><text:soft-page-break/><text:s text:c="2"/></text:p>
      <text:p text:style-name="Standard"><text:s text:c="4"/>&lt;h1 data-aos="slide-up" data-aos-offset="120" data-aos-delay="0" data-aos-duration="400" data-aos-easing="ease-in-out" data-aos-once="true" class="sb-section-title sb-section-alignable option-width " data-component-field="title" data-sb-field="text" data-sb-is-link="" data-sb-type="text" data-sb-uuid="e9ad11db-3674-4e7d-bd25-528d5031c5af"&gt;AMEPHYPSY-AI&lt;/h1&gt;</text:p>
      <text:p text:style-name="Standard"><text:s text:c="2"/></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23e9c8ca-9413-4ef6-b54c-9c18879276f1"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5974c3c7-1ba6-4759-b535-a69fe771f07e"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sub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oft-page-break/><text:s text:c="4"/></text:p>
      <text:p text:style-name="Standard"><text:s text:c="4"/></text:p>
      <text:p text:style-name="Standard"><text:s text:c="6"/>&lt;div id="sb-id-12d8b63b-2b79-48a2-a8e5-78da2bea37a2" class="sb-column-content option-width-12col"&gt;</text:p>
      <text:p text:style-name="Standard"><text:s text:c="4"/></text:p>
      <text:p text:style-name="Standard"><text:s text:c="4"/>&lt;p&gt;&lt;/p&gt;&lt;div data-aos="slide-up" data-aos-offset="120" data-aos-delay="50" data-aos-duration="400" data-aos-easing="ease-in-out" data-aos-once="true" class="sb-section-subtitle sb-section-alignable option-width" data-component-field="subtitle" data-sb-field="text" data-sb-is-link="" data-sb-type="text" data-sb-uuid="8af789b2-dd9f-4d12-b0b4-16eb77700035"&gt;&lt;strong&gt;&lt;em&gt;Discover &lt;span class="sb-highlight-text"&gt;mental&lt;/span&gt; health solutions&lt;/em&gt;&lt;/strong&gt;&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81c5d401-c7e5-4fa8-947e-7e99f0dd1d2e"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2d2b9aa9-fa51-42d9-9d6f-c2a0db74ee43"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paragraph</text:p>
      <text:p text:style-name="Standard"><text:s text:c="14"/></text:p>
      <text:p text:style-name="Standard"><text:s text:c="14"/></text:p>
      <text:p text:style-name="Standard"><text:soft-page-break/><text:s text:c="14"/>" style="</text:p>
      <text:p text:style-name="Standard"><text:s text:c="14"/></text:p>
      <text:p text:style-name="Standard"><text:s text:c="14"/>"&gt;</text:p>
      <text:p text:style-name="Standard"><text:s text:c="4"/></text:p>
      <text:p text:style-name="Standard"><text:s text:c="4"/></text:p>
      <text:p text:style-name="Standard"><text:s text:c="6"/>&lt;div id="sb-id-4401c625-d37b-418a-810f-9e8d8980805f" class="sb-column-content option-width-12col"&gt;</text:p>
      <text:p text:style-name="Standard"><text:s text:c="4"/></text:p>
      <text:p text:style-name="Standard"><text:s text:c="4"/>&lt;div class="sb-paragraph option-width sb-section-alignable" data-component-field="text" data-sb-field="text" data-sb-is-link="" data-sb-type="rich-text" data-sb-uuid="22a0d66f-3f04-4cd8-a90e-26b82f6e4946"&gt;</text:p>
      <text:p text:style-name="Standard"><text:tab/>&lt;p&gt;&lt;/p&gt;&lt;p&gt;AMEPHYPSY offers a wide range of mental and psychological disorders and illnesses and how to solve said illnesses by advanced medical consultation from various sources.This is done to ensure users have a comfortable and interactive session with our website.&lt;/p&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lt;!--htmlhint spec-char-escape:false --&gt;</text:p>
      <text:p text:style-name="Standard"/>
      <text:p text:style-name="Standard"/>
      <text:p text:style-name="Standard"><text:s text:c="2"/>&lt;div id="sb-id-c2e9649b-80fc-4dd3-8e27-8e2326820497" class="sb-column</text:p>
      <text:p text:style-name="Standard"><text:s text:c="14"/>col-xs-12</text:p>
      <text:p text:style-name="Standard"><text:s text:c="14"/>col-sm-12</text:p>
      <text:p text:style-name="Standard"><text:s text:c="14"/>col-md-6</text:p>
      <text:p text:style-name="Standard"><text:s text:c="14"/>col-lg-6</text:p>
      <text:p text:style-name="Standard"><text:s text:c="14"/>col-xl-6</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contact-form</text:p>
      <text:p text:style-name="Standard"><text:s text:c="14"/></text:p>
      <text:p text:style-name="Standard"><text:s text:c="14"/></text:p>
      <text:p text:style-name="Standard"><text:soft-page-break/><text:s text:c="14"/>" style="</text:p>
      <text:p text:style-name="Standard"><text:s text:c="14"/></text:p>
      <text:p text:style-name="Standard"><text:s text:c="14"/>"&gt;</text:p>
      <text:p text:style-name="Standard"><text:s text:c="4"/></text:p>
      <text:p text:style-name="Standard"><text:s text:c="4"/></text:p>
      <text:p text:style-name="Standard"><text:s text:c="6"/>&lt;div id="sb-id-d3c4d885-6da7-4071-b326-0f3ad676fbca" class="sb-column-content option-width-12col"&gt;</text:p>
      <text:p text:style-name="Standard"><text:s text:c="4"/></text:p>
      <text:p text:style-name="Standard"><text:s text:c="4"/>&lt;p&gt;</text:p>
      <text:p text:style-name="Standard"/>
      <text:p text:style-name="Standard"/>
      <text:p text:style-name="Standard">&lt;/p&gt;&lt;div data-aos="slide-up" data-aos-offset="120" data-aos-delay="0" data-aos-duration="400" data-aos-easing="ease-in-out" data-aos-once="true" class="sb-contact-form contact-form option-width sb-section-alignable" data-sb-uuid="d3c4d885-6da7-4071-b326-0f3ad676fbca" id="contact-form-d3c4d885-6da7-4071-b326-0f3ad676fbca"&gt;</text:p>
      <text:p text:style-name="Standard">&lt;form class="form js-form" data-recaptcha-version="1" data-sb-type="contact_form" data-sb-uuid="f0830c46-8105-4ec9-ae28-2e2bafa63492" data-semantic-tag-blueprint="hero-form" data-send-type="ajax" id="UL_FORM_d87781f6-0873-477a-92a4-432ba8beb927"&gt;</text:p>
      <text:p text:style-name="Standard"><text:s text:c="4"/></text:p>
      <text:p text:style-name="Standard"><text:s text:c="4"/></text:p>
      <text:p text:style-name="Standard"><text:s text:c="4"/></text:p>
      <text:p text:style-name="Standard"><text:s text:c="4"/></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f0830c46-8105-4ec9-ae28-2e2bafa63492" for="27aaa111-da68-488d-b8bb-97b84722e4e9-d3c4d885-6da7-4071-b326-0f3ad676fbca"&gt;Name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f0830c46-8105-4ec9-ae28-2e2bafa63492" id="27aaa111-da68-488d-b8bb-97b84722e4e9-d3c4d885-6da7-4071-b326-0f3ad676fbca" name="name" placeholder="Enter your name..." type="text" value=""&gt;</text:p>
      <text:p text:style-name="Standard"><text:s text:c="12"/></text:p>
      <text:p text:style-name="Standard"><text:s text:c="10"/>&lt;/div&gt;</text:p>
      <text:p text:style-name="Standard"><text:s text:c="8"/></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f0830c46-8105-<text:soft-page-break/>4ec9-ae28-2e2bafa63492" for="85559a7d-4243-4841-941f-9c9f722de1b6-d3c4d885-6da7-4071-b326-0f3ad676fbca"&gt;Email address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f0830c46-8105-4ec9-ae28-2e2bafa63492" id="85559a7d-4243-4841-941f-9c9f722de1b6-d3c4d885-6da7-4071-b326-0f3ad676fbca" name="from_email" placeholder="Enter your email address..." type="email" value=""&gt;</text:p>
      <text:p text:style-name="Standard"><text:s text:c="12"/></text:p>
      <text:p text:style-name="Standard"><text:s text:c="10"/>&lt;/div&gt;</text:p>
      <text:p text:style-name="Standard"><text:s text:c="8"/>&lt;!-- Hidden field for Reply-To (populated by JS) --&gt;</text:p>
      <text:p text:style-name="Standard">&lt;input type="hidden" name="_replyto" id="replyto-field" value=""&gt;</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f0830c46-8105-4ec9-ae28-2e2bafa63492" for="0410029d-a6f1-4ec0-8bd8-b970f82fd720-d3c4d885-6da7-4071-b326-0f3ad676fbca"&gt;Phone number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f0830c46-8105-4ec9-ae28-2e2bafa63492" id="0410029d-a6f1-4ec0-8bd8-b970f82fd720-d3c4d885-6da7-4071-b326-0f3ad676fbca" name="from_phone" placeholder="Enter your phone number..." type="tel" value=""&gt;</text:p>
      <text:p text:style-name="Standard"><text:s text:c="12"/></text:p>
      <text:p text:style-name="Standard"><text:s text:c="10"/>&lt;/div&gt;</text:p>
      <text:p text:style-name="Standard"><text:s text:c="10"/></text:p>
      <text:p text:style-name="Standard"><text:s text:c="10"/></text:p>
      <text:p text:style-name="Standard"><text:s text:c="8"/>&lt;!-- New field for Specific Conditions --&gt;</text:p>
      <text:p text:style-name="Standard"><text:s text:c="8"/></text:p>
      <text:p text:style-name="Standard"><text:s text:c="8"/></text:p>
      <text:p text:style-name="Standard">&lt;div class="form__group"&gt;</text:p>
      <text:p text:style-name="Standard"><text:s text:c="2"/>&lt;label for="specific-conditions" class="form__label contact-form__label"&gt;Specific Conditions (Optional)&lt;/label&gt;</text:p>
      <text:p text:style-name="Standard"><text:s text:c="2"/>&lt;textarea id="specific-conditions" name="specific-conditions" class="form__input contact-form__input form__input--textarea" placeholder="Describe any specific mental health conditions or concerns you're experiencing (e.g., anxiety, depression). Limit: 100 words." rows="4" maxlength="600" aria-describedby="word-count"&gt;&lt;/textarea&gt;</text:p>
      <text:p text:style-name="Standard"><text:s text:c="2"/>&lt;small id="word-count" class="form__help-text"&gt;Word count: 0 / 100&lt;/small&gt;</text:p>
      <text:p text:style-name="Standard"><text:s text:c="2"/>&lt;p class="form__disclaimer"&gt;Please note: This is for informational purposes only. Consult a licensed professional for personalized support.&lt;/p&gt;</text:p>
      <text:p text:style-name="Standard">&lt;/div&gt;</text:p>
      <text:p text:style-name="Standard"><text:soft-page-break/><text:s text:c="6"/></text:p>
      <text:p text:style-name="Standard"><text:s text:c="4"/></text:p>
      <text:p text:style-name="Standard"><text:s text:c="4"/></text:p>
      <text:p text:style-name="Standard"><text:s text:c="4"/>&lt;button class="sb-button sb-button--form contact-form__btn" data-component-field="form_details" data-sb-field="button_label" data-sb-is-link="" data-sb-type="text" data-sb-uuid="f0830c46-8105-4ec9-ae28-2e2bafa63492" type="submit"&gt;Submit&lt;/button&gt;</text:p>
      <text:p text:style-name="Standard">&lt;/form&gt;</text:p>
      <text:p text:style-name="Standard">&lt;div class="b12-form-error"&gt;</text:p>
      <text:p text:style-name="Standard"><text:s text:c="4"/>Sorry, we were not able to submit the form. Please review the errors and try again.</text:p>
      <text:p text:style-name="Standard"><text:s text:c="2"/>&lt;/div&gt;</text:p>
      <text:p text:style-name="Standard"/>
      <text:p text:style-name="Standard"><text:s text:c="2"/></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lt;!--htmlhint attr-no-duplication:false --&gt;</text:p>
      <text:p text:style-name="Standard"/>
      <text:p text:style-name="Standard"><text:s text:c="2"/>&lt;section data-slug="text-image-2-col-media-right-portrait-lg" id="about" class="sb-section</text:p>
      <text:p text:style-name="Standard"><text:s text:c="18"/>sb-section-opt-dark</text:p>
      <text:p text:style-name="Standard"><text:s text:c="18"/></text:p>
      <text:p text:style-name="Standard"><text:s text:c="18"/></text:p>
      <text:p text:style-name="Standard"><text:s text:c="18"/>option-background-image-grayscale option-image-align-mobile-left option-image-width-5col option-align-left option-imagesize-lg option-image-align-center option-imagesize-mobile-lg option-background-image-fixed option-imagecrop-rectangle-portrait option-link-decoration-border-bottom-static option-width-6col" data-sb-id="7741e134-c318-4e3e-8ebd-a09ae7323b42"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a8033bec-b489-4ef4-bbe2-ce882221c94b" class="row</text:p>
      <text:p text:style-name="Standard"><text:s text:c="14"/>sb-row</text:p>
      <text:p text:style-name="Standard"><text:s text:c="14"/>sb-row-opt-padding-top-large</text:p>
      <text:p text:style-name="Standard"><text:s text:c="14"/>sb-row-opt-padding-bottom-large</text:p>
      <text:p text:style-name="Standard"><text:soft-page-break/><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b8419e0b-7710-4ba7-b7c9-3ad5a474cc81"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text-imag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ccb86bda-d43e-4418-8dc5-53240f17c828" class="sb-column-content "&gt;</text:p>
      <text:p text:style-name="Standard"><text:s text:c="4"/></text:p>
      <text:p text:style-name="Standard"><text:s text:c="4"/>&lt;p&gt;</text:p>
      <text:p text:style-name="Standard"/>
      <text:p text:style-name="Standard">&lt;/p&gt;&lt;div class="sb-text-image sb-section-alignable" data-sb-uuid="ccb86bda-d43e-4418-8dc5-53240f17c828"&gt;</text:p>
      <text:p text:style-name="Standard"><text:s text:c="2"/></text:p>
      <text:p text:style-name="Standard"><text:s text:c="2"/></text:p>
      <text:p text:style-name="Standard"><text:s text:c="2"/>&lt;div class="sb-text-image__content option-width"&gt;</text:p>
      <text:p text:style-name="Standard"><text:s text:c="4"/></text:p>
      <text:p text:style-name="Standard"><text:s text:c="6"/></text:p>
      <text:p text:style-name="Standard"><text:s text:c="8"/>&lt;div data-aos="slide-up" data-aos-offset="120" data-aos-delay="0" data-aos-duration="400" data-aos-easing="ease-in-out" data-aos-once="true" class="sb-title sb-text-image__content-title " data-component-field="title" data-sb-field="text" data-sb-is-link="" data-sb-type="text" data-sb-uuid="43ee5bd2-e510-468b-be7b-752b862249e9"&gt;Mind health matters&lt;/div&gt;</text:p>
      <text:p text:style-name="Standard"><text:s text:c="6"/></text:p>
      <text:p text:style-name="Standard"><text:s text:c="4"/></text:p>
      <text:p text:style-name="Standard"><text:s text:c="4"/>&lt;div data-aos="slide-up" data-aos-offset="120" data-aos-delay="50" data-aos-duration="400" data-aos-easing="ease-in-out" data-aos-once="true" class="sb-subtitle sb-text-image__content-subtitle" data-component-field="subtitle" data-sb-field="text" data-sb-is-link="" data-sb-type="text" data-sb-uuid="edbe8f33-c031-488a-8d0f-fd5ad09087b9"&gt;Empowering mental wellness&lt;/div&gt;</text:p>
      <text:p text:style-name="Standard"><text:s text:c="4"/>&lt;div data-aos="slide-up" data-aos-offset="120" data-aos-delay="100" data-aos-duration="400" data-aos-easing="ease-in-out" data-aos-once="true" class="sb-text-image__content-paragraph" data-<text:soft-page-break/>component-field="paragraph" data-sb-field="text" data-sb-is-link="" data-sb-type="rich-text" data-sb-uuid="04c74fc6-ca16-488e-ba0f-41984685aded"&gt;&lt;p&gt;AMEPHYPSY-AI is dedicated to transforming mental health support in various parts of the world. Our innovative platform combines expert insights on psychological illnesses with cutting-edge AI technology to provide personalized guidance. Explore comprehensive resources on mental and psychological issues, learn effective coping strategies, and engage with our AI for instant answers to your queries. Join us in promoting mental well-being and empowering individuals to take control of their mental health journey.&lt;/p&gt;&lt;/div&gt;</text:p>
      <text:p text:style-name="Standard"><text:s text:c="4"/></text:p>
      <text:p text:style-name="Standard"><text:s text:c="6"/>&lt;div class="sb-text-image__content-cta"&gt;</text:p>
      <text:p text:style-name="Standard">&lt;div class="sb-cta-wrapper sb-section-alignable "&gt;</text:p>
      <text:p text:style-name="Standard"><text:s text:c="10"/></text:p>
      <text:p text:style-name="Standard"><text:s text:c="12"/></text:p>
      <text:p text:style-name="Standard"><text:s text:c="12"/></text:p>
      <text:p text:style-name="Standard"><text:s text:c="14"/>&lt;span data-aos="slide-up" data-aos-offset="120" data-aos-delay="200" data-aos-duration="400" data-aos-easing="ease-in-out" data-aos-once="true" data-component-field="" data-sb-field="" data-sb-is-link="true" data-sb-type="" data-sb-uuid=""&gt;</text:p>
      <text:p text:style-name="Standard">&lt;a class="sb-cta-wrapper__btn sb-button sb-button--secondary" data-component-field="linkRaw" data-sb-field="" data-sb-is-link="true" data-sb-type="" data-sb-uuid="cd660914-9800-4d73-bfbe-e57ffabc9178" href="/index#contact" rel=" " target=""&gt;Get in touch&lt;/a&gt;</text:p>
      <text:p text:style-name="Standard">&lt;/span&gt;</text:p>
      <text:p text:style-name="Standard"><text:s text:c="12"/></text:p>
      <text:p text:style-name="Standard"><text:s text:c="10"/></text:p>
      <text:p text:style-name="Standard"><text:s text:c="8"/>&lt;/div&gt;</text:p>
      <text:p text:style-name="Standard">&lt;/div&gt;</text:p>
      <text:p text:style-name="Standard"><text:s text:c="4"/></text:p>
      <text:p text:style-name="Standard"><text:s text:c="2"/>&lt;/div&gt;</text:p>
      <text:p text:style-name="Standard">&lt;div data-aos="fade-in" data-aos-offset="120" data-aos-delay="0" data-aos-duration="400" data-aos-easing="ease-in-out" data-aos-once="true" class="sb-text-image__image"&gt;</text:p>
      <text:p text:style-name="Standard"><text:s text:c="4"/></text:p>
      <text:p text:style-name="Standard"><text:s text:c="4"/></text:p>
      <text:p text:style-name="Standard"><text:s text:c="4"/></text:p>
      <text:p text:style-name="Standard"><text:s text:c="6"/></text:p>
      <text:p text:style-name="Standard"><text:s text:c="8"/>&lt;figure data-bg="url(https://cdn.b12.io/client_media/L881y6H5/ab23ea5a-f86b-11ef-b796-0242ac110002-jpg-hero_image.jpeg)" class="option-image lazy" data-custom-media-style="f069ba40-c6f3-4831-86b9-9a9c5dbb6868" skip-data-sb="" style=""&gt;</text:p>
      <text:p text:style-name="Standard">&lt;img alt="mental health awareness" loading="lazy" src="https://cdn.b12.io/client_media/L881y6H5/ab23ea5a-f86b-11ef-b796-0242ac110002-jpg-hero_image.jpeg"&gt;</text:p>
      <text:p text:style-name="Standard">&lt;/figure&gt;</text:p>
      <text:p text:style-name="Standard">&lt;div class="sb-text-image__image-caption" data-component-field="image" data-sb-field="caption" data-sb-is-link="" data-sb-type="rich-text" data-sb-uuid="f069ba40-c6f3-4831-86b9-9a9c5dbb6868"&gt;&lt;/div&gt;</text:p>
      <text:p text:style-name="Standard"><text:s text:c="6"/></text:p>
      <text:p text:style-name="Standard"><text:s text:c="4"/></text:p>
      <text:p text:style-name="Standard"><text:s text:c="2"/>&lt;/div&gt;</text:p>
      <text:p text:style-name="Standard">&lt;/div&gt;</text:p>
      <text:p text:style-name="Standard">&lt;script&gt;</text:p>
      <text:p text:style-name="Standard">$(function() {</text:p>
      <text:p text:style-name="Standard"><text:s text:c="2"/>var $elem = $('[data-sb-uuid="ccb86bda-d43e-4418-8dc5-53240f17c828"]'),</text:p>
      <text:p text:style-name="Standard"><text:soft-page-break/><text:s text:c="6"/>$section = $elem.closest('.sb-section'),</text:p>
      <text:p text:style-name="Standard"><text:s text:c="6"/>hasProperClass = !!($section.hasClass('option-text-image-float-left') || $section.hasClass('option-text-image-float-right'));</text:p>
      <text:p text:style-name="Standard"/>
      <text:p text:style-name="Standard"><text:s text:c="2"/>mq('(min-width: 767px)', function (match) {</text:p>
      <text:p text:style-name="Standard"><text:s text:c="4"/>if (match &amp;&amp; hasProperClass) {</text:p>
      <text:p text:style-name="Standard"><text:s text:c="6"/>$elem.find('.option-image').prependTo($section);</text:p>
      <text:p text:style-name="Standard"><text:s text:c="4"/>} else {</text:p>
      <text:p text:style-name="Standard"><text:s text:c="6"/>$section.find('.option-image').prependTo($elem.find('.sb-text-image__image'));</text:p>
      <text:p text:style-name="Standard"><text:s text:c="4"/>}</text:p>
      <text:p text:style-name="Standard"><text:s text:c="2"/>});</text:p>
      <text:p text:style-name="Standard"/>
      <text:p text:style-name="Standard"><text:s text:c="2"/>function mq(query, callback, usePolyfill) {</text:p>
      <text:p text:style-name="Standard"><text:s text:c="4"/>var host = {};</text:p>
      <text:p text:style-name="Standard"><text:s text:c="4"/>var isMatchMediaSupported = !!(window &amp;&amp; window.matchMedia) &amp;&amp; !usePolyfill;</text:p>
      <text:p text:style-name="Standard"/>
      <text:p text:style-name="Standard"><text:s text:c="4"/>if (isMatchMediaSupported) {</text:p>
      <text:p text:style-name="Standard"><text:s text:c="6"/>var res = window.matchMedia(query);</text:p>
      <text:p text:style-name="Standard"/>
      <text:p text:style-name="Standard"><text:s text:c="6"/>callback.apply(host, [res.matches, res.media]);</text:p>
      <text:p text:style-name="Standard"/>
      <text:p text:style-name="Standard"><text:s text:c="6"/>res.addListener(function (changed) {</text:p>
      <text:p text:style-name="Standard"><text:s text:c="8"/>callback.apply(host, [changed.matches, changed.media]);</text:p>
      <text:p text:style-name="Standard"><text:s text:c="6"/>});</text:p>
      <text:p text:style-name="Standard"><text:s text:c="4"/>}</text:p>
      <text:p text:style-name="Standard"><text:s text:c="2"/>}</text:p>
      <text:p text:style-name="Standard">})</text:p>
      <text:p text:style-name="Standard">&lt;/script&gt;</text:p>
      <text:p text:style-name="Standard"/>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lt;!--htmlhint attr-no-duplication:false --&gt;</text:p>
      <text:p text:style-name="Standard"/>
      <text:p text:style-name="Standard"><text:s text:c="2"/>&lt;section data-slug="items-grid-3-col" id="services" class="sb-section</text:p>
      <text:p text:style-name="Standard"><text:s text:c="18"/>sb-section-opt-light</text:p>
      <text:p text:style-name="Standard"><text:s text:c="18"/></text:p>
      <text:p text:style-name="Standard"><text:s text:c="18"/></text:p>
      <text:p text:style-name="Standard"><text:soft-page-break/><text:s text:c="18"/>option-background-image-grayscale option-card-hover-animation-float option-align-content-left option-imagecrop-rectangle-landscape option-imagesize-lg option-items-shadow option-items-shadow-on-hover option-grid-align-default option-background-image-fixed option-link-decoration-border-bottom-static option-columns-3col" data-sb-id="4866eca7-5628-4091-b207-86b83568bd19"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edc32f34-19a0-4f31-90b4-44de4217a0fe" class="row</text:p>
      <text:p text:style-name="Standard"><text:s text:c="14"/>sb-row</text:p>
      <text:p text:style-name="Standard"><text:s text:c="14"/>sb-row-opt-padding-top-large</text:p>
      <text:p text:style-name="Standard"><text:s text:c="14"/>sb-row-opt-padding-bottom-larg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6987b5fc-90fd-4c53-992d-9c098ffefd95"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items-grid</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49d0bb26-a497-4a0c-a6d7-d5f45ff6ebc0" class="sb-column-content "&gt;</text:p>
      <text:p text:style-name="Standard"><text:s text:c="4"/></text:p>
      <text:p text:style-name="Standard"><text:s text:c="4"/>&lt;span style="display: none;"&gt;</text:p>
      <text:p text:style-name="Standard"><text:s text:c="2"/></text:p>
      <text:p text:style-name="Standard">&lt;/span&gt;</text:p>
      <text:p text:style-name="Standard"><text:soft-page-break/>&lt;div class="sb-items-grid"&gt;</text:p>
      <text:p text:style-name="Standard"><text:s text:c="2"/></text:p>
      <text:p text:style-name="Standard"><text:s text:c="4"/>&lt;div class="sb-items-grid__content option-width sb-section-alignable"&gt;</text:p>
      <text:p text:style-name="Standard"><text:s text:c="6"/></text:p>
      <text:p text:style-name="Standard"><text:s text:c="6"/>&lt;div data-aos="slide-up" data-aos-offset="120" data-aos-delay="0" data-aos-duration="400" data-aos-easing="ease-in-out" data-aos-once="true" class="sb-section-title " data-component-field="title" data-sb-field="text" data-sb-is-link="" data-sb-type="text" data-sb-uuid="2f606884-8caf-4dfd-9a91-d54cf777bfd3"&gt;Services&lt;/div&gt;</text:p>
      <text:p text:style-name="Standard"><text:s text:c="6"/>&lt;div data-aos="slide-up" data-aos-offset="120" data-aos-delay="50" data-aos-duration="400" data-aos-easing="ease-in-out" data-aos-once="true" class="sb-section-subtitle" data-component-field="subtitle" data-sb-field="text" data-sb-is-link="" data-sb-type="text" data-sb-uuid="2d7d2e30-272c-412c-8b59-515032352c76"&gt;From our battle-tested process to our reliable client care, we’re here for you&lt;/div&gt;</text:p>
      <text:p text:style-name="Standard"><text:s text:c="6"/>&lt;div data-aos="slide-up" data-aos-offset="120" data-aos-delay="100" data-aos-duration="400" data-aos-easing="ease-in-out" data-aos-once="true" class="sb-paragraph" data-component-field="paragraph" data-sb-field="text" data-sb-is-link="" data-sb-type="rich-text" data-sb-uuid="97bc2b8d-ba75-4b97-9c7a-8a589fd8bd84"&gt;&lt;p&gt;&lt;/p&gt;&lt;/div&gt;</text:p>
      <text:p text:style-name="Standard"><text:s text:c="4"/>&lt;/div&gt;</text:p>
      <text:p text:style-name="Standard"><text:s text:c="2"/></text:p>
      <text:p text:style-name="Standard"><text:s text:c="2"/>&lt;ul class="sb-items-grid__items items-grid sb-section-alignable" data-sb-uuid="49d0bb26-a497-4a0c-a6d7-d5f45ff6ebc0"&gt;</text:p>
      <text:p text:style-name="Standard"><text:s text:c="4"/></text:p>
      <text:p text:style-name="Standard"><text:s text:c="6"/>&lt;li data-aos="fade-in" data-aos-offset="120" data-aos-delay="0" data-aos-duration="400" data-aos-easing="ease-in-out" data-aos-once="true" class="items-grid__item" skip-data-sb=""&gt;</text:p>
      <text:p text:style-name="Standard"><text:s text:c="8"/></text:p>
      <text:p text:style-name="Standard"><text:s text:c="8"/>&lt;a aria-label="Read more" class="items-grid__item-body" data-sb-is-link="true" data-sb-uuid="9740d897-66a0-4143-b648-35833aae3051" href="/mental-health-assessment" rel=" " target=""&gt;</text:p>
      <text:p text:style-name="Standard"><text:s text:c="10"/></text:p>
      <text:p text:style-name="Standard"><text:s text:c="12"/>&lt;div class="items-grid__item-image" skip-data-sb=""&gt;</text:p>
      <text:p text:style-name="Standard">&lt;figure class="option-image lazy" data-bg="url('https://cdn.b12.io/client_media/L881y6H5/bd029e74-f39d-11ef-9e01-0242ac110002-jpg-hero_image.jpeg')" data-custom-media-style="8be8461f-e92c-4d39-a6be-ad0bf1b75d65" skip-data-sb=""&gt;</text:p>
      <text:p text:style-name="Standard">&lt;img alt="mental health assessment, psychological evaluation, wellness, AI, support" loading="lazy" src="https://cdn.b12.io/client_media/L881y6H5/bd19a1dc-f39d-11ef-9e01-0242ac110002-jpg-regular_image.jpeg"&gt;</text:p>
      <text:p text:style-name="Standard">&lt;/figure&gt;</text:p>
      <text:p text:style-name="Standard">&lt;/div&gt;</text:p>
      <text:p text:style-name="Standard"><text:s text:c="10"/></text:p>
      <text:p text:style-name="Standard"><text:s text:c="10"/>&lt;div class="items-grid__item-content" skip-data-sb=""&gt;</text:p>
      <text:p text:style-name="Standard"><text:s text:c="12"/></text:p>
      <text:p text:style-name="Standard"><text:s text:c="14"/>&lt;div class="items-grid__header h3" skip-data-sb=""&gt;</text:p>
      <text:p text:style-name="Standard"><text:s text:c="16"/>Mental health assessment</text:p>
      <text:p text:style-name="Standard"><text:s text:c="16"/></text:p>
      <text:p text:style-name="Standard"/>
      <text:p text:style-name="Standard"/>
      <text:p text:style-name="Standard"/>
      <text:p text:style-name="Standard"/>
      <text:p text:style-name="Standard"><text:s text:c="14"/>&lt;/div&gt;</text:p>
      <text:p text:style-name="Standard"><text:s text:c="12"/></text:p>
      <text:p text:style-name="Standard"><text:soft-page-break/><text:s text:c="12"/></text:p>
      <text:p text:style-name="Standard"><text:s text:c="12"/></text:p>
      <text:p text:style-name="Standard"><text:s text:c="14"/>&lt;div class="items-grid__description" skip-data-sb=""&gt;Comprehensive evaluation of your mental health status.&lt;/div&gt;</text:p>
      <text:p text:style-name="Standard"><text:s text:c="12"/></text:p>
      <text:p text:style-name="Standard"><text:s text:c="10"/>&lt;/div&gt;</text:p>
      <text:p text:style-name="Standard">&lt;/a&gt;</text:p>
      <text:p text:style-name="Standard">&lt;/li&gt;</text:p>
      <text:p text:style-name="Standard"><text:s text:c="4"/></text:p>
      <text:p text:style-name="Standard"><text:s text:c="6"/>&lt;li data-aos="fade-in" data-aos-offset="120" data-aos-delay="50" data-aos-duration="400" data-aos-easing="ease-in-out" data-aos-once="true" class="items-grid__item" skip-data-sb=""&gt;</text:p>
      <text:p text:style-name="Standard"><text:s text:c="8"/></text:p>
      <text:p text:style-name="Standard"><text:s text:c="8"/>&lt;a aria-label="Read more" class="items-grid__item-body" data-sb-is-link="true" data-sb-uuid="c4f7fd47-0b80-4451-827a-0701e8eed752" href="/stress-management-techniques" rel=" " target=""&gt;</text:p>
      <text:p text:style-name="Standard"><text:s text:c="10"/></text:p>
      <text:p text:style-name="Standard"><text:s text:c="12"/>&lt;div class="items-grid__item-image" skip-data-sb=""&gt;</text:p>
      <text:p text:style-name="Standard">&lt;figure class="option-image lazy" data-bg="url('https://cdn.b12.io/client_media/L881y6H5/bd938f6a-f39d-11ef-9e01-0242ac110002-jpg-hero_image.jpeg')" data-custom-media-style="e13894b9-0079-4611-a7af-3d8f802a2df3" skip-data-sb=""&gt;</text:p>
      <text:p text:style-name="Standard">&lt;img alt="stress management, relaxation techniques, mindfulness, coping strategies, AI support" loading="lazy" src="https://cdn.b12.io/client_media/L881y6H5/bdab3c6e-f39d-11ef-9e01-0242ac110002-jpg-regular_image.jpeg"&gt;</text:p>
      <text:p text:style-name="Standard">&lt;/figure&gt;</text:p>
      <text:p text:style-name="Standard">&lt;/div&gt;</text:p>
      <text:p text:style-name="Standard"><text:s text:c="10"/></text:p>
      <text:p text:style-name="Standard"><text:s text:c="10"/>&lt;div class="items-grid__item-content" skip-data-sb=""&gt;</text:p>
      <text:p text:style-name="Standard"><text:s text:c="12"/></text:p>
      <text:p text:style-name="Standard"><text:s text:c="14"/>&lt;div class="items-grid__header h3" skip-data-sb=""&gt;</text:p>
      <text:p text:style-name="Standard"><text:s text:c="16"/>Stress management techniques</text:p>
      <text:p text:style-name="Standard"><text:s text:c="16"/></text:p>
      <text:p text:style-name="Standard"/>
      <text:p text:style-name="Standard"/>
      <text:p text:style-name="Standard"/>
      <text:p text:style-name="Standard"/>
      <text:p text:style-name="Standard"><text:s text:c="14"/>&lt;/div&gt;</text:p>
      <text:p text:style-name="Standard"><text:s text:c="12"/></text:p>
      <text:p text:style-name="Standard"><text:s text:c="12"/></text:p>
      <text:p text:style-name="Standard"><text:s text:c="12"/></text:p>
      <text:p text:style-name="Standard"><text:s text:c="14"/>&lt;div class="items-grid__description" skip-data-sb=""&gt;Proven strategies to help you manage stress effectively.&lt;/div&gt;</text:p>
      <text:p text:style-name="Standard"><text:s text:c="12"/></text:p>
      <text:p text:style-name="Standard"><text:s text:c="10"/>&lt;/div&gt;</text:p>
      <text:p text:style-name="Standard">&lt;/a&gt;</text:p>
      <text:p text:style-name="Standard">&lt;/li&gt;</text:p>
      <text:p text:style-name="Standard"><text:s text:c="4"/></text:p>
      <text:p text:style-name="Standard"><text:s text:c="6"/>&lt;li data-aos="fade-in" data-aos-offset="120" data-aos-delay="100" data-aos-duration="400" data-aos-easing="ease-in-out" data-aos-once="true" class="items-grid__item" skip-data-sb=""&gt;</text:p>
      <text:p text:style-name="Standard"><text:s text:c="8"/></text:p>
      <text:p text:style-name="Standard"><text:soft-page-break/><text:s text:c="8"/>&lt;a aria-label="Read more" class="items-grid__item-body" data-sb-is-link="true" data-sb-uuid="f5acd529-5717-4882-a511-bdfc6dc80629" href="/coping-with-anxiety" rel=" " target=""&gt;</text:p>
      <text:p text:style-name="Standard"><text:s text:c="10"/></text:p>
      <text:p text:style-name="Standard"><text:s text:c="12"/>&lt;div class="items-grid__item-image" skip-data-sb=""&gt;</text:p>
      <text:p text:style-name="Standard">&lt;figure class="option-image lazy" data-bg="url('https://cdn.b12.io/client_media/L881y6H5/bd4a8982-f39d-11ef-9e01-0242ac110002-jpg-hero_image.jpeg')" data-custom-media-style="dab0d075-b8ce-4aa3-96ee-e6b68d955b37" skip-data-sb=""&gt;</text:p>
      <text:p text:style-name="Standard">&lt;img alt="anxiety management, coping strategies, mindfulness, AI support, mental health" loading="lazy" src="https://cdn.b12.io/client_media/L881y6H5/bd62d62c-f39d-11ef-9e01-0242ac110002-jpg-regular_image.jpeg"&gt;</text:p>
      <text:p text:style-name="Standard">&lt;/figure&gt;</text:p>
      <text:p text:style-name="Standard">&lt;/div&gt;</text:p>
      <text:p text:style-name="Standard"><text:s text:c="10"/></text:p>
      <text:p text:style-name="Standard"><text:s text:c="10"/>&lt;div class="items-grid__item-content" skip-data-sb=""&gt;</text:p>
      <text:p text:style-name="Standard"><text:s text:c="12"/></text:p>
      <text:p text:style-name="Standard"><text:s text:c="14"/>&lt;div class="items-grid__header h3" skip-data-sb=""&gt;</text:p>
      <text:p text:style-name="Standard"><text:s text:c="16"/>Coping with anxiety</text:p>
      <text:p text:style-name="Standard"><text:s text:c="16"/></text:p>
      <text:p text:style-name="Standard"/>
      <text:p text:style-name="Standard"/>
      <text:p text:style-name="Standard"/>
      <text:p text:style-name="Standard"/>
      <text:p text:style-name="Standard"><text:s text:c="14"/>&lt;/div&gt;</text:p>
      <text:p text:style-name="Standard"><text:s text:c="12"/></text:p>
      <text:p text:style-name="Standard"><text:s text:c="12"/></text:p>
      <text:p text:style-name="Standard"><text:s text:c="12"/></text:p>
      <text:p text:style-name="Standard"><text:s text:c="14"/>&lt;div class="items-grid__description" skip-data-sb=""&gt;Effective methods to manage and reduce anxiety levels.&lt;/div&gt;</text:p>
      <text:p text:style-name="Standard"><text:s text:c="12"/></text:p>
      <text:p text:style-name="Standard"><text:s text:c="10"/>&lt;/div&gt;</text:p>
      <text:p text:style-name="Standard">&lt;/a&gt;</text:p>
      <text:p text:style-name="Standard">&lt;/li&gt;</text:p>
      <text:p text:style-name="Standard"><text:s text:c="4"/></text:p>
      <text:p text:style-name="Standard"><text:s text:c="2"/>&lt;/ul&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lt;!--htmlhint attr-no-duplication:false --&gt;</text:p>
      <text:p text:style-name="Standard"><text:soft-page-break/></text:p>
      <text:p text:style-name="Standard"><text:s text:c="2"/>&lt;section data-slug="2-col-text-collection-default" id="team" class="sb-section</text:p>
      <text:p text:style-name="Standard"><text:s text:c="18"/>sb-section-opt-light</text:p>
      <text:p text:style-name="Standard"><text:s text:c="18"/></text:p>
      <text:p text:style-name="Standard"><text:s text:c="18"/></text:p>
      <text:p text:style-name="Standard"><text:s text:c="18"/>option-background-image-grayscale option-align-left sb-row-opt-mobile-padding-bottom-small option-background-image-fixed option-width-12col option-link-decoration-border-bottom-static option-columns-3col" data-sb-id="f13e8659-df51-4f55-9fa9-3276bb371be8"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1466ac84-f968-4619-9553-e6d9606c5886" class="row</text:p>
      <text:p text:style-name="Standard"><text:s text:c="14"/>sb-row</text:p>
      <text:p text:style-name="Standard"><text:s text:c="14"/>sb-row-opt-padding-top-large</text:p>
      <text:p text:style-name="Standard"><text:s text:c="14"/>sb-row-opt-padding-bottom-large</text:p>
      <text:p text:style-name="Standard"><text:s text:c="14"/>sb-row-opt-top</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90db1d44-b9aa-4efb-98c2-a3e4bd8c7ae9" class="sb-column</text:p>
      <text:p text:style-name="Standard"><text:s text:c="14"/>col-xs-12</text:p>
      <text:p text:style-name="Standard"><text:s text:c="14"/>col-sm-12</text:p>
      <text:p text:style-name="Standard"><text:s text:c="14"/>col-md-5</text:p>
      <text:p text:style-name="Standard"><text:s text:c="14"/>col-lg-5</text:p>
      <text:p text:style-name="Standard"><text:s text:c="14"/>col-xl-5</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 class="sb-column-content "&gt;</text:p>
      <text:p text:style-name="Standard"><text:s text:c="4"/></text:p>
      <text:p text:style-name="Standard"><text:soft-page-break/><text:s text:c="4"/>&lt;!--htmlhint spec-char-escape:false --&gt;</text:p>
      <text:p text:style-name="Standard"/>
      <text:p text:style-name="Standard"><text:s text:c="2"/>&lt;div id="sb-id-6cb16ad1-2e9e-4934-b7fd-1f21173daafd"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42a67805-2f98-4f4d-94e1-311ea2ae6d43"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ea1c1900-20db-4dda-a7a4-2ede305851a3" class="sb-column-content "&gt;</text:p>
      <text:p text:style-name="Standard"><text:s text:c="4"/></text:p>
      <text:p text:style-name="Standard"><text:s text:c="4"/>&lt;p&gt;</text:p>
      <text:p text:style-name="Standard"><text:s text:c="2"/>&lt;/p&gt;&lt;div style="display: none;"&gt;</text:p>
      <text:p text:style-name="Standard"><text:s text:c="4"/></text:p>
      <text:p text:style-name="Standard"><text:s text:c="4"/></text:p>
      <text:p text:style-name="Standard"><text:s text:c="2"/>&lt;/div&gt;</text:p>
      <text:p text:style-name="Standard"><text:s text:c="2"/></text:p>
      <text:p text:style-name="Standard"><text:s text:c="4"/>&lt;div data-aos="slide-up" data-aos-offset="120" data-aos-delay="0" data-aos-duration="400" data-aos-easing="ease-in-out" data-aos-once="true" class="sb-section-title sb-section-alignable option-width " data-component-field="title" data-sb-field="text" data-sb-is-link="" data-sb-type="text" data-sb-uuid="8f90d8dd-93ef-46eb-95d8-0662a61b1687"&gt;Expert minds&lt;/div&gt;</text:p>
      <text:p text:style-name="Standard"><text:s text:c="2"/></text:p>
      <text:p text:style-name="Standard"/>
      <text:p text:style-name="Standard"/>
      <text:p text:style-name="Standard"><text:soft-page-break/><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6ea2b10d-ac2a-42f4-b8fa-bbdf7d85d69f"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d5693553-a93f-47e8-9379-6734a2dcdc45"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sub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573bd68c-c01b-4c5d-b92f-034d49f7bf58" class="sb-column-content "&gt;</text:p>
      <text:p text:style-name="Standard"><text:s text:c="4"/></text:p>
      <text:p text:style-name="Standard"><text:s text:c="4"/>&lt;p&gt;&lt;/p&gt;&lt;div data-aos="slide-up" data-aos-offset="120" data-aos-delay="50" data-aos-duration="400" data-aos-easing="ease-in-out" data-aos-once="true" class="sb-section-subtitle sb-section-alignable option-width" data-component-field="subtitle" data-sb-field="text" data-sb-is-link="" <text:soft-page-break/>data-sb-type="text" data-sb-uuid="283cb529-f8f0-406c-9453-141ae3ca0669"&gt;Guiding you to mental wellness&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lt;!--htmlhint spec-char-escape:false --&gt;</text:p>
      <text:p text:style-name="Standard"/>
      <text:p text:style-name="Standard"/>
      <text:p text:style-name="Standard"><text:s text:c="2"/>&lt;div id="sb-id-2ddbecce-9a9a-49ef-b3a9-661be852ab02" class="sb-column</text:p>
      <text:p text:style-name="Standard"><text:s text:c="14"/>col-xs-12</text:p>
      <text:p text:style-name="Standard"><text:s text:c="14"/>col-sm-12</text:p>
      <text:p text:style-name="Standard"><text:s text:c="14"/>col-md-5</text:p>
      <text:p text:style-name="Standard"><text:s text:c="14"/>col-lg-5</text:p>
      <text:p text:style-name="Standard"><text:s text:c="14"/>col-xl-5</text:p>
      <text:p text:style-name="Standard"><text:s text:c="14"/>col-xs-offset-0</text:p>
      <text:p text:style-name="Standard"><text:s text:c="14"/>col-sm-offset-0</text:p>
      <text:p text:style-name="Standard"><text:s text:c="14"/>col-md-offset-2</text:p>
      <text:p text:style-name="Standard"><text:s text:c="14"/>col-lg-offset-2</text:p>
      <text:p text:style-name="Standard"><text:s text:c="14"/>col-xl-offset-2</text:p>
      <text:p text:style-name="Standard"><text:s text:c="14"/></text:p>
      <text:p text:style-name="Standard"><text:s text:c="14"/>sb-component-</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 class="sb-column-content "&gt;</text:p>
      <text:p text:style-name="Standard"><text:s text:c="4"/></text:p>
      <text:p text:style-name="Standard"><text:s text:c="4"/>&lt;!--htmlhint spec-char-escape:false --&gt;</text:p>
      <text:p text:style-name="Standard"/>
      <text:p text:style-name="Standard"><text:s text:c="2"/>&lt;div id="sb-id-67701873-7d68-4d84-968c-8e7ae914e51e" class="row</text:p>
      <text:p text:style-name="Standard"><text:s text:c="14"/>sb-row</text:p>
      <text:p text:style-name="Standard"><text:s text:c="14"/>sb-row-opt-padding-top-none</text:p>
      <text:p text:style-name="Standard"><text:s text:c="14"/>sb-row-opt-padding-bottom-none</text:p>
      <text:p text:style-name="Standard"><text:soft-page-break/><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0ceec30a-237d-4925-8cac-539304c968b5"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paragraph</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3626bc3d-1835-4a54-b620-75d9eb90c66a" class="sb-column-content "&gt;</text:p>
      <text:p text:style-name="Standard"><text:s text:c="4"/></text:p>
      <text:p text:style-name="Standard"><text:s text:c="4"/>&lt;div data-aos="slide-up" data-aos-offset="120" data-aos-delay="100" data-aos-duration="400" data-aos-easing="ease-in-out" data-aos-once="true" class="sb-paragraph option-width sb-section-alignable" data-component-field="text" data-sb-field="text" data-sb-is-link="" data-sb-type="rich-text" data-sb-uuid="95c146e2-961a-4e9b-b6c9-d5acef94a179"&gt;</text:p>
      <text:p text:style-name="Standard"><text:tab/>&lt;p&gt;&lt;/p&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e24c0660-8e6b-4def-8a00-2f8757347708" class="row</text:p>
      <text:p text:style-name="Standard"><text:soft-page-break/><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16a46eb6-7eb6-407e-a2fd-876058e49f26"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call-to-action</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64a725aa-d6d7-4d45-9b72-d09ff2a5c870" class="sb-column-content "&gt;</text:p>
      <text:p text:style-name="Standard"><text:s text:c="4"/></text:p>
      <text:p text:style-name="Standard"><text:s text:c="4"/>&lt;p&gt;</text:p>
      <text:p text:style-name="Standard"><text:s text:c="2"/>&lt;/p&gt;&lt;div class="sb-cta-wrapper sb-section-alignable sb-btn-full-width"&gt;</text:p>
      <text:p text:style-name="Standard"><text:s text:c="4"/></text:p>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text:p>
      <text:p text:style-name="Standard"><text:soft-page-break/><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a141ac3b-41f3-4040-b317-c2860d81170f" class="row</text:p>
      <text:p text:style-name="Standard"><text:s text:c="14"/>sb-row</text:p>
      <text:p text:style-name="Standard"><text:s text:c="14"/>sb-row-opt-padding-top-none</text:p>
      <text:p text:style-name="Standard"><text:s text:c="14"/>sb-row-opt-padding-bottom-small</text:p>
      <text:p text:style-name="Standard"><text:s text:c="14"/>sb-row-opt-top</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36050cf2-905d-4fa2-b174-2310dd6a1bdc"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list</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9ed65c61-8e10-42a0-a2da-b37c23dd5669" class="sb-column-content "&gt;</text:p>
      <text:p text:style-name="Standard"><text:s text:c="4"/></text:p>
      <text:p text:style-name="Standard"><text:s text:c="4"/>&lt;span style="display: none;"&gt;</text:p>
      <text:p text:style-name="Standard"><text:s text:c="2"/></text:p>
      <text:p text:style-name="Standard"><text:s text:c="2"/></text:p>
      <text:p text:style-name="Standard"><text:s text:c="2"/></text:p>
      <text:p text:style-name="Standard"><text:s text:c="2"/></text:p>
      <text:p text:style-name="Standard"><text:s text:c="2"/></text:p>
      <text:p text:style-name="Standard">&lt;/span&gt;</text:p>
      <text:p text:style-name="Standard"><text:soft-page-break/></text:p>
      <text:p text:style-name="Standard"/>
      <text:p text:style-name="Standard"/>
      <text:p text:style-name="Standard">&lt;div class="sb-list-section" data-sb-uuid="9ed65c61-8e10-42a0-a2da-b37c23dd5669" id="sb-list-section-9ed65c61-8e10-42a0-a2da-b37c23dd5669"&gt;</text:p>
      <text:p text:style-name="Standard">&lt;div class="option-width sb-section-alignable"&gt;</text:p>
      <text:p text:style-name="Standard"><text:s text:c="4"/></text:p>
      <text:p text:style-name="Standard"><text:s text:c="4"/></text:p>
      <text:p text:style-name="Standard"><text:s text:c="4"/></text:p>
      <text:p text:style-name="Standard"><text:s text:c="2"/>&lt;/div&gt;</text:p>
      <text:p text:style-name="Standard"/>
      <text:p text:style-name="Standard"><text:s text:c="2"/></text:p>
      <text:p text:style-name="Standard"/>
      <text:p text:style-name="Standard"><text:s text:c="2"/>&lt;ul class="items-grid sb-list items-grid--has-active-items" data-sb-uuid="9ed65c61-8e10-42a0-a2da-b37c23dd5669"&gt;</text:p>
      <text:p text:style-name="Standard"><text:s text:c="4"/></text:p>
      <text:p text:style-name="Standard"><text:s text:c="6"/>&lt;li data-aos="fade-in" data-aos-offset="120" data-aos-delay="0" data-aos-duration="400" data-aos-easing="ease-in-out" data-aos-once="true" class="items-grid__item items-grid__item--bg-default active tag-all " data-title=""&gt;</text:p>
      <text:p text:style-name="Standard">&lt;div class="items-grid__item-body"&gt;</text:p>
      <text:p text:style-name="Standard"><text:s text:c="10"/></text:p>
      <text:p text:style-name="Standard"><text:s text:c="10"/>&lt;div class="items-grid__item-content"&gt;</text:p>
      <text:p text:style-name="Standard"><text:s text:c="12"/></text:p>
      <text:p text:style-name="Standard"><text:s text:c="12"/></text:p>
      <text:p text:style-name="Standard"><text:s text:c="12"/></text:p>
      <text:p text:style-name="Standard"/>
      <text:p text:style-name="Standard"><text:s text:c="12"/></text:p>
      <text:p text:style-name="Standard"><text:s text:c="14"/></text:p>
      <text:p text:style-name="Standard"><text:s text:c="16"/>&lt;div class="items-grid__summary" data-component-field="bio_summary" data-sb-field="bio_summary" data-sb-is-link="" data-sb-type="rich-text" data-sb-uuid="6ecb9e34-c137-4d9a-b511-b9bf8a16674e"&gt;&lt;p&gt; &lt;/p&gt;&lt;ol&gt;&lt;li&gt;&lt;strong&gt;Schizophrenia (Early-Onset Schizophrenia - EOS)&lt;/strong&gt;&lt;br&gt; &lt;/li&gt;&lt;ul&gt;&lt;li&gt;A rare but severe disorder causing hallucinations, delusions, disorganized thinking, and impaired functioning, typically emerging in late adolescence.&lt;/li&gt;&lt;/ul&gt;&lt;li&gt;&lt;strong&gt;Bipolar Disorder (Juvenile Bipolar Disorder)&lt;/strong&gt;&lt;br&gt; &lt;/li&gt;&lt;ul&gt;&lt;li&gt;Characterized by extreme mood swings between manic episodes (elevated energy, impulsivity) and depressive episodes (sadness, fatigue).&lt;/li&gt;&lt;/ul&gt;&lt;li&gt;&lt;strong&gt;Severe Autism Spectrum Disorder (ASD) with Intellectual Disability&lt;/strong&gt;&lt;br&gt; &lt;/li&gt;&lt;ul&gt;&lt;li&gt;A neurodevelopmental disorder affecting social interaction, communication, and behavior, sometimes with self-injurious tendencies.&lt;/li&gt;&lt;/ul&gt;&lt;li&gt;&lt;strong&gt;Obsessive-Compulsive Disorder (OCD) - Severe Cases&lt;/strong&gt;&lt;br&gt; &lt;/li&gt;&lt;ul&gt;&lt;li&gt;Causes intrusive thoughts (obsessions) and repetitive behaviors (compulsions) that interfere with daily life.&lt;/li&gt;&lt;/ul&gt;&lt;li&gt;&lt;strong&gt;Major Depressive Disorder (MDD) with Psychotic Features&lt;/strong&gt;&lt;br&gt; &lt;/li&gt;&lt;ul&gt;&lt;li&gt;Severe depression with hallucinations or delusions, often leading to self-harm or suicidal ideation.&lt;/li&gt;&lt;/ul&gt;&lt;li&gt;&lt;strong&gt;Generalized Anxiety Disorder (GAD) - Severe Childhood Anxiety&lt;/strong&gt;&lt;br&gt; &lt;/li&gt;&lt;ul&gt;&lt;li&gt;Excessive worry and fear that can interfere with school and social life, sometimes leading to panic attacks.&lt;/li&gt;&lt;/ul&gt;&lt;li&gt;&lt;strong&gt;Post-Traumatic Stress Disorder (PTSD) - Childhood or Adolescent Trauma&lt;/strong&gt;&lt;br&gt; &lt;/li&gt;&lt;ul&gt;&lt;li&gt;Caused by exposure to traumatic events, leading to flashbacks, nightmares, and emotional dysregulation.&lt;/li&gt;&lt;/ul&gt;&lt;li&gt;&lt;strong&gt;Reactive Attachment Disorder (RAD)&lt;/strong&gt;&lt;br&gt; &lt;/li&gt;&lt;ul&gt;&lt;li&gt;A condition in young children who experience neglect or abuse, <text:soft-page-break/>leading to difficulty forming healthy emotional bonds.&lt;/li&gt;&lt;/ul&gt;&lt;li&gt;&lt;strong&gt;Severe Eating Disorders (Anorexia Nervosa, Bulimia Nervosa, ARFID)&lt;/strong&gt;&lt;br&gt; &lt;/li&gt;&lt;ul&gt;&lt;li&gt;Disorders involving dangerous eating behaviors that can lead to malnutrition, organ failure, or death.&lt;/li&gt;&lt;/ul&gt;&lt;li&gt;&lt;strong&gt;Disruptive Mood Dysregulation Disorder (DMDD)&lt;/strong&gt;&lt;br&gt; &lt;/li&gt;&lt;/ol&gt;&lt;ul&gt;&lt;li&gt;Severe temper outbursts and chronic irritability, leading to difficulties in school and relationships.&lt;/li&gt;&lt;/ul&gt;&lt;/div&gt;</text:p>
      <text:p text:style-name="Standard"><text:s text:c="14"/></text:p>
      <text:p text:style-name="Standard"><text:s text:c="12"/></text:p>
      <text:p text:style-name="Standard"/>
      <text:p text:style-name="Standard"><text:s text:c="12"/></text:p>
      <text:p text:style-name="Standard"><text:s text:c="14"/></text:p>
      <text:p text:style-name="Standard"><text:s text:c="14"/>&lt;div class="items-grid__link" data-component-field="" data-sb-field="" data-sb-is-link="true" data-sb-type="" data-sb-uuid=""&gt;</text:p>
      <text:p text:style-name="Standard">&lt;a class="sb-button sb-button--secondary" data-component-field="" data-sb-field="" data-sb-is-link="true" data-sb-type="" data-sb-uuid="6ecb9e34-c137-4d9a-b511-b9bf8a16674e" href="/dr-jane-doe" rel=" " target=""&gt;Read more&lt;/a&gt;</text:p>
      <text:p text:style-name="Standard">&lt;/div&gt;</text:p>
      <text:p text:style-name="Standard"><text:s text:c="12"/></text:p>
      <text:p text:style-name="Standard"/>
      <text:p text:style-name="Standard"><text:s text:c="12"/></text:p>
      <text:p text:style-name="Standard"><text:s text:c="12"/>&lt;div class="items-grid__contact-details" data-component-field="item" data-sb-field="phone" data-sb-is-link="" data-sb-type="phone" data-sb-uuid="6ecb9e34-c137-4d9a-b511-b9bf8a16674e"&gt;</text:p>
      <text:p text:style-name="Standard"><text:s text:c="14"/></text:p>
      <text:p text:style-name="Standard"><text:s text:c="14"/></text:p>
      <text:p text:style-name="Standard"><text:s text:c="14"/></text:p>
      <text:p text:style-name="Standard"><text:s text:c="14"/></text:p>
      <text:p text:style-name="Standard"/>
      <text:p text:style-name="Standard"><text:s text:c="14"/></text:p>
      <text:p text:style-name="Standard"><text:s text:c="14"/>&lt;span style="display: none;"&gt;</text:p>
      <text:p text:style-name="Standard"><text:s text:c="2"/></text:p>
      <text:p text:style-name="Standard">&lt;/span&gt;</text:p>
      <text:p text:style-name="Standard"/>
      <text:p text:style-name="Standard"><text:s text:c="14"/></text:p>
      <text:p text:style-name="Standard"><text:s text:c="12"/>&lt;/div&gt;</text:p>
      <text:p text:style-name="Standard">&lt;/div&gt;</text:p>
      <text:p text:style-name="Standard">&lt;/div&gt;</text:p>
      <text:p text:style-name="Standard">&lt;/li&gt;</text:p>
      <text:p text:style-name="Standard"><text:s text:c="4"/></text:p>
      <text:p text:style-name="Standard"><text:s text:c="6"/>&lt;li data-aos="fade-in" data-aos-offset="120" data-aos-delay="50" data-aos-duration="400" data-aos-easing="ease-in-out" data-aos-once="true" class="items-grid__item items-grid__item--bg-default <text:s/>tag-all " data-title="anthony atuke"&gt;</text:p>
      <text:p text:style-name="Standard">&lt;div class="items-grid__item-body"&gt;</text:p>
      <text:p text:style-name="Standard"><text:s text:c="10"/></text:p>
      <text:p text:style-name="Standard"><text:s text:c="10"/>&lt;div class="items-grid__item-content"&gt;</text:p>
      <text:p text:style-name="Standard"><text:s text:c="12"/></text:p>
      <text:p text:style-name="Standard"><text:s text:c="14"/>&lt;div class="items-grid__header h3" data-component-field="name" data-sb-field="name" data-sb-is-link="" data-sb-type="text" data-sb-uuid="d1a65234-0940-4848-a8d1-ce50583dde0d"&gt;</text:p>
      <text:p text:style-name="Standard"><text:s text:c="16"/>Anthony Atuke</text:p>
      <text:p text:style-name="Standard"><text:s text:c="16"/></text:p>
      <text:p text:style-name="Standard"><text:soft-page-break/></text:p>
      <text:p text:style-name="Standard"/>
      <text:p text:style-name="Standard"/>
      <text:p text:style-name="Standard"/>
      <text:p text:style-name="Standard"><text:s text:c="16"/></text:p>
      <text:p text:style-name="Standard"><text:s text:c="14"/>&lt;/div&gt;</text:p>
      <text:p text:style-name="Standard"><text:s text:c="12"/></text:p>
      <text:p text:style-name="Standard"><text:s text:c="12"/></text:p>
      <text:p text:style-name="Standard"><text:s text:c="12"/></text:p>
      <text:p text:style-name="Standard"><text:s text:c="14"/>&lt;div class="items-grid__subheader h5" data-component-field="job_title" data-sb-field="job_title" data-sb-is-link="" data-sb-type="text" data-sb-uuid="d1a65234-0940-4848-a8d1-ce50583dde0d"&gt;Mental Health Counselor&lt;/div&gt;</text:p>
      <text:p text:style-name="Standard"><text:s text:c="12"/></text:p>
      <text:p text:style-name="Standard"/>
      <text:p text:style-name="Standard"><text:s text:c="12"/></text:p>
      <text:p text:style-name="Standard"><text:s text:c="14"/></text:p>
      <text:p text:style-name="Standard"><text:s text:c="16"/>&lt;div class="items-grid__summary" data-component-field="bio_summary" data-sb-field="bio_summary" data-sb-is-link="" data-sb-type="rich-text" data-sb-uuid="d1a65234-0940-4848-a8d1-ce50583dde0d"&gt;&lt;p&gt;A dedicated Mental Health Counselor focused on personalized care and support.&lt;/p&gt;&lt;p&gt;Call on: 0738416310&lt;/p&gt;&lt;/div&gt;</text:p>
      <text:p text:style-name="Standard"><text:s text:c="14"/></text:p>
      <text:p text:style-name="Standard"><text:s text:c="12"/></text:p>
      <text:p text:style-name="Standard"/>
      <text:p text:style-name="Standard"><text:s text:c="12"/></text:p>
      <text:p text:style-name="Standard"><text:s text:c="14"/></text:p>
      <text:p text:style-name="Standard"><text:s text:c="14"/>&lt;div class="items-grid__link" data-component-field="" data-sb-field="" data-sb-is-link="true" data-sb-type="" data-sb-uuid=""&gt;</text:p>
      <text:p text:style-name="Standard">&lt;a class="sb-button sb-button--secondary" data-component-field="" data-sb-field="" data-sb-is-link="true" data-sb-type="" data-sb-uuid="d1a65234-0940-4848-a8d1-ce50583dde0d" href="/mr-john-smith" rel=" " target=""&gt;Learn more about mental illnesses&lt;/a&gt;</text:p>
      <text:p text:style-name="Standard">&lt;/div&gt;</text:p>
      <text:p text:style-name="Standard"><text:s text:c="12"/></text:p>
      <text:p text:style-name="Standard"/>
      <text:p text:style-name="Standard"><text:s text:c="12"/></text:p>
      <text:p text:style-name="Standard"><text:s text:c="12"/>&lt;div class="items-grid__contact-details" data-component-field="item" data-sb-field="phone" data-sb-is-link="" data-sb-type="phone" data-sb-uuid="d1a65234-0940-4848-a8d1-ce50583dde0d"&gt;</text:p>
      <text:p text:style-name="Standard"><text:s text:c="14"/></text:p>
      <text:p text:style-name="Standard"><text:s text:c="14"/></text:p>
      <text:p text:style-name="Standard"><text:s text:c="14"/></text:p>
      <text:p text:style-name="Standard"><text:s text:c="14"/></text:p>
      <text:p text:style-name="Standard"/>
      <text:p text:style-name="Standard"><text:s text:c="14"/></text:p>
      <text:p text:style-name="Standard"><text:s text:c="14"/>&lt;span style="display: none;"&gt;</text:p>
      <text:p text:style-name="Standard"><text:s text:c="2"/></text:p>
      <text:p text:style-name="Standard">&lt;/span&gt;</text:p>
      <text:p text:style-name="Standard"/>
      <text:p text:style-name="Standard"><text:s text:c="14"/></text:p>
      <text:p text:style-name="Standard"><text:s text:c="12"/>&lt;/div&gt;</text:p>
      <text:p text:style-name="Standard">&lt;/div&gt;</text:p>
      <text:p text:style-name="Standard"><text:soft-page-break/>&lt;/div&gt;</text:p>
      <text:p text:style-name="Standard">&lt;/li&gt;</text:p>
      <text:p text:style-name="Standard"><text:s text:c="4"/></text:p>
      <text:p text:style-name="Standard"><text:s text:c="6"/>&lt;li data-aos="fade-in" data-aos-offset="120" data-aos-delay="100" data-aos-duration="400" data-aos-easing="ease-in-out" data-aos-once="true" class="items-grid__item items-grid__item--bg-default active tag-all " data-title=""&gt;</text:p>
      <text:p text:style-name="Standard">&lt;div class="items-grid__item-body"&gt;</text:p>
      <text:p text:style-name="Standard"><text:s text:c="10"/></text:p>
      <text:p text:style-name="Standard"><text:s text:c="10"/>&lt;div class="items-grid__item-content"&gt;</text:p>
      <text:p text:style-name="Standard"><text:s text:c="12"/></text:p>
      <text:p text:style-name="Standard"><text:s text:c="12"/></text:p>
      <text:p text:style-name="Standard"><text:s text:c="12"/></text:p>
      <text:p text:style-name="Standard"/>
      <text:p text:style-name="Standard"><text:s text:c="12"/></text:p>
      <text:p text:style-name="Standard"><text:s text:c="14"/></text:p>
      <text:p text:style-name="Standard"><text:s text:c="16"/>&lt;div class="items-grid__summary" data-component-field="bio_summary" data-sb-field="bio_summary" data-sb-is-link="" data-sb-type="rich-text" data-sb-uuid="8d3d91d6-6ff6-44cd-aae6-6ff69580a74b"&gt;&lt;p&gt; &lt;/p&gt;&lt;ul&gt;&lt;li&gt;&lt;strong&gt;Schizophrenia&lt;/strong&gt; – A severe mental disorder that affects thinking, emotions, and behavior, often causing hallucinations, delusions, and cognitive impairment.&lt;br&gt; &lt;/li&gt;&lt;li&gt;&lt;strong&gt;Bipolar I &amp;amp; II Disorder&lt;/strong&gt; – Characterized by extreme mood swings, including manic (elevated energy) and depressive episodes that disrupt daily life.&lt;br&gt; &lt;/li&gt;&lt;li&gt;&lt;strong&gt;Major Depressive Disorder (MDD) with Psychotic Features&lt;/strong&gt; – A severe form of depression that includes hallucinations or delusions along with persistent sadness and loss of interest.&lt;br&gt; &lt;/li&gt;&lt;li&gt;&lt;strong&gt;Obsessive-Compulsive Disorder (OCD)&lt;/strong&gt; – A chronic condition involving intrusive thoughts (obsessions) and repetitive behaviors (compulsions) that interfere with daily functioning.&lt;br&gt; &lt;/li&gt;&lt;li&gt;&lt;strong&gt;Borderline Personality Disorder (BPD)&lt;/strong&gt; – Marked by unstable moods, relationships, and self-image, often leading to impulsive actions and intense emotional reactions.&lt;br&gt; &lt;/li&gt;&lt;li&gt;&lt;strong&gt;Dissociative Identity Disorder (DID)&lt;/strong&gt; – Previously called multiple personality disorder, DID involves two or more distinct personality states, often linked to severe trauma.&lt;br&gt; &lt;/li&gt;&lt;li&gt;&lt;strong&gt;Paranoid Personality Disorder (PPD)&lt;/strong&gt; – A long-term pattern of distrust and suspicion of others, even without sufficient reason.&lt;br&gt; &lt;/li&gt;&lt;li&gt;&lt;strong&gt;Schizoaffective Disorder&lt;/strong&gt; – A mix of schizophrenia and mood disorder symptoms, including hallucinations, delusions, and episodes of mania or depression.&lt;br&gt; &lt;/li&gt;&lt;li&gt;&lt;strong&gt;Complex PTSD (C-PTSD)&lt;/strong&gt; – A more severe form of PTSD that arises from prolonged trauma, causing emotional dysregulation, dissociation, and difficulty with relationships.&lt;br&gt; &lt;/li&gt;&lt;li&gt;&lt;strong&gt;Histrionic Personality Disorder (HPD)&lt;/strong&gt; – Characterized by excessive attention-seeking behavior, emotional instability, and an intense need for approval.&lt;/li&gt;&lt;/ul&gt;&lt;/div&gt;</text:p>
      <text:p text:style-name="Standard"><text:s text:c="14"/></text:p>
      <text:p text:style-name="Standard"><text:s text:c="12"/></text:p>
      <text:p text:style-name="Standard"/>
      <text:p text:style-name="Standard"><text:s text:c="12"/></text:p>
      <text:p text:style-name="Standard"><text:s text:c="14"/></text:p>
      <text:p text:style-name="Standard"><text:s text:c="14"/>&lt;div class="items-grid__link" data-component-field="" data-sb-field="" data-sb-is-link="true" data-sb-type="" data-sb-uuid=""&gt;</text:p>
      <text:p text:style-name="Standard">&lt;a class="sb-button sb-button--secondary" data-component-field="" data-sb-field="" data-sb-is-link="true" data-sb-type="" data-sb-uuid="8d3d91d6-6ff6-44cd-aae6-6ff69580a74b" href="/ms-emily-johnson" rel=" " target=""&gt;Read more&lt;/a&gt;</text:p>
      <text:p text:style-name="Standard">&lt;/div&gt;</text:p>
      <text:p text:style-name="Standard"><text:s text:c="12"/></text:p>
      <text:p text:style-name="Standard"><text:soft-page-break/></text:p>
      <text:p text:style-name="Standard"><text:s text:c="12"/></text:p>
      <text:p text:style-name="Standard"><text:s text:c="12"/>&lt;div class="items-grid__contact-details" data-component-field="item" data-sb-field="phone" data-sb-is-link="" data-sb-type="phone" data-sb-uuid="8d3d91d6-6ff6-44cd-aae6-6ff69580a74b"&gt;</text:p>
      <text:p text:style-name="Standard"><text:s text:c="14"/></text:p>
      <text:p text:style-name="Standard"><text:s text:c="14"/></text:p>
      <text:p text:style-name="Standard"><text:s text:c="14"/></text:p>
      <text:p text:style-name="Standard"><text:s text:c="14"/></text:p>
      <text:p text:style-name="Standard"/>
      <text:p text:style-name="Standard"><text:s text:c="14"/></text:p>
      <text:p text:style-name="Standard"><text:s text:c="14"/>&lt;span style="display: none;"&gt;</text:p>
      <text:p text:style-name="Standard"><text:s text:c="2"/></text:p>
      <text:p text:style-name="Standard">&lt;/span&gt;</text:p>
      <text:p text:style-name="Standard"/>
      <text:p text:style-name="Standard"><text:s text:c="14"/></text:p>
      <text:p text:style-name="Standard"><text:s text:c="12"/>&lt;/div&gt;</text:p>
      <text:p text:style-name="Standard">&lt;/div&gt;</text:p>
      <text:p text:style-name="Standard">&lt;/div&gt;</text:p>
      <text:p text:style-name="Standard">&lt;/li&gt;</text:p>
      <text:p text:style-name="Standard"><text:s text:c="4"/></text:p>
      <text:p text:style-name="Standard"><text:s text:c="2"/>&lt;/ul&gt;</text:p>
      <text:p text:style-name="Standard"/>
      <text:p text:style-name="Standard"><text:s text:c="2"/></text:p>
      <text:p text:style-name="Standard"/>
      <text:p text:style-name="Standard"><text:s text:c="2"/>&lt;div class="sb-cta-wrapper sb-section-alignable sb-btn-full-width"&gt;</text:p>
      <text:p text:style-name="Standard"><text:s text:c="4"/></text:p>
      <text:p text:style-name="Standard"><text:s text:c="6"/></text:p>
      <text:p text:style-name="Standard"><text:s text:c="4"/></text:p>
      <text:p text:style-name="Standard"><text:s text:c="2"/>&lt;/div&gt;</text:p>
      <text:p text:style-name="Standard">&lt;/div&gt;</text:p>
      <text:p text:style-name="Standard">&lt;div skip-data-sb="" style="display: none;"&gt;</text:p>
      <text:p text:style-name="Standard"><text:s text:c="2"/></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lt;!--htmlhint attr-no-duplication:false --&gt;</text:p>
      <text:p text:style-name="Standard"/>
      <text:p text:style-name="Standard"><text:s text:c="2"/>&lt;section data-slug="single-quote-carousel-center-width-sm" id="testimonials" class="sb-section</text:p>
      <text:p text:style-name="Standard"><text:soft-page-break/><text:s text:c="18"/>sb-section-opt-light</text:p>
      <text:p text:style-name="Standard"><text:s text:c="18"/></text:p>
      <text:p text:style-name="Standard"><text:s text:c="18"/></text:p>
      <text:p text:style-name="Standard"><text:s text:c="18"/>option-align-content-left option-slider-dots-true option-align-left option-slider-arrows-false option-slider-slidesToShow-1 option-testimonial-text-quotes option-slider-backgroundImage-false option-slider-autoplay-false option-width-default option-section-reset-position-all option-slider-dotsPosition-1 option-background-image-fixed option-slider-infinite-false option-slider-dotsStyle-4 option-section-background-hide option-link-decoration-border-bottom-static option-background-image-grayscale" data-sb-id="2de5a004-770c-421a-8fe3-c2fdddabe770" style="</text:p>
      <text:p text:style-name="Standard"><text:s text:c="12"/>--section-height: auto;</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4701c60c-e43c-41be-bce7-d18fdc9176d2"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46cc92de-5552-4cda-80cf-dead8f161336"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photo-testimonial-carousel</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61c1e3e0-32c2-4f7b-a17e-54a01fe082db" class="sb-column-content "&gt;</text:p>
      <text:p text:style-name="Standard"><text:soft-page-break/><text:s text:c="4"/></text:p>
      <text:p text:style-name="Standard"><text:s text:c="4"/>&lt;div class="sb-slider-wrapper sb-photo-testimonial-carousel" id="sb-slider-wrapper-61c1e3e0-32c2-4f7b-a17e-54a01fe082db"&gt;</text:p>
      <text:p text:style-name="Standard">&lt;div class="sb-slider slick" data-sb-uuid="61c1e3e0-32c2-4f7b-a17e-54a01fe082db" id="sb-slider-61c1e3e0-32c2-4f7b-a17e-54a01fe082db"&gt;</text:p>
      <text:p text:style-name="Standard"><text:s text:c="4"/></text:p>
      <text:p text:style-name="Standard"><text:s text:c="2"/>&lt;/div&gt;</text:p>
      <text:p text:style-name="Standard">&lt;div class="sb-slider-arrows"&gt;&lt;/div&gt;</text:p>
      <text:p text:style-name="Standard">&lt;/div&gt;</text:p>
      <text:p text:style-name="Standard">&lt;script&gt;</text:p>
      <text:p text:style-name="Standard"><text:s text:c="2"/>/*</text:p>
      <text:p text:style-name="Standard"><text:s text:c="4"/>Generic script for initializing Slick slider. Any changes made to this script, should be also reflected in other components that have it.</text:p>
      <text:p text:style-name="Standard"><text:s text:c="4"/>There are copies of this script in these components:</text:p>
      <text:p text:style-name="Standard"><text:s text:c="6"/>- hero-carousel</text:p>
      <text:p text:style-name="Standard"><text:s text:c="6"/>- hero-gallery-carousel</text:p>
      <text:p text:style-name="Standard"><text:s text:c="6"/>- image-carousel</text:p>
      <text:p text:style-name="Standard"><text:s text:c="6"/>- photo-testimonial-carousel</text:p>
      <text:p text:style-name="Standard"><text:s text:c="6"/>- photo-testimonial-carousel-2</text:p>
      <text:p text:style-name="Standard"><text:s text:c="6"/>- split-text-image-testimonial-carousel</text:p>
      <text:p text:style-name="Standard"><text:s text:c="6"/>- text-image-carousel</text:p>
      <text:p text:style-name="Standard"><text:s text:c="6"/>- text-image-testimonial-carousel</text:p>
      <text:p text:style-name="Standard"><text:s text:c="2"/>*/</text:p>
      <text:p text:style-name="Standard"><text:s text:c="2"/>$(function() {</text:p>
      <text:p text:style-name="Standard"><text:s text:c="4"/>var count = 0;</text:p>
      <text:p text:style-name="Standard"/>
      <text:p text:style-name="Standard"><text:s text:c="4"/>defer(function() {</text:p>
      <text:p text:style-name="Standard"><text:s text:c="6"/>var $slider = $('#sb-slider-61c1e3e0-32c2-4f7b-a17e-54a01fe082db'),</text:p>
      <text:p text:style-name="Standard"><text:s text:c="8"/>$sliderArrowsContainer = $slider.parent().find('.sb-slider-arrows'),</text:p>
      <text:p text:style-name="Standard"><text:s text:c="8"/>classes = 'option-align-content-left,option-slider-dots-true,option-align-left,option-slider-arrows-false,option-slider-slidesToShow-1,option-testimonial-text-quotes,option-slider-backgroundImage-false,option-slider-autoplay-false,option-width-default,option-section-reset-position-all,option-slider-dotsPosition-1,option-background-image-fixed,option-slider-infinite-false,option-slider-dotsStyle-4,option-section-background-hide,option-link-decoration-border-bottom-static,option-background-image-grayscale'.match(/option-slider-[\w-_]+/g) || [],</text:p>
      <text:p text:style-name="Standard"><text:s text:c="8"/>showDots = 'option-align-content-left,option-slider-dots-true,option-align-left,option-slider-arrows-false,option-slider-slidesToShow-1,option-testimonial-text-quotes,option-slider-backgroundImage-false,option-slider-autoplay-false,option-width-default,option-section-reset-position-all,option-slider-dotsPosition-1,option-background-image-fixed,option-slider-infinite-false,option-slider-dotsStyle-4,option-section-background-hide,option-link-decoration-border-bottom-static,option-background-image-grayscale'.match(/option-slider-dots-true/g) &amp;&amp; $slider.find('.sb-slider__item').length &gt; 1,</text:p>
      <text:p text:style-name="Standard"><text:s text:c="8"/>slideCount = 1,</text:p>
      <text:p text:style-name="Standard"><text:s text:c="8"/>sliderOptions = {</text:p>
      <text:p text:style-name="Standard"><text:s text:c="10"/>appendArrows: $sliderArrowsContainer,</text:p>
      <text:p text:style-name="Standard"><text:s text:c="10"/>arrows: false,</text:p>
      <text:p text:style-name="Standard"><text:s text:c="10"/>slidesToShow: 1,</text:p>
      <text:p text:style-name="Standard"><text:s text:c="10"/>dots: showDots</text:p>
      <text:p text:style-name="Standard"><text:s text:c="8"/>};</text:p>
      <text:p text:style-name="Standard"><text:soft-page-break/></text:p>
      <text:p text:style-name="Standard"><text:s text:c="6"/>classes.forEach(function(item) {</text:p>
      <text:p text:style-name="Standard"><text:s text:c="8"/>// Get configs for slider from optional classes</text:p>
      <text:p text:style-name="Standard"><text:s text:c="8"/>// Result is a key/value pair, eg { speed: 500 }</text:p>
      <text:p text:style-name="Standard"><text:s text:c="8"/>var options = item.split('-');</text:p>
      <text:p text:style-name="Standard"><text:s text:c="8"/>sliderOptions[options[2]] = JSON.parse(options[3]);</text:p>
      <text:p text:style-name="Standard"><text:s text:c="6"/>});</text:p>
      <text:p text:style-name="Standard"/>
      <text:p text:style-name="Standard"><text:s text:c="6"/>sliderOptions.dots = showDots;</text:p>
      <text:p text:style-name="Standard"/>
      <text:p text:style-name="Standard"><text:s text:c="6"/>$slider.on('init', function(e, slick) {</text:p>
      <text:p text:style-name="Standard"><text:s text:c="8"/>slideCount = slick.slideCount</text:p>
      <text:p text:style-name="Standard"><text:s text:c="6"/>});</text:p>
      <text:p text:style-name="Standard"/>
      <text:p text:style-name="Standard"><text:s text:c="6"/>$slider.not('.slick-initialized').slick(sliderOptions);</text:p>
      <text:p text:style-name="Standard"/>
      <text:p text:style-name="Standard"><text:s text:c="6"/>// show mobile swipe notification</text:p>
      <text:p text:style-name="Standard"><text:s text:c="6"/>if (slideCount &gt; 1 &amp;&amp; window.b12 &amp;&amp; window.b12.MobileSwipeNotification) {</text:p>
      <text:p text:style-name="Standard"><text:s text:c="8"/>var notification = new window.b12.MobileSwipeNotification('sb-slider-wrapper-61c1e3e0-32c2-4f7b-a17e-54a01fe082db')</text:p>
      <text:p text:style-name="Standard"><text:s text:c="8"/>notification.init();</text:p>
      <text:p text:style-name="Standard"><text:s text:c="6"/>}</text:p>
      <text:p text:style-name="Standard"><text:s text:c="4"/>});</text:p>
      <text:p text:style-name="Standard"/>
      <text:p text:style-name="Standard"><text:s text:c="4"/>// hacky way to wait until lib is loaded</text:p>
      <text:p text:style-name="Standard"><text:s text:c="4"/>function defer(method) {</text:p>
      <text:p text:style-name="Standard"><text:s text:c="6"/>if ($.fn.slick) {</text:p>
      <text:p text:style-name="Standard"><text:s text:c="8"/>method();</text:p>
      <text:p text:style-name="Standard"><text:s text:c="6"/>} else {</text:p>
      <text:p text:style-name="Standard"><text:s text:c="8"/>if (count &lt;= 10) {</text:p>
      <text:p text:style-name="Standard"><text:s text:c="10"/>setTimeout(function() { defer(method) }, 100);</text:p>
      <text:p text:style-name="Standard"><text:s text:c="10"/>count++;</text:p>
      <text:p text:style-name="Standard"><text:s text:c="8"/>}</text:p>
      <text:p text:style-name="Standard"><text:s text:c="6"/>}</text:p>
      <text:p text:style-name="Standard"><text:s text:c="4"/>}</text:p>
      <text:p text:style-name="Standard"><text:s text:c="2"/>});</text:p>
      <text:p text:style-name="Standard">&lt;/script&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text:soft-page-break/></text:p>
      <text:p text:style-name="Standard">&lt;!--htmlhint attr-no-duplication:false --&gt;</text:p>
      <text:p text:style-name="Standard"/>
      <text:p text:style-name="Standard"><text:s text:c="2"/>&lt;section data-slug="text-grid-3-col-left-portrait-lg" id="how-it-works" class="sb-section</text:p>
      <text:p text:style-name="Standard"><text:s text:c="18"/>sb-section-opt-light</text:p>
      <text:p text:style-name="Standard"><text:s text:c="18"/></text:p>
      <text:p text:style-name="Standard"><text:s text:c="18"/></text:p>
      <text:p text:style-name="Standard"><text:s text:c="18"/>option-background-image-grayscale option-align-content-left option-animate-image-fade option-imagesize-lg option-modal-background-dark option-grid-align-default option-background-image-fixed option-imagecrop-rectangle-portrait option-link-decoration-border-bottom-static option-columns-3col" data-sb-id="a7d2e77b-9561-417e-8241-09948c929860"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2008b044-e0a7-45d3-a768-1fee5528ffee" class="row</text:p>
      <text:p text:style-name="Standard"><text:s text:c="14"/>sb-row</text:p>
      <text:p text:style-name="Standard"><text:s text:c="14"/>sb-row-opt-padding-top-larg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4d2da994-de02-43e6-b2f7-4cda1c5f0943"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oft-page-break/><text:s text:c="4"/></text:p>
      <text:p text:style-name="Standard"><text:s text:c="6"/>&lt;div id="sb-id-20ef93df-97ad-4d22-a9b2-bc5144e90976" class="sb-column-content "&gt;</text:p>
      <text:p text:style-name="Standard"><text:s text:c="4"/></text:p>
      <text:p text:style-name="Standard"><text:s text:c="4"/>&lt;p&gt;</text:p>
      <text:p text:style-name="Standard"><text:s text:c="2"/>&lt;/p&gt;&lt;div style="display: none;"&gt;</text:p>
      <text:p text:style-name="Standard"><text:s text:c="4"/></text:p>
      <text:p text:style-name="Standard"><text:s text:c="4"/></text:p>
      <text:p text:style-name="Standard"><text:s text:c="2"/>&lt;/div&gt;</text:p>
      <text:p text:style-name="Standard"><text:s text:c="2"/></text:p>
      <text:p text:style-name="Standard"><text:s text:c="4"/>&lt;div data-aos="slide-up" data-aos-offset="120" data-aos-delay="0" data-aos-duration="400" data-aos-easing="ease-in-out" data-aos-once="true" class="sb-section-title sb-section-alignable option-width " data-component-field="title" data-sb-field="text" data-sb-is-link="" data-sb-type="text" data-sb-uuid="0ce6c5b0-e95b-4afd-bfc4-ec535d2faad7"&gt;Empower your mind&lt;/div&gt;</text:p>
      <text:p text:style-name="Standard"><text:s text:c="2"/></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84ab511f-674c-462d-8c14-02d2a3a79e8c"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94f9e578-deaa-4db0-a9c3-410e273986da"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oft-page-break/><text:s text:c="14"/>sb-component-section-sub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96d966f4-a833-4758-9f3b-57ba5154c97a" class="sb-column-content "&gt;</text:p>
      <text:p text:style-name="Standard"><text:s text:c="4"/></text:p>
      <text:p text:style-name="Standard"><text:s text:c="4"/>&lt;p&gt;&lt;/p&gt;&lt;div data-aos="slide-up" data-aos-offset="120" data-aos-delay="50" data-aos-duration="400" data-aos-easing="ease-in-out" data-aos-once="true" class="sb-section-subtitle sb-section-alignable option-width" data-component-field="subtitle" data-sb-field="text" data-sb-is-link="" data-sb-type="text" data-sb-uuid="2ea9e874-dd07-4172-b074-ca6780af026f"&gt;Harness AI for mental wellness&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ae3a4e36-9f84-4c5d-be73-ba220a70863e" class="row</text:p>
      <text:p text:style-name="Standard"><text:s text:c="14"/>sb-row</text:p>
      <text:p text:style-name="Standard"><text:s text:c="14"/>sb-row-opt-padding-top-none</text:p>
      <text:p text:style-name="Standard"><text:s text:c="14"/>sb-row-opt-padding-bottom-small</text:p>
      <text:p text:style-name="Standard"><text:s text:c="14"/>sb-row-opt-top</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f3680658-3638-42bc-8094-21c68c3632dc"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oft-page-break/><text:s text:c="14"/>sb-component-paragraph</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8d1f54f8-eb9b-43dc-bc87-9f901a8a4d9c" class="sb-column-content "&gt;</text:p>
      <text:p text:style-name="Standard"><text:s text:c="4"/></text:p>
      <text:p text:style-name="Standard"><text:s text:c="4"/>&lt;div data-aos="slide-up" data-aos-offset="120" data-aos-delay="100" data-aos-duration="400" data-aos-easing="ease-in-out" data-aos-once="true" class="sb-paragraph option-width sb-section-alignable" data-component-field="text" data-sb-field="text" data-sb-is-link="" data-sb-type="rich-text" data-sb-uuid="3ffdfd1c-8efa-413b-bf8b-45bb77d83e9d"&gt;</text:p>
      <text:p text:style-name="Standard"><text:tab/>&lt;p&gt;&lt;/p&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7ccfc846-c7a9-42fe-9553-7403bf46d076" class="row</text:p>
      <text:p text:style-name="Standard"><text:s text:c="14"/>sb-row</text:p>
      <text:p text:style-name="Standard"><text:s text:c="14"/>sb-row-opt-padding-top-none</text:p>
      <text:p text:style-name="Standard"><text:s text:c="14"/>sb-row-opt-padding-bottom-small</text:p>
      <text:p text:style-name="Standard"><text:s text:c="14"/>sb-row-opt-top</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d8b8dee0-d114-4a61-84c6-759d5065600a"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oft-page-break/><text:s text:c="14"/></text:p>
      <text:p text:style-name="Standard"><text:s text:c="14"/>sb-component-image-with-metadata-grid</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28da4f69-ae94-499e-9344-94d4cfdfecce" class="sb-column-content "&gt;</text:p>
      <text:p text:style-name="Standard"><text:s text:c="4"/></text:p>
      <text:p text:style-name="Standard"><text:s text:c="4"/>&lt;span style="display: none;"&gt;</text:p>
      <text:p text:style-name="Standard"><text:s text:c="2"/></text:p>
      <text:p text:style-name="Standard"><text:s text:c="2"/></text:p>
      <text:p text:style-name="Standard"><text:s text:c="2"/></text:p>
      <text:p text:style-name="Standard"><text:s text:c="2"/></text:p>
      <text:p text:style-name="Standard">&lt;/span&gt;</text:p>
      <text:p text:style-name="Standard"/>
      <text:p text:style-name="Standard"/>
      <text:p text:style-name="Standard"/>
      <text:p text:style-name="Standard">&lt;div class="sb-text-grid-section" data-sb-uuid="28da4f69-ae94-499e-9344-94d4cfdfecce" id="sb-text-grid-section-28da4f69-ae94-499e-9344-94d4cfdfecce"&gt;</text:p>
      <text:p text:style-name="Standard"><text:s text:c="2"/></text:p>
      <text:p text:style-name="Standard"/>
      <text:p text:style-name="Standard"><text:s text:c="2"/></text:p>
      <text:p text:style-name="Standard"/>
      <text:p text:style-name="Standard"><text:s text:c="2"/>&lt;ul class="items-grid sb-section-alignable " data-sb-uuid="28da4f69-ae94-499e-9344-94d4cfdfecce"&gt;</text:p>
      <text:p text:style-name="Standard"><text:s text:c="2"/></text:p>
      <text:p text:style-name="Standard"><text:s text:c="4"/>&lt;li data-aos="fade-in" data-aos-offset="120" data-aos-delay="0" data-aos-duration="400" data-aos-easing="ease-in-out" data-aos-once="true" class="items-grid__item items-grid__item--bg-default <text:s/>tag-all " data-title="understanding mental health"&gt;</text:p>
      <text:p text:style-name="Standard">&lt;div class="items-grid__item-body"&gt;</text:p>
      <text:p text:style-name="Standard"><text:s text:c="8"/></text:p>
      <text:p text:style-name="Standard"><text:s text:c="10"/>&lt;div class="items-grid__item-image" data-component-field="" data-sb-field="" data-sb-is-link="" data-sb-type="" data-sb-uuid=""&gt;</text:p>
      <text:p text:style-name="Standard"><text:s text:c="12"/></text:p>
      <text:p text:style-name="Standard"><text:s text:c="14"/></text:p>
      <text:p text:style-name="Standard"><text:s text:c="14"/></text:p>
      <text:p text:style-name="Standard"><text:s text:c="14"/>&lt;a aria-label="More about Understanding mental health" class="quick-view-28da4f69-ae94-499e-9344-94d4cfdfecce sb-animate-image" data-caption="&amp;lt;h3&amp;gt;Understanding mental health&amp;lt;/h3&amp;gt;&amp;lt;p&amp;gt;Mental health is essential for overall well-being, yet many struggle with various psychological issues. At AMEPHYPSY-AI, we provide detailed insights into mental health conditions such as anxiety, depression, and stress. Our aim is to empower individuals with knowledge, helping them recognize symptoms and seek appropriate support. By understanding the complexities of mental health, you can take proactive steps towards maintaining a balanced life. Our resources are designed to educate and inform, making mental health a priority in your daily routine.&amp;lt;/p&amp;gt;" data-fancybox="images-gallery-28da4f69-ae94-499e-9344-94d4cfdfecce" data-text="" <text:soft-page-break/>href="https://cdn.b12.io/client_media/L881y6H5/00bf4eb6-f39c-11ef-85bb-0242ac110002-jpg-hero_image.jpeg" skip-data-sb=""&gt;</text:p>
      <text:p text:style-name="Standard"><text:s text:c="16"/></text:p>
      <text:p text:style-name="Standard"><text:s text:c="2"/>&lt;figure class="option-image <text:s/>lazy" data-bg="url(https://cdn.b12.io/client_media/L881y6H5/00d3a0fa-f39c-11ef-85bb-0242ac110002-jpg-regular_image.jpeg)" data-component-field="media" data-custom-media-style="c1d2fc9a-ab0b-4f1f-8d14-98cdb5c0b6d9" data-sb-field="media" data-sb-is-link="" data-sb-type="reference" data-sb-uuid="68f18b12-e665-46ea-954b-24568c99a620"&gt;</text:p>
      <text:p text:style-name="Standard">&lt;img alt="mental health, understanding, knowledge, well being" loading="lazy" src="https://cdn.b12.io/client_media/L881y6H5/00d3a0fa-f39c-11ef-85bb-0242ac110002-jpg-regular_image.jpeg"&gt;</text:p>
      <text:p text:style-name="Standard"><text:s text:c="4"/></text:p>
      <text:p text:style-name="Standard"><text:s text:c="6"/></text:p>
      <text:p text:style-name="Standard"><text:s text:c="4"/></text:p>
      <text:p text:style-name="Standard"><text:s text:c="2"/>&lt;/figure&gt;</text:p>
      <text:p text:style-name="Standard"/>
      <text:p text:style-name="Standard"><text:s text:c="14"/>&lt;/a&gt;</text:p>
      <text:p text:style-name="Standard"><text:s text:c="12"/></text:p>
      <text:p text:style-name="Standard"><text:s text:c="10"/>&lt;/div&gt;</text:p>
      <text:p text:style-name="Standard"><text:s text:c="8"/></text:p>
      <text:p text:style-name="Standard"><text:s text:c="8"/>&lt;div class="items-grid__item-content"&gt;</text:p>
      <text:p text:style-name="Standard"><text:s text:c="10"/></text:p>
      <text:p text:style-name="Standard"><text:s text:c="12"/>&lt;div class="items-grid__header h3" data-component-field="title" data-sb-field="title" data-sb-is-link="" data-sb-type="text" data-sb-uuid="68f18b12-e665-46ea-954b-24568c99a620"&gt;Understanding mental health </text:p>
      <text:p text:style-name="Standard"/>
      <text:p text:style-name="Standard"/>
      <text:p text:style-name="Standard"/>
      <text:p text:style-name="Standard">&lt;/div&gt;</text:p>
      <text:p text:style-name="Standard"><text:s text:c="12"/></text:p>
      <text:p text:style-name="Standard"><text:s text:c="10"/></text:p>
      <text:p text:style-name="Standard"><text:s text:c="10"/></text:p>
      <text:p text:style-name="Standard"><text:s text:c="10"/></text:p>
      <text:p text:style-name="Standard"><text:s text:c="12"/>&lt;div class="items-grid__description" data-component-field="short_description" data-sb-field="short_description" data-sb-is-link="" data-sb-type="rich-text" data-sb-uuid="68f18b12-e665-46ea-954b-24568c99a620"&gt;&lt;p&gt;Gain insights into mental health and boost your well-being.&lt;/p&gt;&lt;/div&gt;</text:p>
      <text:p text:style-name="Standard"><text:s text:c="10"/></text:p>
      <text:p text:style-name="Standard"/>
      <text:p text:style-name="Standard"><text:s text:c="10"/></text:p>
      <text:p text:style-name="Standard"><text:s text:c="12"/>&lt;div class="items-grid__link"&gt;</text:p>
      <text:p text:style-name="Standard"><text:s text:c="14"/></text:p>
      <text:p text:style-name="Standard"><text:s text:c="16"/>&lt;a aria-label="More about Understanding mental health" class="quick-view-28da4f69-ae94-499e-9344-94d4cfdfecce-trigger" data-component-field="utility_collection_item_learn_more_link" data-sb-field="" data-sb-is-link="" data-sb-type="" data-sb-uuid="" href="#action-link"&gt;Learn more&lt;/a&gt;</text:p>
      <text:p text:style-name="Standard"><text:s text:c="14"/></text:p>
      <text:p text:style-name="Standard"><text:s text:c="12"/>&lt;/div&gt;</text:p>
      <text:p text:style-name="Standard"><text:s text:c="10"/></text:p>
      <text:p text:style-name="Standard"><text:s text:c="10"/></text:p>
      <text:p text:style-name="Standard"><text:soft-page-break/><text:s text:c="10"/></text:p>
      <text:p text:style-name="Standard"><text:s text:c="8"/>&lt;/div&gt;</text:p>
      <text:p text:style-name="Standard">&lt;/div&gt;</text:p>
      <text:p text:style-name="Standard">&lt;/li&gt;</text:p>
      <text:p text:style-name="Standard"><text:s text:c="2"/></text:p>
      <text:p text:style-name="Standard"><text:s text:c="4"/>&lt;li data-aos="fade-in" data-aos-offset="120" data-aos-delay="50" data-aos-duration="400" data-aos-easing="ease-in-out" data-aos-once="true" class="items-grid__item items-grid__item--bg-default <text:s/>tag-all " data-title="recognizing symptoms"&gt;</text:p>
      <text:p text:style-name="Standard">&lt;div class="items-grid__item-body"&gt;</text:p>
      <text:p text:style-name="Standard"><text:s text:c="8"/></text:p>
      <text:p text:style-name="Standard"><text:s text:c="10"/>&lt;div class="items-grid__item-image" data-component-field="" data-sb-field="" data-sb-is-link="" data-sb-type="" data-sb-uuid=""&gt;</text:p>
      <text:p text:style-name="Standard"><text:s text:c="12"/></text:p>
      <text:p text:style-name="Standard"><text:s text:c="14"/></text:p>
      <text:p text:style-name="Standard"><text:s text:c="14"/></text:p>
      <text:p text:style-name="Standard"><text:s text:c="14"/>&lt;a aria-label="More about Recognizing symptoms" class="quick-view-28da4f69-ae94-499e-9344-94d4cfdfecce sb-animate-image" data-caption="&amp;lt;h3&amp;gt;Recognizing symptoms&amp;lt;/h3&amp;gt;&amp;lt;p&amp;gt;Identifying the symptoms of psychological disorders is crucial for early intervention. AMEPHYPSY-AI offers a comprehensive guide to recognizing signs of mental health issues, including changes in mood, behavior, and cognition. By learning to spot these indicators, you can take timely action to seek help or support loved ones who may be struggling. Our AI-driven tools provide personalized symptom checkers that enhance your ability to recognize potential problems. This proactive approach can lead to more effective management and recovery strategies tailored to individual needs.&amp;lt;/p&amp;gt;" data-fancybox="images-gallery-28da4f69-ae94-499e-9344-94d4cfdfecce" data-text="" href="https://cdn.b12.io/client_media/L881y6H5/0079ac08-f39c-11ef-85bb-0242ac110002-jpg-hero_image.jpeg" skip-data-sb=""&gt;</text:p>
      <text:p text:style-name="Standard"><text:s text:c="16"/></text:p>
      <text:p text:style-name="Standard"><text:s text:c="2"/>&lt;figure class="option-image <text:s/>lazy" data-bg="url(https://cdn.b12.io/client_media/L881y6H5/00881fa4-f39c-11ef-85bb-0242ac110002-jpg-regular_image.jpeg)" data-component-field="media" data-custom-media-style="ad6eaee2-7688-4ab1-b41a-0124a5474093" data-sb-field="media" data-sb-is-link="" data-sb-type="reference" data-sb-uuid="1e444fcf-38c3-48a4-818f-7d1205582434"&gt;</text:p>
      <text:p text:style-name="Standard">&lt;img alt="symptoms, recognition, mental health, early intervention" loading="lazy" src="https://cdn.b12.io/client_media/L881y6H5/00881fa4-f39c-11ef-85bb-0242ac110002-jpg-regular_image.jpeg"&gt;</text:p>
      <text:p text:style-name="Standard"><text:s text:c="4"/></text:p>
      <text:p text:style-name="Standard"><text:s text:c="6"/></text:p>
      <text:p text:style-name="Standard"><text:s text:c="4"/></text:p>
      <text:p text:style-name="Standard"><text:s text:c="2"/>&lt;/figure&gt;</text:p>
      <text:p text:style-name="Standard"/>
      <text:p text:style-name="Standard"><text:s text:c="14"/>&lt;/a&gt;</text:p>
      <text:p text:style-name="Standard"><text:s text:c="12"/></text:p>
      <text:p text:style-name="Standard"><text:s text:c="10"/>&lt;/div&gt;</text:p>
      <text:p text:style-name="Standard"><text:s text:c="8"/></text:p>
      <text:p text:style-name="Standard"><text:s text:c="8"/>&lt;div class="items-grid__item-content"&gt;</text:p>
      <text:p text:style-name="Standard"><text:s text:c="10"/></text:p>
      <text:p text:style-name="Standard"><text:s text:c="12"/>&lt;div class="items-grid__header h3" data-component-field="title" data-sb-field="title" data-sb-is-link="" data-sb-type="text" data-sb-uuid="1e444fcf-38c3-48a4-818f-7d1205582434"&gt;Recognizing symptoms </text:p>
      <text:p text:style-name="Standard"><text:soft-page-break/></text:p>
      <text:p text:style-name="Standard"/>
      <text:p text:style-name="Standard"/>
      <text:p text:style-name="Standard">&lt;/div&gt;</text:p>
      <text:p text:style-name="Standard"><text:s text:c="12"/></text:p>
      <text:p text:style-name="Standard"><text:s text:c="10"/></text:p>
      <text:p text:style-name="Standard"><text:s text:c="10"/></text:p>
      <text:p text:style-name="Standard"><text:s text:c="10"/></text:p>
      <text:p text:style-name="Standard"><text:s text:c="12"/>&lt;div class="items-grid__description" data-component-field="short_description" data-sb-field="short_description" data-sb-is-link="" data-sb-type="rich-text" data-sb-uuid="1e444fcf-38c3-48a4-818f-7d1205582434"&gt;&lt;p&gt;Learn to identify symptoms of mental health disorders for early action.&lt;/p&gt;&lt;/div&gt;</text:p>
      <text:p text:style-name="Standard"><text:s text:c="10"/></text:p>
      <text:p text:style-name="Standard"/>
      <text:p text:style-name="Standard"><text:s text:c="10"/></text:p>
      <text:p text:style-name="Standard"><text:s text:c="12"/>&lt;div class="items-grid__link"&gt;</text:p>
      <text:p text:style-name="Standard"><text:s text:c="14"/></text:p>
      <text:p text:style-name="Standard"><text:s text:c="16"/>&lt;a aria-label="More about Recognizing symptoms" class="quick-view-28da4f69-ae94-499e-9344-94d4cfdfecce-trigger" data-component-field="utility_collection_item_learn_more_link" data-sb-field="" data-sb-is-link="" data-sb-type="" data-sb-uuid="" href="#action-link"&gt;Learn more&lt;/a&gt;</text:p>
      <text:p text:style-name="Standard"><text:s text:c="14"/></text:p>
      <text:p text:style-name="Standard"><text:s text:c="12"/>&lt;/div&gt;</text:p>
      <text:p text:style-name="Standard"><text:s text:c="10"/></text:p>
      <text:p text:style-name="Standard"><text:s text:c="10"/></text:p>
      <text:p text:style-name="Standard"><text:s text:c="10"/></text:p>
      <text:p text:style-name="Standard"><text:s text:c="8"/>&lt;/div&gt;</text:p>
      <text:p text:style-name="Standard">&lt;/div&gt;</text:p>
      <text:p text:style-name="Standard">&lt;/li&gt;</text:p>
      <text:p text:style-name="Standard"><text:s text:c="2"/></text:p>
      <text:p text:style-name="Standard"><text:s text:c="4"/>&lt;li data-aos="fade-in" data-aos-offset="120" data-aos-delay="100" data-aos-duration="400" data-aos-easing="ease-in-out" data-aos-once="true" class="items-grid__item items-grid__item--bg-default <text:s/>tag-all " data-title="strategies for management"&gt;</text:p>
      <text:p text:style-name="Standard">&lt;div class="items-grid__item-body"&gt;</text:p>
      <text:p text:style-name="Standard"><text:s text:c="8"/></text:p>
      <text:p text:style-name="Standard"><text:s text:c="10"/>&lt;div class="items-grid__item-image" data-component-field="" data-sb-field="" data-sb-is-link="" data-sb-type="" data-sb-uuid=""&gt;</text:p>
      <text:p text:style-name="Standard"><text:s text:c="12"/></text:p>
      <text:p text:style-name="Standard"><text:s text:c="14"/></text:p>
      <text:p text:style-name="Standard"><text:s text:c="14"/></text:p>
      <text:p text:style-name="Standard"><text:s text:c="14"/>&lt;a aria-label="More about Strategies for management" class="quick-view-28da4f69-ae94-499e-9344-94d4cfdfecce sb-animate-image" data-caption="&amp;lt;h3&amp;gt;Strategies for management&amp;lt;/h3&amp;gt;&amp;lt;p&amp;gt;Managing mental health effectively requires a combination of strategies tailored to individual needs. At AMEPHYPSY-AI, we offer a range of techniques from cognitive behavioral therapy to mindfulness practices. Our resources guide you in selecting the best approach to cope with stress, anxiety, and other psychological challenges. Whether you seek self-help methods or professional support, our AI can suggest personalized strategies and tools to enhance your mental resilience. Empower yourself with these techniques and take charge of your mental well-being today.&amp;lt;/p&amp;gt;" data-fancybox="images-gallery-28da4f69-ae94-499e-9344-94d4cfdfecce" data-<text:soft-page-break/>text="" href="https://cdn.b12.io/client_media/L881y6H5/00ef68f8-f39c-11ef-85bb-0242ac110002-jpg-hero_image.jpeg" skip-data-sb=""&gt;</text:p>
      <text:p text:style-name="Standard"><text:s text:c="16"/></text:p>
      <text:p text:style-name="Standard"><text:s text:c="2"/>&lt;figure class="option-image <text:s/>lazy" data-bg="url(https://cdn.b12.io/client_media/L881y6H5/01030dc2-f39c-11ef-85bb-0242ac110002-jpg-regular_image.jpeg)" data-component-field="media" data-custom-media-style="143341be-6f1b-4b2b-849b-794ec1a9d6f9" data-sb-field="media" data-sb-is-link="" data-sb-type="reference" data-sb-uuid="141cca86-c505-478f-8a38-3fd53bdc95ff"&gt;</text:p>
      <text:p text:style-name="Standard">&lt;img alt="management, strategies, mental health, coping techniques" loading="lazy" src="https://cdn.b12.io/client_media/L881y6H5/01030dc2-f39c-11ef-85bb-0242ac110002-jpg-regular_image.jpeg"&gt;</text:p>
      <text:p text:style-name="Standard"><text:s text:c="4"/></text:p>
      <text:p text:style-name="Standard"><text:s text:c="6"/></text:p>
      <text:p text:style-name="Standard"><text:s text:c="4"/></text:p>
      <text:p text:style-name="Standard"><text:s text:c="2"/>&lt;/figure&gt;</text:p>
      <text:p text:style-name="Standard"/>
      <text:p text:style-name="Standard"><text:s text:c="14"/>&lt;/a&gt;</text:p>
      <text:p text:style-name="Standard"><text:s text:c="12"/></text:p>
      <text:p text:style-name="Standard"><text:s text:c="10"/>&lt;/div&gt;</text:p>
      <text:p text:style-name="Standard"><text:s text:c="8"/></text:p>
      <text:p text:style-name="Standard"><text:s text:c="8"/>&lt;div class="items-grid__item-content"&gt;</text:p>
      <text:p text:style-name="Standard"><text:s text:c="10"/></text:p>
      <text:p text:style-name="Standard"><text:s text:c="12"/>&lt;div class="items-grid__header h3" data-component-field="title" data-sb-field="title" data-sb-is-link="" data-sb-type="text" data-sb-uuid="141cca86-c505-478f-8a38-3fd53bdc95ff"&gt;Strategies for management </text:p>
      <text:p text:style-name="Standard"/>
      <text:p text:style-name="Standard"/>
      <text:p text:style-name="Standard"/>
      <text:p text:style-name="Standard">&lt;/div&gt;</text:p>
      <text:p text:style-name="Standard"><text:s text:c="12"/></text:p>
      <text:p text:style-name="Standard"><text:s text:c="10"/></text:p>
      <text:p text:style-name="Standard"><text:s text:c="10"/></text:p>
      <text:p text:style-name="Standard"><text:s text:c="10"/></text:p>
      <text:p text:style-name="Standard"><text:s text:c="12"/>&lt;div class="items-grid__description" data-component-field="short_description" data-sb-field="short_description" data-sb-is-link="" data-sb-type="rich-text" data-sb-uuid="141cca86-c505-478f-8a38-3fd53bdc95ff"&gt;&lt;p&gt;Explore effective strategies to manage mental health challenges.&lt;/p&gt;&lt;/div&gt;</text:p>
      <text:p text:style-name="Standard"><text:s text:c="10"/></text:p>
      <text:p text:style-name="Standard"/>
      <text:p text:style-name="Standard"><text:s text:c="10"/></text:p>
      <text:p text:style-name="Standard"><text:s text:c="12"/>&lt;div class="items-grid__link"&gt;</text:p>
      <text:p text:style-name="Standard"><text:s text:c="14"/></text:p>
      <text:p text:style-name="Standard"><text:s text:c="16"/>&lt;a aria-label="More about Strategies for management" class="quick-view-28da4f69-ae94-499e-9344-94d4cfdfecce-trigger" data-component-field="utility_collection_item_learn_more_link" data-sb-field="" data-sb-is-link="" data-sb-type="" data-sb-uuid="" href="#action-link"&gt;Learn more&lt;/a&gt;</text:p>
      <text:p text:style-name="Standard"><text:s text:c="14"/></text:p>
      <text:p text:style-name="Standard"><text:s text:c="12"/>&lt;/div&gt;</text:p>
      <text:p text:style-name="Standard"><text:s text:c="10"/></text:p>
      <text:p text:style-name="Standard"><text:soft-page-break/><text:s text:c="10"/></text:p>
      <text:p text:style-name="Standard"><text:s text:c="10"/></text:p>
      <text:p text:style-name="Standard"><text:s text:c="8"/>&lt;/div&gt;</text:p>
      <text:p text:style-name="Standard">&lt;/div&gt;</text:p>
      <text:p text:style-name="Standard">&lt;/li&gt;</text:p>
      <text:p text:style-name="Standard"><text:s text:c="2"/></text:p>
      <text:p text:style-name="Standard"><text:s text:c="2"/>&lt;/ul&gt;</text:p>
      <text:p text:style-name="Standard"/>
      <text:p text:style-name="Standard"><text:s text:c="2"/></text:p>
      <text:p text:style-name="Standard"/>
      <text:p text:style-name="Standard"><text:s text:c="2"/>&lt;div class="sb-cta-wrapper sb-section-alignable sb-btn-full-width"&gt;</text:p>
      <text:p text:style-name="Standard"><text:s text:c="4"/></text:p>
      <text:p text:style-name="Standard"><text:s text:c="6"/></text:p>
      <text:p text:style-name="Standard"><text:s text:c="4"/></text:p>
      <text:p text:style-name="Standard"><text:s text:c="2"/>&lt;/div&gt;</text:p>
      <text:p text:style-name="Standard">&lt;/div&gt;</text:p>
      <text:p text:style-name="Standard">&lt;div skip-data-sb="" style="display: none;"&gt;</text:p>
      <text:p text:style-name="Standard"><text:s text:c="2"/></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aae3f9a5-04ea-4a6b-8a5e-df1ab90513bf" class="row</text:p>
      <text:p text:style-name="Standard"><text:s text:c="14"/>sb-row</text:p>
      <text:p text:style-name="Standard"><text:s text:c="14"/>sb-row-opt-padding-top-none</text:p>
      <text:p text:style-name="Standard"><text:s text:c="14"/>sb-row-opt-padding-bottom-larg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b190f16e-d925-4863-8851-e17b689a8443"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oft-page-break/><text:s text:c="14"/>col-md-offset-0</text:p>
      <text:p text:style-name="Standard"><text:s text:c="14"/>col-lg-offset-0</text:p>
      <text:p text:style-name="Standard"><text:s text:c="14"/>col-xl-offset-0</text:p>
      <text:p text:style-name="Standard"><text:s text:c="14"/></text:p>
      <text:p text:style-name="Standard"><text:s text:c="14"/>sb-component-call-to-action</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5f455c72-7e46-4e08-b0f9-dff2736d7a2b" class="sb-column-content "&gt;</text:p>
      <text:p text:style-name="Standard"><text:s text:c="4"/></text:p>
      <text:p text:style-name="Standard"><text:s text:c="4"/>&lt;p&gt;</text:p>
      <text:p text:style-name="Standard"><text:s text:c="2"/>&lt;/p&gt;&lt;div class="sb-cta-wrapper sb-section-alignable sb-btn-full-width"&gt;</text:p>
      <text:p text:style-name="Standard"><text:s text:c="4"/></text:p>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lt;!--htmlhint attr-no-duplication:false --&gt;</text:p>
      <text:p text:style-name="Standard"/>
      <text:p text:style-name="Standard"><text:s text:c="2"/>&lt;section data-slug="2-col-contact-with-map-pin-default" id="contact" class="sb-section</text:p>
      <text:p text:style-name="Standard"><text:s text:c="18"/>sb-section-opt-light</text:p>
      <text:p text:style-name="Standard"><text:s text:c="18"/></text:p>
      <text:p text:style-name="Standard"><text:s text:c="18"/></text:p>
      <text:p text:style-name="Standard"><text:s text:c="18"/>option-background-image-grayscale appointment-inline-view option-form-input-border-bottom option-align-left option-google-map-dark half-width-contact-form option-background-image-fixed option-link-decoration-border-bottom-static option-form-hide-placeholder option-contact-details-columns-map-top" data-sb-id="97d2cea9-ea6e-4a34-899a-8a306b592336"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oft-page-break/><text:s text:c="6"/>&lt;!--htmlhint spec-char-escape:false --&gt;</text:p>
      <text:p text:style-name="Standard"/>
      <text:p text:style-name="Standard"><text:s text:c="2"/>&lt;div id="sb-id-db8f5d56-56d5-40d0-95dd-17bae91c2dff"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8c076160-1333-4f2c-bff7-276bd6533de1"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map-with-pin</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a43787da-275b-4c1d-9993-bea67c54cf5a" class="sb-column-content "&gt;</text:p>
      <text:p text:style-name="Standard"><text:s text:c="4"/></text:p>
      <text:p text:style-name="Standard"><text:s text:c="4"/>&lt;p&gt;</text:p>
      <text:p text:style-name="Standard"><text:s text:c="2"/></text:p>
      <text:p text:style-name="Standard"><text:s text:c="4"/>&lt;/p&gt;&lt;div id="sb-map-canvas-null-a43787da-275b-4c1d-9993-bea67c54cf5a"&gt;&lt;/div&gt;</text:p>
      <text:p text:style-name="Standard">&lt;script&gt;</text:p>
      <text:p text:style-name="Standard"><text:s text:c="6"/>// If there is no location provided, add a class to entire section</text:p>
      <text:p text:style-name="Standard"><text:s text:c="6"/>// to indicate that there is no map</text:p>
      <text:p text:style-name="Standard"><text:s text:c="6"/>(function() {</text:p>
      <text:p text:style-name="Standard"><text:s text:c="8"/>var el = document.getElementById('sb-map-canvas-null-a43787da-275b-4c1d-9993-bea67c54cf5a')</text:p>
      <text:p text:style-name="Standard"><text:s text:c="8"/>var section = el.closest('section')</text:p>
      <text:p text:style-name="Standard"/>
      <text:p text:style-name="Standard"><text:s text:c="8"/>if (section) {</text:p>
      <text:p text:style-name="Standard"><text:s text:c="10"/>section.classList.add('option-no-map')</text:p>
      <text:p text:style-name="Standard"><text:s text:c="8"/>}</text:p>
      <text:p text:style-name="Standard"><text:s text:c="6"/>})()</text:p>
      <text:p text:style-name="Standard"><text:soft-page-break/><text:s text:c="4"/>&lt;/script&gt;</text:p>
      <text:p text:style-name="Standard"><text:s text:c="2"/></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3dcd9a55-a04f-419d-bc71-b48b146fdfb2" class="row</text:p>
      <text:p text:style-name="Standard"><text:s text:c="14"/>sb-row</text:p>
      <text:p text:style-name="Standard"><text:s text:c="14"/>sb-row-opt-padding-top-large</text:p>
      <text:p text:style-name="Standard"><text:s text:c="14"/>sb-row-opt-padding-bottom-large</text:p>
      <text:p text:style-name="Standard"><text:s text:c="14"/>sb-row-opt-top</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10e8dd79-925a-458b-8f02-939c1131c5fd" class="sb-column</text:p>
      <text:p text:style-name="Standard"><text:s text:c="14"/>col-xs-12</text:p>
      <text:p text:style-name="Standard"><text:s text:c="14"/>col-sm-12</text:p>
      <text:p text:style-name="Standard"><text:s text:c="14"/>col-md-6</text:p>
      <text:p text:style-name="Standard"><text:s text:c="14"/>col-lg-6</text:p>
      <text:p text:style-name="Standard"><text:s text:c="14"/>col-xl-6</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 class="sb-column-content "&gt;</text:p>
      <text:p text:style-name="Standard"><text:s text:c="4"/></text:p>
      <text:p text:style-name="Standard"><text:s text:c="4"/>&lt;!--htmlhint spec-char-escape:false --&gt;</text:p>
      <text:p text:style-name="Standard"/>
      <text:p text:style-name="Standard"><text:soft-page-break/><text:s text:c="2"/>&lt;div id="sb-id-1a623b33-313b-4248-9bcc-0fcd2fe648e7"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46aebd02-82d3-4b34-b0eb-9f283c85e80d"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1332f412-4819-4436-82ab-f9cd1eee7a0b" class="sb-column-content option-width-12col"&gt;</text:p>
      <text:p text:style-name="Standard"><text:s text:c="4"/></text:p>
      <text:p text:style-name="Standard"><text:s text:c="4"/>&lt;p&gt;</text:p>
      <text:p text:style-name="Standard"><text:s text:c="2"/>&lt;/p&gt;&lt;div style="display: none;"&gt;</text:p>
      <text:p text:style-name="Standard"><text:s text:c="4"/></text:p>
      <text:p text:style-name="Standard"><text:s text:c="4"/></text:p>
      <text:p text:style-name="Standard"><text:s text:c="2"/>&lt;/div&gt;</text:p>
      <text:p text:style-name="Standard"><text:s text:c="2"/></text:p>
      <text:p text:style-name="Standard"><text:s text:c="4"/>&lt;div data-aos="slide-up" data-aos-offset="120" data-aos-delay="0" data-aos-duration="400" data-aos-easing="ease-in-out" data-aos-once="true" class="sb-section-title sb-section-alignable option-width " data-component-field="title" data-sb-field="text" data-sb-is-link="" data-sb-type="text" data-sb-uuid="a2f5f2c6-2875-4b05-b247-b14eff00925a"&gt;Get in touch&lt;/div&gt;</text:p>
      <text:p text:style-name="Standard"><text:s text:c="2"/></text:p>
      <text:p text:style-name="Standard"/>
      <text:p text:style-name="Standard"/>
      <text:p text:style-name="Standard"><text:s text:c="4"/></text:p>
      <text:p text:style-name="Standard"><text:soft-page-break/><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aec47776-2f50-4d56-bb23-221cef367ea5"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4ebe4414-464d-4db8-a6cd-d1b0d900925b"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section-subtitle</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295b909e-e089-4ec8-bbfd-4e0bed274e6d" class="sb-column-content option-width-12col"&gt;</text:p>
      <text:p text:style-name="Standard"><text:s text:c="4"/></text:p>
      <text:p text:style-name="Standard"><text:s text:c="4"/>&lt;p&gt;&lt;/p&gt;&lt;div data-aos="slide-up" data-aos-offset="120" data-aos-delay="50" data-aos-duration="400" data-aos-easing="ease-in-out" data-aos-once="true" class="sb-section-subtitle sb-section-alignable option-width" data-component-field="subtitle" data-sb-field="text" data-sb-is-link="" <text:soft-page-break/>data-sb-type="text" data-sb-uuid="2deba9fb-f144-4b2a-9fdf-d5754145148c"&gt;Your mental health matters to us&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478f9d30-b9e8-49ef-8fda-aec8e12b7248"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2993f5b7-2a11-4967-a8c7-82f2897ebd93"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contact-form</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9fd58a3e-c5a4-45ed-afdb-4055928c6c18" class="sb-column-content option-width-12col"&gt;</text:p>
      <text:p text:style-name="Standard"><text:s text:c="4"/></text:p>
      <text:p text:style-name="Standard"><text:soft-page-break/><text:s text:c="4"/>&lt;p&gt;</text:p>
      <text:p text:style-name="Standard"/>
      <text:p text:style-name="Standard"/>
      <text:p text:style-name="Standard">&lt;/p&gt;&lt;div data-aos="slide-up" data-aos-offset="120" data-aos-delay="0" data-aos-duration="400" data-aos-easing="ease-in-out" data-aos-once="true" class="sb-contact-form contact-form option-width sb-section-alignable" data-sb-uuid="9fd58a3e-c5a4-45ed-afdb-4055928c6c18" id="contact-form-9fd58a3e-c5a4-45ed-afdb-4055928c6c18"&gt;</text:p>
      <text:p text:style-name="Standard">&lt;form class="form js-form" data-recaptcha-version="1" data-sb-type="contact_form" data-sb-uuid="e1795769-5aa3-438b-b658-4f3b552ebe74" data-semantic-tag-blueprint="contact-form-form" data-send-type="ajax" id="UL_FORM_a004c621-ca8d-4c2b-a130-a0e159220a59"&gt;</text:p>
      <text:p text:style-name="Standard"><text:s text:c="4"/></text:p>
      <text:p text:style-name="Standard"><text:s text:c="4"/></text:p>
      <text:p text:style-name="Standard"><text:s text:c="4"/></text:p>
      <text:p text:style-name="Standard"><text:s text:c="4"/></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e1795769-5aa3-438b-b658-4f3b552ebe74" for="unique_id_2-9fd58a3e-c5a4-45ed-afdb-4055928c6c18"&gt;Name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e1795769-5aa3-438b-b658-4f3b552ebe74" id="unique_id_2-9fd58a3e-c5a4-45ed-afdb-4055928c6c18" name="name-94" placeholder="" type="text" value=""&gt;</text:p>
      <text:p text:style-name="Standard"><text:s text:c="12"/></text:p>
      <text:p text:style-name="Standard"><text:s text:c="10"/>&lt;/div&gt;</text:p>
      <text:p text:style-name="Standard"><text:s text:c="8"/></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e1795769-5aa3-438b-b658-4f3b552ebe74" for="unique_id_1-9fd58a3e-c5a4-45ed-afdb-4055928c6c18"&gt;Email address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e1795769-5aa3-438b-b658-4f3b552ebe74" id="unique_id_1-9fd58a3e-c5a4-45ed-afdb-4055928c6c18" name="email-address-29" placeholder="" type="email" value=""&gt;</text:p>
      <text:p text:style-name="Standard"><text:soft-page-break/><text:s text:c="12"/></text:p>
      <text:p text:style-name="Standard"><text:s text:c="10"/>&lt;/div&gt;</text:p>
      <text:p text:style-name="Standard"><text:s text:c="8"/></text:p>
      <text:p text:style-name="Standard"><text:s text:c="6"/></text:p>
      <text:p text:style-name="Standard"><text:s text:c="8"/></text:p>
      <text:p text:style-name="Standard"><text:s text:c="10"/></text:p>
      <text:p text:style-name="Standard"><text:s text:c="10"/>&lt;div data-is-required="true" class="form__group <text:s/>form__group--required "&gt;</text:p>
      <text:p text:style-name="Standard"><text:s text:c="12"/></text:p>
      <text:p text:style-name="Standard"><text:s text:c="14"/>&lt;label class="form__label contact-form__label" data-component-field="field" data-sb-field="custom_fields" data-sb-is-link="" data-sb-type="contact_form" data-sb-uuid="e1795769-5aa3-438b-b658-4f3b552ebe74" for="unique_id_3-9fd58a3e-c5a4-45ed-afdb-4055928c6c18"&gt;Phone number &lt;span class="form__label-required" title="This field is required"&gt;*&lt;/span&gt;&lt;/label&gt;</text:p>
      <text:p text:style-name="Standard"><text:s text:c="12"/></text:p>
      <text:p text:style-name="Standard"/>
      <text:p text:style-name="Standard"><text:s text:c="12"/></text:p>
      <text:p text:style-name="Standard"><text:s text:c="14"/>&lt;input required="" class="form__input contact-form__input" data-sb-field="custom_fields" data-sb-type="contact_form" data-sb-uuid="e1795769-5aa3-438b-b658-4f3b552ebe74" id="unique_id_3-9fd58a3e-c5a4-45ed-afdb-4055928c6c18" name="phone-number-88" placeholder="" type="tel" value=""&gt;</text:p>
      <text:p text:style-name="Standard"><text:s text:c="12"/></text:p>
      <text:p text:style-name="Standard"><text:s text:c="10"/>&lt;/div&gt;</text:p>
      <text:p text:style-name="Standard"><text:s text:c="8"/></text:p>
      <text:p text:style-name="Standard"><text:s text:c="6"/></text:p>
      <text:p text:style-name="Standard"><text:s text:c="8"/></text:p>
      <text:p text:style-name="Standard"><text:s text:c="10"/></text:p>
      <text:p text:style-name="Standard"><text:s text:c="10"/>&lt;div class="form__group <text:s text:c="2"/>"&gt;</text:p>
      <text:p text:style-name="Standard"><text:s text:c="12"/></text:p>
      <text:p text:style-name="Standard"><text:s text:c="14"/>&lt;label class="form__label contact-form__label" data-component-field="field" data-sb-field="custom_fields" data-sb-is-link="" data-sb-type="contact_form" data-sb-uuid="e1795769-5aa3-438b-b658-4f3b552ebe74" for="unique_id_4-9fd58a3e-c5a4-45ed-afdb-4055928c6c18"&gt;Message &lt;/label&gt;</text:p>
      <text:p text:style-name="Standard"><text:s text:c="12"/></text:p>
      <text:p text:style-name="Standard"/>
      <text:p text:style-name="Standard"><text:s text:c="12"/></text:p>
      <text:p text:style-name="Standard"><text:s text:c="14"/>&lt;textarea class="form__input form__input--textarea contact-form__textarea" data-sb-field="custom_fields" data-sb-type="contact_form" data-sb-uuid="e1795769-5aa3-438b-b658-4f3b552ebe74" id="unique_id_4-9fd58a3e-c5a4-45ed-afdb-4055928c6c18" name="message-48" placeholder="" rows="4"&gt;&lt;/textarea&gt;</text:p>
      <text:p text:style-name="Standard"><text:s text:c="12"/></text:p>
      <text:p text:style-name="Standard"><text:s text:c="10"/>&lt;/div&gt;</text:p>
      <text:p text:style-name="Standard"><text:s text:c="8"/></text:p>
      <text:p text:style-name="Standard"><text:s text:c="6"/></text:p>
      <text:p text:style-name="Standard"><text:s text:c="8"/></text:p>
      <text:p text:style-name="Standard"><text:s text:c="10"/></text:p>
      <text:p text:style-name="Standard"><text:s text:c="10"/>&lt;div data-is-required="true" class="form__group form__group--checkbox form__group--required "&gt;</text:p>
      <text:p text:style-name="Standard"><text:s text:c="12"/></text:p>
      <text:p text:style-name="Standard"/>
      <text:p text:style-name="Standard"><text:s text:c="12"/></text:p>
      <text:p text:style-name="Standard"><text:soft-page-break/><text:s text:c="14"/>&lt;div class="form__checkbox-error" id="checkbox-error-message-gdpr_consent-9fd58a3e-c5a4-45ed-afdb-4055928c6c18"&gt;</text:p>
      <text:p text:style-name="Standard"><text:s text:c="16"/>Please select at least one option.</text:p>
      <text:p text:style-name="Standard"><text:s text:c="14"/>&lt;/div&gt;</text:p>
      <text:p text:style-name="Standard"><text:s text:c="14"/></text:p>
      <text:p text:style-name="Standard"><text:s text:c="14"/></text:p>
      <text:p text:style-name="Standard"><text:s text:c="16"/>&lt;div class="form__input-checkbox-wrapper"&gt;</text:p>
      <text:p text:style-name="Standard">&lt;input class="form__input form__input--checkbox" id="3e040677-855d-47d0-a6c5-972b2d518a3d-9fd58a3e-c5a4-45ed-afdb-4055928c6c18" name="I allow this website to store my submission so they can respond to my inquiry." type="checkbox" value="Checked"&gt;</text:p>
      <text:p text:style-name="Standard">&lt;label class="form__label contact-form__label " data-component-field="checkbox" data-sb-field="custom_fields" data-sb-is-link="" data-sb-type="contact_form" data-sb-uuid="e1795769-5aa3-438b-b658-4f3b552ebe74" for="3e040677-855d-47d0-a6c5-972b2d518a3d-9fd58a3e-c5a4-45ed-afdb-4055928c6c18"&gt;</text:p>
      <text:p text:style-name="Standard"><text:s text:c="20"/>I allow this website to store my submission so they can respond to my inquiry. &lt;span class="form__label-required" title="This field is required"&gt;*&lt;/span&gt;</text:p>
      <text:p text:style-name="Standard"><text:s text:c="18"/>&lt;/label&gt;</text:p>
      <text:p text:style-name="Standard">&lt;/div&gt;</text:p>
      <text:p text:style-name="Standard"><text:s text:c="14"/></text:p>
      <text:p text:style-name="Standard"><text:s text:c="12"/></text:p>
      <text:p text:style-name="Standard"><text:s text:c="10"/>&lt;/div&gt;</text:p>
      <text:p text:style-name="Standard"><text:s text:c="8"/></text:p>
      <text:p text:style-name="Standard"><text:s text:c="6"/></text:p>
      <text:p text:style-name="Standard"><text:s text:c="4"/></text:p>
      <text:p text:style-name="Standard"><text:s text:c="4"/></text:p>
      <text:p text:style-name="Standard"><text:s text:c="4"/>&lt;button class="sb-button sb-button--form contact-form__btn" data-component-field="form_details" data-sb-field="button_label" data-sb-is-link="" data-sb-type="text" data-sb-uuid="e1795769-5aa3-438b-b658-4f3b552ebe74" type="submit"&gt;Submit&lt;/button&gt;</text:p>
      <text:p text:style-name="Standard">&lt;/form&gt;</text:p>
      <text:p text:style-name="Standard">&lt;div class="b12-form-error"&gt;</text:p>
      <text:p text:style-name="Standard"><text:s text:c="4"/>Sorry, we were not able to submit the form. Please review the errors and try again.</text:p>
      <text:p text:style-name="Standard"><text:s text:c="2"/>&lt;/div&gt;</text:p>
      <text:p text:style-name="Standard"/>
      <text:p text:style-name="Standard"><text:s text:c="2"/></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text:soft-page-break/></text:p>
      <text:p text:style-name="Standard"/>
      <text:p text:style-name="Standard">&lt;!--htmlhint spec-char-escape:false --&gt;</text:p>
      <text:p text:style-name="Standard"/>
      <text:p text:style-name="Standard"/>
      <text:p text:style-name="Standard"><text:s text:c="2"/>&lt;div id="sb-id-3512def7-4af6-468d-99a7-a05f8088ec62" class="sb-column</text:p>
      <text:p text:style-name="Standard"><text:s text:c="14"/>col-xs-12</text:p>
      <text:p text:style-name="Standard"><text:s text:c="14"/>col-sm-12</text:p>
      <text:p text:style-name="Standard"><text:s text:c="14"/>col-md-5</text:p>
      <text:p text:style-name="Standard"><text:s text:c="14"/>col-lg-5</text:p>
      <text:p text:style-name="Standard"><text:s text:c="14"/>col-xl-5</text:p>
      <text:p text:style-name="Standard"><text:s text:c="14"/>col-xs-offset-0</text:p>
      <text:p text:style-name="Standard"><text:s text:c="14"/>col-sm-offset-0</text:p>
      <text:p text:style-name="Standard"><text:s text:c="14"/>col-md-offset-1</text:p>
      <text:p text:style-name="Standard"><text:s text:c="14"/>col-lg-offset-1</text:p>
      <text:p text:style-name="Standard"><text:s text:c="14"/>col-xl-offset-1</text:p>
      <text:p text:style-name="Standard"><text:s text:c="14"/></text:p>
      <text:p text:style-name="Standard"><text:s text:c="14"/>sb-component-</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 class="sb-column-content "&gt;</text:p>
      <text:p text:style-name="Standard"><text:s text:c="4"/></text:p>
      <text:p text:style-name="Standard"><text:s text:c="4"/>&lt;!--htmlhint spec-char-escape:false --&gt;</text:p>
      <text:p text:style-name="Standard"/>
      <text:p text:style-name="Standard"><text:s text:c="2"/>&lt;div id="sb-id-86049ec1-cfa6-47e1-a099-cde72793fb00"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bad7a9a8-df6d-45f9-9e93-312b6e7b88ef"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oft-page-break/><text:s text:c="14"/>col-md-offset-0</text:p>
      <text:p text:style-name="Standard"><text:s text:c="14"/>col-lg-offset-0</text:p>
      <text:p text:style-name="Standard"><text:s text:c="14"/>col-xl-offset-0</text:p>
      <text:p text:style-name="Standard"><text:s text:c="14"/></text:p>
      <text:p text:style-name="Standard"><text:s text:c="14"/>sb-component-paragraph</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1d6eff01-f8ae-4393-8957-f71ca50072fd" class="sb-column-content option-width-12col"&gt;</text:p>
      <text:p text:style-name="Standard"><text:s text:c="4"/></text:p>
      <text:p text:style-name="Standard"><text:s text:c="4"/>&lt;div data-aos="slide-up" data-aos-offset="120" data-aos-delay="100" data-aos-duration="400" data-aos-easing="ease-in-out" data-aos-once="true" class="sb-paragraph option-width sb-section-alignable" data-component-field="text" data-sb-field="text" data-sb-is-link="" data-sb-type="rich-text" data-sb-uuid="64c96c3f-46fb-4bb6-b727-f9bf7230a620"&gt;</text:p>
      <text:p text:style-name="Standard"><text:tab/>&lt;p&gt;&lt;/p&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lt;!--htmlhint spec-char-escape:false --&gt;</text:p>
      <text:p text:style-name="Standard"/>
      <text:p text:style-name="Standard"><text:s text:c="2"/>&lt;div id="sb-id-ee19346f-c86b-48c4-b9cc-1a450f075356" class="row</text:p>
      <text:p text:style-name="Standard"><text:s text:c="14"/>sb-row</text:p>
      <text:p text:style-name="Standard"><text:s text:c="14"/>sb-row-opt-padding-top-none</text:p>
      <text:p text:style-name="Standard"><text:s text:c="14"/>sb-row-opt-padding-bottom-none</text:p>
      <text:p text:style-name="Standard"><text:s text:c="14"/>sb-row-opt-center</text:p>
      <text:p text:style-name="Standard"><text:s text:c="14"/></text:p>
      <text:p text:style-name="Standard"><text:s text:c="14"/>sb-row-opt-no-component-padding</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f735d6b2-0e87-4ca0-8f7c-a56037748c1a" class="sb-column</text:p>
      <text:p text:style-name="Standard"><text:s text:c="14"/>col-xs-12</text:p>
      <text:p text:style-name="Standard"><text:s text:c="14"/>col-sm-12</text:p>
      <text:p text:style-name="Standard"><text:s text:c="14"/>col-md-12</text:p>
      <text:p text:style-name="Standard"><text:soft-page-break/><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 text:c="14"/>col-xl-offset-0</text:p>
      <text:p text:style-name="Standard"><text:s text:c="14"/></text:p>
      <text:p text:style-name="Standard"><text:s text:c="14"/>sb-component-contact-details</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f34039a0-33da-4fea-8da6-b54cf4f11466" class="sb-column-content "&gt;</text:p>
      <text:p text:style-name="Standard"><text:s text:c="4"/></text:p>
      <text:p text:style-name="Standard"><text:s text:c="4"/>&lt;span style="display: none;"&gt;</text:p>
      <text:p text:style-name="Standard"><text:s text:c="2"/></text:p>
      <text:p text:style-name="Standard">&lt;/span&gt;</text:p>
      <text:p text:style-name="Standard">&lt;span style="display: none;"&gt;</text:p>
      <text:p text:style-name="Standard"><text:s text:c="2"/></text:p>
      <text:p text:style-name="Standard"><text:s text:c="2"/></text:p>
      <text:p text:style-name="Standard">&lt;/span&gt;</text:p>
      <text:p text:style-name="Standard">&lt;div data-aos="slide-up" data-aos-offset="120" data-aos-delay="0" data-aos-duration="400" data-aos-easing="ease-in-out" data-aos-once="true" class="sb-contact-details-section vcard" data-sb-uuid="f34039a0-33da-4fea-8da6-b54cf4f11466"&gt;</text:p>
      <text:p text:style-name="Standard"><text:s text:c="2"/></text:p>
      <text:p text:style-name="Standard"><text:s text:c="2"/></text:p>
      <text:p text:style-name="Standard"><text:s text:c="2"/></text:p>
      <text:p text:style-name="Standard"><text:s text:c="2"/></text:p>
      <text:p text:style-name="Standard"/>
      <text:p text:style-name="Standard"><text:s text:c="2"/></text:p>
      <text:p text:style-name="Standard"><text:s text:c="4"/></text:p>
      <text:p text:style-name="Standard"><text:s text:c="2"/></text:p>
      <text:p text:style-name="Standard"/>
      <text:p text:style-name="Standard"><text:s text:c="2"/>&lt;div class="sb-contact-details-section__content"&gt;</text:p>
      <text:p text:style-name="Standard">&lt;div class="sb-section-alignable option-width"&gt;</text:p>
      <text:p text:style-name="Standard"><text:s text:c="6"/></text:p>
      <text:p text:style-name="Standard"><text:s text:c="6"/></text:p>
      <text:p text:style-name="Standard"><text:s text:c="6"/></text:p>
      <text:p text:style-name="Standard"><text:s text:c="4"/>&lt;/div&gt;</text:p>
      <text:p text:style-name="Standard">&lt;/div&gt;</text:p>
      <text:p text:style-name="Standard"><text:s text:c="2"/></text:p>
      <text:p text:style-name="Standard"><text:s text:c="4"/>&lt;div class="contact-details vcard sb-section-alignable"&gt;</text:p>
      <text:p text:style-name="Standard">&lt;div class="contact-details__row contact-details__contact"&gt;</text:p>
      <text:p text:style-name="Standard"><text:s text:c="8"/></text:p>
      <text:p text:style-name="Standard"><text:soft-page-break/><text:s text:c="10"/>&lt;div class="h3 contact-details__title" data-component-field="contact_information_title" data-sb-field="" data-sb-is-link="" data-sb-type="" data-sb-uuid=""&gt;Reach out&lt;/div&gt;</text:p>
      <text:p text:style-name="Standard"><text:s text:c="8"/></text:p>
      <text:p text:style-name="Standard"><text:s text:c="8"/></text:p>
      <text:p text:style-name="Standard"><text:s text:c="8"/></text:p>
      <text:p text:style-name="Standard"><text:s text:c="8"/></text:p>
      <text:p text:style-name="Standard"><text:s text:c="10"/>&lt;div class="contact-details__email" data-component-field="contact" data-sb-field="email" data-sb-is-link="" data-sb-type="email" data-sb-uuid="ae410b5e-4931-4b06-b079-59484081a74c"&gt;</text:p>
      <text:p text:style-name="Standard">&lt;svg height="8px" version="1.1" viewBox="0 0 12 8" width="12px" xmlns="http://www.w3.org/2000/svg"&gt;&lt;path d="M0 8h11.2V0H0v8zm5.6-2.673l1.095-.914 3.522 2.947H.983l3.522-2.947 1.095.914zm1.594-1.33l3.366-2.81v5.626L7.194 3.996zM5.6 4.492L.985.64h9.23L5.6 4.493zm-1.594-.497L.64 6.813V1.186l3.366 2.81z" fill-rule="nonzero" stroke="none" stroke-width="1"&gt;&lt;/path&gt;&lt;/svg&gt;</text:p>
      <text:p text:style-name="Standard">&lt;a aria-label="Email us at <text:s/>jakenalicj537@gmail.com" class="email" data-component-field="contact" data-sb-field="email" data-sb-is-link="" data-sb-type="email" data-sb-uuid="ae410b5e-4931-4b06-b079-59484081a74c" href="mailto:jakenalicj537@gmail.com"&gt;jakenalicj537@gmail.com&lt;/a&gt;</text:p>
      <text:p text:style-name="Standard">&lt;/div&gt;</text:p>
      <text:p text:style-name="Standard"><text:s text:c="8"/></text:p>
      <text:p text:style-name="Standard"><text:s text:c="8"/></text:p>
      <text:p text:style-name="Standard"><text:s text:c="6"/>&lt;/div&gt;</text:p>
      <text:p text:style-name="Standard"><text:s text:c="6"/></text:p>
      <text:p text:style-name="Standard"><text:s text:c="8"/>&lt;div class="contact-details__row contact-details__location"&gt;</text:p>
      <text:p text:style-name="Standard">&lt;div class="h3 contact-details__title" data-component-field="utility_contact_details_title_location" data-sb-field="" data-sb-is-link="" data-sb-type="" data-sb-uuid=""&gt;</text:p>
      <text:p text:style-name="Standard"><text:s text:c="12"/>Location</text:p>
      <text:p text:style-name="Standard"><text:s text:c="10"/>&lt;/div&gt;</text:p>
      <text:p text:style-name="Standard">&lt;p class="adr contact-details__address"&gt;</text:p>
      <text:p text:style-name="Standard">&lt;svg viewBox="0 0 512 512" xmlns="http://www.w3.org/2000/svg"&gt;</text:p>
      <text:p text:style-name="Standard">&lt;path d="M256 0C156.748 0 76 80.748 76 180c0 33.534 9.289 66.26 26.869 94.652l142.885 230.257A15 15 0 00258.499 512h.119a14.997 14.997 0 0012.75-7.292L410.611 272.22C427.221 244.428 436 212.539 436 180 436 80.748 355.252 0 256 0zm128.866 256.818L258.272 468.186l-129.905-209.34C113.734 235.214 105.8 207.95 105.8 180c0-82.71 67.49-150.2 150.2-150.2S406.1 97.29 406.1 180c0 27.121-7.411 53.688-21.234 76.818z"&gt;&lt;/path&gt;</text:p>
      <text:p text:style-name="Standard">&lt;path d="M256 90c-49.626 0-90 40.374-90 90 0 49.309 39.717 90 90 90 50.903 0 90-41.233 90-90 0-49.626-40.374-90-90-90zm0 150.2c-33.257 0-60.2-27.033-60.2-60.2 0-33.084 27.116-60.2 60.2-60.2s60.1 27.116 60.1 60.2c0 32.683-26.316 60.2-60.1 60.2z"&gt;&lt;/path&gt;</text:p>
      <text:p text:style-name="Standard">&lt;/svg&gt;</text:p>
      <text:p text:style-name="Standard">&lt;a aria-label="Our location at Nairobi, 30 KE" href="https://www.google.com/maps/place/+Nairobi+30+KE" rel="noreferrer" target="_blank"&gt;</text:p>
      <text:p text:style-name="Standard"><text:s text:c="14"/>&lt;span data-component-field="contact" data-sb-field="city" data-sb-is-link="" data-sb-type="text" data-sb-uuid="ae410b5e-4931-4b06-b079-59484081a74c"&gt;Nairobi&lt;/span&gt;&lt;span data-component-field="contact" data-sb-field="state_province" data-sb-is-link="" data-sb-type="text" data-sb-uuid="ae410b5e-4931-4b06-b079-59484081a74c"&gt;, 30&lt;/span&gt;&lt;span data-component-field="contact" data-sb-field="country" data-sb-is-link="" data-sb-type="text" data-sb-uuid="ae410b5e-4931-4b06-b079-59484081a74c"&gt; KE&lt;/span&gt;</text:p>
      <text:p text:style-name="Standard"><text:s text:c="12"/>&lt;/a&gt;</text:p>
      <text:p text:style-name="Standard">&lt;/p&gt;</text:p>
      <text:p text:style-name="Standard">&lt;/div&gt;</text:p>
      <text:p text:style-name="Standard"><text:s text:c="6"/></text:p>
      <text:p text:style-name="Standard"><text:soft-page-break/><text:s text:c="6"/></text:p>
      <text:p text:style-name="Standard"><text:s text:c="8"/>&lt;div class="contact-details__row contact-details__hours sb-hours-wrapper"&gt;</text:p>
      <text:p text:style-name="Standard">&lt;div class="h3 contact-details__title" data-component-field="utility_contact_details_title_hours" data-sb-field="" data-sb-is-link="" data-sb-type="" data-sb-uuid=""&gt;</text:p>
      <text:p text:style-name="Standard"><text:s text:c="12"/>Hours</text:p>
      <text:p text:style-name="Standard"><text:s text:c="10"/>&lt;/div&gt;</text:p>
      <text:p text:style-name="Standard">&lt;ol aria-label="Working hours" class="hours-list"&gt;</text:p>
      <text:p text:style-name="Standard"><text:s text:c="12"/></text:p>
      <text:p text:style-name="Standard"><text:s text:c="14"/>&lt;li class="hours-list__item"&gt;</text:p>
      <text:p text:style-name="Standard">&lt;div class="hours-list__day" data-component-field="utility_contact_details_working_hours_monday" data-sb-field="" data-sb-is-link="" data-sb-type="" data-sb-uuid=""&gt;</text:p>
      <text:p text:style-name="Standard"><text:s text:c="18"/></text:p>
      <text:p text:style-name="Standard"><text:s text:c="20"/>Mon&lt;span class="hidden-xs-down hidden-sm-down hidden-md-down"&gt;day&lt;/span&gt;</text:p>
      <text:p text:style-name="Standard"><text:s text:c="18"/></text:p>
      <text:p text:style-name="Standard"><text:s text:c="16"/>&lt;/div&gt;</text:p>
      <text:p text:style-name="Standard">&lt;div class="hours-list__from" data-component-field="contact" data-sb-field="monday_from" data-sb-is-link="" data-sb-type="time" data-sb-uuid="ae410b5e-4931-4b06-b079-59484081a74c"&gt;9:00am&lt;/div&gt;</text:p>
      <text:p text:style-name="Standard">&lt;div class="hours-list__dash"&gt;–&lt;/div&gt;</text:p>
      <text:p text:style-name="Standard">&lt;div class="hours-list__to" data-component-field="contact" data-sb-field="monday_to" data-sb-is-link="" data-sb-type="time" data-sb-uuid="ae410b5e-4931-4b06-b079-59484081a74c"&gt;10: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tuesday" data-sb-field="" data-sb-is-link="" data-sb-type="" data-sb-uuid=""&gt;</text:p>
      <text:p text:style-name="Standard"><text:s text:c="18"/></text:p>
      <text:p text:style-name="Standard"><text:s text:c="20"/>Tue&lt;span class="hidden-xs-down hidden-sm-down hidden-md-down"&gt;sday</text:p>
      <text:p text:style-name="Standard"><text:s text:c="18"/></text:p>
      <text:p text:style-name="Standard"><text:s text:c="16"/>&lt;/span&gt;&lt;/div&gt;</text:p>
      <text:p text:style-name="Standard">&lt;div class="hours-list__from" data-component-field="contact" data-sb-field="tuesday_from" data-sb-is-link="" data-sb-type="time" data-sb-uuid="ae410b5e-4931-4b06-b079-59484081a74c"&gt;9:00am&lt;/div&gt;</text:p>
      <text:p text:style-name="Standard">&lt;div class="hours-list__dash"&gt;–&lt;/div&gt;</text:p>
      <text:p text:style-name="Standard">&lt;div class="hours-list__to" data-component-field="contact" data-sb-field="tuesday_to" data-sb-is-link="" data-sb-type="time" data-sb-uuid="ae410b5e-4931-4b06-b079-59484081a74c"&gt;10: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wednesday" data-sb-field="" data-sb-is-link="" data-sb-type="" data-sb-uuid=""&gt;</text:p>
      <text:p text:style-name="Standard"><text:s text:c="18"/></text:p>
      <text:p text:style-name="Standard"><text:s text:c="20"/>Wed&lt;span class="hidden-xs-down hidden-sm-down hidden-md-down"&gt;nesday</text:p>
      <text:p text:style-name="Standard"><text:s text:c="18"/></text:p>
      <text:p text:style-name="Standard"><text:soft-page-break/><text:s text:c="16"/>&lt;/span&gt;&lt;/div&gt;</text:p>
      <text:p text:style-name="Standard">&lt;div class="hours-list__from" data-component-field="contact" data-sb-field="wednesday_from" data-sb-is-link="" data-sb-type="time" data-sb-uuid="ae410b5e-4931-4b06-b079-59484081a74c"&gt;9:00am&lt;/div&gt;</text:p>
      <text:p text:style-name="Standard">&lt;div class="hours-list__dash"&gt;–&lt;/div&gt;</text:p>
      <text:p text:style-name="Standard">&lt;div class="hours-list__to" data-component-field="contact" data-sb-field="wednesday_to" data-sb-is-link="" data-sb-type="time" data-sb-uuid="ae410b5e-4931-4b06-b079-59484081a74c"&gt;10: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thursday" data-sb-field="" data-sb-is-link="" data-sb-type="" data-sb-uuid=""&gt;</text:p>
      <text:p text:style-name="Standard"><text:s text:c="18"/></text:p>
      <text:p text:style-name="Standard"><text:s text:c="20"/>Thu&lt;span class="hidden-xs-down hidden-sm-down hidden-md-down"&gt;rsday</text:p>
      <text:p text:style-name="Standard"><text:s text:c="18"/></text:p>
      <text:p text:style-name="Standard"><text:s text:c="16"/>&lt;/span&gt;&lt;/div&gt;</text:p>
      <text:p text:style-name="Standard">&lt;div class="hours-list__from" data-component-field="contact" data-sb-field="thursday_from" data-sb-is-link="" data-sb-type="time" data-sb-uuid="ae410b5e-4931-4b06-b079-59484081a74c"&gt;9:00am&lt;/div&gt;</text:p>
      <text:p text:style-name="Standard">&lt;div class="hours-list__dash"&gt;–&lt;/div&gt;</text:p>
      <text:p text:style-name="Standard">&lt;div class="hours-list__to" data-component-field="contact" data-sb-field="thursday_to" data-sb-is-link="" data-sb-type="time" data-sb-uuid="ae410b5e-4931-4b06-b079-59484081a74c"&gt;10: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friday" data-sb-field="" data-sb-is-link="" data-sb-type="" data-sb-uuid=""&gt;</text:p>
      <text:p text:style-name="Standard"><text:s text:c="18"/></text:p>
      <text:p text:style-name="Standard"><text:s text:c="20"/>Fri&lt;span class="hidden-xs-down hidden-sm-down hidden-md-down"&gt;day</text:p>
      <text:p text:style-name="Standard"><text:s text:c="18"/></text:p>
      <text:p text:style-name="Standard"><text:s text:c="16"/>&lt;/span&gt;&lt;/div&gt;</text:p>
      <text:p text:style-name="Standard">&lt;div class="hours-list__from" data-component-field="contact" data-sb-field="friday_from" data-sb-is-link="" data-sb-type="time" data-sb-uuid="ae410b5e-4931-4b06-b079-59484081a74c"&gt;9:00am&lt;/div&gt;</text:p>
      <text:p text:style-name="Standard">&lt;div class="hours-list__dash"&gt;–&lt;/div&gt;</text:p>
      <text:p text:style-name="Standard">&lt;div class="hours-list__to" data-component-field="contact" data-sb-field="friday_to" data-sb-is-link="" data-sb-type="time" data-sb-uuid="ae410b5e-4931-4b06-b079-59484081a74c"&gt;10: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saturday" data-sb-field="" data-sb-is-link="" data-sb-type="" data-sb-uuid=""&gt;</text:p>
      <text:p text:style-name="Standard"><text:s text:c="18"/></text:p>
      <text:p text:style-name="Standard"><text:s text:c="20"/>Sat&lt;span class="hidden-xs-down hidden-sm-down hidden-md-down"&gt;urday</text:p>
      <text:p text:style-name="Standard"><text:soft-page-break/><text:s text:c="18"/></text:p>
      <text:p text:style-name="Standard"><text:s text:c="16"/>&lt;/span&gt;&lt;/div&gt;</text:p>
      <text:p text:style-name="Standard">&lt;div class="hours-list__from" data-component-field="contact" data-sb-field="saturday_from" data-sb-is-link="" data-sb-type="time" data-sb-uuid="ae410b5e-4931-4b06-b079-59484081a74c"&gt;9:00am&lt;/div&gt;</text:p>
      <text:p text:style-name="Standard">&lt;div class="hours-list__dash"&gt;–&lt;/div&gt;</text:p>
      <text:p text:style-name="Standard">&lt;div class="hours-list__to" data-component-field="contact" data-sb-field="saturday_to" data-sb-is-link="" data-sb-type="time" data-sb-uuid="ae410b5e-4931-4b06-b079-59484081a74c"&gt;6:00pm&lt;/div&gt;</text:p>
      <text:p text:style-name="Standard">&lt;/li&gt;</text:p>
      <text:p text:style-name="Standard"><text:s text:c="12"/></text:p>
      <text:p text:style-name="Standard"><text:s text:c="12"/></text:p>
      <text:p text:style-name="Standard"><text:s text:c="14"/>&lt;li class="hours-list__item"&gt;</text:p>
      <text:p text:style-name="Standard">&lt;div class="hours-list__day" data-component-field="utility_contact_details_working_hours_sunday" data-sb-field="" data-sb-is-link="" data-sb-type="" data-sb-uuid=""&gt;</text:p>
      <text:p text:style-name="Standard"><text:s text:c="18"/></text:p>
      <text:p text:style-name="Standard"><text:s text:c="20"/>Sun&lt;span class="hidden-xs-down hidden-sm-down hidden-md-down"&gt;day</text:p>
      <text:p text:style-name="Standard"><text:s text:c="18"/></text:p>
      <text:p text:style-name="Standard"><text:s text:c="16"/>&lt;/span&gt;&lt;/div&gt;</text:p>
      <text:p text:style-name="Standard">&lt;div class="hours-list__from" data-component-field="contact" data-sb-field="sunday_from" data-sb-is-link="" data-sb-type="time" data-sb-uuid="ae410b5e-4931-4b06-b079-59484081a74c"&gt;9:00am&lt;/div&gt;</text:p>
      <text:p text:style-name="Standard">&lt;div class="hours-list__dash"&gt;–&lt;/div&gt;</text:p>
      <text:p text:style-name="Standard">&lt;div class="hours-list__to" data-component-field="contact" data-sb-field="sunday_to" data-sb-is-link="" data-sb-type="time" data-sb-uuid="ae410b5e-4931-4b06-b079-59484081a74c"&gt;12:00pm&lt;/div&gt;</text:p>
      <text:p text:style-name="Standard">&lt;/li&gt;</text:p>
      <text:p text:style-name="Standard"><text:s text:c="12"/></text:p>
      <text:p text:style-name="Standard"><text:s text:c="10"/>&lt;/ol&gt;</text:p>
      <text:p text:style-name="Standard">&lt;/div&gt;</text:p>
      <text:p text:style-name="Standard"><text:s text:c="6"/></text:p>
      <text:p text:style-name="Standard"><text:s text:c="4"/>&lt;/div&gt;</text:p>
      <text:p text:style-name="Standard"><text:s text:c="2"/></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oft-page-break/><text:s text:c="2"/>&lt;/div&gt;</text:p>
      <text:p text:style-name="Standard"/>
      <text:p text:style-name="Standard"/>
      <text:p text:style-name="Standard"><text:s text:c="4"/>&lt;/div&gt;</text:p>
      <text:p text:style-name="Standard"><text:s text:c="2"/>&lt;/section&gt;</text:p>
      <text:p text:style-name="Standard"/>
      <text:p text:style-name="Standard"/>
      <text:p text:style-name="Standard"><text:s text:c="2"/>&lt;/div&gt;</text:p>
      <text:p text:style-name="Standard"/>
      <text:p text:style-name="Standard"><text:s text:c="2"/>&lt;div id="sb-footer"&gt;</text:p>
      <text:p text:style-name="Standard"><text:s text:c="4"/>&lt;script src="/assets/bundle-b7b6fc03436c3d4f6ece996f76990beb.js"&gt;&lt;/script&gt;</text:p>
      <text:p text:style-name="Standard"><text:s text:c="4"/>&lt;!--htmlhint attr-no-duplication:false --&gt;</text:p>
      <text:p text:style-name="Standard"/>
      <text:p text:style-name="Standard"><text:s text:c="2"/>&lt;section data-slug="footer-nav-with-blog-preview-default" id="Footer" class="sb-section</text:p>
      <text:p text:style-name="Standard"><text:s text:c="18"/>sb-section-opt-light</text:p>
      <text:p text:style-name="Standard"><text:s text:c="18"/></text:p>
      <text:p text:style-name="Standard"><text:s text:c="18"/></text:p>
      <text:p text:style-name="Standard"><text:s text:c="18"/>option-align-left option-nav-link-hover-underline option-align-icons-right option-background-image-fixed option-button-none option-link-decoration-border-bottom-static option-background-image-grayscale" data-sb-id="5d8d410e-3003-46c6-92b0-66e93c6758b5" style="</text:p>
      <text:p text:style-name="Standard"><text:s text:c="12"/></text:p>
      <text:p text:style-name="Standard"><text:s text:c="12"/></text:p>
      <text:p text:style-name="Standard"><text:s text:c="11"/>"&gt;</text:p>
      <text:p text:style-name="Standard"><text:s text:c="4"/></text:p>
      <text:p text:style-name="Standard"><text:s text:c="4"/>&lt;div class="container</text:p>
      <text:p text:style-name="Standard"><text:s text:c="16"/>sb-container-fixed</text:p>
      <text:p text:style-name="Standard"><text:s text:c="16"/>sb-container"&gt;</text:p>
      <text:p text:style-name="Standard"><text:s text:c="6"/>&lt;!--htmlhint spec-char-escape:false --&gt;</text:p>
      <text:p text:style-name="Standard"/>
      <text:p text:style-name="Standard"><text:s text:c="2"/>&lt;div id="sb-id-1f68662f-02b5-4f6b-a1ec-915b3bf552f6" class="row</text:p>
      <text:p text:style-name="Standard"><text:s text:c="14"/>sb-row</text:p>
      <text:p text:style-name="Standard"><text:s text:c="14"/>sb-row-opt-padding-top-large</text:p>
      <text:p text:style-name="Standard"><text:s text:c="14"/>sb-row-opt-padding-bottom-none</text:p>
      <text:p text:style-name="Standard"><text:s text:c="14"/>sb-row-opt-center</text:p>
      <text:p text:style-name="Standard"><text:s text:c="14"/></text:p>
      <text:p text:style-name="Standard"><text:s text:c="14"/>"&gt;</text:p>
      <text:p text:style-name="Standard"><text:s text:c="4"/>&lt;!--htmlhint spec-char-escape:false --&gt;</text:p>
      <text:p text:style-name="Standard"/>
      <text:p text:style-name="Standard"/>
      <text:p text:style-name="Standard"><text:s text:c="2"/>&lt;div id="sb-id-6041b917-a41b-4798-9d2b-f8fde2412dee" class="sb-column</text:p>
      <text:p text:style-name="Standard"><text:s text:c="14"/>col-xs-12</text:p>
      <text:p text:style-name="Standard"><text:s text:c="14"/>col-sm-12</text:p>
      <text:p text:style-name="Standard"><text:s text:c="14"/>col-md-12</text:p>
      <text:p text:style-name="Standard"><text:s text:c="14"/>col-lg-12</text:p>
      <text:p text:style-name="Standard"><text:s text:c="14"/>col-xl-12</text:p>
      <text:p text:style-name="Standard"><text:s text:c="14"/>col-xs-offset-0</text:p>
      <text:p text:style-name="Standard"><text:s text:c="14"/>col-sm-offset-0</text:p>
      <text:p text:style-name="Standard"><text:s text:c="14"/>col-md-offset-0</text:p>
      <text:p text:style-name="Standard"><text:s text:c="14"/>col-lg-offset-0</text:p>
      <text:p text:style-name="Standard"><text:soft-page-break/><text:s text:c="14"/>col-xl-offset-0</text:p>
      <text:p text:style-name="Standard"><text:s text:c="14"/></text:p>
      <text:p text:style-name="Standard"><text:s text:c="14"/>sb-component-footer-nav-with-blog-preview</text:p>
      <text:p text:style-name="Standard"><text:s text:c="14"/></text:p>
      <text:p text:style-name="Standard"><text:s text:c="14"/></text:p>
      <text:p text:style-name="Standard"><text:s text:c="14"/>" style="</text:p>
      <text:p text:style-name="Standard"><text:s text:c="14"/></text:p>
      <text:p text:style-name="Standard"><text:s text:c="14"/>"&gt;</text:p>
      <text:p text:style-name="Standard"><text:s text:c="4"/></text:p>
      <text:p text:style-name="Standard"><text:s text:c="4"/></text:p>
      <text:p text:style-name="Standard"><text:s text:c="6"/>&lt;div id="sb-id-19c90937-f05b-4a87-94ad-275d5e9ff206" class="sb-column-content "&gt;</text:p>
      <text:p text:style-name="Standard"><text:s text:c="4"/></text:p>
      <text:p text:style-name="Standard"><text:s text:c="4"/>&lt;span style="display: none;"&gt;</text:p>
      <text:p text:style-name="Standard"><text:s text:c="2"/></text:p>
      <text:p text:style-name="Standard"><text:s text:c="2"/></text:p>
      <text:p text:style-name="Standard"><text:s text:c="2"/></text:p>
      <text:p text:style-name="Standard">&lt;/span&gt;</text:p>
      <text:p text:style-name="Standard">&lt;div class="sb-footer sb-footer-nav-with-blog-preview vcard sb-section-alignable" data-sb-uuid="19c90937-f05b-4a87-94ad-275d5e9ff206"&gt;</text:p>
      <text:p text:style-name="Standard">&lt;div class="row"&gt;</text:p>
      <text:p text:style-name="Standard">&lt;div class="col-lg-3 col-md-3 col-sm-12 col-xs-12"&gt;</text:p>
      <text:p text:style-name="Standard">&lt;h2 class="sb-title sb-footer__branding"&gt;</text:p>
      <text:p text:style-name="Standard">&lt;a class="brand sb-brand-default org" href="/" skip-data-sb=""&gt;</text:p>
      <text:p text:style-name="Standard"><text:s text:c="10"/></text:p>
      <text:p text:style-name="Standard"><text:s text:c="12"/>AMEPHYPSY-AI</text:p>
      <text:p text:style-name="Standard"><text:s text:c="10"/></text:p>
      <text:p text:style-name="Standard"><text:s text:c="8"/>&lt;/a&gt;</text:p>
      <text:p text:style-name="Standard">&lt;/h2&gt;</text:p>
      <text:p text:style-name="Standard"/>
      <text:p text:style-name="Standard"><text:s text:c="6"/></text:p>
      <text:p text:style-name="Standard"><text:s text:c="4"/>&lt;/div&gt;</text:p>
      <text:p text:style-name="Standard"><text:s text:c="4"/></text:p>
      <text:p text:style-name="Standard"><text:s text:c="6"/>&lt;div class="col-lg-3 col-md-3 col-sm-12 col-xs-12 sb-footer__blog-preview"&gt;</text:p>
      <text:p text:style-name="Standard">&lt;div class="h3 sb-footer-nav-with-blog-preview__title" data-component-field="utility_footer_title_recent_blog_posts" data-sb-field="" data-sb-is-link="" data-sb-type="" data-sb-uuid=""&gt;Recent blog posts&lt;/div&gt;</text:p>
      <text:p text:style-name="Standard">&lt;ul class="sb-footer__blog-preview-list"&gt;</text:p>
      <text:p text:style-name="Standard"><text:s text:c="10"/></text:p>
      <text:p text:style-name="Standard"><text:s text:c="12"/></text:p>
      <text:p text:style-name="Standard"><text:s text:c="14"/>&lt;li class="sb-footer__blog-preview-item" data-component-field="linkRaw" data-sb-field="" data-sb-is-link="" data-sb-type="" data-sb-uuid=""&gt;</text:p>
      <text:p text:style-name="Standard"><text:s text:c="16"/></text:p>
      <text:p text:style-name="Standard"><text:s text:c="18"/></text:p>
      <text:p text:style-name="Standard"><text:s text:c="20"/>&lt;a class="sb-footer__blog-preview-item-title" data-sb-is-link="true" data-sb-uuid="12e13cc9-afc3-409b-a718-0f973e2bd091" href="/understanding-anxiety-disorders" rel=" " target=""&gt;</text:p>
      <text:p text:style-name="Standard">&lt;h4 data-component-field="title" data-sb-field="title" data-sb-is-link="" data-sb-type="text" data-sb-uuid="12e13cc9-afc3-409b-a718-0f973e2bd091"&gt;Understanding anxiety disorders&lt;/h4&gt;</text:p>
      <text:p text:style-name="Standard">&lt;/a&gt;</text:p>
      <text:p text:style-name="Standard"><text:soft-page-break/><text:s text:c="16"/></text:p>
      <text:p text:style-name="Standard"><text:s text:c="16"/></text:p>
      <text:p text:style-name="Standard"><text:s text:c="18"/>&lt;span class="sb-footer__blog-preview-item-date" data-component-field="date" data-sb-field="date" data-sb-is-link="" data-sb-type="datetime" data-sb-uuid="12e13cc9-afc3-409b-a718-0f973e2bd091"&gt;February 25, 2025&lt;/span&gt;</text:p>
      <text:p text:style-name="Standard"><text:s text:c="16"/></text:p>
      <text:p text:style-name="Standard"><text:s text:c="14"/>&lt;/li&gt;</text:p>
      <text:p text:style-name="Standard"><text:s text:c="12"/></text:p>
      <text:p text:style-name="Standard"><text:s text:c="10"/></text:p>
      <text:p text:style-name="Standard"><text:s text:c="8"/>&lt;/ul&gt;</text:p>
      <text:p text:style-name="Standard">&lt;/div&gt;</text:p>
      <text:p text:style-name="Standard"><text:s text:c="4"/></text:p>
      <text:p text:style-name="Standard"/>
      <text:p text:style-name="Standard"><text:s text:c="4"/>&lt;div class="col-lg-3 col-md-3 col-sm-6 col-xs-12 sb-footer__menu"&gt;</text:p>
      <text:p text:style-name="Standard">&lt;div class="h3 sb-footer-nav-with-blog-preview__title" data-component-field="utility_footer_title_quick_links" data-sb-field="" data-sb-is-link="" data-sb-type="" data-sb-uuid=""&gt;Quick links&lt;/div&gt;</text:p>
      <text:p text:style-name="Standard">&lt;nav aria-label="Secondary" class="sb-footer__nav"&gt;</text:p>
      <text:p text:style-name="Standard">&lt;ul class="sb-footer__nav-list"&gt;</text:p>
      <text:p text:style-name="Standard"><text:s text:c="10"/></text:p>
      <text:p text:style-name="Standard"><text:s text:c="12"/></text:p>
      <text:p text:style-name="Standard"><text:s text:c="14"/>&lt;li class="" data-component-field="navigationLink" data-sb-field="" data-sb-is-link="true" data-sb-type="" data-sb-uuid="b6a756a4-55c2-4384-b2a4-2affb3b3ea52"&gt;</text:p>
      <text:p text:style-name="Standard">&lt;a class="sb-link " data-component-field="" data-sb-field="" data-sb-is-link="true" data-sb-type="" data-sb-uuid="b6a756a4-55c2-4384-b2a4-2affb3b3ea52" href="/scheduling" target=""&gt;</text:p>
      <text:p text:style-name="Standard"><text:s text:c="18"/>Schedule appointment</text:p>
      <text:p text:style-name="Standard"><text:s text:c="16"/>&lt;/a&gt;</text:p>
      <text:p text:style-name="Standard">&lt;/li&gt;</text:p>
      <text:p text:style-name="Standard"><text:s text:c="12"/></text:p>
      <text:p text:style-name="Standard"><text:s text:c="10"/></text:p>
      <text:p text:style-name="Standard"><text:s text:c="12"/></text:p>
      <text:p text:style-name="Standard"><text:s text:c="14"/>&lt;li class="" data-component-field="navigationLink" data-sb-field="" data-sb-is-link="true" data-sb-type="" data-sb-uuid="2aeab871-bc2e-4fa2-b66f-f5be4b9d7e11"&gt;</text:p>
      <text:p text:style-name="Standard">&lt;a class="sb-link " data-component-field="" data-sb-field="" data-sb-is-link="true" data-sb-type="" data-sb-uuid="2aeab871-bc2e-4fa2-b66f-f5be4b9d7e11" href="/intake-form" target=""&gt;</text:p>
      <text:p text:style-name="Standard"><text:s text:c="18"/>Complete intake</text:p>
      <text:p text:style-name="Standard"><text:s text:c="16"/>&lt;/a&gt;</text:p>
      <text:p text:style-name="Standard">&lt;/li&gt;</text:p>
      <text:p text:style-name="Standard"><text:s text:c="12"/></text:p>
      <text:p text:style-name="Standard"><text:s text:c="10"/></text:p>
      <text:p text:style-name="Standard"><text:s text:c="12"/></text:p>
      <text:p text:style-name="Standard"><text:s text:c="14"/>&lt;li class="" data-component-field="navigationLink" data-sb-field="" data-sb-is-link="true" data-sb-type="" data-sb-uuid="f58f6679-2fc8-4ad9-863f-8acf5be5aa75"&gt;</text:p>
      <text:p text:style-name="Standard">&lt;a class="sb-link " data-component-field="" data-sb-field="" data-sb-is-link="true" data-sb-type="" data-sb-uuid="f58f6679-2fc8-4ad9-863f-8acf5be5aa75" href="/faq" target=""&gt;</text:p>
      <text:p text:style-name="Standard"><text:s text:c="18"/>FAQ</text:p>
      <text:p text:style-name="Standard"><text:s text:c="16"/>&lt;/a&gt;</text:p>
      <text:p text:style-name="Standard">&lt;/li&gt;</text:p>
      <text:p text:style-name="Standard"><text:s text:c="12"/></text:p>
      <text:p text:style-name="Standard"><text:soft-page-break/><text:s text:c="10"/></text:p>
      <text:p text:style-name="Standard"><text:s text:c="12"/></text:p>
      <text:p text:style-name="Standard"><text:s text:c="14"/>&lt;li class="" data-component-field="navigationLink" data-sb-field="" data-sb-is-link="true" data-sb-type="" data-sb-uuid="c98eb487-0643-4143-8aac-ccb31b6f60ec"&gt;</text:p>
      <text:p text:style-name="Standard">&lt;a class="sb-link " data-component-field="" data-sb-field="" data-sb-is-link="true" data-sb-type="" data-sb-uuid="c98eb487-0643-4143-8aac-ccb31b6f60ec" href="/resources" target=""&gt;</text:p>
      <text:p text:style-name="Standard"><text:s text:c="18"/>Resources</text:p>
      <text:p text:style-name="Standard"><text:s text:c="16"/>&lt;/a&gt;</text:p>
      <text:p text:style-name="Standard">&lt;/li&gt;</text:p>
      <text:p text:style-name="Standard"><text:s text:c="12"/></text:p>
      <text:p text:style-name="Standard"><text:s text:c="10"/></text:p>
      <text:p text:style-name="Standard"><text:s text:c="12"/></text:p>
      <text:p text:style-name="Standard"><text:s text:c="14"/>&lt;li class="" data-component-field="navigationLink" data-sb-field="" data-sb-is-link="true" data-sb-type="" data-sb-uuid="1e5c984a-8b45-42cf-bbe7-8e9e53197f61"&gt;</text:p>
      <text:p text:style-name="Standard">&lt;a class="sb-link " data-component-field="" data-sb-field="" data-sb-is-link="true" data-sb-type="" data-sb-uuid="1e5c984a-8b45-42cf-bbe7-8e9e53197f61" href="/privacy-policy" target=""&gt;</text:p>
      <text:p text:style-name="Standard"><text:s text:c="18"/>Privacy Policy</text:p>
      <text:p text:style-name="Standard"><text:s text:c="16"/>&lt;/a&gt;</text:p>
      <text:p text:style-name="Standard">&lt;/li&gt;</text:p>
      <text:p text:style-name="Standard"><text:s text:c="12"/></text:p>
      <text:p text:style-name="Standard"><text:s text:c="10"/></text:p>
      <text:p text:style-name="Standard"><text:s text:c="8"/>&lt;/ul&gt;</text:p>
      <text:p text:style-name="Standard">&lt;/nav&gt;</text:p>
      <text:p text:style-name="Standard">&lt;/div&gt;</text:p>
      <text:p text:style-name="Standard">&lt;div class="col-lg-3 col-md-3 col-sm-6 col-xs-12 sb-footer__location"&gt;</text:p>
      <text:p text:style-name="Standard">&lt;div class="h3 sb-footer-nav-with-blog-preview__title" data-component-field="utility_footer_title_contact_us" data-sb-field="" data-sb-is-link="" data-sb-type="" data-sb-uuid=""&gt;Contact us&lt;/div&gt;</text:p>
      <text:p text:style-name="Standard">&lt;div class="sb-footer__contact"&gt;</text:p>
      <text:p text:style-name="Standard"><text:s text:c="8"/></text:p>
      <text:p text:style-name="Standard"><text:s text:c="10"/>&lt;p class="adr address location"&gt;</text:p>
      <text:p text:style-name="Standard">&lt;span class="sb-footer__contact-icon"&gt;</text:p>
      <text:p text:style-name="Standard">&lt;svg viewBox="0 0 512 512" xmlns="http://www.w3.org/2000/svg"&gt;</text:p>
      <text:p text:style-name="Standard">&lt;path d="M256 0C156.748 0 76 80.748 76 180c0 33.534 9.289 66.26 26.869 94.652l142.885 230.257A15 15 0 00258.499 512h.119a14.997 14.997 0 0012.75-7.292L410.611 272.22C427.221 244.428 436 212.539 436 180 436 80.748 355.252 0 256 0zm128.866 256.818L258.272 468.186l-129.905-209.34C113.734 235.214 105.8 207.95 105.8 180c0-82.71 67.49-150.2 150.2-150.2S406.1 97.29 406.1 180c0 27.121-7.411 53.688-21.234 76.818z"&gt;&lt;/path&gt;</text:p>
      <text:p text:style-name="Standard">&lt;path d="M256 90c-49.626 0-90 40.374-90 90 0 49.309 39.717 90 90 90 50.903 0 90-41.233 90-90 0-49.626-40.374-90-90-90zm0 150.2c-33.257 0-60.2-27.033-60.2-60.2 0-33.084 27.116-60.2 60.2-60.2s60.1 27.116 60.1 60.2c0 32.683-26.316 60.2-60.1 60.2z"&gt;&lt;/path&gt;</text:p>
      <text:p text:style-name="Standard">&lt;/svg&gt;</text:p>
      <text:p text:style-name="Standard">&lt;/span&gt;</text:p>
      <text:p text:style-name="Standard">&lt;a aria-label="Our location at <text:s/>Nairobi, 30 KE" href="https://www.google.com/maps/place/+Nairobi+30+KE" rel="noreferrer" target="_blank"&gt;</text:p>
      <text:p text:style-name="Standard"><text:s text:c="14"/>&lt;span data-component-field="contact" data-sb-field="city" data-sb-is-link="" data-sb-type="text" data-sb-uuid="ae410b5e-4931-4b06-b079-59484081a74c"&gt;Nairobi&lt;/span&gt;&lt;span data-component-field="contact" data-sb-field="state_province" data-sb-is-link="" data-sb-type="text" data-sb-uuid="ae410b5e-4931-4b06-b079-59484081a74c"&gt;, 30&lt;/span&gt;&lt;span data-component-<text:soft-page-break/>field="contact" data-sb-field="country" data-sb-is-link="" data-sb-type="text" data-sb-uuid="ae410b5e-4931-4b06-b079-59484081a74c"&gt; KE&lt;/span&gt;</text:p>
      <text:p text:style-name="Standard"><text:s text:c="12"/>&lt;/a&gt;</text:p>
      <text:p text:style-name="Standard">&lt;/p&gt;</text:p>
      <text:p text:style-name="Standard"><text:s text:c="8"/></text:p>
      <text:p text:style-name="Standard"><text:s text:c="8"/></text:p>
      <text:p text:style-name="Standard"><text:s text:c="8"/></text:p>
      <text:p text:style-name="Standard"><text:s text:c="8"/></text:p>
      <text:p text:style-name="Standard"><text:s text:c="10"/>&lt;div class="sb-footer__email" data-component-field="contact" data-sb-field="email" data-sb-is-link="" data-sb-type="email" data-sb-uuid="ae410b5e-4931-4b06-b079-59484081a74c"&gt;</text:p>
      <text:p text:style-name="Standard">&lt;span class="sb-footer__contact-icon"&gt;</text:p>
      <text:p text:style-name="Standard">&lt;svg height="8px" version="1.1" viewBox="0 0 12 8" width="12px" xmlns="http://www.w3.org/2000/svg"&gt;&lt;path d="M0 8h11.2V0H0v8zm5.6-2.673l1.095-.914 3.522 2.947H.983l3.522-2.947 1.095.914zm1.594-1.33l3.366-2.81v5.626L7.194 3.996zM5.6 4.492L.985.64h9.23L5.6 4.493zm-1.594-.497L.64 6.813V1.186l3.366 2.81z" fill-rule="nonzero" stroke="none" stroke-width="1"&gt;&lt;/path&gt;&lt;/svg&gt;</text:p>
      <text:p text:style-name="Standard">&lt;/span&gt;</text:p>
      <text:p text:style-name="Standard">&lt;a aria-label="Email us at jakenalicj537@gmail.com" class="email" data-component-field="contact" data-sb-field="email" data-sb-is-link="" data-sb-type="email" data-sb-uuid="ae410b5e-4931-4b06-b079-59484081a74c" href="mailto:jakenalicj537@gmail.com"&gt;jakenalicj537@gmail.com&lt;/a&gt;&lt;/div&gt;</text:p>
      <text:p text:style-name="Standard"><text:s text:c="8"/></text:p>
      <text:p text:style-name="Standard"><text:s text:c="6"/>&lt;/div&gt;</text:p>
      <text:p text:style-name="Standard">&lt;/div&gt;</text:p>
      <text:p text:style-name="Standard">&lt;/div&gt;</text:p>
      <text:p text:style-name="Standard">&lt;div class="sb-footer__bottom"&gt;</text:p>
      <text:p text:style-name="Standard">&lt;div class="row"&gt;</text:p>
      <text:p text:style-name="Standard">&lt;div class="col-lg-6 col-md-6 col-sm-12 col-xs-12 sb-footer__bottom-content sb-section-alignable"&gt;</text:p>
      <text:p text:style-name="Standard"><text:s text:c="8"/></text:p>
      <text:p text:style-name="Standard"/>
      <text:p text:style-name="Standard"><text:s text:c="8"/>&lt;div class="by-b12"&gt;</text:p>
      <text:p text:style-name="Standard">&lt;a href="https://www.b12.io/ai-web-design/?utm_source=client&amp;amp;utm_medium=footer&amp;amp;utm_campaign=ai-web-design" rel="nofollow noopener noreferrer" target="_blank"&gt;Web design by &lt;svg id="b12-logo" viewBox="0 0 179.8 79.2" xmlns="http://www.w3.org/2000/svg"&gt;&lt;title&gt;B12&lt;/title&gt;&lt;path d="M53.9,46a12.87,12.87,0,0,0-4.6-2.9c-2.5-.8-3.2-.9-10.1-.9H28.3V69.5h10c9.2,0,10.5-.2,13.8-2.2s5.4-6.4,5.4-11.3c0-4.2-1.3-7.7-3.6-10M51.6,11.4A9.44,9.44,0,0,0,47.1,9c-2.3-.6-3.5-.6-10-.6H28.2V33.2h11c4.4,0,8-.6,10.2-1.6,3.5-1.5,5.8-5.8,5.8-10.7a12.37,12.37,0,0,0-3.6-9.5M71.8,68.5a16,16,0,0,1-6.1,6.3,19.75,19.75,0,0,1-9,2.8c-1.6.1-4.5.1-8.6.1H0V69.3H6.4a9.59,9.59,0,0,0,4-.5,3.35,3.35,0,0,0,1.5-1.6,5.59,5.59,0,0,0,.7-2.6c0-.6.1-1.6.1-3.3v-45c0-1.5-.1-2.7-.1-3.3a5.36,5.36,0,0,0-.7-2.6c-.7-1.6-2.1-2.1-5.5-2.1H0V0H36.6c3.9,0,6.9.1,9,.1C54,.3,60,2,65.1,5.6A17,17,0,0,1,72.3,20a16.15,16.15,0,0,1-5.4,12.6c-2.8,2.6-4.8,3.6-10.1,5.1,5.4,1.4,6.9,2,10,4,4.9,3,7.8,9,7.8,15.8a23,23,0,0,1-2.8,11"&gt;&lt;/path&gt;&lt;path d="M78.5,77.7V69.3h7a12,12,0,0,0,3.9-.4,3.71,3.71,0,0,0,1.4-1.6,5.53,5.53,0,0,0,.7-2.5c0-.6.1-1.6.1-3V29.2H78.5V21.7c10.7-.1,14.1-2.2,16.8-10.4h10V58.5l.1,3.3a19.58,19.58,0,0,0,.1,3,5.73,5.73,0,0,0,.6,2.5c.8,1.6,2,2,5.4,2H118v8.4Z"&gt;&lt;/path&gt;&lt;path d="M179.2,64.3c-1.4,9.8-7.4,14.9-17.1,14.9-5.5,0-9.9-1.4-20.3-6.5-3-1.4-4.7-2-6.2-2-3.2,0-5.1,1.9-5.1,5.3v1.6h-7.7c-.1-1.1-.1-2-.1-2.6a33.4,33.4,0,0,1,2.1-11.4c2.5-6.5,6.8-10.6,16.3-15.2q6.45-3.15,9-4.5a24.88,24.88,0,0,0,6.4-4.6,13.54,13.54,0,0,0,3.9-9.2c0-7.7-5.6-12.5-14.6-12.5-7.8,0-12.2,2.8-14,8.9a9,9,0,0,1,4.2-1.1c4.3,0,7.4,3.3,7.4,7.9,0,5.3-3.5,8.8-8.8,8.8-6.5,0-10.8-4.8-10.8-12a19.15,19.15,0,0,1,6.9-14.5c4.9-4.2,10.8-6.1,19.4-6.1,15.9,0,26.7,8.8,26.7,21.9,0,10.9-6.2,17-<text:soft-page-break/>21,20.9C142,56,140.6,56.5,136,60.4c-2.3,1.9-3.2,3.2-4.2,6.6,3.4-2.8,5.8-3.7,10.5-3.7a27.28,27.28,0,0,1,4.1.3l9.7,1.6a46.32,46.32,0,0,0,6.2.6c7.5,0,10.7-3.3,10.8-11.7H180a100.9,100.9,0,0,1-.8,10.2"&gt;&lt;/path&gt;&lt;/svg&gt;</text:p>
      <text:p text:style-name="Standard">&lt;/a&gt;</text:p>
      <text:p text:style-name="Standard">&lt;/div&gt;</text:p>
      <text:p text:style-name="Standard">&lt;/div&gt;</text:p>
      <text:p text:style-name="Standard">&lt;div class="col-lg-6 col-md-6 col-sm-12 col-xs-12 sb-footer__bottom-social-icons"&gt;</text:p>
      <text:p text:style-name="Standard"><text:s text:c="8"/></text:p>
      <text:p text:style-name="Standard"><text:s text:c="8"/>&lt;span style="display: none;"&gt;</text:p>
      <text:p text:style-name="Standard"><text:s text:c="2"/></text:p>
      <text:p text:style-name="Standard">&lt;/span&gt;</text:p>
      <text:p text:style-name="Standard"/>
      <text:p text:style-name="Standard"><text:s text:c="8"/></text:p>
      <text:p text:style-name="Standard"><text:s text:c="6"/>&lt;/div&gt;</text:p>
      <text:p text:style-name="Standard">&lt;/div&gt;</text:p>
      <text:p text:style-name="Standard">&lt;/div&gt;</text:p>
      <text:p text:style-name="Standard">&lt;/div&gt;</text:p>
      <text:p text:style-name="Standard"/>
      <text:p text:style-name="Standard"><text:s text:c="4"/></text:p>
      <text:p text:style-name="Standard"><text:s text:c="6"/>&lt;/div&gt;</text:p>
      <text:p text:style-name="Standard"><text:s text:c="4"/></text:p>
      <text:p text:style-name="Standard"><text:s text:c="2"/>&lt;/div&gt;</text:p>
      <text:p text:style-name="Standard"/>
      <text:p text:style-name="Standard"/>
      <text:p text:style-name="Standard"><text:s text:c="2"/>&lt;/div&gt;</text:p>
      <text:p text:style-name="Standard"/>
      <text:p text:style-name="Standard"/>
      <text:p text:style-name="Standard"><text:s text:c="4"/>&lt;/div&gt;</text:p>
      <text:p text:style-name="Standard"><text:s text:c="2"/>&lt;/section&gt;</text:p>
      <text:p text:style-name="Standard"/>
      <text:p text:style-name="Standard"/>
      <text:p text:style-name="Standard"><text:s text:c="2"/>&lt;script&gt;</text:p>
      <text:p text:style-name="Standard"><text:s text:c="4"/>var AOS;</text:p>
      <text:p text:style-name="Standard"><text:s text:c="4"/>if (AOS) {</text:p>
      <text:p text:style-name="Standard"><text:s text:c="6"/>AOS.init();</text:p>
      <text:p text:style-name="Standard"><text:s text:c="6"/>document.querySelector('body').setAttribute('data-aos-enabled', true);</text:p>
      <text:p text:style-name="Standard"><text:s text:c="4"/>}</text:p>
      <text:p text:style-name="Standard"/>
      <text:p text:style-name="Standard"><text:s text:c="4"/>$(function() {</text:p>
      <text:p text:style-name="Standard"><text:s text:c="6"/>// refresh animations positions after page was rendered.</text:p>
      <text:p text:style-name="Standard"><text:s text:c="6"/>if (AOS) {</text:p>
      <text:p text:style-name="Standard"><text:s text:c="8"/>AOS.refresh();</text:p>
      <text:p text:style-name="Standard"><text:s text:c="6"/>}</text:p>
      <text:p text:style-name="Standard"><text:s text:c="4"/>});</text:p>
      <text:p text:style-name="Standard"><text:s text:c="2"/>&lt;/script&gt;</text:p>
      <text:p text:style-name="Standard"/>
      <text:p text:style-name="Standard"/>
      <text:p text:style-name="Standard"/>
      <text:p text:style-name="Standard"/>
      <text:p text:style-name="Standard"><text:soft-page-break/><text:s text:c="2"/>&lt;script&gt;</text:p>
      <text:p text:style-name="Standard"><text:s text:c="4"/>var lazyLoadImages = new LazyLoad({</text:p>
      <text:p text:style-name="Standard"><text:s text:c="6"/>elements_selector: ".lazy",</text:p>
      <text:p text:style-name="Standard"><text:s text:c="6"/>threshold: 500</text:p>
      <text:p text:style-name="Standard"><text:s text:c="4"/>});</text:p>
      <text:p text:style-name="Standard"><text:s text:c="2"/>&lt;/script&gt;</text:p>
      <text:p text:style-name="Standard"/>
      <text:p text:style-name="Standard"/>
      <text:p text:style-name="Standard"><text:s text:c="2"/>&lt;/div&gt;</text:p>
      <text:p text:style-name="Standard"/>
      <text:p text:style-name="Standard"><text:s text:c="2"/>&lt;div id="sb-popup"&gt;</text:p>
      <text:p text:style-name="Standard"><text:s text:c="4"/></text:p>
      <text:p text:style-name="Standard"><text:s text:c="2"/>&lt;/div&gt;</text:p>
      <text:p text:style-name="Standard"/>
      <text:p text:style-name="Standard"><text:s text:c="2"/></text:p>
      <text:p text:style-name="Standard"><text:s text:c="2"/>&lt;script&gt;</text:p>
      <text:p text:style-name="Standard"><text:s text:c="4"/>$(document).ready(function() {</text:p>
      <text:p text:style-name="Standard"><text:s text:c="6"/>if (window.b12) {</text:p>
      <text:p text:style-name="Standard"><text:s text:c="8"/>if (window.b12.popup) {</text:p>
      <text:p text:style-name="Standard"><text:s text:c="10"/>window.b12.popup.init()</text:p>
      <text:p text:style-name="Standard"><text:s text:c="8"/>}</text:p>
      <text:p text:style-name="Standard"><text:s text:c="8"/>if (window.b12.banner) {</text:p>
      <text:p text:style-name="Standard"><text:s text:c="10"/>window.b12.banner.init()</text:p>
      <text:p text:style-name="Standard"><text:s text:c="8"/>}</text:p>
      <text:p text:style-name="Standard"><text:s text:c="6"/>}</text:p>
      <text:p text:style-name="Standard"><text:s text:c="4"/>})</text:p>
      <text:p text:style-name="Standard"><text:s text:c="2"/>&lt;/script&gt;</text:p>
      <text:p text:style-name="Standard"><text:s text:c="2"/></text:p>
      <text:p text:style-name="Standard"/>
      <text:p text:style-name="Standard"><text:s text:c="2"/></text:p>
      <text:p text:style-name="Standard"><text:s text:c="4"/>&lt;script type="text/javascript"&gt;</text:p>
      <text:p text:style-name="Standard"><text:s text:c="4"/>!function(b12){var e=b12.createElement("script"),t=b12.getElementsByTagName("script")[0];e.async=1,e.src="//cdn.b12.io/prod_traffic/global.js",t.parentNode.insertBefore(e,t)}(document);</text:p>
      <text:p text:style-name="Standard"><text:s text:c="4"/>&lt;/script&gt;</text:p>
      <text:p text:style-name="Standard"><text:s text:c="2"/></text:p>
      <text:p text:style-name="Standard"/>
      <text:p text:style-name="Standard"><text:s text:c="2"/></text:p>
      <text:p text:style-name="Standard"/>
      <text:p text:style-name="Standard"><text:s text:c="2"/></text:p>
      <text:p text:style-name="Standard"><text:s text:c="4"/></text:p>
      <text:p text:style-name="Standard"><text:s text:c="2"/></text:p>
      <text:p text:style-name="Standard"><text:s text:c="2"/></text:p>
      <text:p text:style-name="Standard"><text:s text:c="2"/></text:p>
      <text:p text:style-name="Standard"><text:s text:c="4"/>&lt;script src="https://www.google.com/recaptcha/api.js?render=6Ld1R8kUAAAAAGEYGyd1RXFcdSGY03uF4y_yN40A" async="true"&gt;&lt;/script&gt;</text:p>
      <text:p text:style-name="Standard"><text:s text:c="2"/></text:p>
      <text:p text:style-name="Standard"/>
      <text:p text:style-name="Standard"><text:s text:c="2"/></text:p>
      <text:p text:style-name="Standard"><text:s text:c="2"/>&lt;script&gt;</text:p>
      <text:p text:style-name="Standard"><text:soft-page-break/><text:s text:c="4"/>window.addEventListener('load', () =&gt; {</text:p>
      <text:p text:style-name="Standard"><text:s text:c="6"/>const { toastMessage } = window.b12?.nextSteps.parseUrlParams()</text:p>
      <text:p text:style-name="Standard"/>
      <text:p text:style-name="Standard"><text:s text:c="6"/>if (window.b12 &amp;&amp; toastMessage) {</text:p>
      <text:p text:style-name="Standard"><text:s text:c="8"/>window.b12.toastNotification.show(toastMessage)</text:p>
      <text:p text:style-name="Standard"><text:s text:c="6"/>}</text:p>
      <text:p text:style-name="Standard"><text:s text:c="4"/>})</text:p>
      <text:p text:style-name="Standard"><text:s text:c="2"/>&lt;/script&gt;</text:p>
      <text:p text:style-name="Standard"/>
      <text:p text:style-name="Standard"/>
      <text:p text:style-name="Standard"><text:s text:c="2"/></text:p>
      <text:p text:style-name="Standard"/>
      <text:p text:style-name="Standard"><text:s text:c="2"/>&lt;div id="sb-scripts"&gt;</text:p>
      <text:p text:style-name="Standard"><text:s text:c="4"/></text:p>
      <text:p text:style-name="Standard"><text:s text:c="6"/>&lt;script&gt;</text:p>
      <text:p text:style-name="Standard"><text:s text:c="8"/>$(function() {</text:p>
      <text:p text:style-name="Standard"><text:s text:c="10"/>b12.deferredRun("lightbox.runModal",{"className":".quick-view-9ed65c61-8e10-42a0-a2da-b37c23dd5669","classForTriggers":".quick-view-9ed65c61-8e10-42a0-a2da-b37c23dd5669-trigger","sectionClasses":["option-background-image-grayscale","option-align-left","sb-row-opt-mobile-padding-bottom-small","option-background-image-fixed","option-width-12col","option-link-decoration-border-bottom-static","option-columns-3col"],"uuid":"9ed65c61-8e10-42a0-a2da-b37c23dd5669"});</text:p>
      <text:p text:style-name="Standard">b12.deferredRun("lightbox.runModal",{"className":".quick-view-28da4f69-ae94-499e-9344-94d4cfdfecce","classForTriggers":".quick-view-28da4f69-ae94-499e-9344-94d4cfdfecce-trigger","sectionClasses":["option-background-image-grayscale","option-align-content-left","option-animate-image-fade","option-imagesize-lg","option-modal-background-dark","option-grid-align-default","option-background-image-fixed","option-imagecrop-rectangle-portrait","option-link-decoration-border-bottom-static","option-columns-3col"],"uuid":"28da4f69-ae94-499e-9344-94d4cfdfecce"});</text:p>
      <text:p text:style-name="Standard"><text:s text:c="8"/>});</text:p>
      <text:p text:style-name="Standard"><text:s text:c="6"/>&lt;/script&gt;</text:p>
      <text:p text:style-name="Standard"><text:s text:c="4"/></text:p>
      <text:p text:style-name="Standard"><text:s text:c="2"/>&lt;/div&gt;</text:p>
      <text:p text:style-name="Standard"/>
      <text:p text:style-name="Standard"><text:s text:c="2"/></text:p>
      <text:p text:style-name="Standard"><text:s text:c="4"/></text:p>
      <text:p text:style-name="Standard"><text:s text:c="2"/></text:p>
      <text:p text:style-name="Standard"/>
      <text:p text:style-name="Standard"><text:s text:c="2"/></text:p>
      <text:p text:style-name="Standard"/>
      <text:p text:style-name="Standard">&lt;/body&gt;</text:p>
      <text:p text:style-name="Standard"/>
      <text:p text:style-name="Standard">&lt;/html&g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20:21:59.790808674</meta:creation-date>
    <dc:date>2026-02-16T20:22:38.605408353</dc:date>
    <meta:editing-duration>PT42S</meta:editing-duration>
    <meta:editing-cycles>1</meta:editing-cycles>
    <meta:document-statistic meta:table-count="0" meta:image-count="0" meta:object-count="0" meta:page-count="145" meta:paragraph-count="3026" meta:word-count="16339" meta:character-count="416309" meta:non-whitespace-character-count="381881"/>
    <meta:generator>LibreOffice/25.8.4.2$Linux_X86_64 LibreOffice_project/580$Build-2</meta:generator>
  </office:meta>
</office:document-meta>
</file>